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mm" fo:break-before="auto" style:use-optimal-row-height="tru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7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78.62mm" fo:break-before="auto" style:use-optimal-row-height="fals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54.1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4.15mm" fo:break-before="auto" style:use-optimal-row-height="fals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06.93mm" fo:break-before="auto" style:use-optimal-row-height="true"/>
    </style:style>
    <style:style style:name="ro59" style:family="table-row">
      <style:table-row-properties style:row-height="152.79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5.99mm" fo:break-before="auto" style:use-optimal-row-height="true"/>
    </style:style>
    <style:style style:name="ro68" style:family="table-row">
      <style:table-row-properties style:row-height="71.8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40.1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3.05mm" fo:break-before="auto" style:use-optimal-row-height="true"/>
    </style:style>
    <style:style style:name="ro79" style:family="table-row">
      <style:table-row-properties style:row-height="45.21mm" fo:break-before="auto" style:use-optimal-row-height="false"/>
    </style:style>
    <style:style style:name="ro80" style:family="table-row">
      <style:table-row-properties style:row-height="121.04mm" fo:break-before="auto" style:use-optimal-row-height="true"/>
    </style:style>
    <style:style style:name="ro81" style:family="table-row">
      <style:table-row-properties style:row-height="195.12mm" fo:break-before="auto" style:use-optimal-row-height="true"/>
    </style:style>
    <style:style style:name="ro82" style:family="table-row">
      <style:table-row-properties style:row-height="37.41mm" fo:break-before="auto" style:use-optimal-row-height="true"/>
    </style:style>
    <style:style style:name="ro83" style:family="table-row">
      <style:table-row-properties style:row-height="26.49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6.07mm" fo:break-before="auto" style:use-optimal-row-height="false"/>
    </style:style>
    <style:style style:name="ro87"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4"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6" style:family="table-cell" style:parent-style-name="Default">
      <style:table-cell-properties fo:background-color="transparent" fo:border="0.06pt solid #000000"/>
    </style:style>
    <style:style style:name="ce67" style:family="table-cell" style:parent-style-name="Default">
      <style:table-cell-properties fo:background-color="transparent"/>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fo:wrap-option="wrap"/>
    </style:style>
    <style:style style:name="ce76" style:family="table-cell" style:parent-style-name="Default">
      <style:table-cell-properties fo:background-color="transparent" fo:wrap-option="wrap" fo:border="0.06pt solid #000000"/>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8"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5"/>
        <table:table-column table:style-name="co12" table:default-cell-style-name="ce45"/>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8" office:value-type="string" calcext:value-type="string">
            <text:p>設定内容（Firefox 52）</text:p>
          </table:table-cell>
          <table:table-cell table:style-name="ce38" office:value-type="string" calcext:value-type="string">
            <text:p>Firefox 45→52での変更</text:p>
          </table:table-cell>
          <table:table-cell table:style-name="ce6" office:value-type="string" calcext:value-type="string">
            <text:p>設定内容（Firefox 45）</text:p>
          </table:table-cell>
          <table:table-cell table:style-name="ce5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6" office:value-type="string" calcext:value-type="string">
            <text:p>-</text:p>
          </table:table-cell>
          <table:table-cell table:style-name="ce7" table:formula="of:=IF([.M2]=&quot;&quot;;&quot;?&quot;;IF([.O2]=&quot;&quot;;&quot;新規&quot;;IF([.M2]=[.O2];&quot;&quot;;&quot;○&quot;)))">
            <text:p/>
          </table:table-cell>
          <table:table-cell table:style-name="ce46" office:value-type="string" calcext:value-type="string">
            <text:p>-</text:p>
          </table:table-cell>
          <table:table-cell table:style-name="ce46" table:number-columns-repeated="2"/>
          <table:table-cell table:style-name="ce54"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6" office:value-type="string" calcext:value-type="string">
            <text:p>!define PRODUCT_FULL_NAME <text:s/>"（名前）"</text:p>
          </table:table-cell>
          <table:table-cell table:style-name="ce7" table:formula="of:=IF([.M3]=&quot;&quot;;&quot;?&quot;;IF([.O3]=&quot;&quot;;&quot;新規&quot;;IF([.M3]=[.O3];&quot;&quot;;&quot;○&quot;)))">
            <text:p/>
          </table:table-cell>
          <table:table-cell table:style-name="ce46" office:value-type="string" calcext:value-type="string">
            <text:p>!define PRODUCT_FULL_NAME <text:s/>"（名前）"</text:p>
          </table:table-cell>
          <table:table-cell table:style-name="ce46" table:number-columns-repeated="2"/>
          <table:table-cell table:style-name="ce54"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6" office:value-type="string" calcext:value-type="string">
            <text:p>-</text:p>
          </table:table-cell>
          <table:table-cell table:style-name="ce7" table:formula="of:=IF([.M4]=&quot;&quot;;&quot;?&quot;;IF([.O4]=&quot;&quot;;&quot;新規&quot;;IF([.M4]=[.O4];&quot;&quot;;&quot;○&quot;)))">
            <text:p/>
          </table:table-cell>
          <table:table-cell table:style-name="ce46" office:value-type="string" calcext:value-type="string">
            <text:p>-</text:p>
          </table:table-cell>
          <table:table-cell table:style-name="ce46" table:number-columns-repeated="2"/>
          <table:table-cell table:style-name="ce54"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6" office:value-type="string" calcext:value-type="string">
            <text:p>!define PRODUCT_NAME <text:s/>"（名前）"</text:p>
          </table:table-cell>
          <table:table-cell table:style-name="ce7" table:formula="of:=IF([.M5]=&quot;&quot;;&quot;?&quot;;IF([.O5]=&quot;&quot;;&quot;新規&quot;;IF([.M5]=[.O5];&quot;&quot;;&quot;○&quot;)))">
            <text:p/>
          </table:table-cell>
          <table:table-cell table:style-name="ce46" office:value-type="string" calcext:value-type="string">
            <text:p>!define PRODUCT_NAME <text:s/>"（名前）"</text:p>
          </table:table-cell>
          <table:table-cell table:style-name="ce46" table:number-columns-repeated="2"/>
          <table:table-cell table:style-name="ce54"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6" office:value-type="string" calcext:value-type="string">
            <text:p>!define PRODUCT_INSTALL_MODE "NORMAL"</text:p>
          </table:table-cell>
          <table:table-cell table:style-name="ce46" table:number-columns-repeated="2"/>
          <table:table-cell table:style-name="ce54"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6" office:value-type="string" calcext:value-type="string">
            <text:p>!define PRODUCT_INSTALL_MODE "PASSIVE"</text:p>
          </table:table-cell>
          <table:table-cell table:style-name="ce46" table:number-columns-repeated="2"/>
          <table:table-cell table:style-name="ce54"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6" office:value-type="string" calcext:value-type="string">
            <text:p>!define PRODUCT_INSTALL_MODE "QUIET"</text:p>
          </table:table-cell>
          <table:table-cell table:style-name="ce46" table:number-columns-repeated="2"/>
          <table:table-cell table:style-name="ce54"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6" office:value-type="string" calcext:value-type="string">
            <text:p>-</text:p>
          </table:table-cell>
          <table:table-cell table:style-name="ce7" table:formula="of:=IF([.M9]=&quot;&quot;;&quot;?&quot;;IF([.O9]=&quot;&quot;;&quot;新規&quot;;IF([.M9]=[.O9];&quot;&quot;;&quot;○&quot;)))">
            <text:p/>
          </table:table-cell>
          <table:table-cell table:style-name="ce46" office:value-type="string" calcext:value-type="string">
            <text:p>-</text:p>
          </table:table-cell>
          <table:table-cell table:style-name="ce46" table:number-columns-repeated="2"/>
          <table:table-cell table:style-name="ce54"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6"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6" office:value-type="string" calcext:value-type="string">
            <text:p>[fainstall]</text:p>
            <text:p>FinishTitle=Fx Meta Installer</text:p>
            <text:p>FinishMessage=インストールが完了しました</text:p>
          </table:table-cell>
          <table:table-cell table:style-name="ce46" table:number-columns-repeated="2"/>
          <table:table-cell table:style-name="ce54"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6" office:value-type="string" calcext:value-type="string">
            <text:p>-</text:p>
          </table:table-cell>
          <table:table-cell table:style-name="ce7" table:formula="of:=IF([.M11]=&quot;&quot;;&quot;?&quot;;IF([.O11]=&quot;&quot;;&quot;新規&quot;;IF([.M11]=[.O11];&quot;&quot;;&quot;○&quot;)))">
            <text:p/>
          </table:table-cell>
          <table:table-cell table:style-name="ce46" office:value-type="string" calcext:value-type="string">
            <text:p>-</text:p>
          </table:table-cell>
          <table:table-cell table:style-name="ce46" table:number-columns-repeated="2"/>
          <table:table-cell table:style-name="ce54"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6"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6" office:value-type="string" calcext:value-type="string">
            <text:p>[fainstall]</text:p>
            <text:p>ConfirmRestartTitle=Fx Meta Installer</text:p>
            <text:p>ConfirmRestartMessage=今すぐコンピュータを再起動しますか？</text:p>
          </table:table-cell>
          <table:table-cell table:style-name="ce46" table:number-columns-repeated="2"/>
          <table:table-cell table:style-name="ce54"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6" office:value-type="string" calcext:value-type="string">
            <text:p>!define PRODUCT_LANGUAGE "Japanese"</text:p>
          </table:table-cell>
          <table:table-cell table:style-name="ce7" table:formula="of:=IF([.M13]=&quot;&quot;;&quot;?&quot;;IF([.O13]=&quot;&quot;;&quot;新規&quot;;IF([.M13]=[.O13];&quot;&quot;;&quot;○&quot;)))">
            <text:p/>
          </table:table-cell>
          <table:table-cell table:style-name="ce46" office:value-type="string" calcext:value-type="string">
            <text:p>!define PRODUCT_LANGUAGE "Japanese"</text:p>
          </table:table-cell>
          <table:table-cell table:style-name="ce46" table:number-columns-repeated="2"/>
          <table:table-cell table:style-name="ce54"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6" office:value-type="string" calcext:value-type="string">
            <text:p>!define PRODUCT_LANGUAGE "English"</text:p>
          </table:table-cell>
          <table:table-cell table:style-name="ce7" table:formula="of:=IF([.M14]=&quot;&quot;;&quot;?&quot;;IF([.O14]=&quot;&quot;;&quot;新規&quot;;IF([.M14]=[.O14];&quot;&quot;;&quot;○&quot;)))">
            <text:p/>
          </table:table-cell>
          <table:table-cell table:style-name="ce46" office:value-type="string" calcext:value-type="string">
            <text:p>!define PRODUCT_LANGUAGE "English"</text:p>
          </table:table-cell>
          <table:table-cell table:style-name="ce46" table:number-columns-repeated="2"/>
          <table:table-cell table:style-name="ce54"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6" office:value-type="string" calcext:value-type="string">
            <text:p>-</text:p>
          </table:table-cell>
          <table:table-cell table:style-name="ce46" table:number-columns-repeated="2"/>
          <table:table-cell table:style-name="ce54"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6" office:value-type="string" calcext:value-type="string">
            <text:p>-</text:p>
          </table:table-cell>
          <table:table-cell table:style-name="ce46" table:number-columns-repeated="2"/>
          <table:table-cell table:style-name="ce54"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6" office:value-type="string" calcext:value-type="string">
            <text:p>-</text:p>
          </table:table-cell>
          <table:table-cell table:style-name="ce7" table:formula="of:=IF([.M17]=&quot;&quot;;&quot;?&quot;;IF([.O17]=&quot;&quot;;&quot;新規&quot;;IF([.M17]=[.O17];&quot;&quot;;&quot;○&quot;)))">
            <text:p/>
          </table:table-cell>
          <table:table-cell table:style-name="ce46" office:value-type="string" calcext:value-type="string">
            <text:p>-</text:p>
          </table:table-cell>
          <table:table-cell table:style-name="ce46" table:number-columns-repeated="2"/>
          <table:table-cell table:style-name="ce54"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6"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6" office:value-type="string" calcext:value-type="string">
            <text:p>[Install]</text:p>
            <text:p>InstallDirectoryName=</text:p>
            <text:p>InstallDirectoryPath=</text:p>
          </table:table-cell>
          <table:table-cell table:style-name="ce46" table:number-columns-repeated="2"/>
          <table:table-cell table:style-name="ce54"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6" office:value-type="string" calcext:value-type="string">
            <text:p>-</text:p>
          </table:table-cell>
          <table:table-cell table:style-name="ce7" table:formula="of:=IF([.M19]=&quot;&quot;;&quot;?&quot;;IF([.O19]=&quot;&quot;;&quot;新規&quot;;IF([.M19]=[.O19];&quot;&quot;;&quot;○&quot;)))">
            <text:p/>
          </table:table-cell>
          <table:table-cell table:style-name="ce46" office:value-type="string" calcext:value-type="string">
            <text:p>-</text:p>
          </table:table-cell>
          <table:table-cell table:style-name="ce46" table:number-columns-repeated="2"/>
          <table:table-cell table:style-name="ce54"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6"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6" office:value-type="string" calcext:value-type="string">
            <text:p>[fainstall]</text:p>
            <text:p>DisplayVersion=バージョン番号</text:p>
          </table:table-cell>
          <table:table-cell table:style-name="ce46" table:number-columns-repeated="2"/>
          <table:table-cell table:style-name="ce54"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6"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6" table:number-columns-repeated="3"/>
          <table:table-cell table:style-name="ce54"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6"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6" table:number-columns-repeated="3"/>
          <table:table-cell table:style-name="ce54"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6"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6" table:number-columns-repeated="3"/>
          <table:table-cell table:style-name="ce54"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6" office:value-type="string" calcext:value-type="string">
            <text:p>-</text:p>
          </table:table-cell>
          <table:table-cell table:style-name="ce46" table:number-columns-repeated="2"/>
          <table:table-cell table:style-name="ce54"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6" table:number-columns-repeated="2"/>
          <table:table-cell table:style-name="ce54"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3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6" table:number-columns-repeated="2"/>
          <table:table-cell table:style-name="ce54"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6" office:value-type="string" calcext:value-type="string">
            <text:p>-</text:p>
          </table:table-cell>
          <table:table-cell table:style-name="ce46" table:number-columns-repeated="2"/>
          <table:table-cell table:style-name="ce54"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6" office:value-type="string" calcext:value-type="string">
            <text:p>[Install]</text:p>
            <text:p>StartMenuShortcuts=false</text:p>
          </table:table-cell>
          <table:table-cell table:style-name="ce46" table:number-columns-repeated="2"/>
          <table:table-cell table:style-name="ce54"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6" table:number-columns-repeated="2"/>
          <table:table-cell table:style-name="ce54"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6" office:value-type="string" calcext:value-type="string">
            <text:p>-</text:p>
          </table:table-cell>
          <table:table-cell table:style-name="ce46" table:number-columns-repeated="2"/>
          <table:table-cell table:style-name="ce54"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6" office:value-type="string" calcext:value-type="string">
            <text:p>[Install]</text:p>
            <text:p>QuickLaunchShortcut=false</text:p>
          </table:table-cell>
          <table:table-cell table:style-name="ce46" table:number-columns-repeated="2"/>
          <table:table-cell table:style-name="ce54"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6" office:value-type="string" calcext:value-type="string">
            <text:p>-</text:p>
          </table:table-cell>
          <table:table-cell table:style-name="ce7" table:formula="of:=IF([.M34]=&quot;&quot;;&quot;?&quot;;IF([.O34]=&quot;&quot;;&quot;新規&quot;;IF([.M34]=[.O34];&quot;&quot;;&quot;○&quot;)))">
            <text:p/>
          </table:table-cell>
          <table:table-cell table:style-name="ce46" office:value-type="string" calcext:value-type="string">
            <text:p>-</text:p>
          </table:table-cell>
          <table:table-cell table:style-name="ce46" table:number-columns-repeated="2"/>
          <table:table-cell table:style-name="ce54"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6" table:number-columns-repeated="2"/>
          <table:table-cell table:style-name="ce54"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6" office:value-type="string" calcext:value-type="string">
            <text:p>-</text:p>
          </table:table-cell>
          <table:table-cell table:style-name="ce7" table:formula="of:=IF([.M36]=&quot;&quot;;&quot;?&quot;;IF([.O36]=&quot;&quot;;&quot;新規&quot;;IF([.M36]=[.O36];&quot;&quot;;&quot;○&quot;)))">
            <text:p/>
          </table:table-cell>
          <table:table-cell table:style-name="ce46" office:value-type="string" calcext:value-type="string">
            <text:p>-</text:p>
          </table:table-cell>
          <table:table-cell table:style-name="ce46" table:number-columns-repeated="2"/>
          <table:table-cell table:style-name="ce54"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6" office:value-type="string" calcext:value-type="string">
            <text:p>-</text:p>
          </table:table-cell>
          <table:table-cell table:style-name="ce7" table:formula="of:=IF([.M37]=&quot;&quot;;&quot;?&quot;;IF([.O37]=&quot;&quot;;&quot;新規&quot;;IF([.M37]=[.O37];&quot;&quot;;&quot;○&quot;)))">
            <text:p/>
          </table:table-cell>
          <table:table-cell table:style-name="ce46" office:value-type="string" calcext:value-type="string">
            <text:p>-</text:p>
          </table:table-cell>
          <table:table-cell table:style-name="ce46" table:number-columns-repeated="2"/>
          <table:table-cell table:style-name="ce54"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6" office:value-type="string" calcext:value-type="string">
            <text:p>-</text:p>
          </table:table-cell>
          <table:table-cell table:style-name="ce7" table:formula="of:=IF([.M38]=&quot;&quot;;&quot;?&quot;;IF([.O38]=&quot;&quot;;&quot;新規&quot;;IF([.M38]=[.O38];&quot;&quot;;&quot;○&quot;)))">
            <text:p/>
          </table:table-cell>
          <table:table-cell table:style-name="ce46" office:value-type="string" calcext:value-type="string">
            <text:p>-</text:p>
          </table:table-cell>
          <table:table-cell table:style-name="ce46" table:number-columns-repeated="2"/>
          <table:table-cell table:style-name="ce54"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6" table:number-columns-repeated="2"/>
          <table:table-cell table:style-name="ce54"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6" office:value-type="string" calcext:value-type="string">
            <text:p>-</text:p>
          </table:table-cell>
          <table:table-cell table:style-name="ce7" table:formula="of:=IF([.M40]=&quot;&quot;;&quot;?&quot;;IF([.O40]=&quot;&quot;;&quot;新規&quot;;IF([.M40]=[.O40];&quot;&quot;;&quot;○&quot;)))">
            <text:p/>
          </table:table-cell>
          <table:table-cell table:style-name="ce46" office:value-type="string" calcext:value-type="string">
            <text:p>-</text:p>
          </table:table-cell>
          <table:table-cell table:style-name="ce46" table:number-columns-repeated="2"/>
          <table:table-cell table:style-name="ce54"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6"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6" office:value-type="string" calcext:value-type="string">
            <text:p>長いブランド名、短いブランド名を指定</text:p>
          </table:table-cell>
          <table:table-cell table:style-name="ce46" table:number-columns-repeated="2"/>
          <table:table-cell table:style-name="ce54"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6"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6" office:value-type="string" calcext:value-type="string">
            <text:p>長いブランド名、短いブランド名を指定</text:p>
          </table:table-cell>
          <table:table-cell table:style-name="ce46" table:number-columns-repeated="2"/>
          <table:table-cell table:style-name="ce54"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6" office:value-type="string" calcext:value-type="string">
            <text:p>変更無し</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4"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6" office:value-type="string" calcext:value-type="string">
            <text:p>変更無し</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4"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6" office:value-type="string" calcext:value-type="string">
            <text:p>lockPref("extensions.autoDisableScopes", 15);</text:p>
          </table:table-cell>
          <table:table-cell table:style-name="ce46" office:value-type="string" calcext:value-type="string">
            <text:p>変更無し</text:p>
          </table:table-cell>
          <table:table-cell table:style-name="ce46" office:value-type="string" calcext:value-type="string">
            <text:p>lockPref("extensions.autoDisableScopes", 15);</text:p>
          </table:table-cell>
          <table:table-cell table:style-name="ce54"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6" office:value-type="string" calcext:value-type="string">
            <text:p>lockPref("extensions.autoDisableScopes", 11);</text:p>
          </table:table-cell>
          <table:table-cell table:style-name="ce46" office:value-type="string" calcext:value-type="string">
            <text:p>変更無し</text:p>
          </table:table-cell>
          <table:table-cell table:style-name="ce46" office:value-type="string" calcext:value-type="string">
            <text:p>lockPref("extensions.autoDisableScopes", 11);</text:p>
          </table:table-cell>
          <table:table-cell table:style-name="ce54"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6" office:value-type="string" calcext:value-type="string">
            <text:p>lockPref("extensions.shownSelectionUI", false);</text:p>
          </table:table-cell>
          <table:table-cell table:style-name="ce46" office:value-type="string" calcext:value-type="string">
            <text:p>変更無し</text:p>
          </table:table-cell>
          <table:table-cell table:style-name="ce46" office:value-type="string" calcext:value-type="string">
            <text:p>lockPref("extensions.shownSelectionUI", false);</text:p>
          </table:table-cell>
          <table:table-cell table:style-name="ce54"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6" office:value-type="string" calcext:value-type="string">
            <text:p>lockPref("extensions.shownSelectionUI", true);</text:p>
          </table:table-cell>
          <table:table-cell table:style-name="ce46" office:value-type="string" calcext:value-type="string">
            <text:p>変更無し</text:p>
          </table:table-cell>
          <table:table-cell table:style-name="ce46" office:value-type="string" calcext:value-type="string">
            <text:p>lockPref("extensions.shownSelectionUI", true);</text:p>
          </table:table-cell>
          <table:table-cell table:style-name="ce54"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6" table:number-columns-repeated="3"/>
          <table:table-cell table:style-name="ce54"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6" table:number-columns-repeated="3"/>
          <table:table-cell table:style-name="ce54"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をあらかじめ導入しておく</text:p>
          </table:table-cell>
          <table:table-cell table:style-name="ce13"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6" office:value-type="string" calcext:value-type="string">
            <text:p>lockPref("extensions.certimporter.importAs.*", 0);</text:p>
            <text:p>lockPref("extensions.certimporter.importAs.（ファイル名）", 1);</text:p>
          </table:table-cell>
          <table:table-cell table:style-name="ce46" office:value-type="string" calcext:value-type="string">
            <text:p>変更無し</text:p>
          </table:table-cell>
          <table:table-cell table:style-name="ce46" office:value-type="string" calcext:value-type="string">
            <text:p>lockPref("extensions.certimporter.importAs.*", 0);</text:p>
            <text:p>lockPref("extensions.certimporter.importAs.（ファイル名）", 1);</text:p>
          </table:table-cell>
          <table:table-cell table:style-name="ce54"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6" office:value-type="string" calcext:value-type="string">
            <text:p>-</text:p>
          </table:table-cell>
          <table:table-cell table:style-name="ce46" table:number-columns-repeated="2"/>
          <table:table-cell table:style-name="ce54"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6" office:value-type="string" calcext:value-type="string">
            <text:p>lockPref("extensions.certimporter.allowRegisterAgain", true);</text:p>
          </table:table-cell>
          <table:table-cell table:style-name="ce46" office:value-type="string" calcext:value-type="string">
            <text:p>変更無し</text:p>
          </table:table-cell>
          <table:table-cell table:style-name="ce46" office:value-type="string" calcext:value-type="string">
            <text:p>lockPref("extensions.certimporter.allowRegisterAgain", true);</text:p>
          </table:table-cell>
          <table:table-cell table:style-name="ce54"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6" office:value-type="string" calcext:value-type="string">
            <text:p>lockPref("extensions.certimporter.allowRegisterAgain", false);</text:p>
          </table:table-cell>
          <table:table-cell table:style-name="ce46" office:value-type="string" calcext:value-type="string">
            <text:p>変更無し</text:p>
          </table:table-cell>
          <table:table-cell table:style-name="ce46" office:value-type="string" calcext:value-type="string">
            <text:p>lockPref("extensions.certimporter.allowRegisterAgain", false);</text:p>
          </table:table-cell>
          <table:table-cell table:style-name="ce54"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6" office:value-type="string" calcext:value-type="string">
            <text:p>-</text:p>
          </table:table-cell>
          <table:table-cell table:style-name="ce46" table:number-columns-repeated="2"/>
          <table:table-cell table:style-name="ce54"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0"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7]=&quot;&quot;;&quot;?&quot;;IF([.M57]=&quot;&quot;;&quot;新規&quot;;IF([.K57]=[.M57];&quot;&quot;;&quot;変更あり&quot;)))" office:value-type="string" office:string-value="変更あり" calcext:value-type="string">
            <text:p>変更あり</text:p>
          </table:table-cell>
          <table:table-cell table:style-name="ce40"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6" office:value-type="string" calcext:value-type="string">
            <text:p>-</text:p>
          </table:table-cell>
          <table:table-cell table:style-name="ce46" table:number-columns-repeated="2"/>
          <table:table-cell table:style-name="ce54"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8]=&quot;&quot;;&quot;?&quot;;IF([.M58]=&quot;&quot;;&quot;新規&quot;;IF([.K58]=[.M58];&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6" table:number-columns-repeated="3"/>
          <table:table-cell table:style-name="ce54"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6" table:number-columns-repeated="2"/>
          <table:table-cell table:style-name="ce54"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6" office:value-type="string" calcext:value-type="string">
            <text:p>lockPref("extensions.disableaddons@clear-code.com.disable.manager", false);</text:p>
          </table:table-cell>
          <table:table-cell table:style-name="ce46" table:number-columns-repeated="2"/>
          <table:table-cell table:style-name="ce54"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6" office:value-type="string" calcext:value-type="string">
            <text:p>-</text:p>
          </table:table-cell>
          <table:table-cell table:style-name="ce46" table:number-columns-repeated="2"/>
          <table:table-cell table:style-name="ce54" table:formula="of:=IFERROR(VLOOKUP([.$C61];[$'verify-targets-to-chapters'.$A$1:.$B$999];2;0);IF([.$A61]=&quot;&quot;;&quot;&quot;;&quot;省略&quot;))">
            <text:p/>
          </table:table-cell>
          <table:table-cell table:number-columns-repeated="1006"/>
        </table:table-row>
        <table:table-row table:style-name="ro7">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6" office:value-type="string" calcext:value-type="string">
            <text:p>lockPref("extensions.autopermission.sites.(site)", "popup=1");</text:p>
          </table:table-cell>
          <table:table-cell table:style-name="ce46" table:number-columns-repeated="2"/>
          <table:table-cell table:style-name="ce54"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3]=&quot;&quot;;&quot;?&quot;;IF([.M63]=&quot;&quot;;&quot;新規&quot;;IF([.K63]=[.M63];&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6" table:number-columns-repeated="3"/>
          <table:table-cell table:style-name="ce54"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6" office:value-type="string" calcext:value-type="string">
            <text:p>lockPref("dom.disable_open_during_load", false);</text:p>
          </table:table-cell>
          <table:table-cell table:style-name="ce46" office:value-type="string" calcext:value-type="string">
            <text:p>変更無し</text:p>
          </table:table-cell>
          <table:table-cell table:style-name="ce46" office:value-type="string" calcext:value-type="string">
            <text:p>lockPref("dom.disable_open_during_load", false);</text:p>
          </table:table-cell>
          <table:table-cell table:style-name="ce54" table:formula="of:=IFERROR(VLOOKUP([.$C64];[$'verify-targets-to-chapters'.$A$1:.$B$999];2;0);IF([.$A64]=&quot;&quot;;&quot;&quot;;&quot;省略&quot;))">
            <text:p/>
          </table:table-cell>
          <table:table-cell table:number-columns-repeated="1006"/>
        </table:table-row>
        <table:table-row table:style-name="ro22">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6" office:value-type="string" calcext:value-type="string">
            <text:p>MCDで</text:p>
            <text:p>lockPref("dom.disable_open_during_load", true);</text:p>
            <text:p>と設定した上で、「UI・キーボードショートカット無効化項目一覧」に従いUIを無効化</text:p>
          </table:table-cell>
          <table:table-cell table:style-name="ce46" office:value-type="string" calcext:value-type="string">
            <text:p>変更無し</text:p>
          </table:table-cell>
          <table:table-cell table:style-name="ce46" office:value-type="string" calcext:value-type="string">
            <text:p>lockPref("dom.disable_open_during_load", true);</text:p>
          </table:table-cell>
          <table:table-cell table:style-name="ce54"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6" office:value-type="string" calcext:value-type="string">
            <text:p>lockPref("browser.safebrowsing.malware.enabled", true);</text:p>
          </table:table-cell>
          <table:table-cell table:style-name="ce46" office:value-type="string" calcext:value-type="string">
            <text:p>変更無し</text:p>
          </table:table-cell>
          <table:table-cell table:style-name="ce46" office:value-type="string" calcext:value-type="string">
            <text:p>lockPref("browser.safebrowsing.malware.enabled", true);</text:p>
          </table:table-cell>
          <table:table-cell table:style-name="ce54"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4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4"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6" office:value-type="string" calcext:value-type="string">
            <text:p>lockPref("browser.safebrowsing.enabled", true);</text:p>
          </table:table-cell>
          <table:table-cell table:style-name="ce46" office:value-type="string" calcext:value-type="string">
            <text:p>変更無し</text:p>
          </table:table-cell>
          <table:table-cell table:style-name="ce46" office:value-type="string" calcext:value-type="string">
            <text:p>lockPref("browser.safebrowsing.enabled", true);</text:p>
          </table:table-cell>
          <table:table-cell table:style-name="ce54" table:formula="of:=IFERROR(VLOOKUP([.$C68];[$'verify-targets-to-chapters'.$A$1:.$B$999];2;0);IF([.$A68]=&quot;&quot;;&quot;&quot;;&quot;省略&quot;))">
            <text:p/>
          </table:table-cell>
          <table:table-cell table:number-columns-repeated="1006"/>
        </table:table-row>
        <table:table-row table:style-name="ro24">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4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4"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6" office:value-type="string" calcext:value-type="string">
            <text:p>-</text:p>
          </table:table-cell>
          <table:table-cell table:style-name="ce46" table:number-columns-repeated="2"/>
          <table:table-cell table:style-name="ce54"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1]=&quot;&quot;;&quot;?&quot;;IF([.M71]=&quot;&quot;;&quot;新規&quot;;IF([.K71]=[.M71];&quot;&quot;;&quot;変更あり&quot;)))">
            <text:p/>
          </table:table-cell>
          <table:table-cell table:style-name="ce47"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6" office:value-type="string" calcext:value-type="string">
            <text:p>変更無し</text:p>
          </table:table-cell>
          <table:table-cell table:style-name="ce46" office:value-type="string" calcext:value-type="string">
            <text:p>lockPref("plugins.hide_infobar_for_missing_plugin", true);</text:p>
            <text:p>lockPref("plugins.hide_infobar_for_outdated_plugin", true);</text:p>
          </table:table-cell>
          <table:table-cell table:style-name="ce54"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6" office:value-type="string" calcext:value-type="string">
            <text:p>-</text:p>
          </table:table-cell>
          <table:table-cell table:style-name="ce46" table:number-columns-repeated="2"/>
          <table:table-cell table:style-name="ce54" table:formula="of:=IFERROR(VLOOKUP([.$C72];[$'verify-targets-to-chapters'.$A$1:.$B$999];2;0);IF([.$A72]=&quot;&quot;;&quot;&quot;;&quot;省略&quot;))">
            <text:p/>
          </table:table-cell>
          <table:table-cell table:number-columns-repeated="1006"/>
        </table:table-row>
        <table:table-row table:style-name="ro22">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6" office:value-type="string" calcext:value-type="string">
            <text:p>lockPref("extensions.disable-about-something@clear-code.com.about.（サフィックス）", <text:s/>false);</text:p>
          </table:table-cell>
          <table:table-cell table:style-name="ce46" office:value-type="string" calcext:value-type="string">
            <text:p>変更無し</text:p>
          </table:table-cell>
          <table:table-cell table:style-name="ce46" office:value-type="string" calcext:value-type="string">
            <text:p>lockPref("extensions.disable-about-something@clear-code.com.about.（サフィックス）", <text:s/>false);</text:p>
          </table:table-cell>
          <table:table-cell table:style-name="ce54"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6" office:value-type="string" calcext:value-type="string">
            <text:p>-</text:p>
          </table:table-cell>
          <table:table-cell table:style-name="ce46" table:number-columns-repeated="2"/>
          <table:table-cell table:style-name="ce54"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6" office:value-type="string" calcext:value-type="string">
            <text:p>lockPref("devtools.errorconsole.enabled", true);</text:p>
          </table:table-cell>
          <table:table-cell table:style-name="ce46" office:value-type="string" calcext:value-type="string">
            <text:p>変更無し</text:p>
          </table:table-cell>
          <table:table-cell table:style-name="ce46" office:value-type="string" calcext:value-type="string">
            <text:p>lockPref("devtools.errorconsole.enabled", true);</text:p>
          </table:table-cell>
          <table:table-cell table:style-name="ce54"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6" office:value-type="string" calcext:value-type="string">
            <text:p>lockPref("devtools.errorconsole.enabled", false);</text:p>
          </table:table-cell>
          <table:table-cell table:style-name="ce46" office:value-type="string" calcext:value-type="string">
            <text:p>変更無し</text:p>
          </table:table-cell>
          <table:table-cell table:style-name="ce46" office:value-type="string" calcext:value-type="string">
            <text:p>lockPref("devtools.errorconsole.enabled", false);</text:p>
          </table:table-cell>
          <table:table-cell table:style-name="ce54"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6" office:value-type="string" calcext:value-type="string">
            <text:p>-</text:p>
          </table:table-cell>
          <table:table-cell table:style-name="ce46" table:number-columns-repeated="2"/>
          <table:table-cell table:style-name="ce54" table:formula="of:=IFERROR(VLOOKUP([.$C78];[$'verify-targets-to-chapters'.$A$1:.$B$999];2;0);IF([.$A78]=&quot;&quot;;&quot;&quot;;&quot;省略&quot;))">
            <text:p/>
          </table:table-cell>
          <table:table-cell table:number-columns-repeated="1006"/>
        </table:table-row>
        <table:table-row table:style-name="ro26">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6" office:value-type="string" calcext:value-type="string">
            <text:p>lockPref("social.activeProviders", "");</text:p>
            <text:p>lockPref("social.directories", "");</text:p>
            <text:p><text:span text:style-name="T5">lockPref("social.shareDirectory", "");</text:span></text:p>
            <text:p>lockPref("social.whitelist", "");</text:p>
          </table:table-cell>
          <table:table-cell table:style-name="ce46" table:number-columns-repeated="2"/>
          <table:table-cell table:style-name="ce54"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0]=&quot;&quot;;&quot;?&quot;;IF([.M80]=&quot;&quot;;&quot;新規&quot;;IF([.K80]=[.M80];&quot;&quot;;&quot;変更あり&quot;)))">
            <text:p/>
          </table:table-cell>
          <table:table-cell table:style-name="ce46" office:value-type="string" calcext:value-type="string">
            <text:p>lockPref("javascript.enabled", true);</text:p>
          </table:table-cell>
          <table:table-cell table:style-name="ce7" table:formula="of:=IF([.M80]=&quot;&quot;;&quot;?&quot;;IF([.O80]=&quot;&quot;;&quot;新規&quot;;IF([.M80]=[.O80];&quot;&quot;;&quot;○&quot;)))">
            <text:p/>
          </table:table-cell>
          <table:table-cell table:style-name="ce46" office:value-type="string" calcext:value-type="string">
            <text:p>lockPref("javascript.enabled", true);</text:p>
          </table:table-cell>
          <table:table-cell table:style-name="ce46" table:number-columns-repeated="2"/>
          <table:table-cell table:style-name="ce54" table:formula="of:=IFERROR(VLOOKUP([.$C80];[$'verify-targets-to-chapters'.$A$1:.$B$999];2;0);IF([.$A80]=&quot;&quot;;&quot;&quot;;&quot;省略&quot;))">
            <text:p/>
          </table:table-cell>
          <table:table-cell table:number-columns-repeated="1006"/>
        </table:table-row>
        <table:table-row table:style-name="ro27">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1]=&quot;&quot;;&quot;?&quot;;IF([.M81]=&quot;&quot;;&quot;新規&quot;;IF([.K81]=[.M81];&quot;&quot;;&quot;変更あり&quot;)))" office:value-type="string" office:string-value="変更あり" calcext:value-type="string">
            <text:p>変更あり</text:p>
          </table:table-cell>
          <table:table-cell table:style-name="ce4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6" table:number-columns-repeated="2"/>
          <table:table-cell table:style-name="ce54"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2]=&quot;&quot;;&quot;?&quot;;IF([.M82]=&quot;&quot;;&quot;新規&quot;;IF([.K82]=[.M82];&quot;&quot;;&quot;変更あり&quot;)))">
            <text:p/>
          </table:table-cell>
          <table:table-cell table:style-name="ce46" office:value-type="string" calcext:value-type="string">
            <text:p>lockPref("javascript.enabled", false);</text:p>
          </table:table-cell>
          <table:table-cell table:style-name="ce7" table:formula="of:=IF([.M82]=&quot;&quot;;&quot;?&quot;;IF([.O82]=&quot;&quot;;&quot;新規&quot;;IF([.M82]=[.O82];&quot;&quot;;&quot;○&quot;)))">
            <text:p/>
          </table:table-cell>
          <table:table-cell table:style-name="ce46" office:value-type="string" calcext:value-type="string">
            <text:p>lockPref("javascript.enabled", false);</text:p>
          </table:table-cell>
          <table:table-cell table:style-name="ce46" table:number-columns-repeated="2"/>
          <table:table-cell table:style-name="ce54" table:formula="of:=IFERROR(VLOOKUP([.$C82];[$'verify-targets-to-chapters'.$A$1:.$B$999];2;0);IF([.$A82]=&quot;&quot;;&quot;&quot;;&quot;省略&quot;))">
            <text:p/>
          </table:table-cell>
          <table:table-cell table:number-columns-repeated="1006"/>
        </table:table-row>
        <table:table-row table:style-name="ro27">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3]=&quot;&quot;;&quot;?&quot;;IF([.M83]=&quot;&quot;;&quot;新規&quot;;IF([.K83]=[.M83];&quot;&quot;;&quot;変更あり&quot;)))">
            <text:p/>
          </table:table-cell>
          <table:table-cell table:style-name="ce4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6" table:number-columns-repeated="2"/>
          <table:table-cell table:style-name="ce54"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4]=&quot;&quot;;&quot;?&quot;;IF([.M84]=&quot;&quot;;&quot;新規&quot;;IF([.K84]=[.M84];&quot;&quot;;&quot;変更あり&quot;)))">
            <text:p/>
          </table:table-cell>
          <table:table-cell table:style-name="ce46" office:value-type="string" calcext:value-type="string">
            <text:p>-</text:p>
          </table:table-cell>
          <table:table-cell table:style-name="ce7" table:formula="of:=IF([.M84]=&quot;&quot;;&quot;?&quot;;IF([.O84]=&quot;&quot;;&quot;新規&quot;;IF([.M84]=[.O84];&quot;&quot;;&quot;○&quot;)))">
            <text:p/>
          </table:table-cell>
          <table:table-cell table:style-name="ce46" office:value-type="string" calcext:value-type="string">
            <text:p>-</text:p>
          </table:table-cell>
          <table:table-cell table:style-name="ce46" table:number-columns-repeated="2"/>
          <table:table-cell table:style-name="ce54"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5]=&quot;&quot;;&quot;?&quot;;IF([.M85]=&quot;&quot;;&quot;新規&quot;;IF([.K85]=[.M85];&quot;&quot;;&quot;変更あり&quot;)))">
            <text:p/>
          </table:table-cell>
          <table:table-cell table:style-name="ce46"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6" office:value-type="string" calcext:value-type="string">
            <text:p>lockPref("security.fileuri.strict_origin_policy", false);</text:p>
          </table:table-cell>
          <table:table-cell table:style-name="ce46" table:number-columns-repeated="2"/>
          <table:table-cell table:style-name="ce54"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6]=&quot;&quot;;&quot;?&quot;;IF([.M86]=&quot;&quot;;&quot;新規&quot;;IF([.K86]=[.M86];&quot;&quot;;&quot;変更あり&quot;)))">
            <text:p/>
          </table:table-cell>
          <table:table-cell table:style-name="ce46"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6" office:value-type="string" calcext:value-type="string">
            <text:p>lockPref("security.fileuri.strict_origin_policy", true);</text:p>
          </table:table-cell>
          <table:table-cell table:style-name="ce46" table:number-columns-repeated="2"/>
          <table:table-cell table:style-name="ce54"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7]=&quot;&quot;;&quot;?&quot;;IF([.M87]=&quot;&quot;;&quot;新規&quot;;IF([.K87]=[.M87];&quot;&quot;;&quot;変更あり&quot;)))">
            <text:p/>
          </table:table-cell>
          <table:table-cell table:style-name="ce46" office:value-type="string" calcext:value-type="string">
            <text:p>-</text:p>
          </table:table-cell>
          <table:table-cell table:style-name="ce7" table:formula="of:=IF([.M87]=&quot;&quot;;&quot;?&quot;;IF([.O87]=&quot;&quot;;&quot;新規&quot;;IF([.M87]=[.O87];&quot;&quot;;&quot;○&quot;)))">
            <text:p/>
          </table:table-cell>
          <table:table-cell table:style-name="ce46" office:value-type="string" calcext:value-type="string">
            <text:p>-</text:p>
          </table:table-cell>
          <table:table-cell table:style-name="ce46" table:number-columns-repeated="2"/>
          <table:table-cell table:style-name="ce54" table:formula="of:=IFERROR(VLOOKUP([.$C87];[$'verify-targets-to-chapters'.$A$1:.$B$999];2;0);IF([.$A87]=&quot;&quot;;&quot;&quot;;&quot;省略&quot;))">
            <text:p/>
          </table:table-cell>
          <table:table-cell table:number-columns-repeated="1006"/>
        </table:table-row>
        <table:table-row table:style-name="ro28">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6" table:number-columns-repeated="2"/>
          <table:table-cell table:style-name="ce54"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89]=&quot;&quot;;&quot;?&quot;;IF([.M89]=&quot;&quot;;&quot;新規&quot;;IF([.K89]=[.M89];&quot;&quot;;&quot;変更あり&quot;)))">
            <text:p/>
          </table:table-cell>
          <table:table-cell table:style-name="ce46" office:value-type="string" calcext:value-type="string">
            <text:p>lockPref("full-screen-api.enabled", true);</text:p>
          </table:table-cell>
          <table:table-cell table:style-name="ce7" table:formula="of:=IF([.M89]=&quot;&quot;;&quot;?&quot;;IF([.O89]=&quot;&quot;;&quot;新規&quot;;IF([.M89]=[.O89];&quot;&quot;;&quot;○&quot;)))">
            <text:p/>
          </table:table-cell>
          <table:table-cell table:style-name="ce46" office:value-type="string" calcext:value-type="string">
            <text:p>lockPref("full-screen-api.enabled", true);</text:p>
          </table:table-cell>
          <table:table-cell table:style-name="ce46" table:number-columns-repeated="2"/>
          <table:table-cell table:style-name="ce54"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0]=&quot;&quot;;&quot;?&quot;;IF([.M90]=&quot;&quot;;&quot;新規&quot;;IF([.K90]=[.M90];&quot;&quot;;&quot;変更あり&quot;)))" office:value-type="string" office:string-value="変更あり" calcext:value-type="string">
            <text:p>変更あり</text:p>
          </table:table-cell>
          <table:table-cell table:style-name="ce48"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6" office:value-type="string" calcext:value-type="string">
            <text:p>lockPref("extensions.autopermission.sites.(site)", "fullscreen=1");</text:p>
          </table:table-cell>
          <table:table-cell table:style-name="ce46" table:number-columns-repeated="2"/>
          <table:table-cell table:style-name="ce54"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1]=&quot;&quot;;&quot;?&quot;;IF([.M91]=&quot;&quot;;&quot;新規&quot;;IF([.K91]=[.M91];&quot;&quot;;&quot;変更あり&quot;)))">
            <text:p/>
          </table:table-cell>
          <table:table-cell table:style-name="ce46" office:value-type="string" calcext:value-type="string">
            <text:p>lockPref("full-screen-api.enabled", false);</text:p>
          </table:table-cell>
          <table:table-cell table:style-name="ce7" table:formula="of:=IF([.M91]=&quot;&quot;;&quot;?&quot;;IF([.O91]=&quot;&quot;;&quot;新規&quot;;IF([.M91]=[.O91];&quot;&quot;;&quot;○&quot;)))">
            <text:p/>
          </table:table-cell>
          <table:table-cell table:style-name="ce46" office:value-type="string" calcext:value-type="string">
            <text:p>lockPref("full-screen-api.enabled", false);</text:p>
          </table:table-cell>
          <table:table-cell table:style-name="ce46" table:number-columns-repeated="2"/>
          <table:table-cell table:style-name="ce54"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2]=&quot;&quot;;&quot;?&quot;;IF([.M92]=&quot;&quot;;&quot;新規&quot;;IF([.K92]=[.M92];&quot;&quot;;&quot;変更あり&quot;)))">
            <text:p/>
          </table:table-cell>
          <table:table-cell table:style-name="ce48"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6" office:value-type="string" calcext:value-type="string">
            <text:p>-</text:p>
          </table:table-cell>
          <table:table-cell table:style-name="ce46" table:number-columns-repeated="2"/>
          <table:table-cell table:style-name="ce54"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8"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6" office:value-type="string" calcext:value-type="string">
            <text:p>lockPref("browser.apps.URL", "");</text:p>
          </table:table-cell>
          <table:table-cell table:style-name="ce46" table:number-columns-repeated="2"/>
          <table:table-cell table:style-name="ce54"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6" office:value-type="string" calcext:value-type="string">
            <text:p>-</text:p>
          </table:table-cell>
          <table:table-cell table:style-name="ce46" table:number-columns-repeated="2"/>
          <table:table-cell table:style-name="ce54"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6" office:value-type="string" calcext:value-type="string">
            <text:p>lockPref("lightweightThemes.getMoreURL", "");</text:p>
          </table:table-cell>
          <table:table-cell table:style-name="ce46" table:number-columns-repeated="2"/>
          <table:table-cell table:style-name="ce54"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6" office:value-type="string" calcext:value-type="string">
            <text:p>-</text:p>
          </table:table-cell>
          <table:table-cell table:style-name="ce46" table:number-columns-repeated="2"/>
          <table:table-cell table:style-name="ce54"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6" office:value-type="string" calcext:value-type="string">
            <text:p>lockPref("lightweightThemes.recommendedThemes", "");</text:p>
          </table:table-cell>
          <table:table-cell table:style-name="ce46" table:number-columns-repeated="2"/>
          <table:table-cell table:style-name="ce54"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6" office:value-type="string" calcext:value-type="string">
            <text:p>-</text:p>
          </table:table-cell>
          <table:table-cell table:style-name="ce8" office:value-type="string" calcext:value-type="string">
            <text:p>-</text:p>
          </table:table-cell>
          <table:table-cell table:style-name="ce10"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6" table:number-columns-repeated="3"/>
          <table:table-cell table:style-name="ce54"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6"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6" table:number-columns-repeated="3"/>
          <table:table-cell table:style-name="ce54"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6" table:number-columns-repeated="3"/>
          <table:table-cell table:style-name="ce54" table:formula="of:=IFERROR(VLOOKUP([.$C100];[$'verify-targets-to-chapters'.$A$1:.$B$999];2;0);IF([.$A100]=&quot;&quot;;&quot;&quot;;&quot;省略&quot;))">
            <text:p/>
          </table:table-cell>
          <table:table-cell table:number-columns-repeated="1006"/>
        </table:table-row>
        <table:table-row table:style-name="ro2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6" table:number-columns-repeated="3"/>
          <table:table-cell table:style-name="ce54"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6" table:number-columns-repeated="3"/>
          <table:table-cell table:style-name="ce54"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6" table:number-columns-repeated="3"/>
          <table:table-cell table:style-name="ce54"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6" table:number-columns-repeated="3"/>
          <table:table-cell table:style-name="ce54"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6" table:number-columns-repeated="3"/>
          <table:table-cell table:style-name="ce54" table:formula="of:=IFERROR(VLOOKUP([.$C105];[$'verify-targets-to-chapters'.$A$1:.$B$999];2;0);IF([.$A105]=&quot;&quot;;&quot;&quot;;&quot;省略&quot;))">
            <text:p/>
          </table:table-cell>
          <table:table-cell table:number-columns-repeated="1006"/>
        </table:table-row>
        <table:table-row table:style-name="ro29">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6" table:number-columns-repeated="3"/>
          <table:table-cell table:style-name="ce54"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6" table:number-columns-repeated="3"/>
          <table:table-cell table:style-name="ce54"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6" table:number-columns-repeated="3"/>
          <table:table-cell table:style-name="ce54"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6" table:number-columns-repeated="3"/>
          <table:table-cell table:style-name="ce54" table:formula="of:=IFERROR(VLOOKUP([.$C109];[$'verify-targets-to-chapters'.$A$1:.$B$999];2;0);IF([.$A109]=&quot;&quot;;&quot;&quot;;&quot;省略&quot;))">
            <text:p/>
          </table:table-cell>
          <table:table-cell table:number-columns-repeated="1006"/>
        </table:table-row>
        <table:table-row table:style-name="ro30">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0]=&quot;&quot;;&quot;?&quot;;IF([.M110]=&quot;&quot;;&quot;新規&quot;;IF([.K110]=[.M110];&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6" table:number-columns-repeated="3"/>
          <table:table-cell table:style-name="ce54"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1]=&quot;&quot;;&quot;?&quot;;IF([.M111]=&quot;&quot;;&quot;新規&quot;;IF([.K111]=[.M111];&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5];[$'verify-targets-to-chapters'.$A$1:.$B$999];2;0);IF([.$A115]=&quot;&quot;;&quot;&quot;;&quot;省略&quot;))">
            <text:p/>
          </table:table-cell>
          <table:table-cell table:number-columns-repeated="1006"/>
        </table:table-row>
        <table:table-row table:style-name="ro31">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7];[$'verify-targets-to-chapters'.$A$1:.$B$999];2;0);IF([.$A117]=&quot;&quot;;&quot;&quot;;&quot;省略&quot;))">
            <text:p/>
          </table:table-cell>
          <table:table-cell table:number-columns-repeated="1006"/>
        </table:table-row>
        <table:table-row table:style-name="ro31">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9];[$'verify-targets-to-chapters'.$A$1:.$B$999];2;0);IF([.$A119]=&quot;&quot;;&quot;&quot;;&quot;省略&quot;))">
            <text:p/>
          </table:table-cell>
          <table:table-cell table:number-columns-repeated="1006"/>
        </table:table-row>
        <table:table-row table:style-name="ro31">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6" office:value-type="string" calcext:value-type="string">
            <text:p>-</text:p>
          </table:table-cell>
          <table:table-cell table:style-name="ce46" table:number-columns-repeated="2"/>
          <table:table-cell table:style-name="ce54"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1"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4];[$'verify-targets-to-chapters'.$A$1:.$B$999];2;0);IF([.$A124]=&quot;&quot;;&quot;&quot;;&quot;省略&quot;))">
            <text:p/>
          </table:table-cell>
          <table:table-cell table:number-columns-repeated="1006"/>
        </table:table-row>
        <table:table-row table:style-name="ro32">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5]=&quot;&quot;;&quot;?&quot;;IF([.M125]=&quot;&quot;;&quot;新規&quot;;IF([.K125]=[.M125];&quot;&quot;;&quot;変更あり&quot;)))" office:value-type="string" office:string-value="変更あり" calcext:value-type="string">
            <text:p>変更あり</text:p>
          </table:table-cell>
          <table:table-cell table:style-name="ce46"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4"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6" office:value-type="string" calcext:value-type="string">
            <text:p>lockPref("browser.privatebrowsing.autostart", true);</text:p>
          </table:table-cell>
          <table:table-cell table:style-name="ce46" office:value-type="string" calcext:value-type="string">
            <text:p>変更無し</text:p>
          </table:table-cell>
          <table:table-cell table:style-name="ce46" office:value-type="string" calcext:value-type="string">
            <text:p>lockPref("browser.privatebrowsing.autostart", true);</text:p>
          </table:table-cell>
          <table:table-cell table:style-name="ce54" table:formula="of:=IFERROR(VLOOKUP([.$C126];[$'verify-targets-to-chapters'.$A$1:.$B$999];2;0);IF([.$A126]=&quot;&quot;;&quot;&quot;;&quot;省略&quot;))">
            <text:p/>
          </table:table-cell>
          <table:table-cell table:number-columns-repeated="1006"/>
        </table:table-row>
        <table:table-row table:style-name="ro3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6" table:number-columns-repeated="3"/>
          <table:table-cell table:style-name="ce54"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6" office:value-type="string" calcext:value-type="string">
            <text:p>lockPref("browser.formfill.enable", true);</text:p>
          </table:table-cell>
          <table:table-cell table:style-name="ce46" office:value-type="string" calcext:value-type="string">
            <text:p>変更無し</text:p>
          </table:table-cell>
          <table:table-cell table:style-name="ce46" office:value-type="string" calcext:value-type="string">
            <text:p>lockPref("browser.formfill.enable", true);</text:p>
          </table:table-cell>
          <table:table-cell table:style-name="ce54" table:formula="of:=IFERROR(VLOOKUP([.$C128];[$'verify-targets-to-chapters'.$A$1:.$B$999];2;0);IF([.$A128]=&quot;&quot;;&quot;&quot;;&quot;省略&quot;))">
            <text:p/>
          </table:table-cell>
          <table:table-cell table:number-columns-repeated="1006"/>
        </table:table-row>
        <table:table-row table:style-name="ro34">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29]=&quot;&quot;;&quot;?&quot;;IF([.M129]=&quot;&quot;;&quot;新規&quot;;IF([.K129]=[.M129];&quot;&quot;;&quot;変更あり&quot;)))" office:value-type="string" office:string-value="変更あり" calcext:value-type="string">
            <text:p>変更あり</text:p>
          </table:table-cell>
          <table:table-cell table:style-name="ce4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4"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6" office:value-type="string" calcext:value-type="string">
            <text:p>-</text:p>
          </table:table-cell>
          <table:table-cell table:style-name="ce46" office:value-type="string" calcext:value-type="string">
            <text:p>廃止</text:p>
          </table:table-cell>
          <table:table-cell table:style-name="ce46" office:value-type="string" calcext:value-type="string">
            <text:p>lockPref("browser.download.manager.retention", 2);</text:p>
          </table:table-cell>
          <table:table-cell table:style-name="ce54" table:formula="of:=IFERROR(VLOOKUP([.$C130];[$'verify-targets-to-chapters'.$A$1:.$B$999];2;0);IF([.$A130]=&quot;&quot;;&quot;&quot;;&quot;省略&quot;))">
            <text:p/>
          </table:table-cell>
          <table:table-cell table:number-columns-repeated="1006"/>
        </table:table-row>
        <table:table-row table:style-name="ro3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6" office:value-type="string" calcext:value-type="string">
            <text:p>廃止</text:p>
          </table:table-cell>
          <table:table-cell table:style-name="ce46" office:value-type="string" calcext:value-type="string">
            <text:p>lockPref("browser.download.manager.retention", 1);</text:p>
          </table:table-cell>
          <table:table-cell table:style-name="ce54" table:formula="of:=IFERROR(VLOOKUP([.$C131];[$'verify-targets-to-chapters'.$A$1:.$B$999];2;0);IF([.$A131]=&quot;&quot;;&quot;&quot;;&quot;省略&quot;))">
            <text:p/>
          </table:table-cell>
          <table:table-cell table:number-columns-repeated="1006"/>
        </table:table-row>
        <table:table-row table:style-name="ro3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2]=&quot;&quot;;&quot;?&quot;;IF([.M132]=&quot;&quot;;&quot;新規&quot;;IF([.K132]=[.M132];&quot;&quot;;&quot;変更あり&quot;)))">
            <text:p/>
          </table:table-cell>
          <table:table-cell table:style-name="ce47" office:value-type="string" calcext:value-type="string">
            <text:p>Firefox 31の時点で廃止</text:p>
          </table:table-cell>
          <table:table-cell table:style-name="ce7" table:formula="of:=IF([.M132]=&quot;&quot;;&quot;?&quot;;IF([.O132]=&quot;&quot;;&quot;新規&quot;;IF([.M132]=[.O132];&quot;&quot;;&quot;○&quot;)))">
            <text:p/>
          </table:table-cell>
          <table:table-cell table:style-name="ce47" office:value-type="string" calcext:value-type="string">
            <text:p>Firefox 31の時点で廃止</text:p>
          </table:table-cell>
          <table:table-cell table:style-name="ce46" office:value-type="string" calcext:value-type="string">
            <text:p>廃止（通常の閲覧履歴と併せて保存しないようにする設定で代替）</text:p>
            <text:p/>
            <text:p>MCD:</text:p>
            <text:p>lockPref("places.history.enabled", false);</text:p>
          </table:table-cell>
          <table:table-cell table:style-name="ce4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4"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6" office:value-type="string" calcext:value-type="string">
            <text:p>lockPref("browser.urlbar.autocomplete.enabled", true);</text:p>
          </table:table-cell>
          <table:table-cell table:style-name="ce46" office:value-type="string" calcext:value-type="string">
            <text:p>変更無し</text:p>
          </table:table-cell>
          <table:table-cell table:style-name="ce46" office:value-type="string" calcext:value-type="string">
            <text:p>lockPref("browser.urlbar.autocomplete.enabled", true);</text:p>
          </table:table-cell>
          <table:table-cell table:style-name="ce54" table:formula="of:=IFERROR(VLOOKUP([.$C133];[$'verify-targets-to-chapters'.$A$1:.$B$999];2;0);IF([.$A133]=&quot;&quot;;&quot;&quot;;&quot;省略&quot;))">
            <text:p/>
          </table:table-cell>
          <table:table-cell table:number-columns-repeated="1006"/>
        </table:table-row>
        <table:table-row table:style-name="ro3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4]=&quot;&quot;;&quot;?&quot;;IF([.M134]=&quot;&quot;;&quot;新規&quot;;IF([.K134]=[.M134];&quot;&quot;;&quot;変更あり&quot;)))" office:value-type="string" office:string-value="変更あり" calcext:value-type="string">
            <text:p>変更あり</text:p>
          </table:table-cell>
          <table:table-cell table:style-name="ce4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4"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6" office:value-type="string" calcext:value-type="string">
            <text:p>lockPref("signon.rememberSignons", true);</text:p>
          </table:table-cell>
          <table:table-cell table:style-name="ce46" office:value-type="string" calcext:value-type="string">
            <text:p>変更無し</text:p>
          </table:table-cell>
          <table:table-cell table:style-name="ce46" office:value-type="string" calcext:value-type="string">
            <text:p>lockPref("signon.rememberSignons", true);</text:p>
          </table:table-cell>
          <table:table-cell table:style-name="ce54" table:formula="of:=IFERROR(VLOOKUP([.$C135];[$'verify-targets-to-chapters'.$A$1:.$B$999];2;0);IF([.$A135]=&quot;&quot;;&quot;&quot;;&quot;省略&quot;))">
            <text:p/>
          </table:table-cell>
          <table:table-cell table:number-columns-repeated="1006"/>
        </table:table-row>
        <table:table-row table:style-name="ro38">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6]=&quot;&quot;;&quot;?&quot;;IF([.M136]=&quot;&quot;;&quot;新規&quot;;IF([.K136]=[.M136];&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6" office:value-type="string" calcext:value-type="string">
            <text:p>lockPref("browser.offline-apps.notify", true);</text:p>
          </table:table-cell>
          <table:table-cell table:style-name="ce46" office:value-type="string" calcext:value-type="string">
            <text:p>変更無し</text:p>
          </table:table-cell>
          <table:table-cell table:style-name="ce46" office:value-type="string" calcext:value-type="string">
            <text:p>lockPref("browser.offline-apps.notify", true);</text:p>
          </table:table-cell>
          <table:table-cell table:style-name="ce54"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6" office:value-type="string" calcext:value-type="string">
            <text:p>lockPref("extensions.autopermission.sites.(site)", "offline-app=1");</text:p>
          </table:table-cell>
          <table:table-cell table:style-name="ce46" table:number-columns-repeated="2"/>
          <table:table-cell table:style-name="ce54"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39]=&quot;&quot;;&quot;?&quot;;IF([.M139]=&quot;&quot;;&quot;新規&quot;;IF([.K139]=[.M139];&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6" table:number-columns-repeated="3"/>
          <table:table-cell table:style-name="ce54" table:formula="of:=IFERROR(VLOOKUP([.$C139];[$'verify-targets-to-chapters'.$A$1:.$B$999];2;0);IF([.$A139]=&quot;&quot;;&quot;&quot;;&quot;省略&quot;))">
            <text:p/>
          </table:table-cell>
          <table:table-cell table:number-columns-repeated="1006"/>
        </table:table-row>
        <table:table-row table:style-name="ro40">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0]=&quot;&quot;;&quot;?&quot;;IF([.M140]=&quot;&quot;;&quot;新規&quot;;IF([.K140]=[.M140];&quot;&quot;;&quot;変更あり&quot;)))">
            <text:p/>
          </table:table-cell>
          <table:table-cell table:style-name="ce4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4"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6" office:value-type="string" calcext:value-type="string">
            <text:p>lockPref("network.prefetch-next", true);</text:p>
          </table:table-cell>
          <table:table-cell table:style-name="ce46" office:value-type="string" calcext:value-type="string">
            <text:p>変更無し</text:p>
          </table:table-cell>
          <table:table-cell table:style-name="ce46" office:value-type="string" calcext:value-type="string">
            <text:p>lockPref("network.prefetch-next", true);</text:p>
          </table:table-cell>
          <table:table-cell table:style-name="ce54"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6" office:value-type="string" calcext:value-type="string">
            <text:p>lockPref("network.prefetch-next", false);</text:p>
          </table:table-cell>
          <table:table-cell table:style-name="ce46" office:value-type="string" calcext:value-type="string">
            <text:p>変更無し</text:p>
          </table:table-cell>
          <table:table-cell table:style-name="ce46" office:value-type="string" calcext:value-type="string">
            <text:p>lockPref("network.prefetch-next", false);</text:p>
          </table:table-cell>
          <table:table-cell table:style-name="ce54"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6" office:value-type="string" calcext:value-type="string">
            <text:p>-</text:p>
          </table:table-cell>
          <table:table-cell table:style-name="ce46" table:number-columns-repeated="2"/>
          <table:table-cell table:style-name="ce54"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6" office:value-type="string" calcext:value-type="string">
            <text:p>lockPref("places.history.expiration.max_pages", （保持する件数）);</text:p>
          </table:table-cell>
          <table:table-cell table:style-name="ce46" office:value-type="string" calcext:value-type="string">
            <text:p>変更無し</text:p>
          </table:table-cell>
          <table:table-cell table:style-name="ce46" office:value-type="string" calcext:value-type="string">
            <text:p>lockPref("places.history.expiration.max_pages", （保持する件数）);</text:p>
          </table:table-cell>
          <table:table-cell table:style-name="ce54" table:formula="of:=IFERROR(VLOOKUP([.$C144];[$'verify-targets-to-chapters'.$A$1:.$B$999];2;0);IF([.$A144]=&quot;&quot;;&quot;&quot;;&quot;省略&quot;))">
            <text:p/>
          </table:table-cell>
          <table:table-cell table:number-columns-repeated="1006"/>
        </table:table-row>
        <table:table-row table:style-name="ro29">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5]=&quot;&quot;;&quot;?&quot;;IF([.M145]=&quot;&quot;;&quot;新規&quot;;IF([.K145]=[.M145];&quot;&quot;;&quot;変更あり&quot;)))">
            <text:p/>
          </table:table-cell>
          <table:table-cell table:style-name="ce4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6" table:number-columns-repeated="2"/>
          <table:table-cell table:style-name="ce54"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6" office:value-type="string" calcext:value-type="string">
            <text:p>-</text:p>
          </table:table-cell>
          <table:table-cell table:style-name="ce46" office:value-type="string" calcext:value-type="string">
            <text:p>廃止</text:p>
          </table:table-cell>
          <table:table-cell table:style-name="ce46" office:value-type="string" calcext:value-type="string">
            <text:p>lockPref("browser.sessionstore.enabled", true);</text:p>
          </table:table-cell>
          <table:table-cell table:style-name="ce54" table:formula="of:=IFERROR(VLOOKUP([.$C146];[$'verify-targets-to-chapters'.$A$1:.$B$999];2;0);IF([.$A146]=&quot;&quot;;&quot;&quot;;&quot;省略&quot;))">
            <text:p/>
          </table:table-cell>
          <table:table-cell table:number-columns-repeated="1006"/>
        </table:table-row>
        <table:table-row table:style-name="ro41">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4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6" office:value-type="string" calcext:value-type="string">
            <text:p>lockPref("browser.sessionstore.enabled", false);</text:p>
          </table:table-cell>
          <table:table-cell table:style-name="ce54"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8]=&quot;&quot;;&quot;?&quot;;IF([.M148]=&quot;&quot;;&quot;新規&quot;;IF([.K148]=[.M148];&quot;&quot;;&quot;変更あり&quot;)))">
            <text:p/>
          </table:table-cell>
          <table:table-cell table:style-name="ce46"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6" office:value-type="string" calcext:value-type="string">
            <text:p>lockPref("network.cookie.cookieBehavior", 0);</text:p>
            <text:p>lockPref("network.cookie.lifetimePolicy", 0);</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49]=&quot;&quot;;&quot;?&quot;;IF([.M149]=&quot;&quot;;&quot;新規&quot;;IF([.K149]=[.M149];&quot;&quot;;&quot;変更あり&quot;)))" office:value-type="string" office:string-value="変更あり" calcext:value-type="string">
            <text:p>変更あり</text:p>
          </table:table-cell>
          <table:table-cell table:style-name="ce46"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6" office:value-type="string" calcext:value-type="string">
            <text:p>lockPref("extensions.autopermission.sites.(site)", "cookie=1");</text:p>
          </table:table-cell>
          <table:table-cell table:style-name="ce46" table:number-columns-repeated="2"/>
          <table:table-cell table:style-name="ce54" table:formula="of:=IFERROR(VLOOKUP([.$C149];[$'verify-targets-to-chapters'.$A$1:.$B$999];2;0);IF([.$A149]=&quot;&quot;;&quot;&quot;;&quot;省略&quot;))">
            <text:p/>
          </table:table-cell>
          <table:table-cell table:number-columns-repeated="1006"/>
        </table:table-row>
        <table:table-row table:style-name="ro3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6" table:number-columns-repeated="3"/>
          <table:table-cell table:style-name="ce54"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1]=&quot;&quot;;&quot;?&quot;;IF([.M151]=&quot;&quot;;&quot;新規&quot;;IF([.K151]=[.M151];&quot;&quot;;&quot;変更あり&quot;)))">
            <text:p/>
          </table:table-cell>
          <table:table-cell table:style-name="ce46"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6" office:value-type="string" calcext:value-type="string">
            <text:p>lockPref("network.cookie.cookieBehavior", 0);</text:p>
            <text:p>lockPref("network.cookie.lifetimePolicy", 2);</text:p>
          </table:table-cell>
          <table:table-cell table:style-name="ce46" table:number-columns-repeated="2"/>
          <table:table-cell table:style-name="ce54"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2]=&quot;&quot;;&quot;?&quot;;IF([.M152]=&quot;&quot;;&quot;新規&quot;;IF([.K152]=[.M152];&quot;&quot;;&quot;変更あり&quot;)))">
            <text:p/>
          </table:table-cell>
          <table:table-cell table:style-name="ce46"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6" office:value-type="string" calcext:value-type="string">
            <text:p>lockPref("network.cookie.cookieBehavior", 2);</text:p>
            <text:p>lockPref("network.cookie.lifetimePolicy", 0);</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6" office:value-type="string" calcext:value-type="string">
            <text:p>lockPref("dom.storage.enabled", true);</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6" office:value-type="string" calcext:value-type="string">
            <text:p>lockPref("dom.storage.enabled", false);</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5]=&quot;&quot;;&quot;?&quot;;IF([.M155]=&quot;&quot;;&quot;新規&quot;;IF([.K155]=[.M155];&quot;&quot;;&quot;変更あり&quot;)))">
            <text:p/>
          </table:table-cell>
          <table:table-cell table:style-name="ce46"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6" office:value-type="string" calcext:value-type="string">
            <text:p>lockPref("dom.indexedDB.enabled", true);</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6]=&quot;&quot;;&quot;?&quot;;IF([.M156]=&quot;&quot;;&quot;新規&quot;;IF([.K156]=[.M156];&quot;&quot;;&quot;変更あり&quot;)))">
            <text:p/>
          </table:table-cell>
          <table:table-cell table:style-name="ce47"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6" office:value-type="string" calcext:value-type="string">
            <text:p>lockPref("extensions.autopermission.sites.(site)", "indexedDB=1");</text:p>
          </table:table-cell>
          <table:table-cell table:style-name="ce46" table:number-columns-repeated="2"/>
          <table:table-cell table:style-name="ce54"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7"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6" table:number-columns-repeated="3"/>
          <table:table-cell table:style-name="ce54"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8]=&quot;&quot;;&quot;?&quot;;IF([.M158]=&quot;&quot;;&quot;新規&quot;;IF([.K158]=[.M158];&quot;&quot;;&quot;変更あり&quot;)))">
            <text:p/>
          </table:table-cell>
          <table:table-cell table:style-name="ce46"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6" office:value-type="string" calcext:value-type="string">
            <text:p>lockPref("dom.indexedDB.enabled", false);</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6" office:value-type="string" calcext:value-type="string">
            <text:p>lockPref("geo.enabled", true);</text:p>
          </table:table-cell>
          <table:table-cell table:style-name="ce46" office:value-type="string" calcext:value-type="string">
            <text:p>変更無し</text:p>
          </table:table-cell>
          <table:table-cell table:style-name="ce46" office:value-type="string" calcext:value-type="string">
            <text:p>lockPref("geo.enabled", true);</text:p>
          </table:table-cell>
          <table:table-cell table:style-name="ce54"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6" office:value-type="string" calcext:value-type="string">
            <text:p>lockPref("extensions.autopermission.sites.(site)", "geo=1");</text:p>
          </table:table-cell>
          <table:table-cell table:style-name="ce46" table:number-columns-repeated="2"/>
          <table:table-cell table:style-name="ce54"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1]=&quot;&quot;;&quot;?&quot;;IF([.M161]=&quot;&quot;;&quot;新規&quot;;IF([.K161]=[.M161];&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6" table:number-columns-repeated="3"/>
          <table:table-cell table:style-name="ce54"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6" office:value-type="string" calcext:value-type="string">
            <text:p>lockPref("geo.enabled", false);</text:p>
          </table:table-cell>
          <table:table-cell table:style-name="ce46" office:value-type="string" calcext:value-type="string">
            <text:p>変更無し</text:p>
          </table:table-cell>
          <table:table-cell table:style-name="ce46" office:value-type="string" calcext:value-type="string">
            <text:p>lockPref("geo.enabled", false);</text:p>
          </table:table-cell>
          <table:table-cell table:style-name="ce54"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3]=&quot;&quot;;&quot;?&quot;;IF([.M163]=&quot;&quot;;&quot;新規&quot;;IF([.K163]=[.M163];&quot;&quot;;&quot;変更あり&quot;)))">
            <text:p/>
          </table:table-cell>
          <table:table-cell table:style-name="ce46" office:value-type="string" calcext:value-type="string">
            <text:p>-</text:p>
          </table:table-cell>
          <table:table-cell table:style-name="ce7" table:formula="of:=IF([.M163]=&quot;&quot;;&quot;?&quot;;IF([.O163]=&quot;&quot;;&quot;新規&quot;;IF([.M163]=[.O163];&quot;&quot;;&quot;○&quot;)))">
            <text:p/>
          </table:table-cell>
          <table:table-cell table:style-name="ce46" office:value-type="string" calcext:value-type="string">
            <text:p>-</text:p>
          </table:table-cell>
          <table:table-cell table:style-name="ce46" table:number-columns-repeated="2"/>
          <table:table-cell table:style-name="ce54"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4]=&quot;&quot;;&quot;?&quot;;IF([.M164]=&quot;&quot;;&quot;新規&quot;;IF([.K164]=[.M164];&quot;&quot;;&quot;変更あり&quot;)))">
            <text:p/>
          </table:table-cell>
          <table:table-cell table:style-name="ce46" office:value-type="string" calcext:value-type="string">
            <text:p>lockPref("browser.search.geoip.url", "");</text:p>
          </table:table-cell>
          <table:table-cell table:style-name="ce7" table:formula="of:=IF([.M164]=&quot;&quot;;&quot;?&quot;;IF([.O164]=&quot;&quot;;&quot;新規&quot;;IF([.M164]=[.O164];&quot;&quot;;&quot;○&quot;)))">
            <text:p/>
          </table:table-cell>
          <table:table-cell table:style-name="ce46" office:value-type="string" calcext:value-type="string">
            <text:p>lockPref("browser.search.geoip.url", "");</text:p>
          </table:table-cell>
          <table:table-cell table:style-name="ce46" table:number-columns-repeated="2"/>
          <table:table-cell table:style-name="ce54"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6" office:value-type="string" calcext:value-type="string">
            <text:p>lockPref("network.dns.disablePrefetch", false);</text:p>
          </table:table-cell>
          <table:table-cell table:style-name="ce46" office:value-type="string" calcext:value-type="string">
            <text:p>変更無し</text:p>
          </table:table-cell>
          <table:table-cell table:style-name="ce46" office:value-type="string" calcext:value-type="string">
            <text:p>lockPref("network.dns.disablePrefetch", false);</text:p>
          </table:table-cell>
          <table:table-cell table:style-name="ce54"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6" office:value-type="string" calcext:value-type="string">
            <text:p>lockPref("network.dns.disablePrefetch", true);</text:p>
          </table:table-cell>
          <table:table-cell table:style-name="ce46" office:value-type="string" calcext:value-type="string">
            <text:p>変更無し</text:p>
          </table:table-cell>
          <table:table-cell table:style-name="ce46" office:value-type="string" calcext:value-type="string">
            <text:p>lockPref("network.dns.disablePrefetch", true);</text:p>
          </table:table-cell>
          <table:table-cell table:style-name="ce54"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6" office:value-type="string" calcext:value-type="string">
            <text:p>lockPref("browser.search.suggest.enabled", true);</text:p>
          </table:table-cell>
          <table:table-cell table:style-name="ce46" office:value-type="string" calcext:value-type="string">
            <text:p>変更無し</text:p>
          </table:table-cell>
          <table:table-cell table:style-name="ce46" office:value-type="string" calcext:value-type="string">
            <text:p>lockPref("browser.search.suggest.enabled", true);</text:p>
          </table:table-cell>
          <table:table-cell table:style-name="ce54" table:formula="of:=IFERROR(VLOOKUP([.$C167];[$'verify-targets-to-chapters'.$A$1:.$B$999];2;0);IF([.$A167]=&quot;&quot;;&quot;&quot;;&quot;省略&quot;))">
            <text:p/>
          </table:table-cell>
          <table:table-cell table:number-columns-repeated="1006"/>
        </table:table-row>
        <table:table-row table:style-name="ro42">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8]=&quot;&quot;;&quot;?&quot;;IF([.M168]=&quot;&quot;;&quot;新規&quot;;IF([.K168]=[.M168];&quot;&quot;;&quot;変更あり&quot;)))" office:value-type="string" office:string-value="変更あり" calcext:value-type="string">
            <text:p>変更あり</text:p>
          </table:table-cell>
          <table:table-cell table:style-name="ce4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4"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table:table-cell table:style-name="ce54" table:formula="of:=IFERROR(VLOOKUP([.$C169];[$'verify-targets-to-chapters'.$A$1:.$B$999];2;0);IF([.$A169]=&quot;&quot;;&quot;&quot;;&quot;省略&quot;))">
            <text:p/>
          </table:table-cell>
          <table:table-cell table:number-columns-repeated="1006"/>
        </table:table-row>
        <table:table-row table:style-name="ro43">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0]=&quot;&quot;;&quot;?&quot;;IF([.M170]=&quot;&quot;;&quot;新規&quot;;IF([.K170]=[.M170];&quot;&quot;;&quot;変更あり&quot;)))" office:value-type="string" office:string-value="変更あり" calcext:value-type="string">
            <text:p>変更あり</text:p>
          </table:table-cell>
          <table:table-cell table:style-name="ce4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4"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1]=&quot;&quot;;&quot;?&quot;;IF([.M171]=&quot;&quot;;&quot;新規&quot;;IF([.K171]=[.M171];&quot;&quot;;&quot;変更あり&quot;)))">
            <text:p/>
          </table:table-cell>
          <table:table-cell table:style-name="ce46" office:value-type="string" calcext:value-type="string">
            <text:p>-</text:p>
          </table:table-cell>
          <table:table-cell table:style-name="ce7" table:formula="of:=IF([.M171]=&quot;&quot;;&quot;?&quot;;IF([.O171]=&quot;&quot;;&quot;新規&quot;;IF([.M171]=[.O171];&quot;&quot;;&quot;○&quot;)))">
            <text:p/>
          </table:table-cell>
          <table:table-cell table:style-name="ce46" office:value-type="string" calcext:value-type="string">
            <text:p>-</text:p>
          </table:table-cell>
          <table:table-cell table:style-name="ce46" table:number-columns-repeated="2"/>
          <table:table-cell table:style-name="ce54" table:formula="of:=IFERROR(VLOOKUP([.$C171];[$'verify-targets-to-chapters'.$A$1:.$B$999];2;0);IF([.$A171]=&quot;&quot;;&quot;&quot;;&quot;省略&quot;))">
            <text:p/>
          </table:table-cell>
          <table:table-cell table:number-columns-repeated="1006"/>
        </table:table-row>
        <table:table-row table:style-name="ro22">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2]=&quot;&quot;;&quot;?&quot;;IF([.M172]=&quot;&quot;;&quot;新規&quot;;IF([.K172]=[.M172];&quot;&quot;;&quot;変更あり&quot;)))">
            <text:p/>
          </table:table-cell>
          <table:table-cell table:style-name="ce46"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6" office:value-type="string" calcext:value-type="string">
            <text:p>lockPref("security.ssl.errorReporting.automatic", false);</text:p>
            <text:p>lockPref("security.ssl.errorReporting.enabled", false);</text:p>
            <text:p>lockPref("security.ssl.errorReporting.url", "");</text:p>
          </table:table-cell>
          <table:table-cell table:style-name="ce46" table:number-columns-repeated="2"/>
          <table:table-cell table:style-name="ce54"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6" office:value-type="string" calcext:value-type="string">
            <text:p>pref("privacy.donottrackheader.enabled", false);</text:p>
          </table:table-cell>
          <table:table-cell table:style-name="ce46" office:value-type="string" calcext:value-type="string">
            <text:p>変更無し</text:p>
          </table:table-cell>
          <table:table-cell table:style-name="ce46" office:value-type="string" calcext:value-type="string">
            <text:p>pref("privacy.donottrackheader.enabled", false);</text:p>
          </table:table-cell>
          <table:table-cell table:style-name="ce54" table:formula="of:=IFERROR(VLOOKUP([.$C173];[$'verify-targets-to-chapters'.$A$1:.$B$999];2;0);IF([.$A173]=&quot;&quot;;&quot;&quot;;&quot;省略&quot;))">
            <text:p/>
          </table:table-cell>
          <table:table-cell table:number-columns-repeated="1006"/>
        </table:table-row>
        <table:table-row table:style-name="ro27">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6" office:value-type="string" calcext:value-type="string">
            <text:p>pref("privacy.donottrackheader.enabled", true);</text:p>
          </table:table-cell>
          <table:table-cell table:style-name="ce46" office:value-type="string" calcext:value-type="string">
            <text:p>変更無し</text:p>
          </table:table-cell>
          <table:table-cell table:style-name="ce46" office:value-type="string" calcext:value-type="string">
            <text:p>pref("privacy.donottrackheader.enabled", true);</text:p>
          </table:table-cell>
          <table:table-cell table:style-name="ce54"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6" office:value-type="string" calcext:value-type="string">
            <text:p>-</text:p>
          </table:table-cell>
          <table:table-cell table:style-name="ce46" table:number-columns-repeated="2"/>
          <table:table-cell table:style-name="ce54" table:formula="of:=IFERROR(VLOOKUP([.$C175];[$'verify-targets-to-chapters'.$A$1:.$B$999];2;0);IF([.$A175]=&quot;&quot;;&quot;&quot;;&quot;省略&quot;))">
            <text:p/>
          </table:table-cell>
          <table:table-cell table:number-columns-repeated="1006"/>
        </table:table-row>
        <table:table-row table:style-name="ro44">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4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4"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6" office:value-type="string" calcext:value-type="string">
            <text:p>-</text:p>
          </table:table-cell>
          <table:table-cell table:style-name="ce46" table:number-columns-repeated="2"/>
          <table:table-cell table:style-name="ce54" table:formula="of:=IFERROR(VLOOKUP([.$C177];[$'verify-targets-to-chapters'.$A$1:.$B$999];2;0);IF([.$A177]=&quot;&quot;;&quot;&quot;;&quot;省略&quot;))">
            <text:p/>
          </table:table-cell>
          <table:table-cell table:number-columns-repeated="1006"/>
        </table:table-row>
        <table:table-row table:style-name="ro3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6" office:value-type="string" calcext:value-type="string">
            <text:p>[fainstall]</text:p>
            <text:p>AppEnableCrashReport=false</text:p>
          </table:table-cell>
          <table:table-cell table:style-name="ce46" office:value-type="string" calcext:value-type="string">
            <text:p>変更無し</text:p>
          </table:table-cell>
          <table:table-cell table:style-name="ce46" office:value-type="string" calcext:value-type="string">
            <text:p>[fainstall]</text:p>
            <text:p>AppEnableCrashReport=false</text:p>
          </table:table-cell>
          <table:table-cell table:style-name="ce54"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6" office:value-type="string" calcext:value-type="string">
            <text:p>-</text:p>
          </table:table-cell>
          <table:table-cell table:style-name="ce46" table:number-columns-repeated="2"/>
          <table:table-cell table:style-name="ce54"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180];[$'verify-targets-to-chapters'.$A$1:.$B$999];2;0);IF([.$A180]=&quot;&quot;;&quot;&quot;;&quot;省略&quot;))">
            <text:p/>
          </table:table-cell>
          <table:table-cell table:number-columns-repeated="1006"/>
        </table:table-row>
        <table:table-row table:style-name="ro4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42" office:value-type="string" calcext:value-type="string">
            <text:p><text:span text:style-name="T10">// Privacy-24-2と同時に設定する必要あり。</text:span></text:p>
            <text:p><text:span text:style-name="T10">// 設定画面、メニューバー、ツールバー上に操作不能なUIが表示されます。</text:span></text:p>
            <text:p><text:span text:style-name="T10">lockPref("identity.sync.tokenserver.uri", "");</text:span></text:p>
            <text:p><text:span text:style-name="T10">lockPref("services.sync.account", "");</text:span></text:p>
            <text:p><text:span text:style-name="T10">lockPref("services.sync.addons.trustedSourceHostnames", "");</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ext:p><text:span text:style-name="T10">lockPref("webextensions.storage.sync.enabled", false);</text:span></text:p>
            <text:p><text:span text:style-name="T10">lockPref("webextensions.storage.sync.serverURL", "");</text:span></text:p>
          </table:table-cell>
          <table:table-cell table:style-name="ce10" table:formula="of:=IF([.K181]=&quot;&quot;;&quot;?&quot;;IF([.M181]=&quot;&quot;;&quot;新規&quot;;IF([.K181]=[.M181];&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81];[$'verify-targets-to-chapters'.$A$1:.$B$999];2;0);IF([.$A181]=&quot;&quot;;&quot;&quot;;&quot;省略&quot;))">
            <text:p/>
          </table:table-cell>
          <table:table-cell table:number-columns-repeated="1006"/>
        </table:table-row>
        <table:table-row table:style-name="ro16">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2]=&quot;&quot;;&quot;?&quot;;IF([.M182]=&quot;&quot;;&quot;新規&quot;;IF([.K182]=[.M182];&quot;&quot;;&quot;変更あり&quot;)))">
            <text:p/>
          </table:table-cell>
          <table:table-cell table:style-name="ce48" office:value-type="string" calcext:value-type="string">
            <text:p>-</text:p>
          </table:table-cell>
          <table:table-cell table:style-name="ce7" table:formula="of:=IF([.M182]=&quot;&quot;;&quot;?&quot;;IF([.O182]=&quot;&quot;;&quot;新規&quot;;IF([.M182]=[.O182];&quot;&quot;;&quot;○&quot;)))">
            <text:p/>
          </table:table-cell>
          <table:table-cell table:style-name="ce8" office:value-type="string" calcext:value-type="string">
            <text:p>-</text:p>
          </table:table-cell>
          <table:table-cell table:style-name="ce46" office:value-type="string" calcext:value-type="string">
            <text:p>lockPref("social.remote-install.enabled", true);</text:p>
            <text:p>lockPref("social.toast-notifications.enabled", true);</text:p>
          </table:table-cell>
          <table:table-cell table:style-name="ce46" office:value-type="string" calcext:value-type="string">
            <text:p>-</text:p>
          </table:table-cell>
          <table:table-cell table:style-name="ce54" table:formula="of:=IFERROR(VLOOKUP([.$C182];[$'verify-targets-to-chapters'.$A$1:.$B$999];2;0);IF([.$A182]=&quot;&quot;;&quot;&quot;;&quot;省略&quot;))">
            <text:p/>
          </table:table-cell>
          <table:table-cell table:number-columns-repeated="1006"/>
        </table:table-row>
        <table:table-row table:style-name="ro4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Security-11に統合</text:p>
          </table:table-cell>
          <table:table-cell table:style-name="ce10" table:formula="of:=IF([.K183]=&quot;&quot;;&quot;?&quot;;IF([.M183]=&quot;&quot;;&quot;新規&quot;;IF([.K183]=[.M183];&quot;&quot;;&quot;変更あり&quot;)))">
            <text:p/>
          </table:table-cell>
          <table:table-cell table:style-name="ce49" office:value-type="string" calcext:value-type="string">
            <text:p>Security-11に統合</text:p>
          </table:table-cell>
          <table:table-cell table:style-name="ce7" table:formula="of:=IF([.M183]=&quot;&quot;;&quot;?&quot;;IF([.O183]=&quot;&quot;;&quot;新規&quot;;IF([.M183]=[.O183];&quot;&quot;;&quot;○&quot;)))" office:value-type="string" office:string-value="○" calcext:value-type="string">
            <text:p>○</text:p>
          </table:table-cell>
          <table:table-cell table:style-name="ce3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6" office:value-type="string" calcext:value-type="string">
            <text:p>lockPref("social.remote-install.enabled", false);</text:p>
            <text:p>lockPref("social.toast-notifications.enabled", false);</text:p>
          </table:table-cell>
          <table:table-cell table:style-name="ce46" office:value-type="string" calcext:value-type="string">
            <text:p>-</text:p>
          </table:table-cell>
          <table:table-cell table:style-name="ce54" table:formula="of:=IFERROR(VLOOKUP([.$C183];[$'verify-targets-to-chapters'.$A$1:.$B$999];2;0);IF([.$A183]=&quot;&quot;;&quot;&quot;;&quot;省略&quot;))">
            <text:p/>
          </table:table-cell>
          <table:table-cell table:number-columns-repeated="1006"/>
        </table:table-row>
        <table:table-row table:style-name="ro4">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4]=&quot;&quot;;&quot;?&quot;;IF([.M184]=&quot;&quot;;&quot;新規&quot;;IF([.K184]=[.M184];&quot;&quot;;&quot;変更あり&quot;)))">
            <text:p/>
          </table:table-cell>
          <table:table-cell table:style-name="ce8" office:value-type="string" calcext:value-type="string">
            <text:p>-</text:p>
          </table:table-cell>
          <table:table-cell table:style-name="ce7" table:formula="of:=IF([.M184]=&quot;&quot;;&quot;?&quot;;IF([.O184]=&quot;&quot;;&quot;新規&quot;;IF([.M184]=[.O184];&quot;&quot;;&quot;○&quot;)))">
            <text:p/>
          </table:table-cell>
          <table:table-cell table:style-name="ce46" office:value-type="string" calcext:value-type="string">
            <text:p>-</text:p>
          </table:table-cell>
          <table:table-cell table:style-name="ce46"/>
          <table:table-cell table:style-name="ce46" office:value-type="string" calcext:value-type="string">
            <text:p>-</text:p>
          </table:table-cell>
          <table:table-cell table:style-name="ce54" table:formula="of:=IFERROR(VLOOKUP([.$C184];[$'verify-targets-to-chapters'.$A$1:.$B$999];2;0);IF([.$A184]=&quot;&quot;;&quot;&quot;;&quot;省略&quot;))">
            <text:p/>
          </table:table-cell>
          <table:table-cell table:number-columns-repeated="1006"/>
        </table:table-row>
        <table:table-row table:style-name="ro4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2" office:value-type="string" calcext:value-type="string">
            <text:p><text:span text:style-name="T10">lockPref("identity.fxaccounts.auth.uri", "");</text:span></text:p>
            <text:p><text:span text:style-name="T10">lockPref("identity.fxaccounts.remote.force_auth.uri","");</text:span></text:p>
            <text:p><text:span text:style-name="T10">lockPref("identity.fxaccounts.remote.oauth.uri","");</text:span></text:p>
            <text:p><text:span text:style-name="T10">lockPref("identity.fxaccounts.remote.profile.uri","");</text:span></text:p>
            <text:p><text:span text:style-name="T10">lockPref("identity.fxaccounts.remote.signin.uri","");</text:span></text:p>
            <text:p><text:span text:style-name="T10">lockPref("identity.fxaccounts.remote.signup.uri","");</text:span></text:p>
            <text:p><text:span text:style-name="T10">lockPref("identity.fxaccounts.remote.webchannel.uri", "about:blank");</text:span></text:p>
            <text:p><text:span text:style-name="T10">lockPref("identity.fxaccounts.settings.devices.uri", "");</text:span></text:p>
            <text:p><text:span text:style-name="T10">lockPref("identity.fxaccounts.settings.uri","");</text:span></text:p>
          </table:table-cell>
          <table:table-cell table:style-name="ce10" table:formula="of:=IF([.K185]=&quot;&quot;;&quot;?&quot;;IF([.M185]=&quot;&quot;;&quot;新規&quot;;IF([.K185]=[.M185];&quot;&quot;;&quot;変更あり&quot;)))" office:value-type="string" office:string-value="変更あり" calcext:value-type="string">
            <text:p>変更あり</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5]=&quot;&quot;;&quot;?&quot;;IF([.O185]=&quot;&quot;;&quot;新規&quot;;IF([.M185]=[.O185];&quot;&quot;;&quot;○&quot;)))" office:value-type="string" office:string-value="○" calcext:value-type="string">
            <text:p>○</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6" office:value-type="string" calcext:value-type="string">
            <text:p>-</text:p>
          </table:table-cell>
          <table:table-cell table:style-name="ce54" table:formula="of:=IFERROR(VLOOKUP([.$C185];[$'verify-targets-to-chapters'.$A$1:.$B$999];2;0);IF([.$A185]=&quot;&quot;;&quot;&quot;;&quot;省略&quot;))">
            <text:p/>
          </table:table-cell>
          <table:table-cell table:number-columns-repeated="1006"/>
        </table:table-row>
        <table:table-row table:style-name="ro3">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6]=&quot;&quot;;&quot;?&quot;;IF([.O186]=&quot;&quot;;&quot;新規&quot;;IF([.M186]=[.O186];&quot;&quot;;&quot;○&quot;)))">
            <text:p/>
          </table:table-cell>
          <table:table-cell table:number-columns-repeated="2" table:style-name="ce46" office:value-type="string" calcext:value-type="string">
            <text:p>lockPref("loop.enabled",true);</text:p>
          </table:table-cell>
          <table:table-cell table:style-name="ce46" office:value-type="string" calcext:value-type="string">
            <text:p>-</text:p>
          </table:table-cell>
          <table:table-cell table:style-name="ce54" table:formula="of:=IFERROR(VLOOKUP([.$C186];[$'verify-targets-to-chapters'.$A$1:.$B$999];2;0);IF([.$A186]=&quot;&quot;;&quot;&quot;;&quot;省略&quot;))">
            <text:p/>
          </table:table-cell>
          <table:table-cell table:number-columns-repeated="1006"/>
        </table:table-row>
        <table:table-row table:style-name="ro48">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7]=&quot;&quot;;&quot;?&quot;;IF([.M187]=&quot;&quot;;&quot;新規&quot;;IF([.K187]=[.M187];&quot;&quot;;&quot;変更あり&quot;)))" office:value-type="string" office:string-value="変更あり" calcext:value-type="string">
            <text:p>変更あり</text:p>
          </table:table-cell>
          <table:table-cell table:style-name="ce46"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7]=&quot;&quot;;&quot;?&quot;;IF([.O187]=&quot;&quot;;&quot;新規&quot;;IF([.M187]=[.O187];&quot;&quot;;&quot;○&quot;)))" office:value-type="string" office:string-value="○" calcext:value-type="string">
            <text:p>○</text:p>
          </table:table-cell>
          <table:table-cell table:style-name="ce4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6" office:value-type="string" calcext:value-type="string">
            <text:p>lockPref("loop.enabled",false);</text:p>
          </table:table-cell>
          <table:table-cell table:style-name="ce46" office:value-type="string" calcext:value-type="string">
            <text:p>-</text:p>
          </table:table-cell>
          <table:table-cell table:style-name="ce54" table:formula="of:=IFERROR(VLOOKUP([.$C187];[$'verify-targets-to-chapters'.$A$1:.$B$999];2;0);IF([.$A187]=&quot;&quot;;&quot;&quot;;&quot;省略&quot;))">
            <text:p/>
          </table:table-cell>
          <table:table-cell table:number-columns-repeated="1006"/>
        </table:table-row>
        <table:table-row table:style-name="ro4">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8]=&quot;&quot;;&quot;?&quot;;IF([.M188]=&quot;&quot;;&quot;新規&quot;;IF([.K188]=[.M188];&quot;&quot;;&quot;変更あり&quot;)))">
            <text:p/>
          </table:table-cell>
          <table:table-cell table:style-name="ce8" office:value-type="string" calcext:value-type="string">
            <text:p>-</text:p>
          </table:table-cell>
          <table:table-cell table:style-name="ce7" table:formula="of:=IF([.M188]=&quot;&quot;;&quot;?&quot;;IF([.O188]=&quot;&quot;;&quot;新規&quot;;IF([.M188]=[.O188];&quot;&quot;;&quot;○&quot;)))">
            <text:p/>
          </table:table-cell>
          <table:table-cell table:style-name="ce46" office:value-type="string" calcext:value-type="string">
            <text:p>-</text:p>
          </table:table-cell>
          <table:table-cell table:style-name="ce46" table:number-columns-repeated="2"/>
          <table:table-cell table:style-name="ce54" table:formula="of:=IFERROR(VLOOKUP([.$C188];[$'verify-targets-to-chapters'.$A$1:.$B$999];2;0);IF([.$A188]=&quot;&quot;;&quot;&quot;;&quot;省略&quot;))">
            <text:p/>
          </table:table-cell>
          <table:table-cell table:number-columns-repeated="1006"/>
        </table:table-row>
        <table:table-row table:style-name="ro39">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89]=&quot;&quot;;&quot;?&quot;;IF([.M189]=&quot;&quot;;&quot;新規&quot;;IF([.K189]=[.M189];&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9]=&quot;&quot;;&quot;?&quot;;IF([.O189]=&quot;&quot;;&quot;新規&quot;;IF([.M189]=[.O189];&quot;&quot;;&quot;○&quot;)))">
            <text:p/>
          </table:table-cell>
          <table:table-cell table:style-name="ce4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6" table:number-columns-repeated="2"/>
          <table:table-cell table:style-name="ce54" table:formula="of:=IFERROR(VLOOKUP([.$C189];[$'verify-targets-to-chapters'.$A$1:.$B$999];2;0);IF([.$A189]=&quot;&quot;;&quot;&quot;;&quot;省略&quot;))">
            <text:p/>
          </table:table-cell>
          <table:table-cell table:number-columns-repeated="1006"/>
        </table:table-row>
        <table:table-row table:style-name="ro4">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0]=&quot;&quot;;&quot;?&quot;;IF([.M190]=&quot;&quot;;&quot;新規&quot;;IF([.K190]=[.M190];&quot;&quot;;&quot;変更あり&quot;)))">
            <text:p/>
          </table:table-cell>
          <table:table-cell table:style-name="ce8" office:value-type="string" calcext:value-type="string">
            <text:p>-</text:p>
          </table:table-cell>
          <table:table-cell table:style-name="ce7" table:formula="of:=IF([.M190]=&quot;&quot;;&quot;?&quot;;IF([.O190]=&quot;&quot;;&quot;新規&quot;;IF([.M190]=[.O190];&quot;&quot;;&quot;○&quot;)))">
            <text:p/>
          </table:table-cell>
          <table:table-cell table:style-name="ce46" office:value-type="string" calcext:value-type="string">
            <text:p>-</text:p>
          </table:table-cell>
          <table:table-cell table:style-name="ce46" table:number-columns-repeated="2"/>
          <table:table-cell table:style-name="ce54" table:formula="of:=IFERROR(VLOOKUP([.$C190];[$'verify-targets-to-chapters'.$A$1:.$B$999];2;0);IF([.$A190]=&quot;&quot;;&quot;&quot;;&quot;省略&quot;))">
            <text:p/>
          </table:table-cell>
          <table:table-cell table:number-columns-repeated="1006"/>
        </table:table-row>
        <table:table-row table:style-name="ro49">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1]=&quot;&quot;;&quot;?&quot;;IF([.M191]=&quot;&quot;;&quot;新規&quot;;IF([.K191]=[.M191];&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1]=&quot;&quot;;&quot;?&quot;;IF([.O191]=&quot;&quot;;&quot;新規&quot;;IF([.M191]=[.O191];&quot;&quot;;&quot;○&quot;)))" office:value-type="string" office:string-value="○" calcext:value-type="string">
            <text:p>○</text:p>
          </table:table-cell>
          <table:table-cell table:style-name="ce4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6" table:number-columns-repeated="2"/>
          <table:table-cell table:style-name="ce54" table:formula="of:=IFERROR(VLOOKUP([.$C191];[$'verify-targets-to-chapters'.$A$1:.$B$999];2;0);IF([.$A191]=&quot;&quot;;&quot;&quot;;&quot;省略&quot;))">
            <text:p/>
          </table:table-cell>
          <table:table-cell table:number-columns-repeated="1006"/>
        </table:table-row>
        <table:table-row table:style-name="ro3">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192]=&quot;&quot;;&quot;?&quot;;IF([.O192]=&quot;&quot;;&quot;新規&quot;;IF([.M192]=[.O192];&quot;&quot;;&quot;○&quot;)))">
            <text:p/>
          </table:table-cell>
          <table:table-cell table:style-name="ce46" office:value-type="string" calcext:value-type="string">
            <text:p>-</text:p>
          </table:table-cell>
          <table:table-cell table:style-name="ce46" table:number-columns-repeated="2"/>
          <table:table-cell table:style-name="ce54" table:formula="of:=IFERROR(VLOOKUP([.$C192];[$'verify-targets-to-chapters'.$A$1:.$B$999];2;0);IF([.$A192]=&quot;&quot;;&quot;&quot;;&quot;省略&quot;))">
            <text:p/>
          </table:table-cell>
          <table:table-cell table:number-columns-repeated="1006"/>
        </table:table-row>
        <table:table-row table:style-name="ro50">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3]=&quot;&quot;;&quot;?&quot;;IF([.M193]=&quot;&quot;;&quot;新規&quot;;IF([.K193]=[.M193];&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3]=&quot;&quot;;&quot;?&quot;;IF([.O193]=&quot;&quot;;&quot;新規&quot;;IF([.M193]=[.O193];&quot;&quot;;&quot;○&quot;)))" office:value-type="string" office:string-value="○" calcext:value-type="string">
            <text:p>○</text:p>
          </table:table-cell>
          <table:table-cell table:style-name="ce46"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6" table:number-columns-repeated="2"/>
          <table:table-cell table:style-name="ce54" table:formula="of:=IFERROR(VLOOKUP([.$C193];[$'verify-targets-to-chapters'.$A$1:.$B$999];2;0);IF([.$A193]=&quot;&quot;;&quot;&quot;;&quot;省略&quot;))">
            <text:p/>
          </table:table-cell>
          <table:table-cell table:number-columns-repeated="1006"/>
        </table:table-row>
        <table:table-row table:style-name="ro7">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4]=&quot;&quot;;&quot;?&quot;;IF([.M194]=&quot;&quot;;&quot;新規&quot;;IF([.K194]=[.M194];&quot;&quot;;&quot;変更あり&quot;)))">
            <text:p/>
          </table:table-cell>
          <table:table-cell table:style-name="ce46" office:value-type="string" calcext:value-type="string">
            <text:p>-</text:p>
          </table:table-cell>
          <table:table-cell table:style-name="ce7" table:formula="of:=IF([.M194]=&quot;&quot;;&quot;?&quot;;IF([.O194]=&quot;&quot;;&quot;新規&quot;;IF([.M194]=[.O194];&quot;&quot;;&quot;○&quot;)))">
            <text:p/>
          </table:table-cell>
          <table:table-cell table:style-name="ce46" office:value-type="string" calcext:value-type="string">
            <text:p>-</text:p>
          </table:table-cell>
          <table:table-cell table:style-name="ce46" table:number-columns-repeated="2"/>
          <table:table-cell table:style-name="ce54"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5]=&quot;&quot;;&quot;?&quot;;IF([.M195]=&quot;&quot;;&quot;新規&quot;;IF([.K195]=[.M195];&quot;&quot;;&quot;変更あり&quot;)))">
            <text:p/>
          </table:table-cell>
          <table:table-cell table:style-name="ce46" office:value-type="string" calcext:value-type="string">
            <text:p>-</text:p>
          </table:table-cell>
          <table:table-cell table:style-name="ce7" table:formula="of:=IF([.M195]=&quot;&quot;;&quot;?&quot;;IF([.O195]=&quot;&quot;;&quot;新規&quot;;IF([.M195]=[.O195];&quot;&quot;;&quot;○&quot;)))">
            <text:p/>
          </table:table-cell>
          <table:table-cell table:style-name="ce46" office:value-type="string" calcext:value-type="string">
            <text:p>-</text:p>
          </table:table-cell>
          <table:table-cell table:style-name="ce46" table:number-columns-repeated="2"/>
          <table:table-cell table:style-name="ce54"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6]=&quot;&quot;;&quot;?&quot;;IF([.M196]=&quot;&quot;;&quot;新規&quot;;IF([.K196]=[.M196];&quot;&quot;;&quot;変更あり&quot;)))">
            <text:p/>
          </table:table-cell>
          <table:table-cell table:style-name="ce46" office:value-type="string" calcext:value-type="string">
            <text:p>lockPref("browser.cache.disk.smart_size.enabled", true);</text:p>
          </table:table-cell>
          <table:table-cell table:style-name="ce7" table:formula="of:=IF([.M196]=&quot;&quot;;&quot;?&quot;;IF([.O196]=&quot;&quot;;&quot;新規&quot;;IF([.M196]=[.O196];&quot;&quot;;&quot;○&quot;)))">
            <text:p/>
          </table:table-cell>
          <table:table-cell table:style-name="ce46" office:value-type="string" calcext:value-type="string">
            <text:p>lockPref("browser.cache.disk.smart_size.enabled", true);</text:p>
          </table:table-cell>
          <table:table-cell table:style-name="ce46" table:number-columns-repeated="2"/>
          <table:table-cell table:style-name="ce54" table:formula="of:=IFERROR(VLOOKUP([.$C196];[$'verify-targets-to-chapters'.$A$1:.$B$999];2;0);IF([.$A196]=&quot;&quot;;&quot;&quot;;&quot;省略&quot;))">
            <text:p/>
          </table:table-cell>
          <table:table-cell table:number-columns-repeated="1006"/>
        </table:table-row>
        <table:table-row table:style-name="ro5">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7]=&quot;&quot;;&quot;?&quot;;IF([.M197]=&quot;&quot;;&quot;新規&quot;;IF([.K197]=[.M197];&quot;&quot;;&quot;変更あり&quot;)))">
            <text:p/>
          </table:table-cell>
          <table:table-cell table:style-name="ce46" office:value-type="string" calcext:value-type="string">
            <text:p>lockPref("browser.cache.disk.smart_size.enabled", false);</text:p>
            <text:p>lockPref("browser.cache.disk.capacity", サイズ（KB）);</text:p>
          </table:table-cell>
          <table:table-cell table:style-name="ce7" table:formula="of:=IF([.M197]=&quot;&quot;;&quot;?&quot;;IF([.O197]=&quot;&quot;;&quot;新規&quot;;IF([.M197]=[.O197];&quot;&quot;;&quot;○&quot;)))">
            <text:p/>
          </table:table-cell>
          <table:table-cell table:style-name="ce46" office:value-type="string" calcext:value-type="string">
            <text:p>lockPref("browser.cache.disk.smart_size.enabled", false);</text:p>
            <text:p>lockPref("browser.cache.disk.capacity", サイズ（KB）);</text:p>
          </table:table-cell>
          <table:table-cell table:style-name="ce46" table:number-columns-repeated="2"/>
          <table:table-cell table:style-name="ce54" table:formula="of:=IFERROR(VLOOKUP([.$C197];[$'verify-targets-to-chapters'.$A$1:.$B$999];2;0);IF([.$A197]=&quot;&quot;;&quot;&quot;;&quot;省略&quot;))">
            <text:p/>
          </table:table-cell>
          <table:table-cell table:number-columns-repeated="1006"/>
        </table:table-row>
        <table:table-row table:style-name="ro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3"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8]=&quot;&quot;;&quot;?&quot;;IF([.M198]=&quot;&quot;;&quot;新規&quot;;IF([.K198]=[.M198];&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198];[$'verify-targets-to-chapters'.$A$1:.$B$999];2;0);IF([.$A198]=&quot;&quot;;&quot;&quot;;&quot;省略&quot;))">
            <text:p/>
          </table:table-cell>
          <table:table-cell table:number-columns-repeated="1006"/>
        </table:table-row>
        <table:table-row table:style-name="ro4">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199]=&quot;&quot;;&quot;?&quot;;IF([.M199]=&quot;&quot;;&quot;新規&quot;;IF([.K199]=[.M199];&quot;&quot;;&quot;変更あり&quot;)))">
            <text:p/>
          </table:table-cell>
          <table:table-cell table:style-name="ce36" office:value-type="string" calcext:value-type="string">
            <text:p>-</text:p>
          </table:table-cell>
          <table:table-cell table:style-name="ce7" table:formula="of:=IF([.M199]=&quot;&quot;;&quot;?&quot;;IF([.O199]=&quot;&quot;;&quot;新規&quot;;IF([.M199]=[.O199];&quot;&quot;;&quot;○&quot;)))">
            <text:p/>
          </table:table-cell>
          <table:table-cell table:number-columns-repeated="2" table:style-name="ce46" office:value-type="string" calcext:value-type="string">
            <text:p>-</text:p>
          </table:table-cell>
          <table:table-cell table:style-name="ce46"/>
          <table:table-cell table:style-name="ce54" table:formula="of:=IFERROR(VLOOKUP([.$C199];[$'verify-targets-to-chapters'.$A$1:.$B$999];2;0);IF([.$A199]=&quot;&quot;;&quot;&quot;;&quot;省略&quot;))">
            <text:p/>
          </table:table-cell>
          <table:table-cell table:number-columns-repeated="1006"/>
        </table:table-row>
        <table:table-row table:style-name="ro51">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selfsupport.enabled", false);</text:p>
            <text:p><text:span text:style-name="T11">lockPref("browser.selfsupport.url", "");</text:span></text:p>
          </table:table-cell>
          <table:table-cell table:style-name="ce10" table:formula="of:=IF([.K200]=&quot;&quot;;&quot;?&quot;;IF([.M200]=&quot;&quot;;&quot;新規&quot;;IF([.K200]=[.M200];&quot;&quot;;&quot;変更あり&quot;)))" office:value-type="string" office:string-value="変更あり" calcext:value-type="string">
            <text:p>変更あり</text:p>
          </table:table-cell>
          <table:table-cell table:style-name="ce36" office:value-type="string" calcext:value-type="string">
            <text:p>lockPref("browser.selfsupport.url", "");</text:p>
          </table:table-cell>
          <table:table-cell table:style-name="ce7" table:formula="of:=IF([.M200]=&quot;&quot;;&quot;?&quot;;IF([.O200]=&quot;&quot;;&quot;新規&quot;;IF([.M200]=[.O200];&quot;&quot;;&quot;○&quot;)))">
            <text:p/>
          </table:table-cell>
          <table:table-cell table:number-columns-repeated="2" table:style-name="ce46" office:value-type="string" calcext:value-type="string">
            <text:p>lockPref("browser.selfsupport.url", "");</text:p>
          </table:table-cell>
          <table:table-cell table:style-name="ce46"/>
          <table:table-cell table:style-name="ce54"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1]=&quot;&quot;;&quot;?&quot;;IF([.M201]=&quot;&quot;;&quot;新規&quot;;IF([.K201]=[.M201];&quot;&quot;;&quot;変更あり&quot;)))">
            <text:p/>
          </table:table-cell>
          <table:table-cell table:style-name="ce46" office:value-type="string" calcext:value-type="string">
            <text:p>defaultPref("network.http.speculative-parallel-limit", 6);</text:p>
          </table:table-cell>
          <table:table-cell table:style-name="ce7" table:formula="of:=IF([.M201]=&quot;&quot;;&quot;?&quot;;IF([.O201]=&quot;&quot;;&quot;新規&quot;;IF([.M201]=[.O201];&quot;&quot;;&quot;○&quot;)))">
            <text:p/>
          </table:table-cell>
          <table:table-cell table:style-name="ce46" office:value-type="string" calcext:value-type="string">
            <text:p>defaultPref("network.http.speculative-parallel-limit", 6);</text:p>
          </table:table-cell>
          <table:table-cell table:style-name="ce46" table:number-columns-repeated="2"/>
          <table:table-cell table:style-name="ce54"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2]=&quot;&quot;;&quot;?&quot;;IF([.M202]=&quot;&quot;;&quot;新規&quot;;IF([.K202]=[.M202];&quot;&quot;;&quot;変更あり&quot;)))">
            <text:p/>
          </table:table-cell>
          <table:table-cell table:style-name="ce46" office:value-type="string" calcext:value-type="string">
            <text:p>lockPref("network.http.speculative-parallel-limit", 0);</text:p>
          </table:table-cell>
          <table:table-cell table:style-name="ce7" table:formula="of:=IF([.M202]=&quot;&quot;;&quot;?&quot;;IF([.O202]=&quot;&quot;;&quot;新規&quot;;IF([.M202]=[.O202];&quot;&quot;;&quot;○&quot;)))">
            <text:p/>
          </table:table-cell>
          <table:table-cell table:style-name="ce46" office:value-type="string" calcext:value-type="string">
            <text:p>lockPref("network.http.speculative-parallel-limit", 0);</text:p>
          </table:table-cell>
          <table:table-cell table:style-name="ce46" table:number-columns-repeated="2"/>
          <table:table-cell table:style-name="ce54" table:formula="of:=IFERROR(VLOOKUP([.$C202];[$'verify-targets-to-chapters'.$A$1:.$B$999];2;0);IF([.$A202]=&quot;&quot;;&quot;&quot;;&quot;省略&quot;))">
            <text:p/>
          </table:table-cell>
          <table:table-cell table:number-columns-repeated="1006"/>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6" office:value-type="string" calcext:value-type="string">
            <text:p>-</text:p>
          </table:table-cell>
          <table:table-cell table:style-name="ce10" table:formula="of:=IF([.K203]=&quot;&quot;;&quot;?&quot;;IF([.M203]=&quot;&quot;;&quot;新規&quot;;IF([.K203]=[.M203];&quot;&quot;;&quot;変更あり&quot;)))">
            <text:p/>
          </table:table-cell>
          <table:table-cell table:style-name="ce36" office:value-type="string" calcext:value-type="string">
            <text:p>-</text:p>
          </table:table-cell>
          <table:table-cell table:style-name="ce7" table:formula="of:=IF([.M203]=&quot;&quot;;&quot;?&quot;;IF([.O203]=&quot;&quot;;&quot;新規&quot;;IF([.M203]=[.O203];&quot;&quot;;&quot;○&quot;)))" office:value-type="string" office:string-value="新規" calcext:value-type="string">
            <text:p>新規</text:p>
          </table:table-cell>
          <table:table-cell table:style-name="ce46" table:number-columns-repeated="3"/>
          <table:table-cell table:style-name="ce54" table:formula="of:=IFERROR(VLOOKUP([.$C203];[$'verify-targets-to-chapters'.$A$1:.$B$999];2;0);IF([.$A203]=&quot;&quot;;&quot;&quot;;&quot;省略&quot;))">
            <text:p/>
          </table:table-cell>
          <table:table-cell table:number-columns-repeated="1006"/>
        </table:table-row>
        <table:table-row table:style-name="ro52">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6"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4]=&quot;&quot;;&quot;?&quot;;IF([.M204]=&quot;&quot;;&quot;新規&quot;;IF([.K204]=[.M204];&quot;&quot;;&quot;変更あり&quot;)))" office:value-type="string" office:string-value="変更あり" calcext:value-type="string">
            <text:p>変更あり</text:p>
          </table:table-cell>
          <table:table-cell table:style-name="ce36" office:value-type="string" calcext:value-type="string">
            <text:p>lockPref("privacy.trackingprotection.enabled", true);</text:p>
            <text:p>lockPref("privacy.trackingprotection.pbmode.enabled", true);</text:p>
          </table:table-cell>
          <table:table-cell table:style-name="ce7" table:formula="of:=IF([.M204]=&quot;&quot;;&quot;?&quot;;IF([.O204]=&quot;&quot;;&quot;新規&quot;;IF([.M204]=[.O204];&quot;&quot;;&quot;○&quot;)))" office:value-type="string" office:string-value="新規" calcext:value-type="string">
            <text:p>新規</text:p>
          </table:table-cell>
          <table:table-cell table:style-name="ce46" table:number-columns-repeated="3"/>
          <table:table-cell table:style-name="ce54" table:formula="of:=IFERROR(VLOOKUP([.$C204];[$'verify-targets-to-chapters'.$A$1:.$B$999];2;0);IF([.$A204]=&quot;&quot;;&quot;&quot;;&quot;省略&quot;))">
            <text:p/>
          </table:table-cell>
          <table:table-cell table:number-columns-repeated="1006"/>
        </table:table-row>
        <table:table-row table:style-name="ro5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5]=&quot;&quot;;&quot;?&quot;;IF([.M205]=&quot;&quot;;&quot;新規&quot;;IF([.K205]=[.M205];&quot;&quot;;&quot;変更あり&quot;)))" office:value-type="string" office:string-value="変更あり" calcext:value-type="string">
            <text:p>変更あり</text:p>
          </table:table-cell>
          <table:table-cell table:style-name="ce37"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5]=&quot;&quot;;&quot;?&quot;;IF([.O205]=&quot;&quot;;&quot;新規&quot;;IF([.M205]=[.O205];&quot;&quot;;&quot;○&quot;)))" office:value-type="string" office:string-value="新規" calcext:value-type="string">
            <text:p>新規</text:p>
          </table:table-cell>
          <table:table-cell table:style-name="ce46" table:number-columns-repeated="3"/>
          <table:table-cell table:style-name="ce54" table:formula="of:=IFERROR(VLOOKUP([.$C205];[$'verify-targets-to-chapters'.$A$1:.$B$999];2;0);IF([.$A205]=&quot;&quot;;&quot;&quot;;&quot;省略&quot;))">
            <text:p/>
          </table:table-cell>
          <table:table-cell table:number-columns-repeated="1006"/>
        </table:table-row>
        <table:table-row table:style-name="ro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6" office:value-type="string" calcext:value-type="string">
            <text:p>lockPref("browser.sessionstore.privacy_level", 0);</text:p>
          </table:table-cell>
          <table:table-cell table:style-name="ce10" table:formula="of:=IF([.K206]=&quot;&quot;;&quot;?&quot;;IF([.M206]=&quot;&quot;;&quot;新規&quot;;IF([.K206]=[.M206];&quot;&quot;;&quot;変更あり&quot;)))">
            <text:p/>
          </table:table-cell>
          <table:table-cell table:style-name="ce36" office:value-type="string" calcext:value-type="string">
            <text:p>lockPref("browser.sessionstore.privacy_level", 0);</text:p>
          </table:table-cell>
          <table:table-cell table:style-name="ce7" table:formula="of:=IF([.M206]=&quot;&quot;;&quot;?&quot;;IF([.O206]=&quot;&quot;;&quot;新規&quot;;IF([.M206]=[.O206];&quot;&quot;;&quot;○&quot;)))" office:value-type="string" office:string-value="新規" calcext:value-type="string">
            <text:p>新規</text:p>
          </table:table-cell>
          <table:table-cell table:style-name="ce46" table:number-columns-repeated="3"/>
          <table:table-cell table:style-name="ce54" table:formula="of:=IFERROR(VLOOKUP([.$C206];[$'verify-targets-to-chapters'.$A$1:.$B$999];2;0);IF([.$A206]=&quot;&quot;;&quot;&quot;;&quot;省略&quot;))">
            <text:p/>
          </table:table-cell>
          <table:table-cell table:number-columns-repeated="1006"/>
        </table:table-row>
        <table:table-row table:style-name="ro5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7]=&quot;&quot;;&quot;?&quot;;IF([.M207]=&quot;&quot;;&quot;新規&quot;;IF([.K207]=[.M207];&quot;&quot;;&quot;変更あり&quot;)))">
            <text:p/>
          </table:table-cell>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7]=&quot;&quot;;&quot;?&quot;;IF([.O207]=&quot;&quot;;&quot;新規&quot;;IF([.M207]=[.O207];&quot;&quot;;&quot;○&quot;)))" office:value-type="string" office:string-value="新規" calcext:value-type="string">
            <text:p>新規</text:p>
          </table:table-cell>
          <table:table-cell table:style-name="ce46" table:number-columns-repeated="3"/>
          <table:table-cell table:style-name="ce54"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std-track-digest256");</text:p>
          </table:table-cell>
          <table:table-cell table:style-name="ce10" table:formula="of:=IF([.K208]=&quot;&quot;;&quot;?&quot;;IF([.M208]=&quot;&quot;;&quot;新規&quot;;IF([.K208]=[.M208];&quot;&quot;;&quot;変更あり&quot;)))">
            <text:p/>
          </table:table-cell>
          <table:table-cell table:style-name="ce36" office:value-type="string" calcext:value-type="string">
            <text:p>defaultPref("urlclassifier.trackingTable", "test-track-simple,mozstd-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6" table:number-columns-repeated="3"/>
          <table:table-cell table:style-name="ce54" table:formula="of:=IFERROR(VLOOKUP([.$C208];[$'verify-targets-to-chapters'.$A$1:.$B$999];2;0);IF([.$A208]=&quot;&quot;;&quot;&quot;;&quot;省略&quot;))">
            <text:p/>
          </table:table-cell>
          <table:table-cell table:number-columns-repeated="1006"/>
        </table:table-row>
        <table:table-row table:style-name="ro5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full-track-digest256");</text:p>
          </table:table-cell>
          <table:table-cell table:style-name="ce10" table:formula="of:=IF([.K209]=&quot;&quot;;&quot;?&quot;;IF([.M209]=&quot;&quot;;&quot;新規&quot;;IF([.K209]=[.M209];&quot;&quot;;&quot;変更あり&quot;)))">
            <text:p/>
          </table:table-cell>
          <table:table-cell table:style-name="ce36" office:value-type="string" calcext:value-type="string">
            <text:p>defaultPref("urlclassifier.trackingTable", "test-track-simple,mozfull-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6" table:number-columns-repeated="3"/>
          <table:table-cell table:style-name="ce54"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0]=&quot;&quot;;&quot;?&quot;;IF([.M210]=&quot;&quot;;&quot;新規&quot;;IF([.K210]=[.M210];&quot;&quot;;&quot;変更あり&quot;)))">
            <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6" table:number-columns-repeated="3"/>
          <table:table-cell table:style-name="ce54"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10" table:formula="of:=IF([.K211]=&quot;&quot;;&quot;?&quot;;IF([.M211]=&quot;&quot;;&quot;新規&quot;;IF([.K211]=[.M211];&quot;&quot;;&quot;変更あり&quot;)))">
            <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7" table:formula="of:=IF([.M211]=&quot;&quot;;&quot;?&quot;;IF([.O211]=&quot;&quot;;&quot;新規&quot;;IF([.M211]=[.O211];&quot;&quot;;&quot;○&quot;)))" office:value-type="string" office:string-value="新規" calcext:value-type="string">
            <text:p>新規</text:p>
          </table:table-cell>
          <table:table-cell table:style-name="ce46" table:number-columns-repeated="3"/>
          <table:table-cell table:style-name="ce54"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2]=&quot;&quot;;&quot;?&quot;;IF([.M212]=&quot;&quot;;&quot;新規&quot;;IF([.K212]=[.M212];&quot;&quot;;&quot;変更あり&quot;)))">
            <text:p/>
          </table:table-cell>
          <table:table-cell table:style-name="ce36" office:value-type="string" calcext:value-type="string">
            <text:p>-</text:p>
          </table:table-cell>
          <table:table-cell table:style-name="ce7" table:formula="of:=IF([.M212]=&quot;&quot;;&quot;?&quot;;IF([.O212]=&quot;&quot;;&quot;新規&quot;;IF([.M212]=[.O212];&quot;&quot;;&quot;○&quot;)))" office:value-type="string" office:string-value="新規" calcext:value-type="string">
            <text:p>新規</text:p>
          </table:table-cell>
          <table:table-cell table:style-name="ce46" table:number-columns-repeated="3"/>
          <table:table-cell table:style-name="ce54"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cache.disk_cache_ssl", false)</text:p>
          </table:table-cell>
          <table:table-cell table:style-name="ce10" table:formula="of:=IF([.K213]=&quot;&quot;;&quot;?&quot;;IF([.M213]=&quot;&quot;;&quot;新規&quot;;IF([.K213]=[.M213];&quot;&quot;;&quot;変更あり&quot;)))">
            <text:p/>
          </table:table-cell>
          <table:table-cell table:style-name="ce36" office:value-type="string" calcext:value-type="string">
            <text:p>lockPref("browser.cache.disk_cache_ssl", false)</text:p>
          </table:table-cell>
          <table:table-cell table:style-name="ce7" table:formula="of:=IF([.M213]=&quot;&quot;;&quot;?&quot;;IF([.O213]=&quot;&quot;;&quot;新規&quot;;IF([.M213]=[.O213];&quot;&quot;;&quot;○&quot;)))" office:value-type="string" office:string-value="新規" calcext:value-type="string">
            <text:p>新規</text:p>
          </table:table-cell>
          <table:table-cell table:style-name="ce46" table:number-columns-repeated="3"/>
          <table:table-cell table:style-name="ce54"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4]=&quot;&quot;;&quot;?&quot;;IF([.M214]=&quot;&quot;;&quot;新規&quot;;IF([.K214]=[.M214];&quot;&quot;;&quot;変更あり&quot;)))">
            <text:p/>
          </table:table-cell>
          <table:table-cell table:style-name="ce36" office:value-type="string" calcext:value-type="string">
            <text:p>-</text:p>
          </table:table-cell>
          <table:table-cell table:style-name="ce7" table:formula="of:=IF([.M214]=&quot;&quot;;&quot;?&quot;;IF([.O214]=&quot;&quot;;&quot;新規&quot;;IF([.M214]=[.O214];&quot;&quot;;&quot;○&quot;)))" office:value-type="string" office:string-value="新規" calcext:value-type="string">
            <text:p>新規</text:p>
          </table:table-cell>
          <table:table-cell table:style-name="ce46" table:number-columns-repeated="3"/>
          <table:table-cell table:style-name="ce54"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6" office:value-type="string" calcext:value-type="string">
            <text:p>lockPref("network.predictor.enabled", false);</text:p>
          </table:table-cell>
          <table:table-cell table:style-name="ce10" table:formula="of:=IF([.K215]=&quot;&quot;;&quot;?&quot;;IF([.M215]=&quot;&quot;;&quot;新規&quot;;IF([.K215]=[.M215];&quot;&quot;;&quot;変更あり&quot;)))">
            <text:p/>
          </table:table-cell>
          <table:table-cell table:style-name="ce36" office:value-type="string" calcext:value-type="string">
            <text:p>lockPref("network.predictor.enabled", false);</text:p>
          </table:table-cell>
          <table:table-cell table:style-name="ce7" table:formula="of:=IF([.M215]=&quot;&quot;;&quot;?&quot;;IF([.O215]=&quot;&quot;;&quot;新規&quot;;IF([.M215]=[.O215];&quot;&quot;;&quot;○&quot;)))" office:value-type="string" office:string-value="新規" calcext:value-type="string">
            <text:p>新規</text:p>
          </table:table-cell>
          <table:table-cell table:style-name="ce46" table:number-columns-repeated="3"/>
          <table:table-cell table:style-name="ce54"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6]=&quot;&quot;;&quot;?&quot;;IF([.M216]=&quot;&quot;;&quot;新規&quot;;IF([.K216]=[.M216];&quot;&quot;;&quot;変更あり&quot;)))">
            <text:p/>
          </table:table-cell>
          <table:table-cell table:style-name="ce36" office:value-type="string" calcext:value-type="string">
            <text:p>-</text:p>
          </table:table-cell>
          <table:table-cell table:style-name="ce7" table:formula="of:=IF([.M216]=&quot;&quot;;&quot;?&quot;;IF([.O216]=&quot;&quot;;&quot;新規&quot;;IF([.M216]=[.O216];&quot;&quot;;&quot;○&quot;)))" office:value-type="string" office:string-value="新規" calcext:value-type="string">
            <text:p>新規</text:p>
          </table:table-cell>
          <table:table-cell table:style-name="ce46" table:number-columns-repeated="3"/>
          <table:table-cell table:style-name="ce54"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eacon.enabled", false); </text:p>
          </table:table-cell>
          <table:table-cell table:style-name="ce10" table:formula="of:=IF([.K217]=&quot;&quot;;&quot;?&quot;;IF([.M217]=&quot;&quot;;&quot;新規&quot;;IF([.K217]=[.M217];&quot;&quot;;&quot;変更あり&quot;)))">
            <text:p/>
          </table:table-cell>
          <table:table-cell table:style-name="ce36" office:value-type="string" calcext:value-type="string">
            <text:p>lockPref("beacon.enabled", false); </text:p>
          </table:table-cell>
          <table:table-cell table:style-name="ce7" table:formula="of:=IF([.M217]=&quot;&quot;;&quot;?&quot;;IF([.O217]=&quot;&quot;;&quot;新規&quot;;IF([.M217]=[.O217];&quot;&quot;;&quot;○&quot;)))" office:value-type="string" office:string-value="新規" calcext:value-type="string">
            <text:p>新規</text:p>
          </table:table-cell>
          <table:table-cell table:style-name="ce46" table:number-columns-repeated="3"/>
          <table:table-cell table:style-name="ce54"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8]=&quot;&quot;;&quot;?&quot;;IF([.M218]=&quot;&quot;;&quot;新規&quot;;IF([.K218]=[.M218];&quot;&quot;;&quot;変更あり&quot;)))" office:value-type="string" office:string-value="新規" calcext:value-type="string">
            <text:p>新規</text:p>
          </table:table-cell>
          <table:table-cell table:style-name="ce36"/>
          <table:table-cell table:style-name="ce7"/>
          <table:table-cell table:style-name="ce46" table:number-columns-repeated="3"/>
          <table:table-cell table:style-name="ce54"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6" office:value-type="string" calcext:value-type="string">
            <text:p>lockPref("security.insecure_field_warning.contextual.enabled", false); </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6"/>
          <table:table-cell table:style-name="ce7"/>
          <table:table-cell table:style-name="ce46" table:number-columns-repeated="3"/>
          <table:table-cell table:style-name="ce54"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6"/>
          <table:table-cell table:style-name="ce7"/>
          <table:table-cell table:style-name="ce46" table:number-columns-repeated="3"/>
          <table:table-cell table:style-name="ce54"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6" office:value-type="string" calcext:value-type="string">
            <text:p>lockPref("signon.rememberSignons.visibilityToggle", false); </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6"/>
          <table:table-cell table:style-name="ce7"/>
          <table:table-cell table:style-name="ce46" table:number-columns-repeated="3"/>
          <table:table-cell table:style-name="ce54" table:formula="of:=IFERROR(VLOOKUP([.$C221];[$'verify-targets-to-chapters'.$A$1:.$B$999];2;0);IF([.$A221]=&quot;&quot;;&quot;&quot;;&quot;省略&quot;))">
            <text:p/>
          </table:table-cell>
          <table:table-cell table:number-columns-repeated="1006"/>
        </table:table-row>
        <table:table-row table:style-name="ro56">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2]=&quot;&quot;;&quot;?&quot;;IF([.M222]=&quot;&quot;;&quot;新規&quot;;IF([.K222]=[.M222];&quot;&quot;;&quot;変更あり&quot;)))">
            <text:p/>
          </table:table-cell>
          <table:table-cell table:style-name="ce46" office:value-type="string" calcext:value-type="string">
            <text:p>-</text:p>
          </table:table-cell>
          <table:table-cell table:style-name="ce7" table:formula="of:=IF([.M222]=&quot;&quot;;&quot;?&quot;;IF([.O222]=&quot;&quot;;&quot;新規&quot;;IF([.M222]=[.O222];&quot;&quot;;&quot;○&quot;)))">
            <text:p/>
          </table:table-cell>
          <table:table-cell table:style-name="ce46" office:value-type="string" calcext:value-type="string">
            <text:p>-</text:p>
          </table:table-cell>
          <table:table-cell table:style-name="ce46" table:number-columns-repeated="2"/>
          <table:table-cell table:style-name="ce54" table:formula="of:=IFERROR(VLOOKUP([.$C222];[$'verify-targets-to-chapters'.$A$1:.$B$999];2;0);IF([.$A222]=&quot;&quot;;&quot;&quot;;&quot;省略&quot;))">
            <text:p/>
          </table:table-cell>
          <table:table-cell table:number-columns-repeated="1006"/>
        </table:table-row>
        <table:table-row table:style-name="ro3">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3]=&quot;&quot;;&quot;?&quot;;IF([.M223]=&quot;&quot;;&quot;新規&quot;;IF([.K223]=[.M223];&quot;&quot;;&quot;変更あり&quot;)))">
            <text:p/>
          </table:table-cell>
          <table:table-cell table:style-name="ce46" office:value-type="string" calcext:value-type="string">
            <text:p>[XRE]</text:p>
            <text:p>EnableProfileMigrator=0</text:p>
          </table:table-cell>
          <table:table-cell table:style-name="ce7" table:formula="of:=IF([.M223]=&quot;&quot;;&quot;?&quot;;IF([.O223]=&quot;&quot;;&quot;新規&quot;;IF([.M223]=[.O223];&quot;&quot;;&quot;○&quot;)))">
            <text:p/>
          </table:table-cell>
          <table:table-cell table:style-name="ce46" office:value-type="string" calcext:value-type="string">
            <text:p>[XRE]</text:p>
            <text:p>EnableProfileMigrator=0</text:p>
          </table:table-cell>
          <table:table-cell table:style-name="ce46" table:number-columns-repeated="2"/>
          <table:table-cell table:style-name="ce54" table:formula="of:=IFERROR(VLOOKUP([.$C223];[$'verify-targets-to-chapters'.$A$1:.$B$999];2;0);IF([.$A223]=&quot;&quot;;&quot;&quot;;&quot;省略&quot;))">
            <text:p/>
          </table:table-cell>
          <table:table-cell table:number-columns-repeated="1006"/>
        </table:table-row>
        <table:table-row table:style-name="ro56">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4]=&quot;&quot;;&quot;?&quot;;IF([.M224]=&quot;&quot;;&quot;新規&quot;;IF([.K224]=[.M224];&quot;&quot;;&quot;変更あり&quot;)))">
            <text:p/>
          </table:table-cell>
          <table:table-cell table:style-name="ce8" office:value-type="string" calcext:value-type="string">
            <text:p>-</text:p>
          </table:table-cell>
          <table:table-cell table:style-name="ce7" table:formula="of:=IF([.M224]=&quot;&quot;;&quot;?&quot;;IF([.O224]=&quot;&quot;;&quot;新規&quot;;IF([.M224]=[.O224];&quot;&quot;;&quot;○&quot;)))">
            <text:p/>
          </table:table-cell>
          <table:table-cell table:style-name="ce46" office:value-type="string" calcext:value-type="string">
            <text:p>-</text:p>
          </table:table-cell>
          <table:table-cell table:style-name="ce46" table:number-columns-repeated="2"/>
          <table:table-cell table:style-name="ce54" table:formula="of:=IFERROR(VLOOKUP([.$C224];[$'verify-targets-to-chapters'.$A$1:.$B$999];2;0);IF([.$A224]=&quot;&quot;;&quot;&quot;;&quot;省略&quot;))">
            <text:p/>
          </table:table-cell>
          <table:table-cell table:number-columns-repeated="1006"/>
        </table:table-row>
        <table:table-row table:style-name="ro5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5]=&quot;&quot;;&quot;?&quot;;IF([.M225]=&quot;&quot;;&quot;新規&quot;;IF([.K225]=[.M225];&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5]=&quot;&quot;;&quot;?&quot;;IF([.O225]=&quot;&quot;;&quot;新規&quot;;IF([.M225]=[.O225];&quot;&quot;;&quot;○&quot;)))">
            <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able:table-cell>
          <table:table-cell table:style-name="ce54" table:formula="of:=IFERROR(VLOOKUP([.$C225];[$'verify-targets-to-chapters'.$A$1:.$B$999];2;0);IF([.$A225]=&quot;&quot;;&quot;&quot;;&quot;省略&quot;))">
            <text:p/>
          </table:table-cell>
          <table:table-cell table:number-columns-repeated="1006"/>
        </table:table-row>
        <table:table-row table:style-name="ro2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6]=&quot;&quot;;&quot;?&quot;;IF([.M226]=&quot;&quot;;&quot;新規&quot;;IF([.K226]=[.M226];&quot;&quot;;&quot;変更あり&quot;)))" office:value-type="string" office:string-value="変更あり" calcext:value-type="string">
            <text:p>変更あり</text:p>
          </table:table-cell>
          <table:table-cell table:style-name="ce4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6]=&quot;&quot;;&quot;?&quot;;IF([.O226]=&quot;&quot;;&quot;新規&quot;;IF([.M226]=[.O226];&quot;&quot;;&quot;○&quot;)))" office:value-type="string" office:string-value="○" calcext:value-type="string">
            <text:p>○</text:p>
          </table:table-cell>
          <table:table-cell table:style-name="ce4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6" table:number-columns-repeated="2"/>
          <table:table-cell table:style-name="ce54" table:formula="of:=IFERROR(VLOOKUP([.$C226];[$'verify-targets-to-chapters'.$A$1:.$B$999];2;0);IF([.$A226]=&quot;&quot;;&quot;&quot;;&quot;省略&quot;))">
            <text:p/>
          </table:table-cell>
          <table:table-cell table:number-columns-repeated="1006"/>
        </table:table-row>
        <table:table-row table:style-name="ro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7]=&quot;&quot;;&quot;?&quot;;IF([.M227]=&quot;&quot;;&quot;新規&quot;;IF([.K227]=[.M227];&quot;&quot;;&quot;変更あり&quot;)))">
            <text:p/>
          </table:table-cell>
          <table:table-cell table:style-name="ce8" office:value-type="string" calcext:value-type="string">
            <text:p>lockPref("browser.shell.checkDefaultBrowser", true);</text:p>
          </table:table-cell>
          <table:table-cell table:style-name="ce7" table:formula="of:=IF([.M227]=&quot;&quot;;&quot;?&quot;;IF([.O227]=&quot;&quot;;&quot;新規&quot;;IF([.M227]=[.O227];&quot;&quot;;&quot;○&quot;)))">
            <text:p/>
          </table:table-cell>
          <table:table-cell table:style-name="ce46" office:value-type="string" calcext:value-type="string">
            <text:p>lockPref("browser.shell.checkDefaultBrowser", true);</text:p>
          </table:table-cell>
          <table:table-cell table:style-name="ce46" office:value-type="string" calcext:value-type="string">
            <text:p>変更無し</text:p>
          </table:table-cell>
          <table:table-cell table:style-name="ce46" office:value-type="string" calcext:value-type="string">
            <text:p>lockPref("browser.shell.checkDefaultBrowser", true);</text:p>
          </table:table-cell>
          <table:table-cell table:style-name="ce54" table:formula="of:=IFERROR(VLOOKUP([.$C227];[$'verify-targets-to-chapters'.$A$1:.$B$999];2;0);IF([.$A227]=&quot;&quot;;&quot;&quot;;&quot;省略&quot;))">
            <text:p/>
          </table:table-cell>
          <table:table-cell table:number-columns-repeated="1006"/>
        </table:table-row>
        <table:table-row table:style-name="ro5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8]=&quot;&quot;;&quot;?&quot;;IF([.M228]=&quot;&quot;;&quot;新規&quot;;IF([.K228]=[.M228];&quot;&quot;;&quot;変更あり&quot;)))">
            <text:p/>
          </table:table-cell>
          <table:table-cell table:style-name="ce4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8]=&quot;&quot;;&quot;?&quot;;IF([.O228]=&quot;&quot;;&quot;新規&quot;;IF([.M228]=[.O228];&quot;&quot;;&quot;○&quot;)))">
            <text:p/>
          </table:table-cell>
          <table:table-cell table:style-name="ce4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4"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229];[$'verify-targets-to-chapters'.$A$1:.$B$999];2;0);IF([.$A229]=&quot;&quot;;&quot;&quot;;&quot;省略&quot;))">
            <text:p/>
          </table:table-cell>
          <table:table-cell table:number-columns-repeated="1006"/>
        </table:table-row>
        <table:table-row table:style-name="ro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0]=&quot;&quot;;&quot;?&quot;;IF([.M230]=&quot;&quot;;&quot;新規&quot;;IF([.K230]=[.M230];&quot;&quot;;&quot;変更あり&quot;)))">
            <text:p/>
          </table:table-cell>
          <table:table-cell table:style-name="ce8" office:value-type="string" calcext:value-type="string">
            <text:p>lockPref("browser.startup.homepage_override.mstone", "ignore");</text:p>
          </table:table-cell>
          <table:table-cell table:style-name="ce7" table:formula="of:=IF([.M230]=&quot;&quot;;&quot;?&quot;;IF([.O230]=&quot;&quot;;&quot;新規&quot;;IF([.M230]=[.O230];&quot;&quot;;&quot;○&quot;)))">
            <text:p/>
          </table:table-cell>
          <table:table-cell table:style-name="ce46" office:value-type="string" calcext:value-type="string">
            <text:p>lockPref("browser.startup.homepage_override.mstone", "ignore");</text:p>
          </table:table-cell>
          <table:table-cell table:style-name="ce46" office:value-type="string" calcext:value-type="string">
            <text:p>変更無し</text:p>
          </table:table-cell>
          <table:table-cell table:style-name="ce46" office:value-type="string" calcext:value-type="string">
            <text:p>lockPref("browser.startup.homepage_override.mstone", "ignore");</text:p>
          </table:table-cell>
          <table:table-cell table:style-name="ce54" table:formula="of:=IFERROR(VLOOKUP([.$C230];[$'verify-targets-to-chapters'.$A$1:.$B$999];2;0);IF([.$A230]=&quot;&quot;;&quot;&quot;;&quot;省略&quot;))">
            <text:p/>
          </table:table-cell>
          <table:table-cell table:number-columns-repeated="1006"/>
        </table:table-row>
        <table:table-row table:style-name="ro3">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1]=&quot;&quot;;&quot;?&quot;;IF([.M231]=&quot;&quot;;&quot;新規&quot;;IF([.K231]=[.M231];&quot;&quot;;&quot;変更あり&quot;)))">
            <text:p/>
          </table:table-cell>
          <table:table-cell table:style-name="ce8" office:value-type="string" calcext:value-type="string">
            <text:p>-</text:p>
          </table:table-cell>
          <table:table-cell table:style-name="ce7" table:formula="of:=IF([.M231]=&quot;&quot;;&quot;?&quot;;IF([.O231]=&quot;&quot;;&quot;新規&quot;;IF([.M231]=[.O231];&quot;&quot;;&quot;○&quot;)))">
            <text:p/>
          </table:table-cell>
          <table:table-cell table:style-name="ce46" office:value-type="string" calcext:value-type="string">
            <text:p>-</text:p>
          </table:table-cell>
          <table:table-cell table:style-name="ce46" table:number-columns-repeated="2"/>
          <table:table-cell table:style-name="ce54" table:formula="of:=IFERROR(VLOOKUP([.$C231];[$'verify-targets-to-chapters'.$A$1:.$B$999];2;0);IF([.$A231]=&quot;&quot;;&quot;&quot;;&quot;省略&quot;))">
            <text:p/>
          </table:table-cell>
          <table:table-cell table:number-columns-repeated="1006"/>
        </table:table-row>
        <table:table-row table:style-name="ro46">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2]=&quot;&quot;;&quot;?&quot;;IF([.M232]=&quot;&quot;;&quot;新規&quot;;IF([.K232]=[.M232];&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2]=&quot;&quot;;&quot;?&quot;;IF([.O232]=&quot;&quot;;&quot;新規&quot;;IF([.M232]=[.O232];&quot;&quot;;&quot;○&quot;)))" office:value-type="string" office:string-value="○" calcext:value-type="string">
            <text:p>○</text:p>
          </table:table-cell>
          <table:table-cell table:style-name="ce4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6" office:value-type="string" calcext:value-type="string">
            <text:p>変更無し</text:p>
          </table:table-cell>
          <table:table-cell table:style-name="ce4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4" table:formula="of:=IFERROR(VLOOKUP([.$C232];[$'verify-targets-to-chapters'.$A$1:.$B$999];2;0);IF([.$A232]=&quot;&quot;;&quot;&quot;;&quot;省略&quot;))">
            <text:p/>
          </table:table-cell>
          <table:table-cell table:number-columns-repeated="1006"/>
        </table:table-row>
        <table:table-row table:style-name="ro4">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3]=&quot;&quot;;&quot;?&quot;;IF([.M233]=&quot;&quot;;&quot;新規&quot;;IF([.K233]=[.M233];&quot;&quot;;&quot;変更あり&quot;)))">
            <text:p/>
          </table:table-cell>
          <table:table-cell table:style-name="ce8" office:value-type="string" calcext:value-type="string">
            <text:p>-</text:p>
          </table:table-cell>
          <table:table-cell table:style-name="ce7" table:formula="of:=IF([.M233]=&quot;&quot;;&quot;?&quot;;IF([.O233]=&quot;&quot;;&quot;新規&quot;;IF([.M233]=[.O233];&quot;&quot;;&quot;○&quot;)))">
            <text:p/>
          </table:table-cell>
          <table:table-cell table:style-name="ce46" office:value-type="string" calcext:value-type="string">
            <text:p>-</text:p>
          </table:table-cell>
          <table:table-cell table:style-name="ce46" table:number-columns-repeated="2"/>
          <table:table-cell table:style-name="ce54" table:formula="of:=IFERROR(VLOOKUP([.$C233];[$'verify-targets-to-chapters'.$A$1:.$B$999];2;0);IF([.$A233]=&quot;&quot;;&quot;&quot;;&quot;省略&quot;))">
            <text:p/>
          </table:table-cell>
          <table:table-cell table:number-columns-repeated="1006"/>
        </table:table-row>
        <table:table-row table:style-name="ro21">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4]=&quot;&quot;;&quot;?&quot;;IF([.M234]=&quot;&quot;;&quot;新規&quot;;IF([.K234]=[.M234];&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4]=&quot;&quot;;&quot;?&quot;;IF([.O234]=&quot;&quot;;&quot;新規&quot;;IF([.M234]=[.O234];&quot;&quot;;&quot;○&quot;)))">
            <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6" office:value-type="string" calcext:value-type="string">
            <text:p>変更無し</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4"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5]=&quot;&quot;;&quot;?&quot;;IF([.M235]=&quot;&quot;;&quot;新規&quot;;IF([.K235]=[.M235];&quot;&quot;;&quot;変更あり&quot;)))">
            <text:p/>
          </table:table-cell>
          <table:table-cell table:style-name="ce8" office:value-type="string" calcext:value-type="string">
            <text:p>lockPref("browser.disableResetPrompt", false);</text:p>
          </table:table-cell>
          <table:table-cell table:style-name="ce7" table:formula="of:=IF([.M235]=&quot;&quot;;&quot;?&quot;;IF([.O235]=&quot;&quot;;&quot;新規&quot;;IF([.M235]=[.O235];&quot;&quot;;&quot;○&quot;)))">
            <text:p/>
          </table:table-cell>
          <table:table-cell table:number-columns-repeated="2" table:style-name="ce46" office:value-type="string" calcext:value-type="string">
            <text:p>lockPref("browser.disableResetPrompt", false);</text:p>
          </table:table-cell>
          <table:table-cell table:style-name="ce46" office:value-type="string" calcext:value-type="string">
            <text:p>-</text:p>
          </table:table-cell>
          <table:table-cell table:style-name="ce54"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6]=&quot;&quot;;&quot;?&quot;;IF([.M236]=&quot;&quot;;&quot;新規&quot;;IF([.K236]=[.M236];&quot;&quot;;&quot;変更あり&quot;)))">
            <text:p/>
          </table:table-cell>
          <table:table-cell table:style-name="ce8" office:value-type="string" calcext:value-type="string">
            <text:p>lockPref("browser.disableResetPrompt", true);</text:p>
          </table:table-cell>
          <table:table-cell table:style-name="ce7" table:formula="of:=IF([.M236]=&quot;&quot;;&quot;?&quot;;IF([.O236]=&quot;&quot;;&quot;新規&quot;;IF([.M236]=[.O236];&quot;&quot;;&quot;○&quot;)))">
            <text:p/>
          </table:table-cell>
          <table:table-cell table:number-columns-repeated="2" table:style-name="ce46" office:value-type="string" calcext:value-type="string">
            <text:p>lockPref("browser.disableResetPrompt", true);</text:p>
          </table:table-cell>
          <table:table-cell table:style-name="ce46" office:value-type="string" calcext:value-type="string">
            <text:p>-</text:p>
          </table:table-cell>
          <table:table-cell table:style-name="ce54"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7]=&quot;&quot;;&quot;?&quot;;IF([.M237]=&quot;&quot;;&quot;新規&quot;;IF([.K237]=[.M237];&quot;&quot;;&quot;変更あり&quot;)))">
            <text:p/>
          </table:table-cell>
          <table:table-cell table:style-name="ce8" office:value-type="string" calcext:value-type="string">
            <text:p>-</text:p>
          </table:table-cell>
          <table:table-cell table:style-name="ce7" table:formula="of:=IF([.M237]=&quot;&quot;;&quot;?&quot;;IF([.O237]=&quot;&quot;;&quot;新規&quot;;IF([.M237]=[.O237];&quot;&quot;;&quot;○&quot;)))" office:value-type="string" office:string-value="○" calcext:value-type="string">
            <text:p>○</text:p>
          </table:table-cell>
          <table:table-cell table:number-columns-repeated="2" table:style-name="ce46" office:value-type="string" calcext:value-type="string">
            <text:p>lockPref("browser.uitour.enabled", true);</text:p>
          </table:table-cell>
          <table:table-cell table:style-name="ce46" office:value-type="string" calcext:value-type="string">
            <text:p>-</text:p>
          </table:table-cell>
          <table:table-cell table:style-name="ce54" table:formula="of:=IFERROR(VLOOKUP([.$C237];[$'verify-targets-to-chapters'.$A$1:.$B$999];2;0);IF([.$A237]=&quot;&quot;;&quot;&quot;;&quot;省略&quot;))">
            <text:p/>
          </table:table-cell>
          <table:table-cell table:number-columns-repeated="1006"/>
        </table:table-row>
        <table:table-row table:style-name="ro29">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8]=&quot;&quot;;&quot;?&quot;;IF([.M238]=&quot;&quot;;&quot;新規&quot;;IF([.K238]=[.M238];&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8]=&quot;&quot;;&quot;?&quot;;IF([.O238]=&quot;&quot;;&quot;新規&quot;;IF([.M238]=[.O238];&quot;&quot;;&quot;○&quot;)))" office:value-type="string" office:string-value="○" calcext:value-type="string">
            <text:p>○</text:p>
          </table:table-cell>
          <table:table-cell table:style-name="ce46" office:value-type="string" calcext:value-type="string">
            <text:p>lockPref("browser.uitour.enabled", false);</text:p>
            <text:p>lockPref("browser.uitour.pinnedTabUrl", "");</text:p>
            <text:p>lockPref("browser.uitour.themeOrigin", "");</text:p>
            <text:p>lockPref("browser.uitour.url", "");</text:p>
          </table:table-cell>
          <table:table-cell table:style-name="ce46" office:value-type="string" calcext:value-type="string">
            <text:p>lockPref("browser.uitour.enabled", false);</text:p>
          </table:table-cell>
          <table:table-cell table:style-name="ce46" office:value-type="string" calcext:value-type="string">
            <text:p>-</text:p>
          </table:table-cell>
          <table:table-cell table:style-name="ce54" table:formula="of:=IFERROR(VLOOKUP([.$C238];[$'verify-targets-to-chapters'.$A$1:.$B$999];2;0);IF([.$A238]=&quot;&quot;;&quot;&quot;;&quot;省略&quot;))">
            <text:p/>
          </table:table-cell>
          <table:table-cell table:number-columns-repeated="1006"/>
        </table:table-row>
        <table:table-row table:style-name="ro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39]=&quot;&quot;;&quot;?&quot;;IF([.M239]=&quot;&quot;;&quot;新規&quot;;IF([.K239]=[.M239];&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239]=&quot;&quot;;&quot;?&quot;;IF([.O239]=&quot;&quot;;&quot;新規&quot;;IF([.M239]=[.O239];&quot;&quot;;&quot;○&quot;)))">
            <text:p/>
          </table:table-cell>
          <table:table-cell table:style-name="ce46" office:value-type="string" calcext:value-type="string">
            <text:p>-</text:p>
          </table:table-cell>
          <table:table-cell table:style-name="ce46" table:number-columns-repeated="2"/>
          <table:table-cell table:style-name="ce54" table:formula="of:=IFERROR(VLOOKUP([.$C239];[$'verify-targets-to-chapters'.$A$1:.$B$999];2;0);IF([.$A239]=&quot;&quot;;&quot;&quot;;&quot;省略&quot;))">
            <text:p/>
          </table:table-cell>
          <table:table-cell table:number-columns-repeated="1006"/>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0]=&quot;&quot;;&quot;?&quot;;IF([.M240]=&quot;&quot;;&quot;新規&quot;;IF([.K240]=[.M240];&quot;&quot;;&quot;変更あり&quot;)))" office:value-type="string" office:string-value="変更あり" calcext:value-type="string">
            <text:p>変更あり</text:p>
          </table:table-cell>
          <table:table-cell table:style-name="ce46" office:value-type="string" calcext:value-type="string">
            <text:p>lockPref("browser.requestE10sFeedback", false);</text:p>
            <text:p>lockPref("app.feedback.baseURL", "");</text:p>
          </table:table-cell>
          <table:table-cell table:style-name="ce7" table:formula="of:=IF([.M240]=&quot;&quot;;&quot;?&quot;;IF([.O240]=&quot;&quot;;&quot;新規&quot;;IF([.M240]=[.O240];&quot;&quot;;&quot;○&quot;)))">
            <text:p/>
          </table:table-cell>
          <table:table-cell table:style-name="ce46" office:value-type="string" calcext:value-type="string">
            <text:p>lockPref("browser.requestE10sFeedback", false);</text:p>
            <text:p>lockPref("app.feedback.baseURL", "");</text:p>
          </table:table-cell>
          <table:table-cell table:style-name="ce46" table:number-columns-repeated="2"/>
          <table:table-cell table:style-name="ce54" table:formula="of:=IFERROR(VLOOKUP([.$C240];[$'verify-targets-to-chapters'.$A$1:.$B$999];2;0);IF([.$A240]=&quot;&quot;;&quot;&quot;;&quot;省略&quot;))">
            <text:p/>
          </table:table-cell>
          <table:table-cell table:number-columns-repeated="1006"/>
        </table:table-row>
        <table:table-row table:style-name="ro4">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1]=&quot;&quot;;&quot;?&quot;;IF([.M241]=&quot;&quot;;&quot;新規&quot;;IF([.K241]=[.M241];&quot;&quot;;&quot;変更あり&quot;)))">
            <text:p/>
          </table:table-cell>
          <table:table-cell table:style-name="ce8" office:value-type="string" calcext:value-type="string">
            <text:p>-</text:p>
          </table:table-cell>
          <table:table-cell table:style-name="ce7" table:formula="of:=IF([.M241]=&quot;&quot;;&quot;?&quot;;IF([.O241]=&quot;&quot;;&quot;新規&quot;;IF([.M241]=[.O241];&quot;&quot;;&quot;○&quot;)))">
            <text:p/>
          </table:table-cell>
          <table:table-cell table:style-name="ce46" office:value-type="string" calcext:value-type="string">
            <text:p>-</text:p>
          </table:table-cell>
          <table:table-cell table:style-name="ce46" table:number-columns-repeated="2"/>
          <table:table-cell table:style-name="ce54" table:formula="of:=IFERROR(VLOOKUP([.$C241];[$'verify-targets-to-chapters'.$A$1:.$B$999];2;0);IF([.$A241]=&quot;&quot;;&quot;&quot;;&quot;省略&quot;))">
            <text:p/>
          </table:table-cell>
          <table:table-cell table:number-columns-repeated="1006"/>
        </table:table-row>
        <table:table-row table:style-name="ro59">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2]=&quot;&quot;;&quot;?&quot;;IF([.M242]=&quot;&quot;;&quot;新規&quot;;IF([.K242]=[.M242];&quot;&quot;;&quot;変更あり&quot;)))">
            <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2]=&quot;&quot;;&quot;?&quot;;IF([.O242]=&quot;&quot;;&quot;新規&quot;;IF([.M242]=[.O242];&quot;&quot;;&quot;○&quot;)))" office:value-type="string" office:string-value="○" calcext:value-type="string">
            <text:p>○</text:p>
          </table:table-cell>
          <table:table-cell table:style-name="ce4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4" table:formula="of:=IFERROR(VLOOKUP([.$C242];[$'verify-targets-to-chapters'.$A$1:.$B$999];2;0);IF([.$A242]=&quot;&quot;;&quot;&quot;;&quot;省略&quot;))">
            <text:p/>
          </table:table-cell>
          <table:table-cell table:number-columns-repeated="1006"/>
        </table:table-row>
        <table:table-row table:style-name="ro3">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3]=&quot;&quot;;&quot;?&quot;;IF([.M243]=&quot;&quot;;&quot;新規&quot;;IF([.K243]=[.M243];&quot;&quot;;&quot;変更あり&quot;)))">
            <text:p/>
          </table:table-cell>
          <table:table-cell table:style-name="ce8" office:value-type="string" calcext:value-type="string">
            <text:p>-</text:p>
          </table:table-cell>
          <table:table-cell table:style-name="ce7" table:formula="of:=IF([.M243]=&quot;&quot;;&quot;?&quot;;IF([.O243]=&quot;&quot;;&quot;新規&quot;;IF([.M243]=[.O243];&quot;&quot;;&quot;○&quot;)))">
            <text:p/>
          </table:table-cell>
          <table:table-cell table:style-name="ce46" office:value-type="string" calcext:value-type="string">
            <text:p>-</text:p>
          </table:table-cell>
          <table:table-cell table:style-name="ce46" table:number-columns-repeated="2"/>
          <table:table-cell table:style-name="ce54" table:formula="of:=IFERROR(VLOOKUP([.$C243];[$'verify-targets-to-chapters'.$A$1:.$B$999];2;0);IF([.$A243]=&quot;&quot;;&quot;&quot;;&quot;省略&quot;))">
            <text:p/>
          </table:table-cell>
          <table:table-cell table:number-columns-repeated="1006"/>
        </table:table-row>
        <table:table-row table:style-name="ro3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4]=&quot;&quot;;&quot;?&quot;;IF([.M244]=&quot;&quot;;&quot;新規&quot;;IF([.K244]=[.M244];&quot;&quot;;&quot;変更あり&quot;)))">
            <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4]=&quot;&quot;;&quot;?&quot;;IF([.O244]=&quot;&quot;;&quot;新規&quot;;IF([.M244]=[.O244];&quot;&quot;;&quot;○&quot;)))" office:value-type="string" office:string-value="○" calcext:value-type="string">
            <text:p>○</text:p>
          </table:table-cell>
          <table:table-cell table:style-name="ce46" office:value-type="string" calcext:value-type="string">
            <text:p>[fainstall]</text:p>
            <text:p>FxEnabledSearchPlugins=（ファイル名のスペース区切りのリスト）</text:p>
          </table:table-cell>
          <table:table-cell table:style-name="ce46" office:value-type="string" calcext:value-type="string">
            <text:p>変更無し</text:p>
          </table:table-cell>
          <table:table-cell table:style-name="ce46" office:value-type="string" calcext:value-type="string">
            <text:p>[fainstall]</text:p>
            <text:p>FxEnabledSearchPlugins=（ファイル名のスペース区切りのリスト）</text:p>
          </table:table-cell>
          <table:table-cell table:style-name="ce54"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5]=&quot;&quot;;&quot;?&quot;;IF([.M245]=&quot;&quot;;&quot;新規&quot;;IF([.K245]=[.M245];&quot;&quot;;&quot;変更あり&quot;)))">
            <text:p/>
          </table:table-cell>
          <table:table-cell table:style-name="ce8" office:value-type="string" calcext:value-type="string">
            <text:p>-</text:p>
          </table:table-cell>
          <table:table-cell table:style-name="ce7" table:formula="of:=IF([.M245]=&quot;&quot;;&quot;?&quot;;IF([.O245]=&quot;&quot;;&quot;新規&quot;;IF([.M245]=[.O245];&quot;&quot;;&quot;○&quot;)))" office:value-type="string" office:string-value="○" calcext:value-type="string">
            <text:p>○</text:p>
          </table:table-cell>
          <table:table-cell table:style-name="ce46" office:value-type="string" calcext:value-type="string">
            <text:p>lockPref("browser.urlbar.trimURLs", true);</text:p>
          </table:table-cell>
          <table:table-cell table:style-name="ce46" office:value-type="string" calcext:value-type="string">
            <text:p>変更無し</text:p>
          </table:table-cell>
          <table:table-cell table:style-name="ce46" office:value-type="string" calcext:value-type="string">
            <text:p>lockPref("browser.urlbar.trimURLs", true);</text:p>
          </table:table-cell>
          <table:table-cell table:style-name="ce54"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6]=&quot;&quot;;&quot;?&quot;;IF([.M246]=&quot;&quot;;&quot;新規&quot;;IF([.K246]=[.M246];&quot;&quot;;&quot;変更あり&quot;)))">
            <text:p/>
          </table:table-cell>
          <table:table-cell table:style-name="ce8" office:value-type="string" calcext:value-type="string">
            <text:p>lockPref("browser.urlbar.trimURLs", false);</text:p>
          </table:table-cell>
          <table:table-cell table:style-name="ce7" table:formula="of:=IF([.M246]=&quot;&quot;;&quot;?&quot;;IF([.O246]=&quot;&quot;;&quot;新規&quot;;IF([.M246]=[.O246];&quot;&quot;;&quot;○&quot;)))">
            <text:p/>
          </table:table-cell>
          <table:table-cell table:style-name="ce46" office:value-type="string" calcext:value-type="string">
            <text:p>lockPref("browser.urlbar.trimURLs", false);</text:p>
          </table:table-cell>
          <table:table-cell table:style-name="ce46" office:value-type="string" calcext:value-type="string">
            <text:p>変更無し</text:p>
          </table:table-cell>
          <table:table-cell table:style-name="ce46" office:value-type="string" calcext:value-type="string">
            <text:p>lockPref("browser.urlbar.trimURLs", false);</text:p>
          </table:table-cell>
          <table:table-cell table:style-name="ce54" table:formula="of:=IFERROR(VLOOKUP([.$C246];[$'verify-targets-to-chapters'.$A$1:.$B$999];2;0);IF([.$A246]=&quot;&quot;;&quot;&quot;;&quot;省略&quot;))">
            <text:p/>
          </table:table-cell>
          <table:table-cell table:number-columns-repeated="1006"/>
        </table:table-row>
        <table:table-row table:style-name="ro60">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7]=&quot;&quot;;&quot;?&quot;;IF([.M247]=&quot;&quot;;&quot;新規&quot;;IF([.K247]=[.M247];&quot;&quot;;&quot;変更あり&quot;)))">
            <text:p/>
          </table:table-cell>
          <table:table-cell table:style-name="ce8" office:value-type="string" calcext:value-type="string">
            <text:p>-</text:p>
          </table:table-cell>
          <table:table-cell table:style-name="ce7" table:formula="of:=IF([.M247]=&quot;&quot;;&quot;?&quot;;IF([.O247]=&quot;&quot;;&quot;新規&quot;;IF([.M247]=[.O247];&quot;&quot;;&quot;○&quot;)))">
            <text:p/>
          </table:table-cell>
          <table:table-cell table:style-name="ce46" office:value-type="string" calcext:value-type="string">
            <text:p>-</text:p>
          </table:table-cell>
          <table:table-cell table:style-name="ce46" office:value-type="string" calcext:value-type="string">
            <text:p>存在しない</text:p>
          </table:table-cell>
          <table:table-cell table:style-name="ce4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4" table:formula="of:=IFERROR(VLOOKUP([.$C247];[$'verify-targets-to-chapters'.$A$1:.$B$999];2;0);IF([.$A247]=&quot;&quot;;&quot;&quot;;&quot;省略&quot;))">
            <text:p/>
          </table:table-cell>
          <table:table-cell table:number-columns-repeated="1006"/>
        </table:table-row>
        <table:table-row table:style-name="ro61">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8]=&quot;&quot;;&quot;?&quot;;IF([.M248]=&quot;&quot;;&quot;新規&quot;;IF([.K248]=[.M248];&quot;&quot;;&quot;変更あり&quot;)))">
            <text:p/>
          </table:table-cell>
          <table:table-cell table:style-name="ce4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8]=&quot;&quot;;&quot;?&quot;;IF([.O248]=&quot;&quot;;&quot;新規&quot;;IF([.M248]=[.O248];&quot;&quot;;&quot;○&quot;)))" office:value-type="string" office:string-value="○" calcext:value-type="string">
            <text:p>○</text:p>
          </table:table-cell>
          <table:table-cell table:style-name="ce4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4" table:formula="of:=IFERROR(VLOOKUP([.$C248];[$'verify-targets-to-chapters'.$A$1:.$B$999];2;0);IF([.$A248]=&quot;&quot;;&quot;&quot;;&quot;省略&quot;))">
            <text:p/>
          </table:table-cell>
          <table:table-cell table:number-columns-repeated="1006"/>
        </table:table-row>
        <table:table-row table:style-name="ro62">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49]=&quot;&quot;;&quot;?&quot;;IF([.M249]=&quot;&quot;;&quot;新規&quot;;IF([.K249]=[.M249];&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9]=&quot;&quot;;&quot;?&quot;;IF([.O249]=&quot;&quot;;&quot;新規&quot;;IF([.M249]=[.O249];&quot;&quot;;&quot;○&quot;)))">
            <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46" office:value-type="string" calcext:value-type="string">
            <text:p>変更無し</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54" table:formula="of:=IFERROR(VLOOKUP([.$C249];[$'verify-targets-to-chapters'.$A$1:.$B$999];2;0);IF([.$A249]=&quot;&quot;;&quot;&quot;;&quot;省略&quot;))">
            <text:p/>
          </table:table-cell>
          <table:table-cell table:number-columns-repeated="1006"/>
        </table:table-row>
        <table:table-row table:style-name="ro22">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0]=&quot;&quot;;&quot;?&quot;;IF([.M250]=&quot;&quot;;&quot;新規&quot;;IF([.K250]=[.M250];&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0]=&quot;&quot;;&quot;?&quot;;IF([.O250]=&quot;&quot;;&quot;新規&quot;;IF([.M250]=[.O250];&quot;&quot;;&quot;○&quot;)))">
            <text:p/>
          </table:table-cell>
          <table:table-cell table:style-name="ce46" office:value-type="string" calcext:value-type="string">
            <text:p>pref("browser.open.lastDir", "");</text:p>
            <text:p>pref("browser.download.lastDir", "");</text:p>
            <text:p>pref("browser.download.folderList", 0);</text:p>
          </table:table-cell>
          <table:table-cell table:style-name="ce46" table:number-columns-repeated="2"/>
          <table:table-cell table:style-name="ce54" table:formula="of:=IFERROR(VLOOKUP([.$C250];[$'verify-targets-to-chapters'.$A$1:.$B$999];2;0);IF([.$A250]=&quot;&quot;;&quot;&quot;;&quot;省略&quot;))">
            <text:p/>
          </table:table-cell>
          <table:table-cell table:number-columns-repeated="1006"/>
        </table:table-row>
        <table:table-row table:style-name="ro4">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1]=&quot;&quot;;&quot;?&quot;;IF([.M251]=&quot;&quot;;&quot;新規&quot;;IF([.K251]=[.M251];&quot;&quot;;&quot;変更あり&quot;)))">
            <text:p/>
          </table:table-cell>
          <table:table-cell table:style-name="ce8" office:value-type="string" calcext:value-type="string">
            <text:p>-</text:p>
          </table:table-cell>
          <table:table-cell table:style-name="ce7" table:formula="of:=IF([.M251]=&quot;&quot;;&quot;?&quot;;IF([.O251]=&quot;&quot;;&quot;新規&quot;;IF([.M251]=[.O251];&quot;&quot;;&quot;○&quot;)))">
            <text:p/>
          </table:table-cell>
          <table:table-cell table:style-name="ce46" office:value-type="string" calcext:value-type="string">
            <text:p>-</text:p>
          </table:table-cell>
          <table:table-cell table:style-name="ce46" table:number-columns-repeated="2"/>
          <table:table-cell table:style-name="ce54"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2]=&quot;&quot;;&quot;?&quot;;IF([.M252]=&quot;&quot;;&quot;新規&quot;;IF([.K252]=[.M252];&quot;&quot;;&quot;変更あり&quot;)))">
            <text:p/>
          </table:table-cell>
          <table:table-cell table:style-name="ce8" office:value-type="string" calcext:value-type="string">
            <text:p>lockPref("browser.download.lastDir.savePerSite", false);</text:p>
          </table:table-cell>
          <table:table-cell table:style-name="ce7" table:formula="of:=IF([.M252]=&quot;&quot;;&quot;?&quot;;IF([.O252]=&quot;&quot;;&quot;新規&quot;;IF([.M252]=[.O252];&quot;&quot;;&quot;○&quot;)))">
            <text:p/>
          </table:table-cell>
          <table:table-cell table:style-name="ce46" office:value-type="string" calcext:value-type="string">
            <text:p>lockPref("browser.download.lastDir.savePerSite", false);</text:p>
          </table:table-cell>
          <table:table-cell table:style-name="ce46" office:value-type="string" calcext:value-type="string">
            <text:p>変更無し</text:p>
          </table:table-cell>
          <table:table-cell table:style-name="ce46" office:value-type="string" calcext:value-type="string">
            <text:p>lockPref("browser.download.lastDir.savePerSite", false);</text:p>
          </table:table-cell>
          <table:table-cell table:style-name="ce54"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3]=&quot;&quot;;&quot;?&quot;;IF([.M253]=&quot;&quot;;&quot;新規&quot;;IF([.K253]=[.M253];&quot;&quot;;&quot;変更あり&quot;)))">
            <text:p/>
          </table:table-cell>
          <table:table-cell table:style-name="ce8" office:value-type="string" calcext:value-type="string">
            <text:p>lockPref("browser.download.lastDir.savePerSite", true);</text:p>
          </table:table-cell>
          <table:table-cell table:style-name="ce7" table:formula="of:=IF([.M253]=&quot;&quot;;&quot;?&quot;;IF([.O253]=&quot;&quot;;&quot;新規&quot;;IF([.M253]=[.O253];&quot;&quot;;&quot;○&quot;)))">
            <text:p/>
          </table:table-cell>
          <table:table-cell table:style-name="ce46" office:value-type="string" calcext:value-type="string">
            <text:p>lockPref("browser.download.lastDir.savePerSite", true);</text:p>
          </table:table-cell>
          <table:table-cell table:style-name="ce46" office:value-type="string" calcext:value-type="string">
            <text:p>変更無し</text:p>
          </table:table-cell>
          <table:table-cell table:style-name="ce46" office:value-type="string" calcext:value-type="string">
            <text:p>lockPref("browser.download.lastDir.savePerSite", true);</text:p>
          </table:table-cell>
          <table:table-cell table:style-name="ce54" table:formula="of:=IFERROR(VLOOKUP([.$C253];[$'verify-targets-to-chapters'.$A$1:.$B$999];2;0);IF([.$A253]=&quot;&quot;;&quot;&quot;;&quot;省略&quot;))">
            <text:p/>
          </table:table-cell>
          <table:table-cell table:number-columns-repeated="1006"/>
        </table:table-row>
        <table:table-row table:style-name="ro7">
          <table:table-cell table:style-name="ce1"/>
          <table:table-cell table:style-name="ce4" table:number-columns-repeated="2"/>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41" office:value-type="string" calcext:value-type="string">
            <text:p>lockPref("browser.download.useDownloadDir", false);</text:p>
          </table:table-cell>
          <table:table-cell table:style-name="ce10" table:formula="of:=IF([.K254]=&quot;&quot;;&quot;?&quot;;IF([.M254]=&quot;&quot;;&quot;新規&quot;;IF([.K254]=[.M254];&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254];[$'verify-targets-to-chapters'.$A$1:.$B$999];2;0);IF([.$A254]=&quot;&quot;;&quot;&quot;;&quot;省略&quot;))">
            <text:p/>
          </table:table-cell>
          <table:table-cell table:number-columns-repeated="1006"/>
        </table:table-row>
        <table:table-row table:style-name="ro63">
          <table:table-cell table:style-name="ce1"/>
          <table:table-cell table:style-name="ce4" table:formula="of:=IF(AND([.$A255]&lt;&gt;&quot;&quot;;NOT(ISNUMBER(FIND(&quot;廃止&quot;;[.$D255])));NOT(ISNUMBER(FIND(&quot;廃止&quot;;[.$E255]))));MAX([.$B$1:.$B253])+1;&quot;&quot;)">
            <text:p/>
          </table:table-cell>
          <table:table-cell table:style-name="ce4" table:formula="of:=CONCATENATE([.$D255];&quot;-&quot;;[.$E255])"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5]=&quot;&quot;;&quot;?&quot;;IF([.M255]=&quot;&quot;;&quot;新規&quot;;IF([.K255]=[.M255];&quot;&quot;;&quot;変更あり&quot;)))">
            <text:p/>
          </table:table-cell>
          <table:table-cell table:style-name="ce8" office:value-type="string" calcext:value-type="string">
            <text:p>lockPref("browser.tabs.warnOnClose", true);</text:p>
          </table:table-cell>
          <table:table-cell table:style-name="ce7" table:formula="of:=IF([.M255]=&quot;&quot;;&quot;?&quot;;IF([.O255]=&quot;&quot;;&quot;新規&quot;;IF([.M255]=[.O255];&quot;&quot;;&quot;○&quot;)))">
            <text:p/>
          </table:table-cell>
          <table:table-cell table:number-columns-repeated="2" table:style-name="ce46" office:value-type="string" calcext:value-type="string">
            <text:p>lockPref("browser.tabs.warnOnClose", true);</text:p>
          </table:table-cell>
          <table:table-cell table:style-name="ce46" office:value-type="string" calcext:value-type="string">
            <text:p>defaultPref("browser.tabs.warnOnClose", true);</text:p>
          </table:table-cell>
          <table:table-cell table:style-name="ce54" table:formula="of:=IFERROR(VLOOKUP([.$C255];[$'verify-targets-to-chapters'.$A$1:.$B$999];2;0);IF([.$A255]=&quot;&quot;;&quot;&quot;;&quot;省略&quot;))">
            <text:p/>
          </table:table-cell>
          <table:table-cell table:number-columns-repeated="1006"/>
        </table:table-row>
        <table:table-row table:style-name="ro6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 false);</text:p>
          </table:table-cell>
          <table:table-cell table:style-name="ce7" table:formula="of:=IF([.M256]=&quot;&quot;;&quot;?&quot;;IF([.O256]=&quot;&quot;;&quot;新規&quot;;IF([.M256]=[.O256];&quot;&quot;;&quot;○&quot;)))">
            <text:p/>
          </table:table-cell>
          <table:table-cell table:number-columns-repeated="2" table:style-name="ce46" office:value-type="string" calcext:value-type="string">
            <text:p>lockPref("browser.tabs.warnOnClose", false);</text:p>
          </table:table-cell>
          <table:table-cell table:style-name="ce46" office:value-type="string" calcext:value-type="string">
            <text:p>defaultPref("browser.tabs.warnOnClose", false);</text:p>
          </table:table-cell>
          <table:table-cell table:style-name="ce54" table:formula="of:=IFERROR(VLOOKUP([.$C256];[$'verify-targets-to-chapters'.$A$1:.$B$999];2;0);IF([.$A256]=&quot;&quot;;&quot;&quot;;&quot;省略&quot;))">
            <text:p/>
          </table:table-cell>
          <table:table-cell table:number-columns-repeated="1006"/>
        </table:table-row>
        <table:table-row table:style-name="ro35">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7]=&quot;&quot;;&quot;?&quot;;IF([.M257]=&quot;&quot;;&quot;新規&quot;;IF([.K257]=[.M257];&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7]=&quot;&quot;;&quot;?&quot;;IF([.O257]=&quot;&quot;;&quot;新規&quot;;IF([.M257]=[.O257];&quot;&quot;;&quot;○&quot;)))" office:value-type="string" office:string-value="新規" calcext:value-type="string">
            <text:p>新規</text:p>
          </table:table-cell>
          <table:table-cell table:style-name="ce46" table:number-columns-repeated="3"/>
          <table:table-cell table:style-name="ce54" table:formula="of:=IFERROR(VLOOKUP([.$C257];[$'verify-targets-to-chapters'.$A$1:.$B$999];2;0);IF([.$A257]=&quot;&quot;;&quot;&quot;;&quot;省略&quot;))">
            <text:p/>
          </table:table-cell>
          <table:table-cell table:number-columns-repeated="1006"/>
        </table:table-row>
        <table:table-row table:style-name="ro6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tabs.warnOnCloseOtherTabs", true);</text:p>
          </table:table-cell>
          <table:table-cell table:style-name="ce7" table:formula="of:=IF([.M258]=&quot;&quot;;&quot;?&quot;;IF([.O258]=&quot;&quot;;&quot;新規&quot;;IF([.M258]=[.O258];&quot;&quot;;&quot;○&quot;)))">
            <text:p/>
          </table:table-cell>
          <table:table-cell table:number-columns-repeated="2" table:style-name="ce46" office:value-type="string" calcext:value-type="string">
            <text:p>lockPref("browser.tabs.warnOnCloseOtherTabs", true);</text:p>
          </table:table-cell>
          <table:table-cell table:style-name="ce46" office:value-type="string" calcext:value-type="string">
            <text:p>-</text:p>
          </table:table-cell>
          <table:table-cell table:style-name="ce54" table:formula="of:=IFERROR(VLOOKUP([.$C258];[$'verify-targets-to-chapters'.$A$1:.$B$999];2;0);IF([.$A258]=&quot;&quot;;&quot;&quot;;&quot;省略&quot;))">
            <text:p/>
          </table:table-cell>
          <table:table-cell table:number-columns-repeated="1006"/>
        </table:table-row>
        <table:table-row table:style-name="ro65">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OtherTabs", false);</text:p>
          </table:table-cell>
          <table:table-cell table:style-name="ce7" table:formula="of:=IF([.M259]=&quot;&quot;;&quot;?&quot;;IF([.O259]=&quot;&quot;;&quot;新規&quot;;IF([.M259]=[.O259];&quot;&quot;;&quot;○&quot;)))">
            <text:p/>
          </table:table-cell>
          <table:table-cell table:number-columns-repeated="2" table:style-name="ce46" office:value-type="string" calcext:value-type="string">
            <text:p>lockPref("browser.tabs.warnOnCloseOtherTabs", false);</text:p>
          </table:table-cell>
          <table:table-cell table:style-name="ce46" office:value-type="string" calcext:value-type="string">
            <text:p>-</text:p>
          </table:table-cell>
          <table:table-cell table:style-name="ce54" table:formula="of:=IFERROR(VLOOKUP([.$C259];[$'verify-targets-to-chapters'.$A$1:.$B$999];2;0);IF([.$A259]=&quot;&quot;;&quot;&quot;;&quot;省略&quot;))">
            <text:p/>
          </table:table-cell>
          <table:table-cell table:number-columns-repeated="1006"/>
        </table:table-row>
        <table:table-row table:style-name="ro19">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0]=&quot;&quot;;&quot;?&quot;;IF([.M260]=&quot;&quot;;&quot;新規&quot;;IF([.K260]=[.M260];&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0]=&quot;&quot;;&quot;?&quot;;IF([.O260]=&quot;&quot;;&quot;新規&quot;;IF([.M260]=[.O260];&quot;&quot;;&quot;○&quot;)))" office:value-type="string" office:string-value="新規" calcext:value-type="string">
            <text:p>新規</text:p>
          </table:table-cell>
          <table:table-cell table:style-name="ce46" table:number-columns-repeated="3"/>
          <table:table-cell table:style-name="ce54" table:formula="of:=IFERROR(VLOOKUP([.$C260];[$'verify-targets-to-chapters'.$A$1:.$B$999];2;0);IF([.$A260]=&quot;&quot;;&quot;&quot;;&quot;省略&quot;))">
            <text:p/>
          </table:table-cell>
          <table:table-cell table:number-columns-repeated="1006"/>
        </table:table-row>
        <table:table-row table:style-name="ro65">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Open", true);</text:p>
          </table:table-cell>
          <table:table-cell table:style-name="ce7" table:formula="of:=IF([.M261]=&quot;&quot;;&quot;?&quot;;IF([.O261]=&quot;&quot;;&quot;新規&quot;;IF([.M261]=[.O261];&quot;&quot;;&quot;○&quot;)))">
            <text:p/>
          </table:table-cell>
          <table:table-cell table:number-columns-repeated="2" table:style-name="ce46" office:value-type="string" calcext:value-type="string">
            <text:p>lockPref("browser.tabs.warnOnOpen", true);</text:p>
          </table:table-cell>
          <table:table-cell table:style-name="ce46" office:value-type="string" calcext:value-type="string">
            <text:p>defaultPref("browser.tabs.warnOnOpen", true);</text:p>
          </table:table-cell>
          <table:table-cell table:style-name="ce54" table:formula="of:=IFERROR(VLOOKUP([.$C261];[$'verify-targets-to-chapters'.$A$1:.$B$999];2;0);IF([.$A261]=&quot;&quot;;&quot;&quot;;&quot;省略&quot;))">
            <text:p/>
          </table:table-cell>
          <table:table-cell table:number-columns-repeated="1006"/>
        </table:table-row>
        <table:table-row table:style-name="ro66">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Open", false);</text:p>
          </table:table-cell>
          <table:table-cell table:style-name="ce7" table:formula="of:=IF([.M262]=&quot;&quot;;&quot;?&quot;;IF([.O262]=&quot;&quot;;&quot;新規&quot;;IF([.M262]=[.O262];&quot;&quot;;&quot;○&quot;)))">
            <text:p/>
          </table:table-cell>
          <table:table-cell table:number-columns-repeated="2" table:style-name="ce46" office:value-type="string" calcext:value-type="string">
            <text:p>lockPref("browser.tabs.warnOnOpen", false);</text:p>
          </table:table-cell>
          <table:table-cell table:style-name="ce46" office:value-type="string" calcext:value-type="string">
            <text:p>defaultPref("browser.tabs.warnOnOpen", false);</text:p>
          </table:table-cell>
          <table:table-cell table:style-name="ce54" table:formula="of:=IFERROR(VLOOKUP([.$C262];[$'verify-targets-to-chapters'.$A$1:.$B$999];2;0);IF([.$A262]=&quot;&quot;;&quot;&quot;;&quot;省略&quot;))">
            <text:p/>
          </table:table-cell>
          <table:table-cell table:number-columns-repeated="1006"/>
        </table:table-row>
        <table:table-row table:style-name="ro3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3]=&quot;&quot;;&quot;?&quot;;IF([.M263]=&quot;&quot;;&quot;新規&quot;;IF([.K263]=[.M263];&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3]=&quot;&quot;;&quot;?&quot;;IF([.O263]=&quot;&quot;;&quot;新規&quot;;IF([.M263]=[.O263];&quot;&quot;;&quot;○&quot;)))" office:value-type="string" office:string-value="新規" calcext:value-type="string">
            <text:p>新規</text:p>
          </table:table-cell>
          <table:table-cell table:style-name="ce46" table:number-columns-repeated="3"/>
          <table:table-cell table:style-name="ce54" table:formula="of:=IFERROR(VLOOKUP([.$C263];[$'verify-targets-to-chapters'.$A$1:.$B$999];2;0);IF([.$A263]=&quot;&quot;;&quot;&quot;;&quot;省略&quot;))">
            <text:p/>
          </table:table-cell>
          <table:table-cell table:number-columns-repeated="1006"/>
        </table:table-row>
        <table:table-row table:style-name="ro6">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4]=&quot;&quot;;&quot;?&quot;;IF([.M264]=&quot;&quot;;&quot;新規&quot;;IF([.K264]=[.M264];&quot;&quot;;&quot;変更あり&quot;)))">
            <text:p/>
          </table:table-cell>
          <table:table-cell table:style-name="ce48" office:value-type="string" calcext:value-type="string">
            <text:p>Firefox 31時点で機能が廃止されたためカスタマイズ不可能</text:p>
          </table:table-cell>
          <table:table-cell table:style-name="ce7" table:formula="of:=IF([.M264]=&quot;&quot;;&quot;?&quot;;IF([.O264]=&quot;&quot;;&quot;新規&quot;;IF([.M264]=[.O264];&quot;&quot;;&quot;○&quot;)))" office:value-type="string" office:string-value="○" calcext:value-type="string">
            <text:p>○</text:p>
          </table:table-cell>
          <table:table-cell table:style-name="ce47" office:value-type="string" calcext:value-type="string">
            <text:p>-</text:p>
          </table:table-cell>
          <table:table-cell table:style-name="ce46" office:value-type="string" calcext:value-type="string">
            <text:p>廃止（Firefox 31）</text:p>
            <text:p>true時の挙動がなくなりfalse時の挙動強制となったため実質的には変更無し。</text:p>
          </table:table-cell>
          <table:table-cell table:style-name="ce46" office:value-type="string" calcext:value-type="string">
            <text:p>defaultPref("browser.tabs.autoHide", false);</text:p>
          </table:table-cell>
          <table:table-cell table:style-name="ce54" table:formula="of:=IFERROR(VLOOKUP([.$C264];[$'verify-targets-to-chapters'.$A$1:.$B$999];2;0);IF([.$A264]=&quot;&quot;;&quot;&quot;;&quot;省略&quot;))">
            <text:p/>
          </table:table-cell>
          <table:table-cell table:number-columns-repeated="1006"/>
        </table:table-row>
        <table:table-row table:style-name="ro7">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5]=&quot;&quot;;&quot;?&quot;;IF([.M265]=&quot;&quot;;&quot;新規&quot;;IF([.K265]=[.M265];&quot;&quot;;&quot;変更あり&quot;)))">
            <text:p/>
          </table:table-cell>
          <table:table-cell table:style-name="ce48" office:value-type="string" calcext:value-type="string">
            <text:p>Firefox 31時点で機能が廃止されたためカスタマイズ不可能</text:p>
          </table:table-cell>
          <table:table-cell table:style-name="ce7" table:formula="of:=IF([.M265]=&quot;&quot;;&quot;?&quot;;IF([.O265]=&quot;&quot;;&quot;新規&quot;;IF([.M265]=[.O265];&quot;&quot;;&quot;○&quot;)))">
            <text:p/>
          </table:table-cell>
          <table:table-cell table:style-name="ce47" office:value-type="string" calcext:value-type="string">
            <text:p>Firefox 31時点で機能が廃止されたためカスタマイズ不可能</text:p>
          </table:table-cell>
          <table:table-cell table:style-name="ce46" office:value-type="string" calcext:value-type="string">
            <text:p>廃止</text:p>
          </table:table-cell>
          <table:table-cell table:style-name="ce46" office:value-type="string" calcext:value-type="string">
            <text:p>defaultPref("browser.tabs.autoHide", true);</text:p>
          </table:table-cell>
          <table:table-cell table:style-name="ce54" table:formula="of:=IFERROR(VLOOKUP([.$C265];[$'verify-targets-to-chapters'.$A$1:.$B$999];2;0);IF([.$A265]=&quot;&quot;;&quot;&quot;;&quot;省略&quot;))">
            <text:p/>
          </table:table-cell>
          <table:table-cell table:number-columns-repeated="1006"/>
        </table:table-row>
        <table:table-row table:style-name="ro3">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6]=&quot;&quot;;&quot;?&quot;;IF([.M266]=&quot;&quot;;&quot;新規&quot;;IF([.K266]=[.M266];&quot;&quot;;&quot;変更あり&quot;)))">
            <text:p/>
          </table:table-cell>
          <table:table-cell table:style-name="ce7" office:value-type="string" calcext:value-type="string">
            <text:p>-</text:p>
          </table:table-cell>
          <table:table-cell table:style-name="ce7" table:formula="of:=IF([.M266]=&quot;&quot;;&quot;?&quot;;IF([.O266]=&quot;&quot;;&quot;新規&quot;;IF([.M266]=[.O266];&quot;&quot;;&quot;○&quot;)))">
            <text:p/>
          </table:table-cell>
          <table:table-cell table:style-name="ce46" office:value-type="string" calcext:value-type="string">
            <text:p>-</text:p>
          </table:table-cell>
          <table:table-cell table:style-name="ce46" table:number-columns-repeated="2"/>
          <table:table-cell table:style-name="ce54" table:formula="of:=IFERROR(VLOOKUP([.$C266];[$'verify-targets-to-chapters'.$A$1:.$B$999];2;0);IF([.$A266]=&quot;&quot;;&quot;&quot;;&quot;省略&quot;))">
            <text:p/>
          </table:table-cell>
          <table:table-cell table:number-columns-repeated="1006"/>
        </table:table-row>
        <table:table-row table:style-name="ro39">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7]=&quot;&quot;;&quot;?&quot;;IF([.M267]=&quot;&quot;;&quot;新規&quot;;IF([.K267]=[.M267];&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7]=&quot;&quot;;&quot;?&quot;;IF([.O267]=&quot;&quot;;&quot;新規&quot;;IF([.M267]=[.O267];&quot;&quot;;&quot;○&quot;)))" office:value-type="string" office:string-value="○" calcext:value-type="string">
            <text:p>○</text:p>
          </table:table-cell>
          <table:table-cell table:style-name="ce4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6" table:number-columns-repeated="2"/>
          <table:table-cell table:style-name="ce54" table:formula="of:=IFERROR(VLOOKUP([.$C267];[$'verify-targets-to-chapters'.$A$1:.$B$999];2;0);IF([.$A267]=&quot;&quot;;&quot;&quot;;&quot;省略&quot;))">
            <text:p/>
          </table:table-cell>
          <table:table-cell table:number-columns-repeated="1006"/>
        </table:table-row>
        <table:table-row table:style-name="ro5">
          <table:table-cell table:style-name="ce1"/>
          <table:table-cell table:style-name="ce4" table:number-columns-repeated="2"/>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68]=&quot;&quot;;&quot;?&quot;;IF([.M268]=&quot;&quot;;&quot;新規&quot;;IF([.K268]=[.M268];&quot;&quot;;&quot;変更あり&quot;)))" office:value-type="string" office:string-value="新規" calcext:value-type="string">
            <text:p>新規</text:p>
          </table:table-cell>
          <table:table-cell table:style-name="ce9"/>
          <table:table-cell table:style-name="ce7"/>
          <table:table-cell table:style-name="ce46" table:number-columns-repeated="3"/>
          <table:table-cell table:style-name="ce54" table:formula="of:=IFERROR(VLOOKUP([.$C268];[$'verify-targets-to-chapters'.$A$1:.$B$999];2;0);IF([.$A268]=&quot;&quot;;&quot;&quot;;&quot;省略&quot;))">
            <text:p/>
          </table:table-cell>
          <table:table-cell table:number-columns-repeated="1006"/>
        </table:table-row>
        <table:table-row table:style-name="ro4">
          <table:table-cell table:style-name="ce1"/>
          <table:table-cell table:style-name="ce4" table:formula="of:=IF(AND([.$A269]&lt;&gt;&quot;&quot;;NOT(ISNUMBER(FIND(&quot;廃止&quot;;[.$D269])));NOT(ISNUMBER(FIND(&quot;廃止&quot;;[.$E269]))));MAX([.$B$1:.$B267])+1;&quot;&quot;)">
            <text:p/>
          </table:table-cell>
          <table:table-cell table:style-name="ce4" table:formula="of:=CONCATENATE([.$D269];&quot;-&quot;;[.$E269])"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69]=&quot;&quot;;&quot;?&quot;;IF([.M269]=&quot;&quot;;&quot;新規&quot;;IF([.K269]=[.M269];&quot;&quot;;&quot;変更あり&quot;)))">
            <text:p/>
          </table:table-cell>
          <table:table-cell table:style-name="ce46" office:value-type="string" calcext:value-type="string">
            <text:p>-</text:p>
          </table:table-cell>
          <table:table-cell table:style-name="ce7" table:formula="of:=IF([.M269]=&quot;&quot;;&quot;?&quot;;IF([.O269]=&quot;&quot;;&quot;新規&quot;;IF([.M269]=[.O269];&quot;&quot;;&quot;○&quot;)))">
            <text:p/>
          </table:table-cell>
          <table:table-cell table:style-name="ce46" office:value-type="string" calcext:value-type="string">
            <text:p>-</text:p>
          </table:table-cell>
          <table:table-cell table:style-name="ce46" table:number-columns-repeated="2"/>
          <table:table-cell table:style-name="ce54" table:formula="of:=IFERROR(VLOOKUP([.$C269];[$'verify-targets-to-chapters'.$A$1:.$B$999];2;0);IF([.$A269]=&quot;&quot;;&quot;&quot;;&quot;省略&quot;))">
            <text:p/>
          </table:table-cell>
          <table:table-cell table:number-columns-repeated="1006"/>
        </table:table-row>
        <table:table-row table:style-name="ro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0]=&quot;&quot;;&quot;?&quot;;IF([.M270]=&quot;&quot;;&quot;新規&quot;;IF([.K270]=[.M270];&quot;&quot;;&quot;変更あり&quot;)))">
            <text:p/>
          </table:table-cell>
          <table:table-cell table:style-name="ce46" office:value-type="string" calcext:value-type="string">
            <text:p>lockPref("browser.link.open_newwindow", 2);</text:p>
            <text:p>lockPref("browser.link.open_newwindow.restriction", 0);</text:p>
          </table:table-cell>
          <table:table-cell table:style-name="ce7" table:formula="of:=IF([.M270]=&quot;&quot;;&quot;?&quot;;IF([.O270]=&quot;&quot;;&quot;新規&quot;;IF([.M270]=[.O270];&quot;&quot;;&quot;○&quot;)))">
            <text:p/>
          </table:table-cell>
          <table:table-cell table:style-name="ce46" office:value-type="string" calcext:value-type="string">
            <text:p>lockPref("browser.link.open_newwindow", 2);</text:p>
            <text:p>lockPref("browser.link.open_newwindow.restriction", 0);</text:p>
          </table:table-cell>
          <table:table-cell table:style-name="ce46" table:number-columns-repeated="2"/>
          <table:table-cell table:style-name="ce54" table:formula="of:=IFERROR(VLOOKUP([.$C270];[$'verify-targets-to-chapters'.$A$1:.$B$999];2;0);IF([.$A270]=&quot;&quot;;&quot;&quot;;&quot;省略&quot;))">
            <text:p/>
          </table:table-cell>
          <table:table-cell table:number-columns-repeated="1006"/>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1]=&quot;&quot;;&quot;?&quot;;IF([.M271]=&quot;&quot;;&quot;新規&quot;;IF([.K271]=[.M271];&quot;&quot;;&quot;変更あり&quot;)))">
            <text:p/>
          </table:table-cell>
          <table:table-cell table:style-name="ce8" office:value-type="string" calcext:value-type="string">
            <text:p>-</text:p>
          </table:table-cell>
          <table:table-cell table:style-name="ce7" table:formula="of:=IF([.M271]=&quot;&quot;;&quot;?&quot;;IF([.O271]=&quot;&quot;;&quot;新規&quot;;IF([.M271]=[.O271];&quot;&quot;;&quot;○&quot;)))">
            <text:p/>
          </table:table-cell>
          <table:table-cell table:style-name="ce46" office:value-type="string" calcext:value-type="string">
            <text:p>-</text:p>
          </table:table-cell>
          <table:table-cell table:style-name="ce46" table:number-columns-repeated="2"/>
          <table:table-cell table:style-name="ce54" table:formula="of:=IFERROR(VLOOKUP([.$C271];[$'verify-targets-to-chapters'.$A$1:.$B$999];2;0);IF([.$A271]=&quot;&quot;;&quot;&quot;;&quot;省略&quot;))">
            <text:p/>
          </table:table-cell>
          <table:table-cell table:number-columns-repeated="1006"/>
        </table:table-row>
        <table:table-row table:style-name="ro67">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2]=&quot;&quot;;&quot;?&quot;;IF([.M272]=&quot;&quot;;&quot;新規&quot;;IF([.K272]=[.M272];&quot;&quot;;&quot;変更あり&quot;)))" office:value-type="string" office:string-value="変更あり" calcext:value-type="string">
            <text:p>変更あり</text:p>
          </table:table-cell>
          <table:table-cell table:style-name="ce4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2];[$'verify-targets-to-chapters'.$A$1:.$B$999];2;0);IF([.$A272]=&quot;&quot;;&quot;&quot;;&quot;省略&quot;))">
            <text:p/>
          </table:table-cell>
          <table:table-cell table:number-columns-repeated="1006"/>
        </table:table-row>
        <table:table-row table:style-name="ro67">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3];[$'verify-targets-to-chapters'.$A$1:.$B$999];2;0);IF([.$A273]=&quot;&quot;;&quot;&quot;;&quot;省略&quot;))">
            <text:p/>
          </table:table-cell>
          <table:table-cell table:number-columns-repeated="1006"/>
        </table:table-row>
        <table:table-row table:style-name="ro6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4]=&quot;&quot;;&quot;?&quot;;IF([.O274]=&quot;&quot;;&quot;新規&quot;;IF([.M274]=[.O274];&quot;&quot;;&quot;○&quot;)))">
            <text:p/>
          </table:table-cell>
          <table:table-cell table:style-name="ce4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4];[$'verify-targets-to-chapters'.$A$1:.$B$999];2;0);IF([.$A274]=&quot;&quot;;&quot;&quot;;&quot;省略&quot;))">
            <text:p/>
          </table:table-cell>
          <table:table-cell table:number-columns-repeated="1006"/>
        </table:table-row>
        <table:table-row table:style-name="ro68">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5]=&quot;&quot;;&quot;?&quot;;IF([.M275]=&quot;&quot;;&quot;新規&quot;;IF([.K275]=[.M275];&quot;&quot;;&quot;変更あり&quot;)))">
            <text:p/>
          </table:table-cell>
          <table:table-cell table:style-name="ce4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4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6" table:number-columns-repeated="2"/>
          <table:table-cell table:style-name="ce54" table:formula="of:=IFERROR(VLOOKUP([.$C275];[$'verify-targets-to-chapters'.$A$1:.$B$999];2;0);IF([.$A275]=&quot;&quot;;&quot;&quot;;&quot;省略&quot;))">
            <text:p/>
          </table:table-cell>
          <table:table-cell table:number-columns-repeated="1006"/>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6]=&quot;&quot;;&quot;?&quot;;IF([.M276]=&quot;&quot;;&quot;新規&quot;;IF([.K276]=[.M276];&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276]=&quot;&quot;;&quot;?&quot;;IF([.O276]=&quot;&quot;;&quot;新規&quot;;IF([.M276]=[.O276];&quot;&quot;;&quot;○&quot;)))" office:value-type="string" office:string-value="新規" calcext:value-type="string">
            <text:p>新規</text:p>
          </table:table-cell>
          <table:table-cell table:style-name="ce46" table:number-columns-repeated="3"/>
          <table:table-cell table:style-name="ce54" table:formula="of:=IFERROR(VLOOKUP([.$C276];[$'verify-targets-to-chapters'.$A$1:.$B$999];2;0);IF([.$A276]=&quot;&quot;;&quot;&quot;;&quot;省略&quot;))">
            <text:p/>
          </table:table-cell>
          <table:table-cell table:number-columns-repeated="1006"/>
        </table:table-row>
        <table:table-row table:style-name="ro16">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6" office:value-type="string" calcext:value-type="string">
            <text:p>lockPref("browser.newtabpage.introShown", false)</text:p>
          </table:table-cell>
          <table:table-cell table:style-name="ce7" table:formula="of:=IF([.M277]=&quot;&quot;;&quot;?&quot;;IF([.O277]=&quot;&quot;;&quot;新規&quot;;IF([.M277]=[.O277];&quot;&quot;;&quot;○&quot;)))" office:value-type="string" office:string-value="新規" calcext:value-type="string">
            <text:p>新規</text:p>
          </table:table-cell>
          <table:table-cell table:style-name="ce46" table:number-columns-repeated="3"/>
          <table:table-cell table:style-name="ce54" table:formula="of:=IFERROR(VLOOKUP([.$C277];[$'verify-targets-to-chapters'.$A$1:.$B$999];2;0);IF([.$A277]=&quot;&quot;;&quot;&quot;;&quot;省略&quot;))">
            <text:p/>
          </table:table-cell>
          <table:table-cell table:number-columns-repeated="1006"/>
        </table:table-row>
        <table:table-row table:style-name="ro3">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8]=&quot;&quot;;&quot;?&quot;;IF([.M278]=&quot;&quot;;&quot;新規&quot;;IF([.K278]=[.M278];&quot;&quot;;&quot;変更あり&quot;)))">
            <text:p/>
          </table:table-cell>
          <table:table-cell table:style-name="ce46" office:value-type="string" calcext:value-type="string">
            <text:p>-</text:p>
          </table:table-cell>
          <table:table-cell table:style-name="ce7" table:formula="of:=IF([.M278]=&quot;&quot;;&quot;?&quot;;IF([.O278]=&quot;&quot;;&quot;新規&quot;;IF([.M278]=[.O278];&quot;&quot;;&quot;○&quot;)))" office:value-type="string" office:string-value="新規" calcext:value-type="string">
            <text:p>新規</text:p>
          </table:table-cell>
          <table:table-cell table:style-name="ce46" table:number-columns-repeated="3"/>
          <table:table-cell table:style-name="ce54" table:formula="of:=IFERROR(VLOOKUP([.$C278];[$'verify-targets-to-chapters'.$A$1:.$B$999];2;0);IF([.$A278]=&quot;&quot;;&quot;&quot;;&quot;省略&quot;))">
            <text:p/>
          </table:table-cell>
          <table:table-cell table:number-columns-repeated="1006"/>
        </table:table-row>
        <table:table-row table:style-name="ro7">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79]=&quot;&quot;;&quot;?&quot;;IF([.M279]=&quot;&quot;;&quot;新規&quot;;IF([.K279]=[.M279];&quot;&quot;;&quot;変更あり&quot;)))">
            <text:p/>
          </table:table-cell>
          <table:table-cell table:style-name="ce46" office:value-type="string" calcext:value-type="string">
            <text:p>lockPref("browser.newtab.preload", false);</text:p>
          </table:table-cell>
          <table:table-cell table:style-name="ce7" table:formula="of:=IF([.M279]=&quot;&quot;;&quot;?&quot;;IF([.O279]=&quot;&quot;;&quot;新規&quot;;IF([.M279]=[.O279];&quot;&quot;;&quot;○&quot;)))" office:value-type="string" office:string-value="新規" calcext:value-type="string">
            <text:p>新規</text:p>
          </table:table-cell>
          <table:table-cell table:style-name="ce46" table:number-columns-repeated="3"/>
          <table:table-cell table:style-name="ce54" table:formula="of:=IFERROR(VLOOKUP([.$C279];[$'verify-targets-to-chapters'.$A$1:.$B$999];2;0);IF([.$A279]=&quot;&quot;;&quot;&quot;;&quot;省略&quot;))">
            <text:p/>
          </table:table-cell>
          <table:table-cell table:number-columns-repeated="1006"/>
        </table:table-row>
        <table:table-row table:style-name="ro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0]=&quot;&quot;;&quot;?&quot;;IF([.M280]=&quot;&quot;;&quot;新規&quot;;IF([.K280]=[.M280];&quot;&quot;;&quot;変更あり&quot;)))">
            <text:p/>
          </table:table-cell>
          <table:table-cell table:style-name="ce8" office:value-type="string" calcext:value-type="string">
            <text:p>clearPref("general.useragent.extra.microsoftdotnet");</text:p>
          </table:table-cell>
          <table:table-cell table:style-name="ce7" table:formula="of:=IF([.M280]=&quot;&quot;;&quot;?&quot;;IF([.O280]=&quot;&quot;;&quot;新規&quot;;IF([.M280]=[.O280];&quot;&quot;;&quot;○&quot;)))">
            <text:p/>
          </table:table-cell>
          <table:table-cell table:style-name="ce46" office:value-type="string" calcext:value-type="string">
            <text:p>clearPref("general.useragent.extra.microsoftdotnet");</text:p>
          </table:table-cell>
          <table:table-cell table:style-name="ce46" office:value-type="string" calcext:value-type="string">
            <text:p>変更無し</text:p>
          </table:table-cell>
          <table:table-cell table:style-name="ce46" office:value-type="string" calcext:value-type="string">
            <text:p>clearPref("general.useragent.extra.microsoftdotnet");</text:p>
          </table:table-cell>
          <table:table-cell table:style-name="ce54" table:formula="of:=IFERROR(VLOOKUP([.$C280];[$'verify-targets-to-chapters'.$A$1:.$B$999];2;0);IF([.$A280]=&quot;&quot;;&quot;&quot;;&quot;省略&quot;))">
            <text:p/>
          </table:table-cell>
          <table:table-cell table:number-columns-repeated="1006"/>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1]=&quot;&quot;;&quot;?&quot;;IF([.M281]=&quot;&quot;;&quot;新規&quot;;IF([.K281]=[.M281];&quot;&quot;;&quot;変更あり&quot;)))">
            <text:p/>
          </table:table-cell>
          <table:table-cell table:style-name="ce8" office:value-type="string" calcext:value-type="string">
            <text:p>-</text:p>
          </table:table-cell>
          <table:table-cell table:style-name="ce7" table:formula="of:=IF([.M281]=&quot;&quot;;&quot;?&quot;;IF([.O281]=&quot;&quot;;&quot;新規&quot;;IF([.M281]=[.O281];&quot;&quot;;&quot;○&quot;)))">
            <text:p/>
          </table:table-cell>
          <table:table-cell table:style-name="ce46" office:value-type="string" calcext:value-type="string">
            <text:p>-</text:p>
          </table:table-cell>
          <table:table-cell table:style-name="ce46" table:number-columns-repeated="2"/>
          <table:table-cell table:style-name="ce54" table:formula="of:=IFERROR(VLOOKUP([.$C281];[$'verify-targets-to-chapters'.$A$1:.$B$999];2;0);IF([.$A281]=&quot;&quot;;&quot;&quot;;&quot;省略&quot;))">
            <text:p/>
          </table:table-cell>
          <table:table-cell table:number-columns-repeated="1006"/>
        </table:table-row>
        <table:table-row table:style-name="ro3">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2]=&quot;&quot;;&quot;?&quot;;IF([.M282]=&quot;&quot;;&quot;新規&quot;;IF([.K282]=[.M282];&quot;&quot;;&quot;変更あり&quot;)))">
            <text:p/>
          </table:table-cell>
          <table:table-cell table:style-name="ce8" office:value-type="string" calcext:value-type="string">
            <text:p>lockPref("network.proxy.type", 0);</text:p>
          </table:table-cell>
          <table:table-cell table:style-name="ce7" table:formula="of:=IF([.M282]=&quot;&quot;;&quot;?&quot;;IF([.O282]=&quot;&quot;;&quot;新規&quot;;IF([.M282]=[.O282];&quot;&quot;;&quot;○&quot;)))">
            <text:p/>
          </table:table-cell>
          <table:table-cell table:style-name="ce46" office:value-type="string" calcext:value-type="string">
            <text:p>lockPref("network.proxy.type", 0);</text:p>
          </table:table-cell>
          <table:table-cell table:style-name="ce46" office:value-type="string" calcext:value-type="string">
            <text:p>変更無し</text:p>
          </table:table-cell>
          <table:table-cell table:style-name="ce46" office:value-type="string" calcext:value-type="string">
            <text:p>lockPref("network.proxy.type", 0);</text:p>
          </table:table-cell>
          <table:table-cell table:style-name="ce54" table:formula="of:=IFERROR(VLOOKUP([.$C282];[$'verify-targets-to-chapters'.$A$1:.$B$999];2;0);IF([.$A282]=&quot;&quot;;&quot;&quot;;&quot;省略&quot;))">
            <text:p/>
          </table:table-cell>
          <table:table-cell table:number-columns-repeated="1006"/>
        </table:table-row>
        <table:table-row table:style-name="ro35">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3]=&quot;&quot;;&quot;?&quot;;IF([.O283]=&quot;&quot;;&quot;新規&quot;;IF([.M283]=[.O283];&quot;&quot;;&quot;○&quot;)))" office:value-type="string" office:string-value="○" calcext:value-type="string">
            <text:p>○</text:p>
          </table:table-cell>
          <table:table-cell table:style-name="ce46" office:value-type="string" calcext:value-type="string">
            <text:p>lockPref("network.proxy.type", 1);</text:p>
          </table:table-cell>
          <table:table-cell table:style-name="ce46" office:value-type="string" calcext:value-type="string">
            <text:p>変更無し</text:p>
          </table:table-cell>
          <table:table-cell table:style-name="ce46" office:value-type="string" calcext:value-type="string">
            <text:p>lockPref("network.proxy.type", 1);</text:p>
          </table:table-cell>
          <table:table-cell table:style-name="ce54" table:formula="of:=IFERROR(VLOOKUP([.$C283];[$'verify-targets-to-chapters'.$A$1:.$B$999];2;0);IF([.$A283]=&quot;&quot;;&quot;&quot;;&quot;省略&quot;))">
            <text:p/>
          </table:table-cell>
          <table:table-cell table:number-columns-repeated="1006"/>
        </table:table-row>
        <table:table-row table:style-name="ro69">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4]=&quot;&quot;;&quot;?&quot;;IF([.M284]=&quot;&quot;;&quot;新規&quot;;IF([.K284]=[.M284];&quot;&quot;;&quot;変更あり&quot;)))">
            <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4]=&quot;&quot;;&quot;?&quot;;IF([.O284]=&quot;&quot;;&quot;新規&quot;;IF([.M284]=[.O284];&quot;&quot;;&quot;○&quot;)))">
            <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6" office:value-type="string" calcext:value-type="string">
            <text:p>変更無し</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4" table:formula="of:=IFERROR(VLOOKUP([.$C284];[$'verify-targets-to-chapters'.$A$1:.$B$999];2;0);IF([.$A284]=&quot;&quot;;&quot;&quot;;&quot;省略&quot;))">
            <text:p/>
          </table:table-cell>
          <table:table-cell table:number-columns-repeated="1006"/>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5]=&quot;&quot;;&quot;?&quot;;IF([.M285]=&quot;&quot;;&quot;新規&quot;;IF([.K285]=[.M285];&quot;&quot;;&quot;変更あり&quot;)))">
            <text:p/>
          </table:table-cell>
          <table:table-cell table:style-name="ce8" office:value-type="string" calcext:value-type="string">
            <text:p>lockPref("network.proxy.type", 4);</text:p>
          </table:table-cell>
          <table:table-cell table:style-name="ce7" table:formula="of:=IF([.M285]=&quot;&quot;;&quot;?&quot;;IF([.O285]=&quot;&quot;;&quot;新規&quot;;IF([.M285]=[.O285];&quot;&quot;;&quot;○&quot;)))">
            <text:p/>
          </table:table-cell>
          <table:table-cell table:style-name="ce46" office:value-type="string" calcext:value-type="string">
            <text:p>lockPref("network.proxy.type", 4);</text:p>
          </table:table-cell>
          <table:table-cell table:style-name="ce46" office:value-type="string" calcext:value-type="string">
            <text:p>変更無し</text:p>
          </table:table-cell>
          <table:table-cell table:style-name="ce46" office:value-type="string" calcext:value-type="string">
            <text:p>lockPref("network.proxy.type", 4);</text:p>
          </table:table-cell>
          <table:table-cell table:style-name="ce54" table:formula="of:=IFERROR(VLOOKUP([.$C285];[$'verify-targets-to-chapters'.$A$1:.$B$999];2;0);IF([.$A285]=&quot;&quot;;&quot;&quot;;&quot;省略&quot;))">
            <text:p/>
          </table:table-cell>
          <table:table-cell table:number-columns-repeated="1006"/>
        </table:table-row>
        <table:table-row table:style-name="ro3">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6]=&quot;&quot;;&quot;?&quot;;IF([.M286]=&quot;&quot;;&quot;新規&quot;;IF([.K286]=[.M286];&quot;&quot;;&quot;変更あり&quot;)))">
            <text:p/>
          </table:table-cell>
          <table:table-cell table:style-name="ce8" office:value-type="string" calcext:value-type="string">
            <text:p>lockPref("network.proxy.type", 5);</text:p>
          </table:table-cell>
          <table:table-cell table:style-name="ce7" table:formula="of:=IF([.M286]=&quot;&quot;;&quot;?&quot;;IF([.O286]=&quot;&quot;;&quot;新規&quot;;IF([.M286]=[.O286];&quot;&quot;;&quot;○&quot;)))">
            <text:p/>
          </table:table-cell>
          <table:table-cell table:style-name="ce46" office:value-type="string" calcext:value-type="string">
            <text:p>lockPref("network.proxy.type", 5);</text:p>
          </table:table-cell>
          <table:table-cell table:style-name="ce46" office:value-type="string" calcext:value-type="string">
            <text:p>変更無し</text:p>
          </table:table-cell>
          <table:table-cell table:style-name="ce46" office:value-type="string" calcext:value-type="string">
            <text:p>lockPref("network.proxy.type", 5);</text:p>
          </table:table-cell>
          <table:table-cell table:style-name="ce54"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7]=&quot;&quot;;&quot;?&quot;;IF([.M287]=&quot;&quot;;&quot;新規&quot;;IF([.K287]=[.M287];&quot;&quot;;&quot;変更あり&quot;)))">
            <text:p/>
          </table:table-cell>
          <table:table-cell table:style-name="ce47" office:value-type="string" calcext:value-type="string">
            <text:p>Firefox 39時点で廃止</text:p>
          </table:table-cell>
          <table:table-cell table:style-name="ce7" table:formula="of:=IF([.M287]=&quot;&quot;;&quot;?&quot;;IF([.O287]=&quot;&quot;;&quot;新規&quot;;IF([.M287]=[.O287];&quot;&quot;;&quot;○&quot;)))" office:value-type="string" office:string-value="○" calcext:value-type="string">
            <text:p>○</text:p>
          </table:table-cell>
          <table:table-cell table:style-name="ce46" office:value-type="string" calcext:value-type="string">
            <text:p>defaultPref("security.tls.version.min", 0);</text:p>
          </table:table-cell>
          <table:table-cell table:style-name="ce46" table:number-columns-repeated="2"/>
          <table:table-cell table:style-name="ce54" table:formula="of:=IFERROR(VLOOKUP([.$C287];[$'verify-targets-to-chapters'.$A$1:.$B$999];2;0);IF([.$A287]=&quot;&quot;;&quot;&quot;;&quot;省略&quot;))">
            <text:p/>
          </table:table-cell>
          <table:table-cell table:number-columns-repeated="1006"/>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8]=&quot;&quot;;&quot;?&quot;;IF([.M288]=&quot;&quot;;&quot;新規&quot;;IF([.K288]=[.M288];&quot;&quot;;&quot;変更あり&quot;)))">
            <text:p/>
          </table:table-cell>
          <table:table-cell table:style-name="ce47" office:value-type="string" calcext:value-type="string">
            <text:p>Firefox 39時点で廃止</text:p>
          </table:table-cell>
          <table:table-cell table:style-name="ce7" table:formula="of:=IF([.M288]=&quot;&quot;;&quot;?&quot;;IF([.O288]=&quot;&quot;;&quot;新規&quot;;IF([.M288]=[.O288];&quot;&quot;;&quot;○&quot;)))" office:value-type="string" office:string-value="○" calcext:value-type="string">
            <text:p>○</text:p>
          </table:table-cell>
          <table:table-cell table:style-name="ce46" office:value-type="string" calcext:value-type="string">
            <text:p>defaultPref("security.tls.version.min", 1);</text:p>
          </table:table-cell>
          <table:table-cell table:style-name="ce46" table:number-columns-repeated="2"/>
          <table:table-cell table:style-name="ce54" table:formula="of:=IFERROR(VLOOKUP([.$C288];[$'verify-targets-to-chapters'.$A$1:.$B$999];2;0);IF([.$A288]=&quot;&quot;;&quot;&quot;;&quot;省略&quot;))">
            <text:p/>
          </table:table-cell>
          <table:table-cell table:number-columns-repeated="1006"/>
        </table:table-row>
        <table:table-row table:style-name="ro22">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89]=&quot;&quot;;&quot;?&quot;;IF([.M289]=&quot;&quot;;&quot;新規&quot;;IF([.K289]=[.M289];&quot;&quot;;&quot;変更あり&quot;)))">
            <text:p/>
          </table:table-cell>
          <table:table-cell table:style-name="ce5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9]=&quot;&quot;;&quot;?&quot;;IF([.O289]=&quot;&quot;;&quot;新規&quot;;IF([.M289]=[.O289];&quot;&quot;;&quot;○&quot;)))" office:value-type="string" office:string-value="○" calcext:value-type="string">
            <text:p>○</text:p>
          </table:table-cell>
          <table:table-cell table:style-name="ce46" office:value-type="string" calcext:value-type="string">
            <text:p>lockPref("network.automatic-ntlm-auth.trusted-uris", "ドメイン名");</text:p>
          </table:table-cell>
          <table:table-cell table:style-name="ce46" table:number-columns-repeated="2"/>
          <table:table-cell table:style-name="ce54" table:formula="of:=IFERROR(VLOOKUP([.$C289];[$'verify-targets-to-chapters'.$A$1:.$B$999];2;0);IF([.$A289]=&quot;&quot;;&quot;&quot;;&quot;省略&quot;))">
            <text:p/>
          </table:table-cell>
          <table:table-cell table:number-columns-repeated="1006"/>
        </table:table-row>
        <table:table-row table:style-name="ro2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90]=&quot;&quot;;&quot;?&quot;;IF([.M290]=&quot;&quot;;&quot;新規&quot;;IF([.K290]=[.M290];&quot;&quot;;&quot;変更あり&quot;)))">
            <text:p/>
          </table:table-cell>
          <table:table-cell table:style-name="ce4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0]=&quot;&quot;;&quot;?&quot;;IF([.O290]=&quot;&quot;;&quot;新規&quot;;IF([.M290]=[.O290];&quot;&quot;;&quot;○&quot;)))">
            <text:p/>
          </table:table-cell>
          <table:table-cell table:style-name="ce4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6" table:number-columns-repeated="2"/>
          <table:table-cell table:style-name="ce54" table:formula="of:=IFERROR(VLOOKUP([.$C290];[$'verify-targets-to-chapters'.$A$1:.$B$999];2;0);IF([.$A290]=&quot;&quot;;&quot;&quot;;&quot;省略&quot;))">
            <text:p/>
          </table:table-cell>
          <table:table-cell table:number-columns-repeated="1006"/>
        </table:table-row>
        <table:table-row table:style-name="ro7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1]=&quot;&quot;;&quot;?&quot;;IF([.M291]=&quot;&quot;;&quot;新規&quot;;IF([.K291]=[.M291];&quot;&quot;;&quot;変更あり&quot;)))">
            <text:p/>
          </table:table-cell>
          <table:table-cell table:style-name="ce46"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1]=&quot;&quot;;&quot;?&quot;;IF([.O291]=&quot;&quot;;&quot;新規&quot;;IF([.M291]=[.O291];&quot;&quot;;&quot;○&quot;)))">
            <text:p/>
          </table:table-cell>
          <table:table-cell table:style-name="ce46"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6" table:number-columns-repeated="2"/>
          <table:table-cell table:style-name="ce54" table:formula="of:=IFERROR(VLOOKUP([.$C291];[$'verify-targets-to-chapters'.$A$1:.$B$999];2;0);IF([.$A291]=&quot;&quot;;&quot;&quot;;&quot;省略&quot;))">
            <text:p/>
          </table:table-cell>
          <table:table-cell table:number-columns-repeated="1006"/>
        </table:table-row>
        <table:table-row table:style-name="ro4">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2]=&quot;&quot;;&quot;?&quot;;IF([.M292]=&quot;&quot;;&quot;新規&quot;;IF([.K292]=[.M292];&quot;&quot;;&quot;変更あり&quot;)))">
            <text:p/>
          </table:table-cell>
          <table:table-cell table:style-name="ce8" office:value-type="string" calcext:value-type="string">
            <text:p>lockPref("network.http.spdy.enabled", true);</text:p>
          </table:table-cell>
          <table:table-cell table:style-name="ce7" table:formula="of:=IF([.M292]=&quot;&quot;;&quot;?&quot;;IF([.O292]=&quot;&quot;;&quot;新規&quot;;IF([.M292]=[.O292];&quot;&quot;;&quot;○&quot;)))" office:value-type="string" office:string-value="新規" calcext:value-type="string">
            <text:p>新規</text:p>
          </table:table-cell>
          <table:table-cell table:style-name="ce46" table:number-columns-repeated="3"/>
          <table:table-cell table:style-name="ce54"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3]=&quot;&quot;;&quot;?&quot;;IF([.M293]=&quot;&quot;;&quot;新規&quot;;IF([.K293]=[.M293];&quot;&quot;;&quot;変更あり&quot;)))">
            <text:p/>
          </table:table-cell>
          <table:table-cell table:style-name="ce8" office:value-type="string" calcext:value-type="string">
            <text:p>lockPref("network.http.spdy.enabled", false);</text:p>
          </table:table-cell>
          <table:table-cell table:style-name="ce7" table:formula="of:=IF([.M293]=&quot;&quot;;&quot;?&quot;;IF([.O293]=&quot;&quot;;&quot;新規&quot;;IF([.M293]=[.O293];&quot;&quot;;&quot;○&quot;)))" office:value-type="string" office:string-value="新規" calcext:value-type="string">
            <text:p>新規</text:p>
          </table:table-cell>
          <table:table-cell table:style-name="ce46" table:number-columns-repeated="3"/>
          <table:table-cell table:style-name="ce54"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4]=&quot;&quot;;&quot;?&quot;;IF([.M294]=&quot;&quot;;&quot;新規&quot;;IF([.K294]=[.M294];&quot;&quot;;&quot;変更あり&quot;)))">
            <text:p/>
          </table:table-cell>
          <table:table-cell table:style-name="ce8" office:value-type="string" calcext:value-type="string">
            <text:p>-</text:p>
          </table:table-cell>
          <table:table-cell table:style-name="ce7" table:formula="of:=IF([.M294]=&quot;&quot;;&quot;?&quot;;IF([.O294]=&quot;&quot;;&quot;新規&quot;;IF([.M294]=[.O294];&quot;&quot;;&quot;○&quot;)))" office:value-type="string" office:string-value="新規" calcext:value-type="string">
            <text:p>新規</text:p>
          </table:table-cell>
          <table:table-cell table:style-name="ce46" table:number-columns-repeated="3"/>
          <table:table-cell table:style-name="ce54" table:formula="of:=IFERROR(VLOOKUP([.$C294];[$'verify-targets-to-chapters'.$A$1:.$B$999];2;0);IF([.$A294]=&quot;&quot;;&quot;&quot;;&quot;省略&quot;))">
            <text:p/>
          </table:table-cell>
          <table:table-cell table:number-columns-repeated="1006"/>
        </table:table-row>
        <table:table-row table:style-name="ro71">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5]=&quot;&quot;;&quot;?&quot;;IF([.M295]=&quot;&quot;;&quot;新規&quot;;IF([.K295]=[.M295];&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5]=&quot;&quot;;&quot;?&quot;;IF([.O295]=&quot;&quot;;&quot;新規&quot;;IF([.M295]=[.O295];&quot;&quot;;&quot;○&quot;)))" office:value-type="string" office:string-value="新規" calcext:value-type="string">
            <text:p>新規</text:p>
          </table:table-cell>
          <table:table-cell table:style-name="ce46" table:number-columns-repeated="3"/>
          <table:table-cell table:style-name="ce54" table:formula="of:=IFERROR(VLOOKUP([.$C295];[$'verify-targets-to-chapters'.$A$1:.$B$999];2;0);IF([.$A295]=&quot;&quot;;&quot;&quot;;&quot;省略&quot;))">
            <text:p/>
          </table:table-cell>
          <table:table-cell table:number-columns-repeated="1006"/>
        </table:table-row>
        <table:table-row table:style-name="ro4">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6]=&quot;&quot;;&quot;?&quot;;IF([.M296]=&quot;&quot;;&quot;新規&quot;;IF([.K296]=[.M296];&quot;&quot;;&quot;変更あり&quot;)))">
            <text:p/>
          </table:table-cell>
          <table:table-cell table:style-name="ce8" office:value-type="string" calcext:value-type="string">
            <text:p>-</text:p>
          </table:table-cell>
          <table:table-cell table:style-name="ce7" table:formula="of:=IF([.M296]=&quot;&quot;;&quot;?&quot;;IF([.O296]=&quot;&quot;;&quot;新規&quot;;IF([.M296]=[.O296];&quot;&quot;;&quot;○&quot;)))" office:value-type="string" office:string-value="新規" calcext:value-type="string">
            <text:p>新規</text:p>
          </table:table-cell>
          <table:table-cell table:style-name="ce46" table:number-columns-repeated="3"/>
          <table:table-cell table:style-name="ce54"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dns.disableIPv6",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6" table:number-columns-repeated="3"/>
          <table:table-cell table:style-name="ce54" table:formula="of:=IFERROR(VLOOKUP([.$C297];[$'verify-targets-to-chapters'.$A$1:.$B$999];2;0);IF([.$A297]=&quot;&quot;;&quot;&quot;;&quot;省略&quot;))">
            <text:p/>
          </table:table-cell>
          <table:table-cell table:number-columns-repeated="1006"/>
        </table:table-row>
        <table:table-row table:style-name="ro7">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6" table:number-columns-repeated="3"/>
          <table:table-cell table:style-name="ce54"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99]=&quot;&quot;;&quot;?&quot;;IF([.M299]=&quot;&quot;;&quot;新規&quot;;IF([.K299]=[.M299];&quot;&quot;;&quot;変更あり&quot;)))">
            <text:p/>
          </table:table-cell>
          <table:table-cell table:style-name="ce40"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6" table:number-columns-repeated="3"/>
          <table:table-cell table:style-name="ce54"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0]=&quot;&quot;;&quot;?&quot;;IF([.M300]=&quot;&quot;;&quot;新規&quot;;IF([.K300]=[.M300];&quot;&quot;;&quot;変更あり&quot;)))">
            <text:p/>
          </table:table-cell>
          <table:table-cell table:style-name="ce8"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46" table:number-columns-repeated="3"/>
          <table:table-cell table:style-name="ce54"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1]=&quot;&quot;;&quot;?&quot;;IF([.M301]=&quot;&quot;;&quot;新規&quot;;IF([.K301]=[.M301];&quot;&quot;;&quot;変更あり&quot;)))">
            <text:p/>
          </table:table-cell>
          <table:table-cell table:style-name="ce8" office:value-type="string" calcext:value-type="string">
            <text:p>lockPref("network.dns.blockDotOnion", true);</text:p>
          </table:table-cell>
          <table:table-cell table:style-name="ce7" table:formula="of:=IF([.M301]=&quot;&quot;;&quot;?&quot;;IF([.O301]=&quot;&quot;;&quot;新規&quot;;IF([.M301]=[.O301];&quot;&quot;;&quot;○&quot;)))" office:value-type="string" office:string-value="新規" calcext:value-type="string">
            <text:p>新規</text:p>
          </table:table-cell>
          <table:table-cell table:style-name="ce46" table:number-columns-repeated="3"/>
          <table:table-cell table:style-name="ce54"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2]=&quot;&quot;;&quot;?&quot;;IF([.M302]=&quot;&quot;;&quot;新規&quot;;IF([.K302]=[.M302];&quot;&quot;;&quot;変更あり&quot;)))">
            <text:p/>
          </table:table-cell>
          <table:table-cell table:style-name="ce8" office:value-type="string" calcext:value-type="string">
            <text:p>-</text:p>
          </table:table-cell>
          <table:table-cell table:style-name="ce7" table:formula="of:=IF([.M302]=&quot;&quot;;&quot;?&quot;;IF([.O302]=&quot;&quot;;&quot;新規&quot;;IF([.M302]=[.O302];&quot;&quot;;&quot;○&quot;)))" office:value-type="string" office:string-value="新規" calcext:value-type="string">
            <text:p>新規</text:p>
          </table:table-cell>
          <table:table-cell table:style-name="ce46" table:number-columns-repeated="3"/>
          <table:table-cell table:style-name="ce54" table:formula="of:=IFERROR(VLOOKUP([.$C302];[$'verify-targets-to-chapters'.$A$1:.$B$999];2;0);IF([.$A302]=&quot;&quot;;&quot;&quot;;&quot;省略&quot;))">
            <text:p/>
          </table:table-cell>
          <table:table-cell table:number-columns-repeated="1006"/>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3]=&quot;&quot;;&quot;?&quot;;IF([.M303]=&quot;&quot;;&quot;新規&quot;;IF([.K303]=[.M303];&quot;&quot;;&quot;変更あり&quot;)))">
            <text:p/>
          </table:table-cell>
          <table:table-cell table:style-name="ce8" office:value-type="string" calcext:value-type="string">
            <text:p>lockPref("general.useragent.override", "（任意の内容）");</text:p>
          </table:table-cell>
          <table:table-cell table:style-name="ce7" table:formula="of:=IF([.M303]=&quot;&quot;;&quot;?&quot;;IF([.O303]=&quot;&quot;;&quot;新規&quot;;IF([.M303]=[.O303];&quot;&quot;;&quot;○&quot;)))" office:value-type="string" office:string-value="新規" calcext:value-type="string">
            <text:p>新規</text:p>
          </table:table-cell>
          <table:table-cell table:style-name="ce46" table:number-columns-repeated="3"/>
          <table:table-cell table:style-name="ce54"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4]=&quot;&quot;;&quot;?&quot;;IF([.M304]=&quot;&quot;;&quot;新規&quot;;IF([.K304]=[.M304];&quot;&quot;;&quot;変更あり&quot;)))">
            <text:p/>
          </table:table-cell>
          <table:table-cell table:style-name="ce8"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46" table:number-columns-repeated="3"/>
          <table:table-cell table:style-name="ce54" table:formula="of:=IFERROR(VLOOKUP([.$C304];[$'verify-targets-to-chapters'.$A$1:.$B$999];2;0);IF([.$A304]=&quot;&quot;;&quot;&quot;;&quot;省略&quot;))">
            <text:p/>
          </table:table-cell>
          <table:table-cell table:number-columns-repeated="1006"/>
        </table:table-row>
        <table:table-row table:style-name="ro7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5]=&quot;&quot;;&quot;?&quot;;IF([.M305]=&quot;&quot;;&quot;新規&quot;;IF([.K305]=[.M305];&quot;&quot;;&quot;変更あり&quot;)))">
            <text:p/>
          </table:table-cell>
          <table:table-cell table:style-name="ce8" office:value-type="string" calcext:value-type="string">
            <text:p>lockPref("network.jar.block-remote-files", true);</text:p>
          </table:table-cell>
          <table:table-cell table:style-name="ce7" table:formula="of:=IF([.M305]=&quot;&quot;;&quot;?&quot;;IF([.O305]=&quot;&quot;;&quot;新規&quot;;IF([.M305]=[.O305];&quot;&quot;;&quot;○&quot;)))" office:value-type="string" office:string-value="新規" calcext:value-type="string">
            <text:p>新規</text:p>
          </table:table-cell>
          <table:table-cell table:style-name="ce46" table:number-columns-repeated="3"/>
          <table:table-cell table:style-name="ce54"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9];[$'verify-targets-to-chapters'.$A$1:.$B$999];2;0);IF([.$A309]=&quot;&quot;;&quot;&quot;;&quot;省略&quot;))">
            <text:p/>
          </table:table-cell>
          <table:table-cell table:number-columns-repeated="1006"/>
        </table:table-row>
        <table:table-row table:style-name="ro7">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0];[$'verify-targets-to-chapters'.$A$1:.$B$999];2;0);IF([.$A310]=&quot;&quot;;&quot;&quot;;&quot;省略&quot;))">
            <text:p/>
          </table:table-cell>
          <table:table-cell table:number-columns-repeated="1006"/>
        </table:table-row>
        <table:table-row table:style-name="ro5">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1];[$'verify-targets-to-chapters'.$A$1:.$B$999];2;0);IF([.$A311]=&quot;&quot;;&quot;&quot;;&quot;省略&quot;))">
            <text:p/>
          </table:table-cell>
          <table:table-cell table:number-columns-repeated="1006"/>
        </table:table-row>
        <table:table-row table:style-name="ro6">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2];[$'verify-targets-to-chapters'.$A$1:.$B$999];2;0);IF([.$A312]=&quot;&quot;;&quot;&quot;;&quot;省略&quot;))">
            <text:p/>
          </table:table-cell>
          <table:table-cell table:number-columns-repeated="1006"/>
        </table:table-row>
        <table:table-row table:style-name="ro7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3]=&quot;&quot;;&quot;?&quot;;IF([.M313]=&quot;&quot;;&quot;新規&quot;;IF([.K313]=[.M313];&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3]=&quot;&quot;;&quot;?&quot;;IF([.O313]=&quot;&quot;;&quot;新規&quot;;IF([.M313]=[.O313];&quot;&quot;;&quot;○&quot;)))">
            <text:p/>
          </table:table-cell>
          <table:table-cell table:style-name="ce46" office:value-type="string" calcext:value-type="string">
            <text:p>lockPref("app.update.enabled", true);</text:p>
            <text:p>lockPref("app.update.auto", true);</text:p>
            <text:p>lockPref("app.update.mode", 1);</text:p>
          </table:table-cell>
          <table:table-cell table:style-name="ce46" office:value-type="string" calcext:value-type="string">
            <text:p>変更無し</text:p>
          </table:table-cell>
          <table:table-cell table:style-name="ce46" office:value-type="string" calcext:value-type="string">
            <text:p>lockPref("app.update.enabled", true);</text:p>
            <text:p>lockPref("app.update.auto", true);</text:p>
            <text:p>lockPref("app.update.mode", 1);</text:p>
          </table:table-cell>
          <table:table-cell table:style-name="ce54" table:formula="of:=IFERROR(VLOOKUP([.$C313];[$'verify-targets-to-chapters'.$A$1:.$B$999];2;0);IF([.$A313]=&quot;&quot;;&quot;&quot;;&quot;省略&quot;))">
            <text:p/>
          </table:table-cell>
          <table:table-cell table:number-columns-repeated="1006"/>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4]=&quot;&quot;;&quot;?&quot;;IF([.M314]=&quot;&quot;;&quot;新規&quot;;IF([.K314]=[.M314];&quot;&quot;;&quot;変更あり&quot;)))">
            <text:p/>
          </table:table-cell>
          <table:table-cell table:style-name="ce8" office:value-type="string" calcext:value-type="string">
            <text:p>-</text:p>
          </table:table-cell>
          <table:table-cell table:style-name="ce7" table:formula="of:=IF([.M314]=&quot;&quot;;&quot;?&quot;;IF([.O314]=&quot;&quot;;&quot;新規&quot;;IF([.M314]=[.O314];&quot;&quot;;&quot;○&quot;)))">
            <text:p/>
          </table:table-cell>
          <table:table-cell table:style-name="ce46" office:value-type="string" calcext:value-type="string">
            <text:p>-</text:p>
          </table:table-cell>
          <table:table-cell table:style-name="ce46" table:number-columns-repeated="2"/>
          <table:table-cell table:style-name="ce54" table:formula="of:=IFERROR(VLOOKUP([.$C314];[$'verify-targets-to-chapters'.$A$1:.$B$999];2;0);IF([.$A314]=&quot;&quot;;&quot;&quot;;&quot;省略&quot;))">
            <text:p/>
          </table:table-cell>
          <table:table-cell table:number-columns-repeated="1006"/>
        </table:table-row>
        <table:table-row table:style-name="ro7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5]=&quot;&quot;;&quot;?&quot;;IF([.M315]=&quot;&quot;;&quot;新規&quot;;IF([.K315]=[.M315];&quot;&quot;;&quot;変更あり&quot;)))">
            <text:p/>
          </table:table-cell>
          <table:table-cell table:style-name="ce4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5]=&quot;&quot;;&quot;?&quot;;IF([.O315]=&quot;&quot;;&quot;新規&quot;;IF([.M315]=[.O315];&quot;&quot;;&quot;○&quot;)))">
            <text:p/>
          </table:table-cell>
          <table:table-cell table:style-name="ce4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6" office:value-type="string" calcext:value-type="string">
            <text:p>変更無し</text:p>
          </table:table-cell>
          <table:table-cell table:style-name="ce46" office:value-type="string" calcext:value-type="string">
            <text:p>lockPref("app.update.enabled", false);</text:p>
            <text:p>lockPref("app.update.auto", false);</text:p>
            <text:p>lockPref("app.update.mode", 0);</text:p>
          </table:table-cell>
          <table:table-cell table:style-name="ce54" table:formula="of:=IFERROR(VLOOKUP([.$C315];[$'verify-targets-to-chapters'.$A$1:.$B$999];2;0);IF([.$A315]=&quot;&quot;;&quot;&quot;;&quot;省略&quot;))">
            <text:p/>
          </table:table-cell>
          <table:table-cell table:number-columns-repeated="1006"/>
        </table:table-row>
        <table:table-row table:style-name="ro7">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6]=&quot;&quot;;&quot;?&quot;;IF([.M316]=&quot;&quot;;&quot;新規&quot;;IF([.K316]=[.M316];&quot;&quot;;&quot;変更あり&quot;)))">
            <text:p/>
          </table:table-cell>
          <table:table-cell table:style-name="ce8" office:value-type="string" calcext:value-type="string">
            <text:p>lockPref("extensions.update.enabled", true);</text:p>
          </table:table-cell>
          <table:table-cell table:style-name="ce7" table:formula="of:=IF([.M316]=&quot;&quot;;&quot;?&quot;;IF([.O316]=&quot;&quot;;&quot;新規&quot;;IF([.M316]=[.O316];&quot;&quot;;&quot;○&quot;)))">
            <text:p/>
          </table:table-cell>
          <table:table-cell table:style-name="ce46" office:value-type="string" calcext:value-type="string">
            <text:p>lockPref("extensions.update.enabled", true);</text:p>
          </table:table-cell>
          <table:table-cell table:style-name="ce46" office:value-type="string" calcext:value-type="string">
            <text:p>変更無し</text:p>
          </table:table-cell>
          <table:table-cell table:style-name="ce46" office:value-type="string" calcext:value-type="string">
            <text:p>lockPref("extensions.update.enabled", true);</text:p>
          </table:table-cell>
          <table:table-cell table:style-name="ce54" table:formula="of:=IFERROR(VLOOKUP([.$C316];[$'verify-targets-to-chapters'.$A$1:.$B$999];2;0);IF([.$A316]=&quot;&quot;;&quot;&quot;;&quot;省略&quot;))">
            <text:p/>
          </table:table-cell>
          <table:table-cell table:number-columns-repeated="1006"/>
        </table:table-row>
        <table:table-row table:style-name="ro22">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7]=&quot;&quot;;&quot;?&quot;;IF([.M317]=&quot;&quot;;&quot;新規&quot;;IF([.K317]=[.M317];&quot;&quot;;&quot;変更あり&quot;)))">
            <text:p/>
          </table:table-cell>
          <table:table-cell table:style-name="ce46" office:value-type="string" calcext:value-type="string">
            <text:p>lockPref("extensions.update.enabled", false);</text:p>
            <text:p>lockPref("extensions.update.background.url", "");</text:p>
            <text:p>lockPref("extensions.update.url", "");</text:p>
          </table:table-cell>
          <table:table-cell table:style-name="ce7" table:formula="of:=IF([.M317]=&quot;&quot;;&quot;?&quot;;IF([.O317]=&quot;&quot;;&quot;新規&quot;;IF([.M317]=[.O317];&quot;&quot;;&quot;○&quot;)))">
            <text:p/>
          </table:table-cell>
          <table:table-cell table:style-name="ce46" office:value-type="string" calcext:value-type="string">
            <text:p>lockPref("extensions.update.enabled", false);</text:p>
            <text:p>lockPref("extensions.update.background.url", "");</text:p>
            <text:p>lockPref("extensions.update.url", "");</text:p>
          </table:table-cell>
          <table:table-cell table:style-name="ce46" office:value-type="string" calcext:value-type="string">
            <text:p>変更無し</text:p>
          </table:table-cell>
          <table:table-cell table:style-name="ce46" office:value-type="string" calcext:value-type="string">
            <text:p>lockPref("extensions.update.enabled", false);</text:p>
          </table:table-cell>
          <table:table-cell table:style-name="ce54" table:formula="of:=IFERROR(VLOOKUP([.$C317];[$'verify-targets-to-chapters'.$A$1:.$B$999];2;0);IF([.$A317]=&quot;&quot;;&quot;&quot;;&quot;省略&quot;))">
            <text:p/>
          </table:table-cell>
          <table:table-cell table:number-columns-repeated="1006"/>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8]=&quot;&quot;;&quot;?&quot;;IF([.M318]=&quot;&quot;;&quot;新規&quot;;IF([.K318]=[.M318];&quot;&quot;;&quot;変更あり&quot;)))">
            <text:p/>
          </table:table-cell>
          <table:table-cell table:style-name="ce8" office:value-type="string" calcext:value-type="string">
            <text:p>lockPref("browser.search.update", true);</text:p>
          </table:table-cell>
          <table:table-cell table:style-name="ce7" table:formula="of:=IF([.M318]=&quot;&quot;;&quot;?&quot;;IF([.O318]=&quot;&quot;;&quot;新規&quot;;IF([.M318]=[.O318];&quot;&quot;;&quot;○&quot;)))">
            <text:p/>
          </table:table-cell>
          <table:table-cell table:style-name="ce46" office:value-type="string" calcext:value-type="string">
            <text:p>lockPref("browser.search.update", true);</text:p>
          </table:table-cell>
          <table:table-cell table:style-name="ce46" office:value-type="string" calcext:value-type="string">
            <text:p>変更無し</text:p>
          </table:table-cell>
          <table:table-cell table:style-name="ce46" office:value-type="string" calcext:value-type="string">
            <text:p>lockPref("browser.search.update", true);</text:p>
          </table:table-cell>
          <table:table-cell table:style-name="ce54" table:formula="of:=IFERROR(VLOOKUP([.$C318];[$'verify-targets-to-chapters'.$A$1:.$B$999];2;0);IF([.$A318]=&quot;&quot;;&quot;&quot;;&quot;省略&quot;))">
            <text:p/>
          </table:table-cell>
          <table:table-cell table:number-columns-repeated="1006"/>
        </table:table-row>
        <table:table-row table:style-name="ro7">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19]=&quot;&quot;;&quot;?&quot;;IF([.M319]=&quot;&quot;;&quot;新規&quot;;IF([.K319]=[.M319];&quot;&quot;;&quot;変更あり&quot;)))">
            <text:p/>
          </table:table-cell>
          <table:table-cell table:style-name="ce8" office:value-type="string" calcext:value-type="string">
            <text:p>lockPref("browser.search.update", false);</text:p>
          </table:table-cell>
          <table:table-cell table:style-name="ce7" table:formula="of:=IF([.M319]=&quot;&quot;;&quot;?&quot;;IF([.O319]=&quot;&quot;;&quot;新規&quot;;IF([.M319]=[.O319];&quot;&quot;;&quot;○&quot;)))">
            <text:p/>
          </table:table-cell>
          <table:table-cell table:style-name="ce46" office:value-type="string" calcext:value-type="string">
            <text:p>lockPref("browser.search.update", false);</text:p>
          </table:table-cell>
          <table:table-cell table:style-name="ce46" office:value-type="string" calcext:value-type="string">
            <text:p>変更無し</text:p>
          </table:table-cell>
          <table:table-cell table:style-name="ce46" office:value-type="string" calcext:value-type="string">
            <text:p>lockPref("browser.search.update", false);</text:p>
          </table:table-cell>
          <table:table-cell table:style-name="ce54" table:formula="of:=IFERROR(VLOOKUP([.$C319];[$'verify-targets-to-chapters'.$A$1:.$B$999];2;0);IF([.$A319]=&quot;&quot;;&quot;&quot;;&quot;省略&quot;))">
            <text:p/>
          </table:table-cell>
          <table:table-cell table:number-columns-repeated="1006"/>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0]=&quot;&quot;;&quot;?&quot;;IF([.M320]=&quot;&quot;;&quot;新規&quot;;IF([.K320]=[.M320];&quot;&quot;;&quot;変更あり&quot;)))">
            <text:p/>
          </table:table-cell>
          <table:table-cell table:style-name="ce46" office:value-type="string" calcext:value-type="string">
            <text:p>-</text:p>
          </table:table-cell>
          <table:table-cell table:style-name="ce7" table:formula="of:=IF([.M320]=&quot;&quot;;&quot;?&quot;;IF([.O320]=&quot;&quot;;&quot;新規&quot;;IF([.M320]=[.O320];&quot;&quot;;&quot;○&quot;)))">
            <text:p/>
          </table:table-cell>
          <table:table-cell table:style-name="ce46" office:value-type="string" calcext:value-type="string">
            <text:p>-</text:p>
          </table:table-cell>
          <table:table-cell table:style-name="ce46" table:number-columns-repeated="2"/>
          <table:table-cell table:style-name="ce54" table:formula="of:=IFERROR(VLOOKUP([.$C320];[$'verify-targets-to-chapters'.$A$1:.$B$999];2;0);IF([.$A320]=&quot;&quot;;&quot;&quot;;&quot;省略&quot;))">
            <text:p/>
          </table:table-cell>
          <table:table-cell table:number-columns-repeated="1006"/>
        </table:table-row>
        <table:table-row table:style-name="ro6">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21]=&quot;&quot;;&quot;?&quot;;IF([.M321]=&quot;&quot;;&quot;新規&quot;;IF([.K321]=[.M321];&quot;&quot;;&quot;変更あり&quot;)))">
            <text:p/>
          </table:table-cell>
          <table:table-cell table:style-name="ce46" office:value-type="string" calcext:value-type="string">
            <text:p>Firefox-setup.ini:</text:p>
            <text:p>MaintenanceService=false</text:p>
            <text:p/>
            <text:p>MCD:</text:p>
            <text:p><text:span text:style-name="T5">lockPref("app.update.service.enabled", false);</text:span></text:p>
          </table:table-cell>
          <table:table-cell table:style-name="ce7" table:formula="of:=IF([.M321]=&quot;&quot;;&quot;?&quot;;IF([.O321]=&quot;&quot;;&quot;新規&quot;;IF([.M321]=[.O321];&quot;&quot;;&quot;○&quot;)))" office:value-type="string" office:string-value="○" calcext:value-type="string">
            <text:p>○</text:p>
          </table:table-cell>
          <table:table-cell table:style-name="ce46" office:value-type="string" calcext:value-type="string">
            <text:p>MaintenanceService=false</text:p>
          </table:table-cell>
          <table:table-cell table:style-name="ce46" table:number-columns-repeated="2"/>
          <table:table-cell table:style-name="ce54" table:formula="of:=IFERROR(VLOOKUP([.$C321];[$'verify-targets-to-chapters'.$A$1:.$B$999];2;0);IF([.$A321]=&quot;&quot;;&quot;&quot;;&quot;省略&quot;))">
            <text:p/>
          </table:table-cell>
          <table:table-cell table:number-columns-repeated="1006"/>
        </table:table-row>
        <table:table-row table:style-name="ro3">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2]=&quot;&quot;;&quot;?&quot;;IF([.M322]=&quot;&quot;;&quot;新規&quot;;IF([.K322]=[.M322];&quot;&quot;;&quot;変更あり&quot;)))">
            <text:p/>
          </table:table-cell>
          <table:table-cell table:style-name="ce46" office:value-type="string" calcext:value-type="string">
            <text:p>lockPref("lightweightThemes.update.enabled", true);</text:p>
          </table:table-cell>
          <table:table-cell table:style-name="ce7" table:formula="of:=IF([.M322]=&quot;&quot;;&quot;?&quot;;IF([.O322]=&quot;&quot;;&quot;新規&quot;;IF([.M322]=[.O322];&quot;&quot;;&quot;○&quot;)))">
            <text:p/>
          </table:table-cell>
          <table:table-cell table:style-name="ce46" office:value-type="string" calcext:value-type="string">
            <text:p>lockPref("lightweightThemes.update.enabled", true);</text:p>
          </table:table-cell>
          <table:table-cell table:style-name="ce46" table:number-columns-repeated="2"/>
          <table:table-cell table:style-name="ce54"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3]=&quot;&quot;;&quot;?&quot;;IF([.M323]=&quot;&quot;;&quot;新規&quot;;IF([.K323]=[.M323];&quot;&quot;;&quot;変更あり&quot;)))">
            <text:p/>
          </table:table-cell>
          <table:table-cell table:style-name="ce46" office:value-type="string" calcext:value-type="string">
            <text:p>lockPref("lightweightThemes.update.enabled", false);</text:p>
          </table:table-cell>
          <table:table-cell table:style-name="ce7" table:formula="of:=IF([.M323]=&quot;&quot;;&quot;?&quot;;IF([.O323]=&quot;&quot;;&quot;新規&quot;;IF([.M323]=[.O323];&quot;&quot;;&quot;○&quot;)))">
            <text:p/>
          </table:table-cell>
          <table:table-cell table:style-name="ce46" office:value-type="string" calcext:value-type="string">
            <text:p>lockPref("lightweightThemes.update.enabled", false);</text:p>
          </table:table-cell>
          <table:table-cell table:style-name="ce46" table:number-columns-repeated="2"/>
          <table:table-cell table:style-name="ce54"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4]=&quot;&quot;;&quot;?&quot;;IF([.M324]=&quot;&quot;;&quot;新規&quot;;IF([.K324]=[.M324];&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4]=&quot;&quot;;&quot;?&quot;;IF([.O324]=&quot;&quot;;&quot;新規&quot;;IF([.M324]=[.O324];&quot;&quot;;&quot;○&quot;)))" office:value-type="string" office:string-value="○" calcext:value-type="string">
            <text:p>○</text:p>
          </table:table-cell>
          <table:table-cell table:style-name="ce46" office:value-type="string" calcext:value-type="string">
            <text:p>lockPref("pdfjs.disabled", false);</text:p>
          </table:table-cell>
          <table:table-cell table:style-name="ce46" office:value-type="string" calcext:value-type="string">
            <text:p>変更無し</text:p>
          </table:table-cell>
          <table:table-cell table:style-name="ce46" office:value-type="string" calcext:value-type="string">
            <text:p>lockPref("pdfjs.disabled", false);</text:p>
          </table:table-cell>
          <table:table-cell table:style-name="ce54"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5]=&quot;&quot;;&quot;?&quot;;IF([.M325]=&quot;&quot;;&quot;新規&quot;;IF([.K325]=[.M325];&quot;&quot;;&quot;変更あり&quot;)))">
            <text:p/>
          </table:table-cell>
          <table:table-cell table:style-name="ce8" office:value-type="string" calcext:value-type="string">
            <text:p>lockPref("pdfjs.disabled", true);</text:p>
          </table:table-cell>
          <table:table-cell table:style-name="ce7" table:formula="of:=IF([.M325]=&quot;&quot;;&quot;?&quot;;IF([.O325]=&quot;&quot;;&quot;新規&quot;;IF([.M325]=[.O325];&quot;&quot;;&quot;○&quot;)))">
            <text:p/>
          </table:table-cell>
          <table:table-cell table:style-name="ce46" office:value-type="string" calcext:value-type="string">
            <text:p>lockPref("pdfjs.disabled", true);</text:p>
          </table:table-cell>
          <table:table-cell table:style-name="ce46" office:value-type="string" calcext:value-type="string">
            <text:p>変更無し</text:p>
          </table:table-cell>
          <table:table-cell table:style-name="ce46" office:value-type="string" calcext:value-type="string">
            <text:p>lockPref("pdfjs.disabled", true);</text:p>
          </table:table-cell>
          <table:table-cell table:style-name="ce54"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6]=&quot;&quot;;&quot;?&quot;;IF([.M326]=&quot;&quot;;&quot;新規&quot;;IF([.K326]=[.M326];&quot;&quot;;&quot;変更あり&quot;)))">
            <text:p/>
          </table:table-cell>
          <table:table-cell table:style-name="ce46" office:value-type="string" calcext:value-type="string">
            <text:p>lockPref("accessibility.browsewithcaret_shortcut.enabled", true);</text:p>
          </table:table-cell>
          <table:table-cell table:style-name="ce7" table:formula="of:=IF([.M326]=&quot;&quot;;&quot;?&quot;;IF([.O326]=&quot;&quot;;&quot;新規&quot;;IF([.M326]=[.O326];&quot;&quot;;&quot;○&quot;)))">
            <text:p/>
          </table:table-cell>
          <table:table-cell table:style-name="ce46" office:value-type="string" calcext:value-type="string">
            <text:p>lockPref("accessibility.browsewithcaret_shortcut.enabled", true);</text:p>
          </table:table-cell>
          <table:table-cell table:style-name="ce46" table:number-columns-repeated="2"/>
          <table:table-cell table:style-name="ce54" table:formula="of:=IFERROR(VLOOKUP([.$C326];[$'verify-targets-to-chapters'.$A$1:.$B$999];2;0);IF([.$A326]=&quot;&quot;;&quot;&quot;;&quot;省略&quot;))">
            <text:p/>
          </table:table-cell>
          <table:table-cell table:number-columns-repeated="1006"/>
        </table:table-row>
        <table:table-row table:style-name="ro7">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7]=&quot;&quot;;&quot;?&quot;;IF([.M327]=&quot;&quot;;&quot;新規&quot;;IF([.K327]=[.M327];&quot;&quot;;&quot;変更あり&quot;)))">
            <text:p/>
          </table:table-cell>
          <table:table-cell table:style-name="ce46" office:value-type="string" calcext:value-type="string">
            <text:p>lockPref("accessibility.browsewithcaret_shortcut.enabled", false);</text:p>
          </table:table-cell>
          <table:table-cell table:style-name="ce7" table:formula="of:=IF([.M327]=&quot;&quot;;&quot;?&quot;;IF([.O327]=&quot;&quot;;&quot;新規&quot;;IF([.M327]=[.O327];&quot;&quot;;&quot;○&quot;)))">
            <text:p/>
          </table:table-cell>
          <table:table-cell table:style-name="ce46" office:value-type="string" calcext:value-type="string">
            <text:p>lockPref("accessibility.browsewithcaret_shortcut.enabled", false);</text:p>
          </table:table-cell>
          <table:table-cell table:style-name="ce46" table:number-columns-repeated="2"/>
          <table:table-cell table:style-name="ce54" table:formula="of:=IFERROR(VLOOKUP([.$C327];[$'verify-targets-to-chapters'.$A$1:.$B$999];2;0);IF([.$A327]=&quot;&quot;;&quot;&quot;;&quot;省略&quot;))">
            <text:p/>
          </table:table-cell>
          <table:table-cell table:number-columns-repeated="1006"/>
        </table:table-row>
        <table:table-row table:style-name="ro4">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8]=&quot;&quot;;&quot;?&quot;;IF([.M328]=&quot;&quot;;&quot;新規&quot;;IF([.K328]=[.M328];&quot;&quot;;&quot;変更あり&quot;)))">
            <text:p/>
          </table:table-cell>
          <table:table-cell table:style-name="ce8" office:value-type="string" calcext:value-type="string">
            <text:p>-</text:p>
          </table:table-cell>
          <table:table-cell table:style-name="ce7" table:formula="of:=IF([.M328]=&quot;&quot;;&quot;?&quot;;IF([.O328]=&quot;&quot;;&quot;新規&quot;;IF([.M328]=[.O328];&quot;&quot;;&quot;○&quot;)))" office:value-type="string" office:string-value="新規" calcext:value-type="string">
            <text:p>新規</text:p>
          </table:table-cell>
          <table:table-cell table:style-name="ce46" table:number-columns-repeated="3"/>
          <table:table-cell table:style-name="ce54" table:formula="of:=IFERROR(VLOOKUP([.$C328];[$'verify-targets-to-chapters'.$A$1:.$B$999];2;0);IF([.$A328]=&quot;&quot;;&quot;&quot;;&quot;省略&quot;))">
            <text:p/>
          </table:table-cell>
          <table:table-cell table:number-columns-repeated="1006"/>
        </table:table-row>
        <table:table-row table:style-name="ro19">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29]=&quot;&quot;;&quot;?&quot;;IF([.M329]=&quot;&quot;;&quot;新規&quot;;IF([.K329]=[.M329];&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6" table:number-columns-repeated="3"/>
          <table:table-cell table:style-name="ce54" table:formula="of:=IFERROR(VLOOKUP([.$C329];[$'verify-targets-to-chapters'.$A$1:.$B$999];2;0);IF([.$A329]=&quot;&quot;;&quot;&quot;;&quot;省略&quot;))">
            <text:p/>
          </table:table-cell>
          <table:table-cell table:number-columns-repeated="1006"/>
        </table:table-row>
        <table:table-row table:style-name="ro75">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30]=&quot;&quot;;&quot;?&quot;;IF([.M330]=&quot;&quot;;&quot;新規&quot;;IF([.K330]=[.M330];&quot;&quot;;&quot;変更あり&quot;)))">
            <text:p/>
          </table:table-cell>
          <table:table-cell table:style-name="ce4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30]=&quot;&quot;;&quot;?&quot;;IF([.O330]=&quot;&quot;;&quot;新規&quot;;IF([.M330]=[.O330];&quot;&quot;;&quot;○&quot;)))" office:value-type="string" office:string-value="新規" calcext:value-type="string">
            <text:p>新規</text:p>
          </table:table-cell>
          <table:table-cell table:style-name="ce46" table:number-columns-repeated="3"/>
          <table:table-cell table:style-name="ce54" table:formula="of:=IFERROR(VLOOKUP([.$C330];[$'verify-targets-to-chapters'.$A$1:.$B$999];2;0);IF([.$A330]=&quot;&quot;;&quot;&quot;;&quot;省略&quot;))">
            <text:p/>
          </table:table-cell>
          <table:table-cell table:number-columns-repeated="1006"/>
        </table:table-row>
        <table:table-row table:style-name="ro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1]=&quot;&quot;;&quot;?&quot;;IF([.M331]=&quot;&quot;;&quot;新規&quot;;IF([.K331]=[.M331];&quot;&quot;;&quot;変更あり&quot;)))">
            <text:p/>
          </table:table-cell>
          <table:table-cell table:style-name="ce48"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46" table:number-columns-repeated="3"/>
          <table:table-cell table:style-name="ce54"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2]=&quot;&quot;;&quot;?&quot;;IF([.M332]=&quot;&quot;;&quot;新規&quot;;IF([.K332]=[.M332];&quot;&quot;;&quot;変更あり&quot;)))">
            <text:p/>
          </table:table-cell>
          <table:table-cell table:style-name="ce8"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46" table:number-columns-repeated="3"/>
          <table:table-cell table:style-name="ce54" table:formula="of:=IFERROR(VLOOKUP([.$C332];[$'verify-targets-to-chapters'.$A$1:.$B$999];2;0);IF([.$A332]=&quot;&quot;;&quot;&quot;;&quot;省略&quot;))">
            <text:p/>
          </table:table-cell>
          <table:table-cell table:number-columns-repeated="1006"/>
        </table:table-row>
        <table:table-row table:style-name="ro3">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3]=&quot;&quot;;&quot;?&quot;;IF([.M333]=&quot;&quot;;&quot;新規&quot;;IF([.K333]=[.M333];&quot;&quot;;&quot;変更あり&quot;)))">
            <text:p/>
          </table:table-cell>
          <table:table-cell table:style-name="ce8" office:value-type="string" calcext:value-type="string">
            <text:p>lockPref("reader.parse-on-load.enabled", false)</text:p>
          </table:table-cell>
          <table:table-cell table:style-name="ce7" table:formula="of:=IF([.M333]=&quot;&quot;;&quot;?&quot;;IF([.O333]=&quot;&quot;;&quot;新規&quot;;IF([.M333]=[.O333];&quot;&quot;;&quot;○&quot;)))" office:value-type="string" office:string-value="新規" calcext:value-type="string">
            <text:p>新規</text:p>
          </table:table-cell>
          <table:table-cell table:style-name="ce46" table:number-columns-repeated="3"/>
          <table:table-cell table:style-name="ce54" table:formula="of:=IFERROR(VLOOKUP([.$C333];[$'verify-targets-to-chapters'.$A$1:.$B$999];2;0);IF([.$A333]=&quot;&quot;;&quot;&quot;;&quot;省略&quot;))">
            <text:p/>
          </table:table-cell>
          <table:table-cell table:number-columns-repeated="1006"/>
        </table:table-row>
        <table:table-row table:style-name="ro4">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4]=&quot;&quot;;&quot;?&quot;;IF([.M334]=&quot;&quot;;&quot;新規&quot;;IF([.K334]=[.M334];&quot;&quot;;&quot;変更あり&quot;)))">
            <text:p/>
          </table:table-cell>
          <table:table-cell table:style-name="ce8" office:value-type="string" calcext:value-type="string">
            <text:p>-</text:p>
          </table:table-cell>
          <table:table-cell table:style-name="ce7" table:formula="of:=IF([.M334]=&quot;&quot;;&quot;?&quot;;IF([.O334]=&quot;&quot;;&quot;新規&quot;;IF([.M334]=[.O334];&quot;&quot;;&quot;○&quot;)))" office:value-type="string" office:string-value="新規" calcext:value-type="string">
            <text:p>新規</text:p>
          </table:table-cell>
          <table:table-cell table:style-name="ce46" table:number-columns-repeated="3"/>
          <table:table-cell table:style-name="ce54"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5]=&quot;&quot;;&quot;?&quot;;IF([.M335]=&quot;&quot;;&quot;新規&quot;;IF([.K335]=[.M335];&quot;&quot;;&quot;変更あり&quot;)))">
            <text:p/>
          </table:table-cell>
          <table:table-cell table:style-name="ce8" office:value-type="string" calcext:value-type="string">
            <text:p>lockPref("layout.spellcheckDefault", 0);</text:p>
          </table:table-cell>
          <table:table-cell table:style-name="ce7" table:formula="of:=IF([.M335]=&quot;&quot;;&quot;?&quot;;IF([.O335]=&quot;&quot;;&quot;新規&quot;;IF([.M335]=[.O335];&quot;&quot;;&quot;○&quot;)))" office:value-type="string" office:string-value="新規" calcext:value-type="string">
            <text:p>新規</text:p>
          </table:table-cell>
          <table:table-cell table:style-name="ce46" table:number-columns-repeated="3"/>
          <table:table-cell table:style-name="ce54" table:formula="of:=IFERROR(VLOOKUP([.$C335];[$'verify-targets-to-chapters'.$A$1:.$B$999];2;0);IF([.$A335]=&quot;&quot;;&quot;&quot;;&quot;省略&quot;))">
            <text:p/>
          </table:table-cell>
          <table:table-cell table:number-columns-repeated="1006"/>
        </table:table-row>
        <table:table-row table:style-name="ro7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6]=&quot;&quot;;&quot;?&quot;;IF([.M336]=&quot;&quot;;&quot;新規&quot;;IF([.K336]=[.M336];&quot;&quot;;&quot;変更あり&quot;)))">
            <text:p/>
          </table:table-cell>
          <table:table-cell table:style-name="ce46" office:value-type="string" calcext:value-type="string">
            <text:p>lockPref("dom.successive_dialog_time_limit", 0);</text:p>
          </table:table-cell>
          <table:table-cell table:style-name="ce7" table:formula="of:=IF([.M336]=&quot;&quot;;&quot;?&quot;;IF([.O336]=&quot;&quot;;&quot;新規&quot;;IF([.M336]=[.O336];&quot;&quot;;&quot;○&quot;)))">
            <text:p/>
          </table:table-cell>
          <table:table-cell table:style-name="ce46" office:value-type="string" calcext:value-type="string">
            <text:p>lockPref("dom.successive_dialog_time_limit", 0);</text:p>
          </table:table-cell>
          <table:table-cell table:style-name="ce46" table:number-columns-repeated="2"/>
          <table:table-cell table:style-name="ce54" table:formula="of:=IFERROR(VLOOKUP([.$C336];[$'verify-targets-to-chapters'.$A$1:.$B$999];2;0);IF([.$A336]=&quot;&quot;;&quot;&quot;;&quot;省略&quot;))">
            <text:p/>
          </table:table-cell>
          <table:table-cell table:number-columns-repeated="1006"/>
        </table:table-row>
        <table:table-row table:style-name="ro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7]=&quot;&quot;;&quot;?&quot;;IF([.M337]=&quot;&quot;;&quot;新規&quot;;IF([.K337]=[.M337];&quot;&quot;;&quot;変更あり&quot;)))">
            <text:p/>
          </table:table-cell>
          <table:table-cell table:style-name="ce46" office:value-type="string" calcext:value-type="string">
            <text:p>// 3秒以内にalertが繰り返されたら警告を表示する（既定値）</text:p>
            <text:p>lockPref("dom.successive_dialog_time_limit", 3);</text:p>
          </table:table-cell>
          <table:table-cell table:style-name="ce7" table:formula="of:=IF([.M337]=&quot;&quot;;&quot;?&quot;;IF([.O337]=&quot;&quot;;&quot;新規&quot;;IF([.M337]=[.O337];&quot;&quot;;&quot;○&quot;)))">
            <text:p/>
          </table:table-cell>
          <table:table-cell table:style-name="ce46" office:value-type="string" calcext:value-type="string">
            <text:p>// 3秒以内にalertが繰り返されたら警告を表示する（既定値）</text:p>
            <text:p>lockPref("dom.successive_dialog_time_limit", 3);</text:p>
          </table:table-cell>
          <table:table-cell table:style-name="ce46" table:number-columns-repeated="2"/>
          <table:table-cell table:style-name="ce54" table:formula="of:=IFERROR(VLOOKUP([.$C337];[$'verify-targets-to-chapters'.$A$1:.$B$999];2;0);IF([.$A337]=&quot;&quot;;&quot;&quot;;&quot;省略&quot;))">
            <text:p/>
          </table:table-cell>
          <table:table-cell table:number-columns-repeated="1006"/>
        </table:table-row>
        <table:table-row table:style-name="ro56">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8]=&quot;&quot;;&quot;?&quot;;IF([.M338]=&quot;&quot;;&quot;新規&quot;;IF([.K338]=[.M338];&quot;&quot;;&quot;変更あり&quot;)))">
            <text:p/>
          </table:table-cell>
          <table:table-cell table:style-name="ce46" office:value-type="string" calcext:value-type="string">
            <text:p>lockPref("dom.push.enabled", true);</text:p>
            <text:p>lockPref("dom.serviceWorkers.enabled", true);</text:p>
          </table:table-cell>
          <table:table-cell table:style-name="ce7" table:formula="of:=IF([.M338]=&quot;&quot;;&quot;?&quot;;IF([.O338]=&quot;&quot;;&quot;新規&quot;;IF([.M338]=[.O338];&quot;&quot;;&quot;○&quot;)))" office:value-type="string" office:string-value="○" calcext:value-type="string">
            <text:p>○</text:p>
          </table:table-cell>
          <table:table-cell table:style-name="ce46" office:value-type="string" calcext:value-type="string">
            <text:p>lockPref("dom.push.enabled", true);</text:p>
          </table:table-cell>
          <table:table-cell table:style-name="ce46" table:number-columns-repeated="2"/>
          <table:table-cell table:style-name="ce54" table:formula="of:=IFERROR(VLOOKUP([.$C338];[$'verify-targets-to-chapters'.$A$1:.$B$999];2;0);IF([.$A338]=&quot;&quot;;&quot;&quot;;&quot;省略&quot;))">
            <text:p/>
          </table:table-cell>
          <table:table-cell table:number-columns-repeated="1006"/>
        </table:table-row>
        <table:table-row table:style-name="ro5">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39]=&quot;&quot;;&quot;?&quot;;IF([.M339]=&quot;&quot;;&quot;新規&quot;;IF([.K339]=[.M339];&quot;&quot;;&quot;変更あり&quot;)))" office:value-type="string" office:string-value="変更あり" calcext:value-type="string">
            <text:p>変更あり</text:p>
          </table:table-cell>
          <table:table-cell table:style-name="ce46" office:value-type="string" calcext:value-type="string">
            <text:p>lockPref("extensions.autopermission.sites.(site)", "push=1");</text:p>
            <text:p><text:span text:style-name="T1">clearPref("extensions.autopermission.sites.(site).lastValue");</text:span></text:p>
          </table:table-cell>
          <table:table-cell table:style-name="ce7" table:formula="of:=IF([.M339]=&quot;&quot;;&quot;?&quot;;IF([.O339]=&quot;&quot;;&quot;新規&quot;;IF([.M339]=[.O339];&quot;&quot;;&quot;○&quot;)))" office:value-type="string" office:string-value="○" calcext:value-type="string">
            <text:p>○</text:p>
          </table:table-cell>
          <table:table-cell table:style-name="ce46" office:value-type="string" calcext:value-type="string">
            <text:p>lockPref("extensions.autopermission.sites.(site)", "push=1");</text:p>
          </table:table-cell>
          <table:table-cell table:style-name="ce46" table:number-columns-repeated="2"/>
          <table:table-cell table:style-name="ce54" table:formula="of:=IFERROR(VLOOKUP([.$C339];[$'verify-targets-to-chapters'.$A$1:.$B$999];2;0);IF([.$A339]=&quot;&quot;;&quot;&quot;;&quot;省略&quot;))">
            <text:p/>
          </table:table-cell>
          <table:table-cell table:number-columns-repeated="1006"/>
        </table:table-row>
        <table:table-row table:style-name="ro39">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40]=&quot;&quot;;&quot;?&quot;;IF([.M340]=&quot;&quot;;&quot;新規&quot;;IF([.K340]=[.M340];&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0]=&quot;&quot;;&quot;?&quot;;IF([.O340]=&quot;&quot;;&quot;新規&quot;;IF([.M340]=[.O340];&quot;&quot;;&quot;○&quot;)))" office:value-type="string" office:string-value="新規" calcext:value-type="string">
            <text:p>新規</text:p>
          </table:table-cell>
          <table:table-cell table:style-name="ce46" table:number-columns-repeated="3"/>
          <table:table-cell table:style-name="ce54" table:formula="of:=IFERROR(VLOOKUP([.$C340];[$'verify-targets-to-chapters'.$A$1:.$B$999];2;0);IF([.$A340]=&quot;&quot;;&quot;&quot;;&quot;省略&quot;))">
            <text:p/>
          </table:table-cell>
          <table:table-cell table:number-columns-repeated="1006"/>
        </table:table-row>
        <table:table-row table:style-name="ro3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41]=&quot;&quot;;&quot;?&quot;;IF([.M341]=&quot;&quot;;&quot;新規&quot;;IF([.K341]=[.M341];&quot;&quot;;&quot;変更あり&quot;)))">
            <text:p/>
          </table:table-cell>
          <table:table-cell table:style-name="ce46"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41]=&quot;&quot;;&quot;?&quot;;IF([.O341]=&quot;&quot;;&quot;新規&quot;;IF([.M341]=[.O341];&quot;&quot;;&quot;○&quot;)))" office:value-type="string" office:string-value="○" calcext:value-type="string">
            <text:p>○</text:p>
          </table:table-cell>
          <table:table-cell table:style-name="ce46" office:value-type="string" calcext:value-type="string">
            <text:p>lockPref("dom.push.enabled", false);</text:p>
          </table:table-cell>
          <table:table-cell table:style-name="ce46" table:number-columns-repeated="2"/>
          <table:table-cell table:style-name="ce54"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2]=&quot;&quot;;&quot;?&quot;;IF([.M342]=&quot;&quot;;&quot;新規&quot;;IF([.K342]=[.M342];&quot;&quot;;&quot;変更あり&quot;)))">
            <text:p/>
          </table:table-cell>
          <table:table-cell table:style-name="ce8" office:value-type="string" calcext:value-type="string">
            <text:p>lockPref("dom.gamepad.enabled",true);</text:p>
          </table:table-cell>
          <table:table-cell table:style-name="ce7" table:formula="of:=IF([.M342]=&quot;&quot;;&quot;?&quot;;IF([.O342]=&quot;&quot;;&quot;新規&quot;;IF([.M342]=[.O342];&quot;&quot;;&quot;○&quot;)))">
            <text:p/>
          </table:table-cell>
          <table:table-cell table:number-columns-repeated="2" table:style-name="ce46" office:value-type="string" calcext:value-type="string">
            <text:p>lockPref("dom.gamepad.enabled",true);</text:p>
          </table:table-cell>
          <table:table-cell table:style-name="ce46" office:value-type="string" calcext:value-type="string">
            <text:p>-</text:p>
          </table:table-cell>
          <table:table-cell table:style-name="ce54"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3]=&quot;&quot;;&quot;?&quot;;IF([.M343]=&quot;&quot;;&quot;新規&quot;;IF([.K343]=[.M343];&quot;&quot;;&quot;変更あり&quot;)))">
            <text:p/>
          </table:table-cell>
          <table:table-cell table:style-name="ce8" office:value-type="string" calcext:value-type="string">
            <text:p>lockPref("dom.gamepad.enabled",false);</text:p>
          </table:table-cell>
          <table:table-cell table:style-name="ce7" table:formula="of:=IF([.M343]=&quot;&quot;;&quot;?&quot;;IF([.O343]=&quot;&quot;;&quot;新規&quot;;IF([.M343]=[.O343];&quot;&quot;;&quot;○&quot;)))">
            <text:p/>
          </table:table-cell>
          <table:table-cell table:number-columns-repeated="2" table:style-name="ce46" office:value-type="string" calcext:value-type="string">
            <text:p>lockPref("dom.gamepad.enabled",false);</text:p>
          </table:table-cell>
          <table:table-cell table:style-name="ce46" office:value-type="string" calcext:value-type="string">
            <text:p>-</text:p>
          </table:table-cell>
          <table:table-cell table:style-name="ce54"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4]=&quot;&quot;;&quot;?&quot;;IF([.M344]=&quot;&quot;;&quot;新規&quot;;IF([.K344]=[.M344];&quot;&quot;;&quot;変更あり&quot;)))">
            <text:p/>
          </table:table-cell>
          <table:table-cell table:style-name="ce8" office:value-type="string" calcext:value-type="string">
            <text:p>defaultPref("dom.event.clipboardevents.enabled", true);</text:p>
          </table:table-cell>
          <table:table-cell table:style-name="ce7" table:formula="of:=IF([.M344]=&quot;&quot;;&quot;?&quot;;IF([.O344]=&quot;&quot;;&quot;新規&quot;;IF([.M344]=[.O344];&quot;&quot;;&quot;○&quot;)))" office:value-type="string" office:string-value="新規" calcext:value-type="string">
            <text:p>新規</text:p>
          </table:table-cell>
          <table:table-cell table:style-name="ce46" table:number-columns-repeated="3"/>
          <table:table-cell table:style-name="ce54"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5]=&quot;&quot;;&quot;?&quot;;IF([.M345]=&quot;&quot;;&quot;新規&quot;;IF([.K345]=[.M345];&quot;&quot;;&quot;変更あり&quot;)))">
            <text:p/>
          </table:table-cell>
          <table:table-cell table:style-name="ce8" office:value-type="string" calcext:value-type="string">
            <text:p>lockPref("dom.event.clipboardevents.enabled", false);</text:p>
          </table:table-cell>
          <table:table-cell table:style-name="ce7" table:formula="of:=IF([.M345]=&quot;&quot;;&quot;?&quot;;IF([.O345]=&quot;&quot;;&quot;新規&quot;;IF([.M345]=[.O345];&quot;&quot;;&quot;○&quot;)))" office:value-type="string" office:string-value="新規" calcext:value-type="string">
            <text:p>新規</text:p>
          </table:table-cell>
          <table:table-cell table:style-name="ce46" table:number-columns-repeated="3"/>
          <table:table-cell table:style-name="ce54" table:formula="of:=IFERROR(VLOOKUP([.$C345];[$'verify-targets-to-chapters'.$A$1:.$B$999];2;0);IF([.$A345]=&quot;&quot;;&quot;&quot;;&quot;省略&quot;))">
            <text:p/>
          </table:table-cell>
          <table:table-cell table:number-columns-repeated="1006"/>
        </table:table-row>
        <table:table-row table:style-name="ro4">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6]=&quot;&quot;;&quot;?&quot;;IF([.M346]=&quot;&quot;;&quot;新規&quot;;IF([.K346]=[.M346];&quot;&quot;;&quot;変更あり&quot;)))">
            <text:p/>
          </table:table-cell>
          <table:table-cell table:style-name="ce8" office:value-type="string" calcext:value-type="string">
            <text:p>-</text:p>
          </table:table-cell>
          <table:table-cell table:style-name="ce7" table:formula="of:=IF([.M346]=&quot;&quot;;&quot;?&quot;;IF([.O346]=&quot;&quot;;&quot;新規&quot;;IF([.M346]=[.O346];&quot;&quot;;&quot;○&quot;)))" office:value-type="string" office:string-value="新規" calcext:value-type="string">
            <text:p>新規</text:p>
          </table:table-cell>
          <table:table-cell table:style-name="ce46" table:number-columns-repeated="3"/>
          <table:table-cell table:style-name="ce54" table:formula="of:=IFERROR(VLOOKUP([.$C346];[$'verify-targets-to-chapters'.$A$1:.$B$999];2;0);IF([.$A346]=&quot;&quot;;&quot;&quot;;&quot;省略&quot;))">
            <text:p/>
          </table:table-cell>
          <table:table-cell table:number-columns-repeated="1006"/>
        </table:table-row>
        <table:table-row table:style-name="ro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7]=&quot;&quot;;&quot;?&quot;;IF([.M347]=&quot;&quot;;&quot;新規&quot;;IF([.K347]=[.M347];&quot;&quot;;&quot;変更あり&quot;)))">
            <text:p/>
          </table:table-cell>
          <table:table-cell table:style-name="ce8" office:value-type="string" calcext:value-type="string">
            <text:p>lockPref("dom.event.contextmenu.enabled", false);</text:p>
          </table:table-cell>
          <table:table-cell table:style-name="ce7" table:formula="of:=IF([.M347]=&quot;&quot;;&quot;?&quot;;IF([.O347]=&quot;&quot;;&quot;新規&quot;;IF([.M347]=[.O347];&quot;&quot;;&quot;○&quot;)))" office:value-type="string" office:string-value="新規" calcext:value-type="string">
            <text:p>新規</text:p>
          </table:table-cell>
          <table:table-cell table:style-name="ce46" table:number-columns-repeated="3"/>
          <table:table-cell table:style-name="ce54" table:formula="of:=IFERROR(VLOOKUP([.$C347];[$'verify-targets-to-chapters'.$A$1:.$B$999];2;0);IF([.$A347]=&quot;&quot;;&quot;&quot;;&quot;省略&quot;))">
            <text:p/>
          </table:table-cell>
          <table:table-cell table:number-columns-repeated="1006"/>
        </table:table-row>
        <table:table-row table:style-name="ro77">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8]=&quot;&quot;;&quot;?&quot;;IF([.O348]=&quot;&quot;;&quot;新規&quot;;IF([.M348]=[.O348];&quot;&quot;;&quot;○&quot;)))">
            <text:p/>
          </table:table-cell>
          <table:table-cell table:style-name="ce46" office:value-type="string" calcext:value-type="string">
            <text:p>lockPref("extensions.force-addon-status@clear-code.com.plugins.0.pattern", "^Java(\\(TM\\)| )");</text:p>
            <text:p>lockPref("extensions.force-addon-status@clear-code.com.plugins.0.enabledState", 0);</text:p>
          </table:table-cell>
          <table:table-cell table:style-name="ce46"/>
          <table:table-cell table:style-name="ce4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4" table:formula="of:=IFERROR(VLOOKUP([.$C348];[$'verify-targets-to-chapters'.$A$1:.$B$999];2;0);IF([.$A348]=&quot;&quot;;&quot;&quot;;&quot;省略&quot;))">
            <text:p/>
          </table:table-cell>
          <table:table-cell table:number-columns-repeated="1006"/>
        </table:table-row>
        <table:table-row table:style-name="ro78">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9]=&quot;&quot;;&quot;?&quot;;IF([.O349]=&quot;&quot;;&quot;新規&quot;;IF([.M349]=[.O349];&quot;&quot;;&quot;○&quot;)))">
            <text:p/>
          </table:table-cell>
          <table:table-cell table:style-name="ce46" office:value-type="string" calcext:value-type="string">
            <text:p>lockPref("extensions.force-addon-status@clear-code.com.plugins.0.pattern", "^Java(\\(TM\\)| )");</text:p>
            <text:p>lockPref("extensions.force-addon-status@clear-code.com.plugins.0.enabledState", 2);</text:p>
          </table:table-cell>
          <table:table-cell table:style-name="ce46" table:number-columns-repeated="2"/>
          <table:table-cell table:style-name="ce54" table:formula="of:=IFERROR(VLOOKUP([.$C349];[$'verify-targets-to-chapters'.$A$1:.$B$999];2;0);IF([.$A349]=&quot;&quot;;&quot;&quot;;&quot;省略&quot;))">
            <text:p/>
          </table:table-cell>
          <table:table-cell table:number-columns-repeated="1006"/>
        </table:table-row>
        <table:table-row table:style-name="ro67">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0]=&quot;&quot;;&quot;?&quot;;IF([.O350]=&quot;&quot;;&quot;新規&quot;;IF([.M350]=[.O350];&quot;&quot;;&quot;○&quot;)))">
            <text:p/>
          </table:table-cell>
          <table:table-cell table:style-name="ce46" office:value-type="string" calcext:value-type="string">
            <text:p>lockPref("extensions.force-addon-status@clear-code.com.plugins.0.pattern", "^Java(\\(TM\\)| )");</text:p>
            <text:p>lockPref("extensions.force-addon-status@clear-code.com.plugins.0.enabledState", 1);</text:p>
          </table:table-cell>
          <table:table-cell table:style-name="ce46" table:number-columns-repeated="2"/>
          <table:table-cell table:style-name="ce54" table:formula="of:=IFERROR(VLOOKUP([.$C350];[$'verify-targets-to-chapters'.$A$1:.$B$999];2;0);IF([.$A350]=&quot;&quot;;&quot;&quot;;&quot;省略&quot;))">
            <text:p/>
          </table:table-cell>
          <table:table-cell table:number-columns-repeated="1006"/>
        </table:table-row>
        <table:table-row table:style-name="ro2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1]=&quot;&quot;;&quot;?&quot;;IF([.O351]=&quot;&quot;;&quot;新規&quot;;IF([.M351]=[.O351];&quot;&quot;;&quot;○&quot;)))">
            <text:p/>
          </table:table-cell>
          <table:table-cell table:style-name="ce46" office:value-type="string" calcext:value-type="string">
            <text:p>lockPref("extensions.force-addon-status@clear-code.com.plugins.0.pattern", "^Shockwave Flash");</text:p>
            <text:p>lockPref("extensions.force-addon-status@clear-code.com.plugins.0.enabledState", 0);</text:p>
          </table:table-cell>
          <table:table-cell table:style-name="ce46" table:number-columns-repeated="2"/>
          <table:table-cell table:style-name="ce54" table:formula="of:=IFERROR(VLOOKUP([.$C351];[$'verify-targets-to-chapters'.$A$1:.$B$999];2;0);IF([.$A351]=&quot;&quot;;&quot;&quot;;&quot;省略&quot;))">
            <text:p/>
          </table:table-cell>
          <table:table-cell table:number-columns-repeated="1006"/>
        </table:table-row>
        <table:table-row table:style-name="ro2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2]=&quot;&quot;;&quot;?&quot;;IF([.O352]=&quot;&quot;;&quot;新規&quot;;IF([.M352]=[.O352];&quot;&quot;;&quot;○&quot;)))">
            <text:p/>
          </table:table-cell>
          <table:table-cell table:style-name="ce46" office:value-type="string" calcext:value-type="string">
            <text:p>lockPref("extensions.force-addon-status@clear-code.com.plugins.0.pattern", "^Shockwave Flash");</text:p>
            <text:p>lockPref("extensions.force-addon-status@clear-code.com.plugins.0.enabledState", 2);</text:p>
          </table:table-cell>
          <table:table-cell table:style-name="ce46" table:number-columns-repeated="2"/>
          <table:table-cell table:style-name="ce54" table:formula="of:=IFERROR(VLOOKUP([.$C352];[$'verify-targets-to-chapters'.$A$1:.$B$999];2;0);IF([.$A352]=&quot;&quot;;&quot;&quot;;&quot;省略&quot;))">
            <text:p/>
          </table:table-cell>
          <table:table-cell table:number-columns-repeated="1006"/>
        </table:table-row>
        <table:table-row table:style-name="ro2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3]=&quot;&quot;;&quot;?&quot;;IF([.O353]=&quot;&quot;;&quot;新規&quot;;IF([.M353]=[.O353];&quot;&quot;;&quot;○&quot;)))">
            <text:p/>
          </table:table-cell>
          <table:table-cell table:style-name="ce46" office:value-type="string" calcext:value-type="string">
            <text:p>lockPref("extensions.force-addon-status@clear-code.com.plugins.0.pattern", "^Shockwave Flash");</text:p>
            <text:p>lockPref("extensions.force-addon-status@clear-code.com.plugins.0.enabledState", 1);</text:p>
          </table:table-cell>
          <table:table-cell table:style-name="ce46" table:number-columns-repeated="2"/>
          <table:table-cell table:style-name="ce54" table:formula="of:=IFERROR(VLOOKUP([.$C353];[$'verify-targets-to-chapters'.$A$1:.$B$999];2;0);IF([.$A353]=&quot;&quot;;&quot;&quot;;&quot;省略&quot;))">
            <text:p/>
          </table:table-cell>
          <table:table-cell table:number-columns-repeated="1006"/>
        </table:table-row>
        <table:table-row table:style-name="ro2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0);</text:p>
          </table:table-cell>
          <table:table-cell table:style-name="ce7" table:formula="of:=IF([.M354]=&quot;&quot;;&quot;?&quot;;IF([.O354]=&quot;&quot;;&quot;新規&quot;;IF([.M354]=[.O354];&quot;&quot;;&quot;○&quot;)))">
            <text:p/>
          </table:table-cell>
          <table:table-cell table:style-name="ce46" office:value-type="string" calcext:value-type="string">
            <text:p>lockPref("extensions.force-addon-status@clear-code.com.plugins.0.pattern", "^Adobe Acrobat");</text:p>
            <text:p>lockPref("extensions.force-addon-status@clear-code.com.plugins.0.enabledState", 0);</text:p>
          </table:table-cell>
          <table:table-cell table:style-name="ce46" table:number-columns-repeated="2"/>
          <table:table-cell table:style-name="ce54" table:formula="of:=IFERROR(VLOOKUP([.$C354];[$'verify-targets-to-chapters'.$A$1:.$B$999];2;0);IF([.$A354]=&quot;&quot;;&quot;&quot;;&quot;省略&quot;))">
            <text:p/>
          </table:table-cell>
          <table:table-cell table:number-columns-repeated="1006"/>
        </table:table-row>
        <table:table-row table:style-name="ro29">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2);</text:p>
          </table:table-cell>
          <table:table-cell table:style-name="ce7" table:formula="of:=IF([.M355]=&quot;&quot;;&quot;?&quot;;IF([.O355]=&quot;&quot;;&quot;新規&quot;;IF([.M355]=[.O355];&quot;&quot;;&quot;○&quot;)))">
            <text:p/>
          </table:table-cell>
          <table:table-cell table:style-name="ce46" office:value-type="string" calcext:value-type="string">
            <text:p>lockPref("extensions.force-addon-status@clear-code.com.plugins.0.pattern", "^Adobe Acrobat");</text:p>
            <text:p>lockPref("extensions.force-addon-status@clear-code.com.plugins.0.enabledState", 2);</text:p>
          </table:table-cell>
          <table:table-cell table:style-name="ce46" table:number-columns-repeated="2"/>
          <table:table-cell table:style-name="ce54" table:formula="of:=IFERROR(VLOOKUP([.$C355];[$'verify-targets-to-chapters'.$A$1:.$B$999];2;0);IF([.$A355]=&quot;&quot;;&quot;&quot;;&quot;省略&quot;))">
            <text:p/>
          </table:table-cell>
          <table:table-cell table:number-columns-repeated="1006"/>
        </table:table-row>
        <table:table-row table:style-name="ro2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1);</text:p>
          </table:table-cell>
          <table:table-cell table:style-name="ce7" table:formula="of:=IF([.M356]=&quot;&quot;;&quot;?&quot;;IF([.O356]=&quot;&quot;;&quot;新規&quot;;IF([.M356]=[.O356];&quot;&quot;;&quot;○&quot;)))">
            <text:p/>
          </table:table-cell>
          <table:table-cell table:style-name="ce46" office:value-type="string" calcext:value-type="string">
            <text:p>lockPref("extensions.force-addon-status@clear-code.com.plugins.0.pattern", "^Adobe Acrobat");</text:p>
            <text:p>lockPref("extensions.force-addon-status@clear-code.com.plugins.0.enabledState", 1);</text:p>
          </table:table-cell>
          <table:table-cell table:style-name="ce46" table:number-columns-repeated="2"/>
          <table:table-cell table:style-name="ce54" table:formula="of:=IFERROR(VLOOKUP([.$C356];[$'verify-targets-to-chapters'.$A$1:.$B$999];2;0);IF([.$A356]=&quot;&quot;;&quot;&quot;;&quot;省略&quot;))">
            <text:p/>
          </table:table-cell>
          <table:table-cell table:number-columns-repeated="1006"/>
        </table:table-row>
        <table:table-row table:style-name="ro29">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7]=&quot;&quot;;&quot;?&quot;;IF([.O357]=&quot;&quot;;&quot;新規&quot;;IF([.M357]=[.O357];&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0);</text:p>
          </table:table-cell>
          <table:table-cell table:style-name="ce46" table:number-columns-repeated="2"/>
          <table:table-cell table:style-name="ce54" table:formula="of:=IFERROR(VLOOKUP([.$C357];[$'verify-targets-to-chapters'.$A$1:.$B$999];2;0);IF([.$A357]=&quot;&quot;;&quot;&quot;;&quot;省略&quot;))">
            <text:p/>
          </table:table-cell>
          <table:table-cell table:number-columns-repeated="1006"/>
        </table:table-row>
        <table:table-row table:style-name="ro2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8]=&quot;&quot;;&quot;?&quot;;IF([.O358]=&quot;&quot;;&quot;新規&quot;;IF([.M358]=[.O358];&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2);</text:p>
          </table:table-cell>
          <table:table-cell table:style-name="ce46" table:number-columns-repeated="2"/>
          <table:table-cell table:style-name="ce54" table:formula="of:=IFERROR(VLOOKUP([.$C358];[$'verify-targets-to-chapters'.$A$1:.$B$999];2;0);IF([.$A358]=&quot;&quot;;&quot;&quot;;&quot;省略&quot;))">
            <text:p/>
          </table:table-cell>
          <table:table-cell table:number-columns-repeated="1006"/>
        </table:table-row>
        <table:table-row table:style-name="ro29">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9]=&quot;&quot;;&quot;?&quot;;IF([.O359]=&quot;&quot;;&quot;新規&quot;;IF([.M359]=[.O359];&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1);</text:p>
          </table:table-cell>
          <table:table-cell table:style-name="ce46" table:number-columns-repeated="2"/>
          <table:table-cell table:style-name="ce54"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0]=&quot;&quot;;&quot;?&quot;;IF([.O360]=&quot;&quot;;&quot;新規&quot;;IF([.M360]=[.O360];&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0);</text:p>
          </table:table-cell>
          <table:table-cell table:style-name="ce46" table:number-columns-repeated="2"/>
          <table:table-cell table:style-name="ce54" table:formula="of:=IFERROR(VLOOKUP([.$C360];[$'verify-targets-to-chapters'.$A$1:.$B$999];2;0);IF([.$A360]=&quot;&quot;;&quot;&quot;;&quot;省略&quot;))">
            <text:p/>
          </table:table-cell>
          <table:table-cell table:number-columns-repeated="1006"/>
        </table:table-row>
        <table:table-row table:style-name="ro2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1]=&quot;&quot;;&quot;?&quot;;IF([.O361]=&quot;&quot;;&quot;新規&quot;;IF([.M361]=[.O361];&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2);</text:p>
          </table:table-cell>
          <table:table-cell table:style-name="ce46" table:number-columns-repeated="2"/>
          <table:table-cell table:style-name="ce54" table:formula="of:=IFERROR(VLOOKUP([.$C361];[$'verify-targets-to-chapters'.$A$1:.$B$999];2;0);IF([.$A361]=&quot;&quot;;&quot;&quot;;&quot;省略&quot;))">
            <text:p/>
          </table:table-cell>
          <table:table-cell table:number-columns-repeated="1006"/>
        </table:table-row>
        <table:table-row table:style-name="ro2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2]=&quot;&quot;;&quot;?&quot;;IF([.O362]=&quot;&quot;;&quot;新規&quot;;IF([.M362]=[.O362];&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1);</text:p>
          </table:table-cell>
          <table:table-cell table:style-name="ce46" table:number-columns-repeated="2"/>
          <table:table-cell table:style-name="ce54" table:formula="of:=IFERROR(VLOOKUP([.$C362];[$'verify-targets-to-chapters'.$A$1:.$B$999];2;0);IF([.$A362]=&quot;&quot;;&quot;&quot;;&quot;省略&quot;))">
            <text:p/>
          </table:table-cell>
          <table:table-cell table:number-columns-repeated="1006"/>
        </table:table-row>
        <table:table-row table:style-name="ro3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3]=&quot;&quot;;&quot;?&quot;;IF([.O363]=&quot;&quot;;&quot;新規&quot;;IF([.M363]=[.O363];&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6" table:number-columns-repeated="2"/>
          <table:table-cell table:style-name="ce54" table:formula="of:=IFERROR(VLOOKUP([.$C363];[$'verify-targets-to-chapters'.$A$1:.$B$999];2;0);IF([.$A363]=&quot;&quot;;&quot;&quot;;&quot;省略&quot;))">
            <text:p/>
          </table:table-cell>
          <table:table-cell table:number-columns-repeated="1006"/>
        </table:table-row>
        <table:table-row table:style-name="ro3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4]=&quot;&quot;;&quot;?&quot;;IF([.O364]=&quot;&quot;;&quot;新規&quot;;IF([.M364]=[.O364];&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6" table:number-columns-repeated="2"/>
          <table:table-cell table:style-name="ce54" table:formula="of:=IFERROR(VLOOKUP([.$C364];[$'verify-targets-to-chapters'.$A$1:.$B$999];2;0);IF([.$A364]=&quot;&quot;;&quot;&quot;;&quot;省略&quot;))">
            <text:p/>
          </table:table-cell>
          <table:table-cell table:number-columns-repeated="1006"/>
        </table:table-row>
        <table:table-row table:style-name="ro3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5]=&quot;&quot;;&quot;?&quot;;IF([.O365]=&quot;&quot;;&quot;新規&quot;;IF([.M365]=[.O365];&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6" table:number-columns-repeated="2"/>
          <table:table-cell table:style-name="ce54" table:formula="of:=IFERROR(VLOOKUP([.$C365];[$'verify-targets-to-chapters'.$A$1:.$B$999];2;0);IF([.$A365]=&quot;&quot;;&quot;&quot;;&quot;省略&quot;))">
            <text:p/>
          </table:table-cell>
          <table:table-cell table:number-columns-repeated="1006"/>
        </table:table-row>
        <table:table-row table:style-name="ro3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6]=&quot;&quot;;&quot;?&quot;;IF([.O366]=&quot;&quot;;&quot;新規&quot;;IF([.M366]=[.O366];&quot;&quot;;&quot;○&quot;)))">
            <text:p/>
          </table:table-cell>
          <table:table-cell table:style-name="ce4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6" table:number-columns-repeated="2"/>
          <table:table-cell table:style-name="ce54" table:formula="of:=IFERROR(VLOOKUP([.$C366];[$'verify-targets-to-chapters'.$A$1:.$B$999];2;0);IF([.$A366]=&quot;&quot;;&quot;&quot;;&quot;省略&quot;))">
            <text:p/>
          </table:table-cell>
          <table:table-cell table:number-columns-repeated="1006"/>
        </table:table-row>
        <table:table-row table:style-name="ro3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7]=&quot;&quot;;&quot;?&quot;;IF([.O367]=&quot;&quot;;&quot;新規&quot;;IF([.M367]=[.O367];&quot;&quot;;&quot;○&quot;)))">
            <text:p/>
          </table:table-cell>
          <table:table-cell table:style-name="ce4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6" table:number-columns-repeated="2"/>
          <table:table-cell table:style-name="ce54" table:formula="of:=IFERROR(VLOOKUP([.$C367];[$'verify-targets-to-chapters'.$A$1:.$B$999];2;0);IF([.$A367]=&quot;&quot;;&quot;&quot;;&quot;省略&quot;))">
            <text:p/>
          </table:table-cell>
          <table:table-cell table:number-columns-repeated="1006"/>
        </table:table-row>
        <table:table-row table:style-name="ro3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8]=&quot;&quot;;&quot;?&quot;;IF([.O368]=&quot;&quot;;&quot;新規&quot;;IF([.M368]=[.O368];&quot;&quot;;&quot;○&quot;)))">
            <text:p/>
          </table:table-cell>
          <table:table-cell table:style-name="ce4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6" table:number-columns-repeated="2"/>
          <table:table-cell table:style-name="ce54" table:formula="of:=IFERROR(VLOOKUP([.$C368];[$'verify-targets-to-chapters'.$A$1:.$B$999];2;0);IF([.$A368]=&quot;&quot;;&quot;&quot;;&quot;省略&quot;))">
            <text:p/>
          </table:table-cell>
          <table:table-cell table:number-columns-repeated="1006"/>
        </table:table-row>
        <table:table-row table:style-name="ro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69]=&quot;&quot;;&quot;?&quot;;IF([.M369]=&quot;&quot;;&quot;新規&quot;;IF([.K369]=[.M369];&quot;&quot;;&quot;変更あり&quot;)))">
            <text:p/>
          </table:table-cell>
          <table:table-cell table:style-name="ce8" office:value-type="string" calcext:value-type="string">
            <text:p>-</text:p>
          </table:table-cell>
          <table:table-cell table:style-name="ce7" table:formula="of:=IF([.M369]=&quot;&quot;;&quot;?&quot;;IF([.O369]=&quot;&quot;;&quot;新規&quot;;IF([.M369]=[.O369];&quot;&quot;;&quot;○&quot;)))">
            <text:p/>
          </table:table-cell>
          <table:table-cell table:style-name="ce46" office:value-type="string" calcext:value-type="string">
            <text:p>-</text:p>
          </table:table-cell>
          <table:table-cell table:style-name="ce46" table:number-columns-repeated="2"/>
          <table:table-cell table:style-name="ce54" table:formula="of:=IFERROR(VLOOKUP([.$C369];[$'verify-targets-to-chapters'.$A$1:.$B$999];2;0);IF([.$A369]=&quot;&quot;;&quot;&quot;;&quot;省略&quot;))">
            <text:p/>
          </table:table-cell>
          <table:table-cell table:number-columns-repeated="1006"/>
        </table:table-row>
        <table:table-row table:style-name="ro67">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70]=&quot;&quot;;&quot;?&quot;;IF([.M370]=&quot;&quot;;&quot;新規&quot;;IF([.K370]=[.M370];&quot;&quot;;&quot;変更あり&quot;)))">
            <text:p/>
          </table:table-cell>
          <table:table-cell table:style-name="ce4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70]=&quot;&quot;;&quot;?&quot;;IF([.O370]=&quot;&quot;;&quot;新規&quot;;IF([.M370]=[.O370];&quot;&quot;;&quot;○&quot;)))" office:value-type="string" office:string-value="○" calcext:value-type="string">
            <text:p>○</text:p>
          </table:table-cell>
          <table:table-cell table:style-name="ce4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6" table:number-columns-repeated="2"/>
          <table:table-cell table:style-name="ce54" table:formula="of:=IFERROR(VLOOKUP([.$C370];[$'verify-targets-to-chapters'.$A$1:.$B$999];2;0);IF([.$A370]=&quot;&quot;;&quot;&quot;;&quot;省略&quot;))">
            <text:p/>
          </table:table-cell>
          <table:table-cell table:number-columns-repeated="1006"/>
        </table:table-row>
        <table:table-row table:style-name="ro7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1]=&quot;&quot;;&quot;?&quot;;IF([.O371]=&quot;&quot;;&quot;新規&quot;;IF([.M371]=[.O371];&quot;&quot;;&quot;○&quot;)))">
            <text:p/>
          </table:table-cell>
          <table:table-cell table:style-name="ce46" office:value-type="string" calcext:value-type="string">
            <text:p>lockPref("extensions.force-addon-status@clear-code.com.plugins.0.pattern", "^IcedTea-Web Plugin");</text:p>
            <text:p>lockPref("extensions.force-addon-status@clear-code.com.plugins.0.enabledState", 0);</text:p>
          </table:table-cell>
          <table:table-cell table:style-name="ce46"/>
          <table:table-cell table:style-name="ce4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4" table:formula="of:=IFERROR(VLOOKUP([.$C371];[$'verify-targets-to-chapters'.$A$1:.$B$999];2;0);IF([.$A371]=&quot;&quot;;&quot;&quot;;&quot;省略&quot;))">
            <text:p/>
          </table:table-cell>
          <table:table-cell table:number-columns-repeated="1006"/>
        </table:table-row>
        <table:table-row table:style-name="ro2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2]=&quot;&quot;;&quot;?&quot;;IF([.O372]=&quot;&quot;;&quot;新規&quot;;IF([.M372]=[.O372];&quot;&quot;;&quot;○&quot;)))">
            <text:p/>
          </table:table-cell>
          <table:table-cell table:style-name="ce46" office:value-type="string" calcext:value-type="string">
            <text:p>lockPref("extensions.force-addon-status@clear-code.com.plugins.0.pattern", "^IcedTea-Web Plugin");</text:p>
            <text:p>lockPref("extensions.force-addon-status@clear-code.com.plugins.0.enabledState", 2);</text:p>
          </table:table-cell>
          <table:table-cell table:style-name="ce46" table:number-columns-repeated="2"/>
          <table:table-cell table:style-name="ce54" table:formula="of:=IFERROR(VLOOKUP([.$C372];[$'verify-targets-to-chapters'.$A$1:.$B$999];2;0);IF([.$A372]=&quot;&quot;;&quot;&quot;;&quot;省略&quot;))">
            <text:p/>
          </table:table-cell>
          <table:table-cell table:number-columns-repeated="1006"/>
        </table:table-row>
        <table:table-row table:style-name="ro2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3]=&quot;&quot;;&quot;?&quot;;IF([.O373]=&quot;&quot;;&quot;新規&quot;;IF([.M373]=[.O373];&quot;&quot;;&quot;○&quot;)))">
            <text:p/>
          </table:table-cell>
          <table:table-cell table:style-name="ce46" office:value-type="string" calcext:value-type="string">
            <text:p>lockPref("extensions.force-addon-status@clear-code.com.plugins.0.pattern", "^IcedTea-Web Plugin");</text:p>
            <text:p>lockPref("extensions.force-addon-status@clear-code.com.plugins.0.enabledState", 1);</text:p>
          </table:table-cell>
          <table:table-cell table:style-name="ce46" table:number-columns-repeated="2"/>
          <table:table-cell table:style-name="ce54" table:formula="of:=IFERROR(VLOOKUP([.$C373];[$'verify-targets-to-chapters'.$A$1:.$B$999];2;0);IF([.$A373]=&quot;&quot;;&quot;&quot;;&quot;省略&quot;))">
            <text:p/>
          </table:table-cell>
          <table:table-cell table:number-columns-repeated="1006"/>
        </table:table-row>
        <table:table-row table:style-name="ro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4]=&quot;&quot;;&quot;?&quot;;IF([.M374]=&quot;&quot;;&quot;新規&quot;;IF([.K374]=[.M374];&quot;&quot;;&quot;変更あり&quot;)))">
            <text:p/>
          </table:table-cell>
          <table:table-cell table:style-name="ce8" office:value-type="string" calcext:value-type="string">
            <text:p>lockPref("plugin.default.state", 0);</text:p>
          </table:table-cell>
          <table:table-cell table:style-name="ce7" table:formula="of:=IF([.M374]=&quot;&quot;;&quot;?&quot;;IF([.O374]=&quot;&quot;;&quot;新規&quot;;IF([.M374]=[.O374];&quot;&quot;;&quot;○&quot;)))" office:value-type="string" office:string-value="新規" calcext:value-type="string">
            <text:p>新規</text:p>
          </table:table-cell>
          <table:table-cell table:style-name="ce46" table:number-columns-repeated="3"/>
          <table:table-cell table:style-name="ce54" table:formula="of:=IFERROR(VLOOKUP([.$C374];[$'verify-targets-to-chapters'.$A$1:.$B$999];2;0);IF([.$A374]=&quot;&quot;;&quot;&quot;;&quot;省略&quot;))">
            <text:p/>
          </table:table-cell>
          <table:table-cell table:number-columns-repeated="1006"/>
        </table:table-row>
        <table:table-row table:style-name="ro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5]=&quot;&quot;;&quot;?&quot;;IF([.M375]=&quot;&quot;;&quot;新規&quot;;IF([.K375]=[.M375];&quot;&quot;;&quot;変更あり&quot;)))">
            <text:p/>
          </table:table-cell>
          <table:table-cell table:style-name="ce8" office:value-type="string" calcext:value-type="string">
            <text:p>lockPref("plugin.default.state", 2);</text:p>
          </table:table-cell>
          <table:table-cell table:style-name="ce7" table:formula="of:=IF([.M375]=&quot;&quot;;&quot;?&quot;;IF([.O375]=&quot;&quot;;&quot;新規&quot;;IF([.M375]=[.O375];&quot;&quot;;&quot;○&quot;)))" office:value-type="string" office:string-value="新規" calcext:value-type="string">
            <text:p>新規</text:p>
          </table:table-cell>
          <table:table-cell table:style-name="ce46" table:number-columns-repeated="3"/>
          <table:table-cell table:style-name="ce54" table:formula="of:=IFERROR(VLOOKUP([.$C375];[$'verify-targets-to-chapters'.$A$1:.$B$999];2;0);IF([.$A375]=&quot;&quot;;&quot;&quot;;&quot;省略&quot;))">
            <text:p/>
          </table:table-cell>
          <table:table-cell table:number-columns-repeated="1006"/>
        </table:table-row>
        <table:table-row table:style-name="ro3">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6]=&quot;&quot;;&quot;?&quot;;IF([.M376]=&quot;&quot;;&quot;新規&quot;;IF([.K376]=[.M376];&quot;&quot;;&quot;変更あり&quot;)))">
            <text:p/>
          </table:table-cell>
          <table:table-cell table:style-name="ce8" office:value-type="string" calcext:value-type="string">
            <text:p>lockPref("plugin.default.state", 1);</text:p>
          </table:table-cell>
          <table:table-cell table:style-name="ce7" table:formula="of:=IF([.M376]=&quot;&quot;;&quot;?&quot;;IF([.O376]=&quot;&quot;;&quot;新規&quot;;IF([.M376]=[.O376];&quot;&quot;;&quot;○&quot;)))" office:value-type="string" office:string-value="新規" calcext:value-type="string">
            <text:p>新規</text:p>
          </table:table-cell>
          <table:table-cell table:style-name="ce46" table:number-columns-repeated="3"/>
          <table:table-cell table:style-name="ce54" table:formula="of:=IFERROR(VLOOKUP([.$C376];[$'verify-targets-to-chapters'.$A$1:.$B$999];2;0);IF([.$A376]=&quot;&quot;;&quot;&quot;;&quot;省略&quot;))">
            <text:p/>
          </table:table-cell>
          <table:table-cell table:number-columns-repeated="1006"/>
        </table:table-row>
        <table:table-row table:style-name="ro6">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7]=&quot;&quot;;&quot;?&quot;;IF([.M377]=&quot;&quot;;&quot;新規&quot;;IF([.K377]=[.M377];&quot;&quot;;&quot;変更あり&quot;)))">
            <text:p/>
          </table:table-cell>
          <table:table-cell table:style-name="ce8" office:value-type="string" calcext:value-type="string">
            <text:p>lockPref("browser.helperApps.deleteTempFileOnExit", true);</text:p>
          </table:table-cell>
          <table:table-cell table:style-name="ce7" table:formula="of:=IF([.M377]=&quot;&quot;;&quot;?&quot;;IF([.O377]=&quot;&quot;;&quot;新規&quot;;IF([.M377]=[.O377];&quot;&quot;;&quot;○&quot;)))">
            <text:p/>
          </table:table-cell>
          <table:table-cell table:style-name="ce46" office:value-type="string" calcext:value-type="string">
            <text:p>lockPref("browser.helperApps.deleteTempFileOnExit", true);</text:p>
          </table:table-cell>
          <table:table-cell table:style-name="ce46" table:number-columns-repeated="2"/>
          <table:table-cell table:style-name="ce54" table:formula="of:=IFERROR(VLOOKUP([.$C377];[$'verify-targets-to-chapters'.$A$1:.$B$999];2;0);IF([.$A377]=&quot;&quot;;&quot;&quot;;&quot;省略&quot;))">
            <text:p/>
          </table:table-cell>
          <table:table-cell table:number-columns-repeated="1006"/>
        </table:table-row>
        <table:table-row table:style-name="ro6">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8]=&quot;&quot;;&quot;?&quot;;IF([.M378]=&quot;&quot;;&quot;新規&quot;;IF([.K378]=[.M378];&quot;&quot;;&quot;変更あり&quot;)))">
            <text:p/>
          </table:table-cell>
          <table:table-cell table:style-name="ce8" office:value-type="string" calcext:value-type="string">
            <text:p>lockPref("browser.helperApps.deleteTempFileOnExit", false);</text:p>
          </table:table-cell>
          <table:table-cell table:style-name="ce7" table:formula="of:=IF([.M378]=&quot;&quot;;&quot;?&quot;;IF([.O378]=&quot;&quot;;&quot;新規&quot;;IF([.M378]=[.O378];&quot;&quot;;&quot;○&quot;)))">
            <text:p/>
          </table:table-cell>
          <table:table-cell table:style-name="ce52" office:value-type="string" calcext:value-type="string">
            <text:p>lockPref("browser.helperApps.deleteTempFileOnExit", false);</text:p>
          </table:table-cell>
          <table:table-cell table:style-name="ce46" table:number-columns-repeated="2"/>
          <table:table-cell table:style-name="ce54" table:formula="of:=IFERROR(VLOOKUP([.$C378];[$'verify-targets-to-chapters'.$A$1:.$B$999];2;0);IF([.$A378]=&quot;&quot;;&quot;&quot;;&quot;省略&quot;))">
            <text:p/>
          </table:table-cell>
          <table:table-cell table:number-columns-repeated="1006"/>
        </table:table-row>
        <table:table-row table:style-name="ro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79]=&quot;&quot;;&quot;?&quot;;IF([.M379]=&quot;&quot;;&quot;新規&quot;;IF([.K379]=[.M379];&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9]=&quot;&quot;;&quot;?&quot;;IF([.O379]=&quot;&quot;;&quot;新規&quot;;IF([.M379]=[.O379];&quot;&quot;;&quot;○&quot;)))" office:value-type="string" office:string-value="新規" calcext:value-type="string">
            <text:p>新規</text:p>
          </table:table-cell>
          <table:table-cell table:style-name="ce46" table:number-columns-repeated="3"/>
          <table:table-cell table:style-name="ce54" table:formula="of:=IFERROR(VLOOKUP([.$C379];[$'verify-targets-to-chapters'.$A$1:.$B$999];2;0);IF([.$A379]=&quot;&quot;;&quot;&quot;;&quot;省略&quot;))">
            <text:p/>
          </table:table-cell>
          <table:table-cell table:number-columns-repeated="1006"/>
        </table:table-row>
        <table:table-row table:style-name="ro7">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0]=&quot;&quot;;&quot;?&quot;;IF([.M380]=&quot;&quot;;&quot;新規&quot;;IF([.K380]=[.M380];&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0]=&quot;&quot;;&quot;?&quot;;IF([.O380]=&quot;&quot;;&quot;新規&quot;;IF([.M380]=[.O380];&quot;&quot;;&quot;○&quot;)))" office:value-type="string" office:string-value="新規" calcext:value-type="string">
            <text:p>新規</text:p>
          </table:table-cell>
          <table:table-cell table:style-name="ce46" table:number-columns-repeated="3"/>
          <table:table-cell table:style-name="ce54" table:formula="of:=IFERROR(VLOOKUP([.$C380];[$'verify-targets-to-chapters'.$A$1:.$B$999];2;0);IF([.$A380]=&quot;&quot;;&quot;&quot;;&quot;省略&quot;))">
            <text:p/>
          </table:table-cell>
          <table:table-cell table:number-columns-repeated="1006"/>
        </table:table-row>
        <table:table-row table:style-name="ro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1]=&quot;&quot;;&quot;?&quot;;IF([.M381]=&quot;&quot;;&quot;新規&quot;;IF([.K381]=[.M381];&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1];[$'verify-targets-to-chapters'.$A$1:.$B$999];2;0);IF([.$A381]=&quot;&quot;;&quot;&quot;;&quot;省略&quot;))">
            <text:p/>
          </table:table-cell>
          <table:table-cell table:number-columns-repeated="1006"/>
        </table:table-row>
        <table:table-row table:style-name="ro19">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2]=&quot;&quot;;&quot;?&quot;;IF([.M382]=&quot;&quot;;&quot;新規&quot;;IF([.K382]=[.M382];&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2];[$'verify-targets-to-chapters'.$A$1:.$B$999];2;0);IF([.$A382]=&quot;&quot;;&quot;&quot;;&quot;省略&quot;))">
            <text:p/>
          </table:table-cell>
          <table:table-cell table:number-columns-repeated="1006"/>
        </table:table-row>
        <table:table-row table:style-name="ro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3]=&quot;&quot;;&quot;?&quot;;IF([.M383]=&quot;&quot;;&quot;新規&quot;;IF([.K383]=[.M383];&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4]=&quot;&quot;;&quot;?&quot;;IF([.M384]=&quot;&quot;;&quot;新規&quot;;IF([.K384]=[.M384];&quot;&quot;;&quot;変更あり&quot;)))">
            <text:p/>
          </table:table-cell>
          <table:table-cell table:style-name="ce7" office:value-type="string" calcext:value-type="string">
            <text:p>-</text:p>
          </table:table-cell>
          <table:table-cell table:style-name="ce7" table:formula="of:=IF([.M384]=&quot;&quot;;&quot;?&quot;;IF([.O384]=&quot;&quot;;&quot;新規&quot;;IF([.M384]=[.O384];&quot;&quot;;&quot;○&quot;)))" office:value-type="string" office:string-value="新規" calcext:value-type="string">
            <text:p>新規</text:p>
          </table:table-cell>
          <table:table-cell table:style-name="ce46" table:number-columns-repeated="3"/>
          <table:table-cell table:style-name="ce54" table:formula="of:=IFERROR(VLOOKUP([.$C384];[$'verify-targets-to-chapters'.$A$1:.$B$999];2;0);IF([.$A384]=&quot;&quot;;&quot;&quot;;&quot;省略&quot;))">
            <text:p/>
          </table:table-cell>
          <table:table-cell table:number-columns-repeated="1006"/>
        </table:table-row>
        <table:table-row table:style-name="ro22">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5]=&quot;&quot;;&quot;?&quot;;IF([.M385]=&quot;&quot;;&quot;新規&quot;;IF([.K385]=[.M385];&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5]=&quot;&quot;;&quot;?&quot;;IF([.O385]=&quot;&quot;;&quot;新規&quot;;IF([.M385]=[.O385];&quot;&quot;;&quot;○&quot;)))" office:value-type="string" office:string-value="新規" calcext:value-type="string">
            <text:p>新規</text:p>
          </table:table-cell>
          <table:table-cell table:style-name="ce46" table:number-columns-repeated="3"/>
          <table:table-cell table:style-name="ce54" table:formula="of:=IFERROR(VLOOKUP([.$C385];[$'verify-targets-to-chapters'.$A$1:.$B$999];2;0);IF([.$A385]=&quot;&quot;;&quot;&quot;;&quot;省略&quot;))">
            <text:p/>
          </table:table-cell>
          <table:table-cell table:number-columns-repeated="1006"/>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6]=&quot;&quot;;&quot;?&quot;;IF([.M386]=&quot;&quot;;&quot;新規&quot;;IF([.K386]=[.M386];&quot;&quot;;&quot;変更あり&quot;)))">
            <text:p/>
          </table:table-cell>
          <table:table-cell table:style-name="ce7" office:value-type="string" calcext:value-type="string">
            <text:p>-</text:p>
          </table:table-cell>
          <table:table-cell table:style-name="ce7" table:formula="of:=IF([.M386]=&quot;&quot;;&quot;?&quot;;IF([.O386]=&quot;&quot;;&quot;新規&quot;;IF([.M386]=[.O386];&quot;&quot;;&quot;○&quot;)))" office:value-type="string" office:string-value="新規" calcext:value-type="string">
            <text:p>新規</text:p>
          </table:table-cell>
          <table:table-cell table:style-name="ce46" table:number-columns-repeated="3"/>
          <table:table-cell table:style-name="ce54" table:formula="of:=IFERROR(VLOOKUP([.$C386];[$'verify-targets-to-chapters'.$A$1:.$B$999];2;0);IF([.$A386]=&quot;&quot;;&quot;&quot;;&quot;省略&quot;))">
            <text:p/>
          </table:table-cell>
          <table:table-cell table:number-columns-repeated="1006"/>
        </table:table-row>
        <table:table-row table:style-name="ro80">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7]=&quot;&quot;;&quot;?&quot;;IF([.M387]=&quot;&quot;;&quot;新規&quot;;IF([.K387]=[.M387];&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7]=&quot;&quot;;&quot;?&quot;;IF([.O387]=&quot;&quot;;&quot;新規&quot;;IF([.M387]=[.O387];&quot;&quot;;&quot;○&quot;)))" office:value-type="string" office:string-value="新規" calcext:value-type="string">
            <text:p>新規</text:p>
          </table:table-cell>
          <table:table-cell table:style-name="ce46" table:number-columns-repeated="3"/>
          <table:table-cell table:style-name="ce54"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8]=&quot;&quot;;&quot;?&quot;;IF([.M388]=&quot;&quot;;&quot;新規&quot;;IF([.K388]=[.M388];&quot;&quot;;&quot;変更あり&quot;)))">
            <text:p/>
          </table:table-cell>
          <table:table-cell table:style-name="ce7" office:value-type="string" calcext:value-type="string">
            <text:p>-</text:p>
          </table:table-cell>
          <table:table-cell table:style-name="ce7" table:formula="of:=IF([.M388]=&quot;&quot;;&quot;?&quot;;IF([.O388]=&quot;&quot;;&quot;新規&quot;;IF([.M388]=[.O388];&quot;&quot;;&quot;○&quot;)))" office:value-type="string" office:string-value="新規" calcext:value-type="string">
            <text:p>新規</text:p>
          </table:table-cell>
          <table:table-cell table:style-name="ce46" table:number-columns-repeated="3"/>
          <table:table-cell table:style-name="ce54"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89]=&quot;&quot;;&quot;?&quot;;IF([.M389]=&quot;&quot;;&quot;新規&quot;;IF([.K389]=[.M389];&quot;&quot;;&quot;変更あり&quot;)))">
            <text:p/>
          </table:table-cell>
          <table:table-cell table:style-name="ce7" office:value-type="string" calcext:value-type="string">
            <text:p>lockPref("browser.cache.memory.capacity", （整数値、単位：キロバイト）); </text:p>
          </table:table-cell>
          <table:table-cell table:style-name="ce7" table:formula="of:=IF([.M389]=&quot;&quot;;&quot;?&quot;;IF([.O389]=&quot;&quot;;&quot;新規&quot;;IF([.M389]=[.O389];&quot;&quot;;&quot;○&quot;)))" office:value-type="string" office:string-value="新規" calcext:value-type="string">
            <text:p>新規</text:p>
          </table:table-cell>
          <table:table-cell table:style-name="ce46" table:number-columns-repeated="3"/>
          <table:table-cell table:style-name="ce54"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0]=&quot;&quot;;&quot;?&quot;;IF([.M390]=&quot;&quot;;&quot;新規&quot;;IF([.K390]=[.M390];&quot;&quot;;&quot;変更あり&quot;)))">
            <text:p/>
          </table:table-cell>
          <table:table-cell table:style-name="ce7" office:value-type="string" calcext:value-type="string">
            <text:p>// defaultPref("content.notify.interval", 120000);</text:p>
          </table:table-cell>
          <table:table-cell table:style-name="ce7" table:formula="of:=IF([.M390]=&quot;&quot;;&quot;?&quot;;IF([.O390]=&quot;&quot;;&quot;新規&quot;;IF([.M390]=[.O390];&quot;&quot;;&quot;○&quot;)))" office:value-type="string" office:string-value="新規" calcext:value-type="string">
            <text:p>新規</text:p>
          </table:table-cell>
          <table:table-cell table:style-name="ce46" table:number-columns-repeated="3"/>
          <table:table-cell table:style-name="ce54"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1]=&quot;&quot;;&quot;?&quot;;IF([.M391]=&quot;&quot;;&quot;新規&quot;;IF([.K391]=[.M391];&quot;&quot;;&quot;変更あり&quot;)))">
            <text:p/>
          </table:table-cell>
          <table:table-cell table:style-name="ce7" office:value-type="string" calcext:value-type="string">
            <text:p>lockPref("content.notify.interval", （整数値、単位：マイクロ秒）);</text:p>
          </table:table-cell>
          <table:table-cell table:style-name="ce7" table:formula="of:=IF([.M391]=&quot;&quot;;&quot;?&quot;;IF([.O391]=&quot;&quot;;&quot;新規&quot;;IF([.M391]=[.O391];&quot;&quot;;&quot;○&quot;)))" office:value-type="string" office:string-value="新規" calcext:value-type="string">
            <text:p>新規</text:p>
          </table:table-cell>
          <table:table-cell table:style-name="ce46" table:number-columns-repeated="3"/>
          <table:table-cell table:style-name="ce54" table:formula="of:=IFERROR(VLOOKUP([.$C391];[$'verify-targets-to-chapters'.$A$1:.$B$999];2;0);IF([.$A391]=&quot;&quot;;&quot;&quot;;&quot;省略&quot;))">
            <text:p/>
          </table:table-cell>
          <table:table-cell table:number-columns-repeated="1006"/>
        </table:table-row>
        <table:table-row table:style-name="ro3">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2]=&quot;&quot;;&quot;?&quot;;IF([.M392]=&quot;&quot;;&quot;新規&quot;;IF([.K392]=[.M392];&quot;&quot;;&quot;変更あり&quot;)))">
            <text:p/>
          </table:table-cell>
          <table:table-cell table:style-name="ce7" office:value-type="string" calcext:value-type="string">
            <text:p>-</text:p>
          </table:table-cell>
          <table:table-cell table:style-name="ce7" table:formula="of:=IF([.M392]=&quot;&quot;;&quot;?&quot;;IF([.O392]=&quot;&quot;;&quot;新規&quot;;IF([.M392]=[.O392];&quot;&quot;;&quot;○&quot;)))" office:value-type="string" office:string-value="新規" calcext:value-type="string">
            <text:p>新規</text:p>
          </table:table-cell>
          <table:table-cell table:style-name="ce46" table:number-columns-repeated="3"/>
          <table:table-cell table:style-name="ce54"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3]=&quot;&quot;;&quot;?&quot;;IF([.M393]=&quot;&quot;;&quot;新規&quot;;IF([.K393]=[.M393];&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3]=&quot;&quot;;&quot;?&quot;;IF([.O393]=&quot;&quot;;&quot;新規&quot;;IF([.M393]=[.O393];&quot;&quot;;&quot;○&quot;)))" office:value-type="string" office:string-value="新規" calcext:value-type="string">
            <text:p>新規</text:p>
          </table:table-cell>
          <table:table-cell table:style-name="ce46" table:number-columns-repeated="3"/>
          <table:table-cell table:style-name="ce54" table:formula="of:=IFERROR(VLOOKUP([.$C393];[$'verify-targets-to-chapters'.$A$1:.$B$999];2;0);IF([.$A393]=&quot;&quot;;&quot;&quot;;&quot;省略&quot;))">
            <text:p/>
          </table:table-cell>
          <table:table-cell table:number-columns-repeated="1006"/>
        </table:table-row>
        <table:table-row table:style-name="ro5">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4]=&quot;&quot;;&quot;?&quot;;IF([.M394]=&quot;&quot;;&quot;新規&quot;;IF([.K394]=[.M394];&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4]=&quot;&quot;;&quot;?&quot;;IF([.O394]=&quot;&quot;;&quot;新規&quot;;IF([.M394]=[.O394];&quot;&quot;;&quot;○&quot;)))" office:value-type="string" office:string-value="新規" calcext:value-type="string">
            <text:p>新規</text:p>
          </table:table-cell>
          <table:table-cell table:style-name="ce46" table:number-columns-repeated="3"/>
          <table:table-cell table:style-name="ce54" table:formula="of:=IFERROR(VLOOKUP([.$C394];[$'verify-targets-to-chapters'.$A$1:.$B$999];2;0);IF([.$A394]=&quot;&quot;;&quot;&quot;;&quot;省略&quot;))">
            <text:p/>
          </table:table-cell>
          <table:table-cell table:number-columns-repeated="1006"/>
        </table:table-row>
        <table:table-row table:style-name="ro5">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5]=&quot;&quot;;&quot;?&quot;;IF([.M395]=&quot;&quot;;&quot;新規&quot;;IF([.K395]=[.M395];&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5]=&quot;&quot;;&quot;?&quot;;IF([.O395]=&quot;&quot;;&quot;新規&quot;;IF([.M395]=[.O395];&quot;&quot;;&quot;○&quot;)))" office:value-type="string" office:string-value="新規" calcext:value-type="string">
            <text:p>新規</text:p>
          </table:table-cell>
          <table:table-cell table:style-name="ce46" table:number-columns-repeated="3"/>
          <table:table-cell table:style-name="ce54" table:formula="of:=IFERROR(VLOOKUP([.$C395];[$'verify-targets-to-chapters'.$A$1:.$B$999];2;0);IF([.$A395]=&quot;&quot;;&quot;&quot;;&quot;省略&quot;))">
            <text:p/>
          </table:table-cell>
          <table:table-cell table:number-columns-repeated="1006"/>
        </table:table-row>
        <table:table-row table:style-name="ro3">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6]=&quot;&quot;;&quot;?&quot;;IF([.O396]=&quot;&quot;;&quot;新規&quot;;IF([.M396]=[.O396];&quot;&quot;;&quot;○&quot;)))" office:value-type="string" office:string-value="新規" calcext:value-type="string">
            <text:p>新規</text:p>
          </table:table-cell>
          <table:table-cell table:style-name="ce46" table:number-columns-repeated="3"/>
          <table:table-cell table:style-name="ce54"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7]=&quot;&quot;;&quot;?&quot;;IF([.M397]=&quot;&quot;;&quot;新規&quot;;IF([.K397]=[.M397];&quot;&quot;;&quot;変更あり&quot;)))">
            <text:p/>
          </table:table-cell>
          <table:table-cell table:style-name="ce7" office:value-type="string" calcext:value-type="string">
            <text:p>lockPref("extensions.ieview.useWizeShoppy", false);</text:p>
          </table:table-cell>
          <table:table-cell table:style-name="ce7" table:formula="of:=IF([.M397]=&quot;&quot;;&quot;?&quot;;IF([.O397]=&quot;&quot;;&quot;新規&quot;;IF([.M397]=[.O397];&quot;&quot;;&quot;○&quot;)))" office:value-type="string" office:string-value="新規" calcext:value-type="string">
            <text:p>新規</text:p>
          </table:table-cell>
          <table:table-cell table:style-name="ce46" table:number-columns-repeated="3"/>
          <table:table-cell table:style-name="ce54"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8]=&quot;&quot;;&quot;?&quot;;IF([.O398]=&quot;&quot;;&quot;新規&quot;;IF([.M398]=[.O398];&quot;&quot;;&quot;○&quot;)))" office:value-type="string" office:string-value="新規" calcext:value-type="string">
            <text:p>新規</text:p>
          </table:table-cell>
          <table:table-cell table:style-name="ce46" table:number-columns-repeated="3"/>
          <table:table-cell table:style-name="ce54"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46" table:number-columns-repeated="3"/>
          <table:table-cell table:style-name="ce54"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0]=&quot;&quot;;&quot;?&quot;;IF([.O400]=&quot;&quot;;&quot;新規&quot;;IF([.M400]=[.O400];&quot;&quot;;&quot;○&quot;)))" office:value-type="string" office:string-value="新規" calcext:value-type="string">
            <text:p>新規</text:p>
          </table:table-cell>
          <table:table-cell table:style-name="ce46" table:number-columns-repeated="3"/>
          <table:table-cell table:style-name="ce54"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1]=&quot;&quot;;&quot;?&quot;;IF([.O401]=&quot;&quot;;&quot;新規&quot;;IF([.M401]=[.O401];&quot;&quot;;&quot;○&quot;)))" office:value-type="string" office:string-value="新規" calcext:value-type="string">
            <text:p>新規</text:p>
          </table:table-cell>
          <table:table-cell table:style-name="ce46" table:number-columns-repeated="3"/>
          <table:table-cell table:style-name="ce54"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2]=&quot;&quot;;&quot;?&quot;;IF([.O402]=&quot;&quot;;&quot;新規&quot;;IF([.M402]=[.O402];&quot;&quot;;&quot;○&quot;)))" office:value-type="string" office:string-value="新規" calcext:value-type="string">
            <text:p>新規</text:p>
          </table:table-cell>
          <table:table-cell table:style-name="ce46" table:number-columns-repeated="3"/>
          <table:table-cell table:style-name="ce54"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3]=&quot;&quot;;&quot;?&quot;;IF([.O403]=&quot;&quot;;&quot;新規&quot;;IF([.M403]=[.O403];&quot;&quot;;&quot;○&quot;)))" office:value-type="string" office:string-value="新規" calcext:value-type="string">
            <text:p>新規</text:p>
          </table:table-cell>
          <table:table-cell table:style-name="ce46" table:number-columns-repeated="3"/>
          <table:table-cell table:style-name="ce54"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4]=&quot;&quot;;&quot;?&quot;;IF([.O404]=&quot;&quot;;&quot;新規&quot;;IF([.M404]=[.O404];&quot;&quot;;&quot;○&quot;)))" office:value-type="string" office:string-value="新規" calcext:value-type="string">
            <text:p>新規</text:p>
          </table:table-cell>
          <table:table-cell table:style-name="ce46" table:number-columns-repeated="3"/>
          <table:table-cell table:style-name="ce54" table:formula="of:=IFERROR(VLOOKUP([.$C404];[$'verify-targets-to-chapters'.$A$1:.$B$999];2;0);IF([.$A404]=&quot;&quot;;&quot;&quot;;&quot;省略&quot;))">
            <text:p/>
          </table:table-cell>
          <table:table-cell table:number-columns-repeated="1006"/>
        </table:table-row>
        <table:table-row table:style-name="ro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5]=&quot;&quot;;&quot;?&quot;;IF([.O405]=&quot;&quot;;&quot;新規&quot;;IF([.M405]=[.O405];&quot;&quot;;&quot;○&quot;)))" office:value-type="string" office:string-value="新規" calcext:value-type="string">
            <text:p>新規</text:p>
          </table:table-cell>
          <table:table-cell table:style-name="ce46" table:number-columns-repeated="3"/>
          <table:table-cell table:style-name="ce54" table:formula="of:=IFERROR(VLOOKUP([.$C405];[$'verify-targets-to-chapters'.$A$1:.$B$999];2;0);IF([.$A405]=&quot;&quot;;&quot;&quot;;&quot;省略&quot;))">
            <text:p/>
          </table:table-cell>
          <table:table-cell table:number-columns-repeated="1006"/>
        </table:table-row>
        <table:table-row table:style-name="ro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6]=&quot;&quot;;&quot;?&quot;;IF([.O406]=&quot;&quot;;&quot;新規&quot;;IF([.M406]=[.O406];&quot;&quot;;&quot;○&quot;)))" office:value-type="string" office:string-value="新規" calcext:value-type="string">
            <text:p>新規</text:p>
          </table:table-cell>
          <table:table-cell table:style-name="ce46" table:number-columns-repeated="3"/>
          <table:table-cell table:style-name="ce54" table:formula="of:=IFERROR(VLOOKUP([.$C406];[$'verify-targets-to-chapters'.$A$1:.$B$999];2;0);IF([.$A406]=&quot;&quot;;&quot;&quot;;&quot;省略&quot;))">
            <text:p/>
          </table:table-cell>
          <table:table-cell table:number-columns-repeated="1006"/>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7]=&quot;&quot;;&quot;?&quot;;IF([.M407]=&quot;&quot;;&quot;新規&quot;;IF([.K407]=[.M407];&quot;&quot;;&quot;変更あり&quot;)))">
            <text:p/>
          </table:table-cell>
          <table:table-cell table:style-name="ce7" office:value-type="string" calcext:value-type="string">
            <text:p>-</text:p>
          </table:table-cell>
          <table:table-cell table:style-name="ce7" table:formula="of:=IF([.M407]=&quot;&quot;;&quot;?&quot;;IF([.O407]=&quot;&quot;;&quot;新規&quot;;IF([.M407]=[.O407];&quot;&quot;;&quot;○&quot;)))" office:value-type="string" office:string-value="新規" calcext:value-type="string">
            <text:p>新規</text:p>
          </table:table-cell>
          <table:table-cell table:style-name="ce46" table:number-columns-repeated="3"/>
          <table:table-cell table:style-name="ce54" table:formula="of:=IFERROR(VLOOKUP([.$C407];[$'verify-targets-to-chapters'.$A$1:.$B$999];2;0);IF([.$A407]=&quot;&quot;;&quot;&quot;;&quot;省略&quot;))">
            <text:p/>
          </table:table-cell>
          <table:table-cell table:number-columns-repeated="1006"/>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8]=&quot;&quot;;&quot;?&quot;;IF([.M408]=&quot;&quot;;&quot;新規&quot;;IF([.K408]=[.M408];&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8]=&quot;&quot;;&quot;?&quot;;IF([.O408]=&quot;&quot;;&quot;新規&quot;;IF([.M408]=[.O408];&quot;&quot;;&quot;○&quot;)))" office:value-type="string" office:string-value="新規" calcext:value-type="string">
            <text:p>新規</text:p>
          </table:table-cell>
          <table:table-cell table:style-name="ce46" table:number-columns-repeated="3"/>
          <table:table-cell table:style-name="ce54"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9]=&quot;&quot;;&quot;?&quot;;IF([.M409]=&quot;&quot;;&quot;新規&quot;;IF([.K409]=[.M409];&quot;&quot;;&quot;変更あり&quot;)))">
            <text:p/>
          </table:table-cell>
          <table:table-cell table:style-name="ce7" office:value-type="string" calcext:value-type="string">
            <text:p>-</text:p>
          </table:table-cell>
          <table:table-cell table:style-name="ce7" table:formula="of:=IF([.M409]=&quot;&quot;;&quot;?&quot;;IF([.O409]=&quot;&quot;;&quot;新規&quot;;IF([.M409]=[.O409];&quot;&quot;;&quot;○&quot;)))" office:value-type="string" office:string-value="新規" calcext:value-type="string">
            <text:p>新規</text:p>
          </table:table-cell>
          <table:table-cell table:style-name="ce46" table:number-columns-repeated="3"/>
          <table:table-cell table:style-name="ce54" table:formula="of:=IFERROR(VLOOKUP([.$C409];[$'verify-targets-to-chapters'.$A$1:.$B$999];2;0);IF([.$A409]=&quot;&quot;;&quot;&quot;;&quot;省略&quot;))">
            <text:p/>
          </table:table-cell>
          <table:table-cell table:number-columns-repeated="1006"/>
        </table:table-row>
        <table:table-row table:style-name="ro5">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0]=&quot;&quot;;&quot;?&quot;;IF([.M410]=&quot;&quot;;&quot;新規&quot;;IF([.K410]=[.M410];&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0]=&quot;&quot;;&quot;?&quot;;IF([.O410]=&quot;&quot;;&quot;新規&quot;;IF([.M410]=[.O410];&quot;&quot;;&quot;○&quot;)))" office:value-type="string" office:string-value="新規" calcext:value-type="string">
            <text:p>新規</text:p>
          </table:table-cell>
          <table:table-cell table:style-name="ce46" table:number-columns-repeated="3"/>
          <table:table-cell table:style-name="ce54"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1]=&quot;&quot;;&quot;?&quot;;IF([.M411]=&quot;&quot;;&quot;新規&quot;;IF([.K411]=[.M411];&quot;&quot;;&quot;変更あり&quot;)))">
            <text:p/>
          </table:table-cell>
          <table:table-cell table:style-name="ce7" office:value-type="string" calcext:value-type="string">
            <text:p>-</text:p>
          </table:table-cell>
          <table:table-cell table:style-name="ce7" table:formula="of:=IF([.M411]=&quot;&quot;;&quot;?&quot;;IF([.O411]=&quot;&quot;;&quot;新規&quot;;IF([.M411]=[.O411];&quot;&quot;;&quot;○&quot;)))" office:value-type="string" office:string-value="新規" calcext:value-type="string">
            <text:p>新規</text:p>
          </table:table-cell>
          <table:table-cell table:style-name="ce46" table:number-columns-repeated="3"/>
          <table:table-cell table:style-name="ce54"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2]=&quot;&quot;;&quot;?&quot;;IF([.M412]=&quot;&quot;;&quot;新規&quot;;IF([.K412]=[.M412];&quot;&quot;;&quot;変更あり&quot;)))">
            <text:p/>
          </table:table-cell>
          <table:table-cell table:style-name="ce7" office:value-type="string" calcext:value-type="string">
            <text:p>lockPref("extensions.fireie.autoSwitchOnRuleMiss", "fx"); </text:p>
          </table:table-cell>
          <table:table-cell table:style-name="ce7" table:formula="of:=IF([.M412]=&quot;&quot;;&quot;?&quot;;IF([.O412]=&quot;&quot;;&quot;新規&quot;;IF([.M412]=[.O412];&quot;&quot;;&quot;○&quot;)))" office:value-type="string" office:string-value="新規" calcext:value-type="string">
            <text:p>新規</text:p>
          </table:table-cell>
          <table:table-cell table:style-name="ce46" table:number-columns-repeated="3"/>
          <table:table-cell table:style-name="ce54" table:formula="of:=IFERROR(VLOOKUP([.$C412];[$'verify-targets-to-chapters'.$A$1:.$B$999];2;0);IF([.$A412]=&quot;&quot;;&quot;&quot;;&quot;省略&quot;))">
            <text:p/>
          </table:table-cell>
          <table:table-cell table:number-columns-repeated="1006"/>
        </table:table-row>
        <table:table-row table:style-name="ro3">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3]=&quot;&quot;;&quot;?&quot;;IF([.M413]=&quot;&quot;;&quot;新規&quot;;IF([.K413]=[.M413];&quot;&quot;;&quot;変更あり&quot;)))">
            <text:p/>
          </table:table-cell>
          <table:table-cell table:style-name="ce7" office:value-type="string" calcext:value-type="string">
            <text:p>lockPref("extensions.fireie.autoSwitchOnRuleMiss", "ie"); </text:p>
          </table:table-cell>
          <table:table-cell table:style-name="ce7" table:formula="of:=IF([.M413]=&quot;&quot;;&quot;?&quot;;IF([.O413]=&quot;&quot;;&quot;新規&quot;;IF([.M413]=[.O413];&quot;&quot;;&quot;○&quot;)))" office:value-type="string" office:string-value="新規" calcext:value-type="string">
            <text:p>新規</text:p>
          </table:table-cell>
          <table:table-cell table:style-name="ce46" table:number-columns-repeated="3"/>
          <table:table-cell table:style-name="ce54" table:formula="of:=IFERROR(VLOOKUP([.$C413];[$'verify-targets-to-chapters'.$A$1:.$B$999];2;0);IF([.$A413]=&quot;&quot;;&quot;&quot;;&quot;省略&quot;))">
            <text:p/>
          </table:table-cell>
          <table:table-cell table:number-columns-repeated="1006"/>
        </table:table-row>
        <table:table-row table:style-name="ro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4]=&quot;&quot;;&quot;?&quot;;IF([.M414]=&quot;&quot;;&quot;新規&quot;;IF([.K414]=[.M414];&quot;&quot;;&quot;変更あり&quot;)))">
            <text:p/>
          </table:table-cell>
          <table:table-cell table:style-name="ce7" office:value-type="string" calcext:value-type="string">
            <text:p>-</text:p>
          </table:table-cell>
          <table:table-cell table:style-name="ce7" table:formula="of:=IF([.M414]=&quot;&quot;;&quot;?&quot;;IF([.O414]=&quot;&quot;;&quot;新規&quot;;IF([.M414]=[.O414];&quot;&quot;;&quot;○&quot;)))" office:value-type="string" office:string-value="新規" calcext:value-type="string">
            <text:p>新規</text:p>
          </table:table-cell>
          <table:table-cell table:style-name="ce46" table:number-columns-repeated="3"/>
          <table:table-cell table:style-name="ce54" table:formula="of:=IFERROR(VLOOKUP([.$C414];[$'verify-targets-to-chapters'.$A$1:.$B$999];2;0);IF([.$A414]=&quot;&quot;;&quot;&quot;;&quot;省略&quot;))">
            <text:p/>
          </table:table-cell>
          <table:table-cell table:number-columns-repeated="1006"/>
        </table:table-row>
        <table:table-row table:style-name="ro22">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5]=&quot;&quot;;&quot;?&quot;;IF([.M415]=&quot;&quot;;&quot;新規&quot;;IF([.K415]=[.M415];&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5]=&quot;&quot;;&quot;?&quot;;IF([.O415]=&quot;&quot;;&quot;新規&quot;;IF([.M415]=[.O415];&quot;&quot;;&quot;○&quot;)))" office:value-type="string" office:string-value="新規" calcext:value-type="string">
            <text:p>新規</text:p>
          </table:table-cell>
          <table:table-cell table:style-name="ce46" table:number-columns-repeated="3"/>
          <table:table-cell table:style-name="ce54" table:formula="of:=IFERROR(VLOOKUP([.$C415];[$'verify-targets-to-chapters'.$A$1:.$B$999];2;0);IF([.$A415]=&quot;&quot;;&quot;&quot;;&quot;省略&quot;))">
            <text:p/>
          </table:table-cell>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number-columns-repeated="5"/>
          <table:table-cell table:style-name="ce27" table:number-columns-repeated="3"/>
          <table:table-cell table:number-columns-repeated="9"/>
          <table:table-cell table:style-name="ce55"/>
          <table:table-cell table:number-columns-repeated="1006"/>
        </table:table-row>
        <table:table-row table:style-name="ro4" table:number-rows-repeated="1047573">
          <table:table-cell table:number-columns-repeated="1024"/>
        </table:table-row>
        <table:table-row table:style-name="ro4">
          <table:table-cell table:number-columns-repeated="1024"/>
        </table:table-row>
        <calcext:conditional-formats>
          <calcext:conditional-format calcext:target-range-address="'customization-items'.R2:'customization-items'.R1002">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2">
            <calcext:condition calcext:apply-style-name="廃止された選択肢" calcext:value="formula-is(ISNUMBER(FIND(&quot;廃止&quot;;[.$D2])))" calcext:base-cell-address="'customization-items'.F2"/>
            <calcext:condition calcext:apply-style-name="新規作成され、選択された選択肢" calcext:value="formula-is(AND(COUNTIFS([.$A$2:.$A$1002];&quot;&quot;;[.$D$2:.$D$1002];[.$D2])&lt;&gt;COUNTIF([.$D$2:.$D$1002];[.$D2]);[.$L2]=&quot;新規&quot;))" calcext:base-cell-address="'customization-items'.F2"/>
            <calcext:condition calcext:apply-style-name="選択された選択肢" calcext:value="formula-is(COUNTIFS([.$A$2:.$A$1002];&quot;&quot;;[.$D$2:.$D$1002];[.$D2])&lt;&gt;COUNTIF([.$D$2:.$D$1002];[.$D2]))" calcext:base-cell-address="'customization-items'.F2"/>
          </calcext:conditional-format>
          <calcext:conditional-format calcext:target-range-address="'customization-items'.D2:'customization-items'.E1001 'customization-items'.I2:'customization-items'.Q1001">
            <calcext:condition calcext:apply-style-name="廃止された選択肢" calcext:value="formula-is(OR(ISNUMBER(FIND(&quot;廃止&quot;;[.$D2]));ISNUMBER(FIND(&quot;廃止&quot;;[.$E2]))))"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1">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2">
          <table:table-cell table:style-name="ce38" office:value-type="string" calcext:value-type="string" table:number-columns-spanned="1" table:number-rows-spanned="2">
            <text:p>選択</text:p>
          </table:table-cell>
          <table:table-cell table:style-name="ce3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8"/>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6" office:value-type="string" calcext:value-type="string">
            <text:p>MenuShortcut-1</text:p>
          </table:table-cell>
          <table:table-cell table:style-name="ce56" office:value-type="string" calcext:value-type="string">
            <text:p>閉じたタブを開き直す</text:p>
          </table:table-cell>
          <table:table-cell table:style-name="ce56" office:value-type="string" calcext:value-type="string">
            <text:p>undoCloseTab</text:p>
          </table:table-cell>
          <table:table-cell table:style-name="ce56" office:value-type="string" calcext:value-type="string">
            <text:p>Ctrl-Shift-T</text:p>
          </table:table-cell>
          <table:table-cell table:style-name="ce5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2" office:value-type="string" calcext:value-type="string">
            <text:p>false</text:p>
          </table:table-cell>
          <table:table-cell table:style-name="ce63"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6" office:value-type="string" calcext:value-type="string">
            <text:p>MenuShortcut-2</text:p>
          </table:table-cell>
          <table:table-cell table:style-name="ce56" office:value-type="string" calcext:value-type="string">
            <text:p>閉じたウィンドウを開き直す</text:p>
          </table:table-cell>
          <table:table-cell table:style-name="ce56" office:value-type="string" calcext:value-type="string">
            <text:p>undoCloseWindow</text:p>
          </table:table-cell>
          <table:table-cell table:style-name="ce56" office:value-type="string" calcext:value-type="string">
            <text:p>Ctrl-Shift-N</text:p>
          </table:table-cell>
          <table:table-cell table:style-name="ce56" office:value-type="string" calcext:value-type="string">
            <text:p>#key_undoCloseWindow,</text:p>
            <text:p>#History\:UndoCloseWindow,</text:p>
            <text:p>#historyUndoWindowMenu,</text:p>
            <text:p>#PanelUI-recentlyClosedWindows-separator,</text:p>
            <text:p>#PanelUI-recentlyClosedWindow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2" office:value-type="string" calcext:value-type="string">
            <text:p>false</text:p>
          </table:table-cell>
          <table:table-cell table:style-name="ce63"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6" office:value-type="string" calcext:value-type="string">
            <text:p>MenuShortcut-3</text:p>
          </table:table-cell>
          <table:table-cell table:style-name="ce56" office:value-type="string" calcext:value-type="string">
            <text:p>ファイル＞新しいプライベートウィンドウを開く</text:p>
          </table:table-cell>
          <table:table-cell table:style-name="ce56" office:value-type="string" calcext:value-type="string">
            <text:p>undoCloseWindow</text:p>
          </table:table-cell>
          <table:table-cell table:style-name="ce56" office:value-type="string" calcext:value-type="string">
            <text:p>Ctrl-Shift-P</text:p>
          </table:table-cell>
          <table:table-cell table:style-name="ce5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2" office:value-type="string" calcext:value-type="string">
            <text:p>false</text:p>
          </table:table-cell>
          <table:table-cell table:style-name="ce63"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6" office:value-type="string" calcext:value-type="string">
            <text:p>MenuShortcut-4</text:p>
          </table:table-cell>
          <table:table-cell table:style-name="ce56" office:value-type="string" calcext:value-type="string">
            <text:p>ファイル＞ページのURLをメールで送信（ページのURLをメールで送信ボタン）</text:p>
          </table:table-cell>
          <table:table-cell table:style-name="ce56" office:value-type="string" calcext:value-type="string">
            <text:p>browser_sendLink</text:p>
          </table:table-cell>
          <table:table-cell table:style-name="ce56" office:value-type="string" calcext:value-type="string">
            <text:p>-</text:p>
          </table:table-cell>
          <table:table-cell table:style-name="ce56" office:value-type="string" calcext:value-type="string">
            <text:p>#Browser\:SendLink,</text:p>
            <text:p>#menu_sendLink,</text:p>
            <text:p>#context-sendpage,</text:p>
            <text:p>#email-link-button,</text:p>
            <text:p>#wrapper-email-link-butto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2" office:value-type="string" calcext:value-type="string">
            <text:p>false</text:p>
          </table:table-cell>
          <table:table-cell table:style-name="ce63"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6" office:value-type="string" calcext:value-type="string">
            <text:p>MenuShortcut-5</text:p>
          </table:table-cell>
          <table:table-cell table:style-name="ce56" office:value-type="string" calcext:value-type="string">
            <text:p>ファイル＞オフライン作業</text:p>
          </table:table-cell>
          <table:table-cell table:style-name="ce56" office:value-type="string" calcext:value-type="string">
            <text:p>goOfflineMenuitem</text:p>
          </table:table-cell>
          <table:table-cell table:style-name="ce56" office:value-type="string" calcext:value-type="string">
            <text:p>-</text:p>
          </table:table-cell>
          <table:table-cell table:style-name="ce56" office:value-type="string" calcext:value-type="string">
            <text:p>#goOfflineMenuitem,</text:p>
            <text:p>[oncommand="BrowserOffline.toggleOfflineStatu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2" office:value-type="string" calcext:value-type="string">
            <text:p>false</text:p>
          </table:table-cell>
          <table:table-cell table:style-name="ce63"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6" office:value-type="string" calcext:value-type="string">
            <text:p>MenuShortcut-6（廃止）</text:p>
          </table:table-cell>
          <table:table-cell table:style-name="ce56" office:value-type="string" calcext:value-type="string">
            <text:p>ツール＞プライベートブラウジングの開始</text:p>
          </table:table-cell>
          <table:table-cell table:style-name="ce56" office:value-type="string" calcext:value-type="string">
            <text:p>privatebrowsing</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2" office:value-type="string" calcext:value-type="string">
            <text:p>false</text:p>
          </table:table-cell>
          <table:table-cell table:style-name="ce63"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6" office:value-type="string" calcext:value-type="string">
            <text:p>MenuShortcut-7</text:p>
          </table:table-cell>
          <table:table-cell table:style-name="ce56" office:value-type="string" calcext:value-type="string">
            <text:p>ツール＞ダウンロード</text:p>
            <text:p>（旧バージョンでは「ダウンロードマネージャ」）</text:p>
          </table:table-cell>
          <table:table-cell table:style-name="ce56" office:value-type="string" calcext:value-type="string">
            <text:p>openDownloads</text:p>
          </table:table-cell>
          <table:table-cell table:style-name="ce56" office:value-type="string" calcext:value-type="string">
            <text:p>Ctrl-J</text:p>
          </table:table-cell>
          <table:table-cell table:style-name="ce56" office:value-type="string" calcext:value-type="string">
            <text:p>#key_openDownloads,</text:p>
            <text:p>#Tools\:Downloads,</text:p>
            <text:p>#menu_openDownloads,</text:p>
            <text:p>#downloads-button,</text:p>
            <text:p>#wrapper-downloads-butto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3"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6" office:value-type="string" calcext:value-type="string">
            <text:p>MenuShortcut-8（廃止）</text:p>
          </table:table-cell>
          <table:table-cell table:style-name="ce56" office:value-type="string" calcext:value-type="string">
            <text:p>ツール＞ページの調査</text:p>
          </table:table-cell>
          <table:table-cell table:style-name="ce56" office:value-type="string" calcext:value-type="string">
            <text:p>inspectPage</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3"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6" office:value-type="string" calcext:value-type="string">
            <text:p>MenuShortcut-9（廃止）</text:p>
          </table:table-cell>
          <table:table-cell table:style-name="ce56" office:value-type="string" calcext:value-type="string">
            <text:p>ツール＞アプリ</text:p>
          </table:table-cell>
          <table:table-cell table:style-name="ce56" office:value-type="string" calcext:value-type="string">
            <text:p>openApps</text:p>
          </table:table-cell>
          <table:table-cell table:style-name="ce56" office:value-type="string" calcext:value-type="string">
            <text:p>Firefox 45で廃止</text:p>
          </table:table-cell>
          <table:table-cell table:style-name="ce56"/>
          <table:table-cell table:style-name="ce61"/>
          <table:table-cell table:style-name="ce62"/>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2"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2" office:value-type="string" calcext:value-type="string">
            <text:p>false</text:p>
          </table:table-cell>
          <table:table-cell table:style-name="ce6" office:value-type="string" calcext:value-type="string">
            <text:p>yes</text:p>
          </table:table-cell>
          <table:table-cell table:style-name="ce6" table:number-columns-repeated="7"/>
          <table:table-cell table:style-name="ce63"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6" office:value-type="string" calcext:value-type="string">
            <text:p>MenuShortcut-10</text:p>
          </table:table-cell>
          <table:table-cell table:style-name="ce56" office:value-type="string" calcext:value-type="string">
            <text:p>ツール＞ウェブ開発（開発ツールボタン）</text:p>
          </table:table-cell>
          <table:table-cell table:style-name="ce56" office:value-type="string" calcext:value-type="string">
            <text:p>webDeveloper</text:p>
          </table:table-cell>
          <table:table-cell table:style-name="ce56" office:value-type="string" calcext:value-type="string">
            <text:p>-</text:p>
          </table:table-cell>
          <table:table-cell table:style-name="ce56" office:value-type="string" calcext:value-type="string">
            <text:p>#webDeveloperMenu,</text:p>
            <text:p>#developer-button,</text:p>
            <text:p>#wrapper-developer-button,</text:p>
            <text:p>#devTools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2" office:value-type="string" calcext:value-type="string">
            <text:p>false</text:p>
          </table:table-cell>
          <table:table-cell table:style-name="ce63" table:formula="of:=IFERROR(VLOOKUP([.$H14];[$'verify-targets-to-chapters'.$A$1:.$B$999];2;0);IF([.$A14]=&quot;&quot;;&quot;&quot;;&quot;省略&quot;))">
            <text:p/>
          </table:table-cell>
          <table:table-cell table:number-columns-repeated="995"/>
        </table:table-row>
        <table:table-row table:style-name="ro33">
          <table:table-cell table:style-name="ce6"/>
          <table:table-cell table:style-name="ce6" table:formula="of:=IF(AND([.$A15]&lt;&gt;&quot;&quot;;NOT(ISNUMBER(FIND(&quot;廃止&quot;;[.$C15]))));MAX([.$B$1:.$B14])+1;&quot;&quot;)">
            <text:p/>
          </table:table-cell>
          <table:table-cell table:style-name="ce56" office:value-type="string" calcext:value-type="string">
            <text:p>MenuShortcut-11</text:p>
          </table:table-cell>
          <table:table-cell table:style-name="ce56" office:value-type="string" calcext:value-type="string">
            <text:p>ツール＞ウェブ開発＞開発ツールを表示</text:p>
          </table:table-cell>
          <table:table-cell table:style-name="ce56" office:value-type="string" calcext:value-type="string">
            <text:p>devToolbox</text:p>
          </table:table-cell>
          <table:table-cell table:style-name="ce56" office:value-type="string" calcext:value-type="string">
            <text:p>Ctrl-Shift-I,</text:p>
            <text:p>F12</text:p>
          </table:table-cell>
          <table:table-cell table:style-name="ce56" office:value-type="string" calcext:value-type="string">
            <text:p>#menu_devToolbox,</text:p>
            <text:p>#key_devToolboxMenuItem,</text:p>
            <text:p>#key_devToolboxMenuItemF12,</text:p>
            <text:p>[key='key_devToolboxMenuItem']</text:p>
          </table:table-cell>
          <table:table-cell table:style-name="ce56" office:value-type="string" calcext:value-type="string">
            <text:p>killedItemsWithDelay</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6" office:value-type="string" calcext:value-type="string">
            <text:p>MenuShortcut-12</text:p>
          </table:table-cell>
          <table:table-cell table:style-name="ce56" office:value-type="string" calcext:value-type="string">
            <text:p>ツール＞ウェブ開発＞インスペクタ</text:p>
          </table:table-cell>
          <table:table-cell table:style-name="ce56" office:value-type="string" calcext:value-type="string">
            <text:p>inspector</text:p>
          </table:table-cell>
          <table:table-cell table:style-name="ce56" office:value-type="string" calcext:value-type="string">
            <text:p>Ctrl-Shift-C</text:p>
          </table:table-cell>
          <table:table-cell table:style-name="ce56" office:value-type="string" calcext:value-type="string">
            <text:p>#key_inspector,</text:p>
            <text:p>#menu_inspector,</text:p>
            <text:p><text:span text:style-name="T1">[key='key_inspec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2" office:value-type="string" calcext:value-type="string">
            <text:p>true</text:p>
          </table:table-cell>
          <table:table-cell table:style-name="ce63"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6" office:value-type="string" calcext:value-type="string">
            <text:p>MenuShortcut-13</text:p>
          </table:table-cell>
          <table:table-cell table:style-name="ce56" office:value-type="string" calcext:value-type="string">
            <text:p>ツール＞ウェブ開発＞Webコンソール</text:p>
          </table:table-cell>
          <table:table-cell table:style-name="ce56" office:value-type="string" calcext:value-type="string">
            <text:p>webconsole</text:p>
          </table:table-cell>
          <table:table-cell table:style-name="ce56" office:value-type="string" calcext:value-type="string">
            <text:p>Ctrl-Shift-K</text:p>
          </table:table-cell>
          <table:table-cell table:style-name="ce56" office:value-type="string" calcext:value-type="string">
            <text:p>#key_webconsole,</text:p>
            <text:p><text:span text:style-name="T1">#menu_webconsole,</text:span></text:p>
            <text:p><text:span text:style-name="T1">[key='key_webconsol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2" office:value-type="string" calcext:value-type="string">
            <text:p>true</text:p>
          </table:table-cell>
          <table:table-cell table:style-name="ce63"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6" office:value-type="string" calcext:value-type="string">
            <text:p>MenuShortcut-14</text:p>
          </table:table-cell>
          <table:table-cell table:style-name="ce56" office:value-type="string" calcext:value-type="string">
            <text:p>ツール＞ウェブ開発＞デバッガ</text:p>
          </table:table-cell>
          <table:table-cell table:style-name="ce56" office:value-type="string" calcext:value-type="string">
            <text:p>jsdebugger</text:p>
          </table:table-cell>
          <table:table-cell table:style-name="ce56" office:value-type="string" calcext:value-type="string">
            <text:p>Ctrl-Shift-S</text:p>
          </table:table-cell>
          <table:table-cell table:style-name="ce56" office:value-type="string" calcext:value-type="string">
            <text:p>#key_jsdebugger,</text:p>
            <text:p><text:span text:style-name="T1">#menu_jsdebugger,</text:span></text:p>
            <text:p><text:span text:style-name="T1">[key='key_jsdebugge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6" office:value-type="string" calcext:value-type="string">
            <text:p>MenuShortcut-15</text:p>
          </table:table-cell>
          <table:table-cell table:style-name="ce56" office:value-type="string" calcext:value-type="string">
            <text:p>ツール＞ウェブ開発＞スタイルエディタ</text:p>
          </table:table-cell>
          <table:table-cell table:style-name="ce56" office:value-type="string" calcext:value-type="string">
            <text:p>styleeditor</text:p>
          </table:table-cell>
          <table:table-cell table:style-name="ce56" office:value-type="string" calcext:value-type="string">
            <text:p>Shift-F7</text:p>
          </table:table-cell>
          <table:table-cell table:style-name="ce56" office:value-type="string" calcext:value-type="string">
            <text:p>#key_styleeditor,</text:p>
            <text:p><text:span text:style-name="T1">#menu_styleeditor,</text:span></text:p>
            <text:p><text:span text:style-name="T1">[key='key_styleedi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2" office:value-type="string" calcext:value-type="string">
            <text:p>true</text:p>
          </table:table-cell>
          <table:table-cell table:style-name="ce63"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6" office:value-type="string" calcext:value-type="string">
            <text:p>MenuShortcut-16</text:p>
          </table:table-cell>
          <table:table-cell table:style-name="ce56" office:value-type="string" calcext:value-type="string">
            <text:p>ツール＞ウェブ開発＞パフォーマンス</text:p>
            <text:p>（旧バージョンでは「プロファイラ」）</text:p>
          </table:table-cell>
          <table:table-cell table:style-name="ce56" office:value-type="string" calcext:value-type="string">
            <text:p>jsprofiler</text:p>
          </table:table-cell>
          <table:table-cell table:style-name="ce56" office:value-type="string" calcext:value-type="string">
            <text:p>Shift-F5</text:p>
          </table:table-cell>
          <table:table-cell table:style-name="ce56" office:value-type="string" calcext:value-type="string">
            <text:p>#key_performance,</text:p>
            <text:p><text:span text:style-name="T1">#menu_performance,</text:span></text:p>
            <text:p><text:span text:style-name="T1">[key='key_performanc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6" office:value-type="string" calcext:value-type="string">
            <text:p>MenuShortcut-17</text:p>
          </table:table-cell>
          <table:table-cell table:style-name="ce56" office:value-type="string" calcext:value-type="string">
            <text:p>ツール＞ウェブ開発＞ネットワーク</text:p>
          </table:table-cell>
          <table:table-cell table:style-name="ce56" office:value-type="string" calcext:value-type="string">
            <text:p>netmonitor</text:p>
          </table:table-cell>
          <table:table-cell table:style-name="ce56" office:value-type="string" calcext:value-type="string">
            <text:p>Ctrl-Shift-Q</text:p>
          </table:table-cell>
          <table:table-cell table:style-name="ce56" office:value-type="string" calcext:value-type="string">
            <text:p>#key_netmonitor,</text:p>
            <text:p><text:span text:style-name="T1">#menu_netmonitor,</text:span></text:p>
            <text:p><text:span text:style-name="T1">[key='key_netmoni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6" office:value-type="string" calcext:value-type="string">
            <text:p>MenuShortcut-18</text:p>
          </table:table-cell>
          <table:table-cell table:style-name="ce56" office:value-type="string" calcext:value-type="string">
            <text:p>ツール＞ウェブ開発＞開発ツールバー</text:p>
          </table:table-cell>
          <table:table-cell table:style-name="ce56" office:value-type="string" calcext:value-type="string">
            <text:p>devToolbar</text:p>
          </table:table-cell>
          <table:table-cell table:style-name="ce56" office:value-type="string" calcext:value-type="string">
            <text:p>Shift-F2</text:p>
          </table:table-cell>
          <table:table-cell table:style-name="ce56" office:value-type="string" calcext:value-type="string">
            <text:p>#key_devToolbar,</text:p>
            <text:p><text:span text:style-name="T1">#menu_devToolbar,</text:span></text:p>
            <text:p><text:span text:style-name="T1">[key='key_devToolba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6" office:value-type="string" calcext:value-type="string">
            <text:p>MenuShortcut-19（廃止）</text:p>
          </table:table-cell>
          <table:table-cell table:style-name="ce56" office:value-type="string" calcext:value-type="string">
            <text:p>ツール＞ウェブ開発＞アプリマネージャ</text:p>
          </table:table-cell>
          <table:table-cell table:style-name="ce56" office:value-type="string" calcext:value-type="string">
            <text:p>devAppMgr</text:p>
          </table:table-cell>
          <table:table-cell table:style-name="ce56" office:value-type="string" calcext:value-type="string">
            <text:p>Firefox 38で廃止</text:p>
          </table:table-cell>
          <table:table-cell table:style-name="ce5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6" office:value-type="string" calcext:value-type="string">
            <text:p>MenuShortcut-20</text:p>
          </table:table-cell>
          <table:table-cell table:style-name="ce56" office:value-type="string" calcext:value-type="string">
            <text:p>ツール＞ウェブ開発＞WebIDE</text:p>
          </table:table-cell>
          <table:table-cell table:style-name="ce56" office:value-type="string" calcext:value-type="string">
            <text:p>webide</text:p>
          </table:table-cell>
          <table:table-cell table:style-name="ce56" office:value-type="string" calcext:value-type="string">
            <text:p>Shift-F8</text:p>
          </table:table-cell>
          <table:table-cell table:style-name="ce56" office:value-type="string" calcext:value-type="string">
            <text:p>#key_webide,</text:p>
            <text:p><text:span text:style-name="T1">#menu_webide,</text:span></text:p>
            <text:p><text:span text:style-name="T1">[key='key_webid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6" office:value-type="string" calcext:value-type="string">
            <text:p>MenuShortcut-21</text:p>
          </table:table-cell>
          <table:table-cell table:style-name="ce56" office:value-type="string" calcext:value-type="string">
            <text:p>ツール＞ウェブ開発＞ブラウザツールボックス</text:p>
          </table:table-cell>
          <table:table-cell table:style-name="ce56" office:value-type="string" calcext:value-type="string">
            <text:p>browserToolbox</text:p>
          </table:table-cell>
          <table:table-cell table:style-name="ce56" office:value-type="string" calcext:value-type="string">
            <text:p>Ctrl-Shift-Alt-I</text:p>
          </table:table-cell>
          <table:table-cell table:style-name="ce56" office:value-type="string" calcext:value-type="string">
            <text:p>#key_browserToolbox,</text:p>
            <text:p><text:span text:style-name="T1">#menu_browserToolbox,</text:span></text:p>
            <text:p><text:span text:style-name="T1">[key='key_browserToolbox']</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6" office:value-type="string" calcext:value-type="string">
            <text:p>MenuShortcut-22</text:p>
          </table:table-cell>
          <table:table-cell table:style-name="ce56" office:value-type="string" calcext:value-type="string">
            <text:p>ツール＞ウェブ開発＞ブラウザコンソール</text:p>
          </table:table-cell>
          <table:table-cell table:style-name="ce56" office:value-type="string" calcext:value-type="string">
            <text:p>browserConsole</text:p>
          </table:table-cell>
          <table:table-cell table:style-name="ce56" office:value-type="string" calcext:value-type="string">
            <text:p>Ctrl-Shift-J</text:p>
          </table:table-cell>
          <table:table-cell table:style-name="ce59"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2" office:value-type="string" calcext:value-type="string">
            <text:p>false</text:p>
          </table:table-cell>
          <table:table-cell table:style-name="ce63"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6" office:value-type="string" calcext:value-type="string">
            <text:p>MenuShortcut-23</text:p>
          </table:table-cell>
          <table:table-cell table:style-name="ce56" office:value-type="string" calcext:value-type="string">
            <text:p>ツール＞ウェブ開発＞レスポンシブデザインビュー</text:p>
          </table:table-cell>
          <table:table-cell table:style-name="ce56" office:value-type="string" calcext:value-type="string">
            <text:p>resposiveUI</text:p>
          </table:table-cell>
          <table:table-cell table:style-name="ce56" office:value-type="string" calcext:value-type="string">
            <text:p>Ctrl-Shift-M</text:p>
          </table:table-cell>
          <table:table-cell table:style-name="ce56" office:value-type="string" calcext:value-type="string">
            <text:p><text:span text:style-name="T10">#key_responsiveUI,</text:span></text:p>
            <text:p><text:span text:style-name="T1">#menu_responsiveUI,</text:span></text:p>
            <text:p><text:span text:style-name="T1">[key='key_responsiveUI']</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6" office:value-type="string" calcext:value-type="string">
            <text:p>MenuShortcut-24</text:p>
          </table:table-cell>
          <table:table-cell table:style-name="ce56" office:value-type="string" calcext:value-type="string">
            <text:p>ツール＞ウェブ開発＞スポイト</text:p>
          </table:table-cell>
          <table:table-cell table:style-name="ce56" office:value-type="string" calcext:value-type="string">
            <text:p>eyedropper</text:p>
          </table:table-cell>
          <table:table-cell table:style-name="ce56" office:value-type="string" calcext:value-type="string">
            <text:p>-</text:p>
          </table:table-cell>
          <table:table-cell table:style-name="ce56"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6" office:value-type="string" calcext:value-type="string">
            <text:p>MenuShortcut-25</text:p>
          </table:table-cell>
          <table:table-cell table:style-name="ce56" office:value-type="string" calcext:value-type="string">
            <text:p>ツール＞ウェブ開発＞スクラッチパッド</text:p>
          </table:table-cell>
          <table:table-cell table:style-name="ce56" office:value-type="string" calcext:value-type="string">
            <text:p>scratchpad</text:p>
          </table:table-cell>
          <table:table-cell table:style-name="ce56" office:value-type="string" calcext:value-type="string">
            <text:p>Shift-F4</text:p>
          </table:table-cell>
          <table:table-cell table:style-name="ce59" office:value-type="string" calcext:value-type="string">
            <text:p><text:span text:style-name="T10">#key_scratchpad,</text:span></text:p>
            <text:p><text:span text:style-name="T10">#menu_scratchpad,</text:span></text:p>
            <text:p><text:span text:style-name="T10">[key='key_scratchpad']</text:span></text:p>
          </table:table-cell>
          <table:table-cell table:style-name="ce56" office:value-type="string" calcext:value-type="string">
            <text:p>killedItemsWithDelay</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2" office:value-type="string" calcext:value-type="string">
            <text:p>false</text:p>
          </table:table-cell>
          <table:table-cell table:style-name="ce63"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6" office:value-type="string" calcext:value-type="string">
            <text:p>MenuShortcut-26</text:p>
          </table:table-cell>
          <table:table-cell table:style-name="ce56" office:value-type="string" calcext:value-type="string">
            <text:p>ツール＞ウェブ開発＞ページのソース</text:p>
          </table:table-cell>
          <table:table-cell table:style-name="ce56" office:value-type="string" calcext:value-type="string">
            <text:p>viewSource</text:p>
          </table:table-cell>
          <table:table-cell table:style-name="ce56" office:value-type="string" calcext:value-type="string">
            <text:p>Ctrl-U</text:p>
          </table:table-cell>
          <table:table-cell table:style-name="ce56"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2" office:value-type="string" calcext:value-type="string">
            <text:p>false</text:p>
          </table:table-cell>
          <table:table-cell table:style-name="ce63"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6" office:value-type="string" calcext:value-type="string">
            <text:p>MenuShortcut-27（廃止）</text:p>
          </table:table-cell>
          <table:table-cell table:style-name="ce56" office:value-type="string" calcext:value-type="string">
            <text:p>ツール＞ウェブ開発＞エラーコンソール</text:p>
          </table:table-cell>
          <table:table-cell table:style-name="ce56" office:value-type="string" calcext:value-type="string">
            <text:p>errorConsole</text:p>
          </table:table-cell>
          <table:table-cell table:style-name="ce56" office:value-type="string" calcext:value-type="string">
            <text:p>Firefox 48で廃止</text:p>
          </table:table-cell>
          <table:table-cell table:style-name="ce5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2" office:value-type="string" calcext:value-type="string">
            <text:p>false</text:p>
          </table:table-cell>
          <table:table-cell table:style-name="ce63"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6" office:value-type="string" calcext:value-type="string">
            <text:p>MenuShortcut-28</text:p>
          </table:table-cell>
          <table:table-cell table:style-name="ce56" office:value-type="string" calcext:value-type="string">
            <text:p>ツール＞ウェブ開発＞接続...</text:p>
          </table:table-cell>
          <table:table-cell table:style-name="ce56" office:value-type="string" calcext:value-type="string">
            <text:p>devtools_connect</text:p>
          </table:table-cell>
          <table:table-cell table:style-name="ce56" office:value-type="string" calcext:value-type="string">
            <text:p>-</text:p>
          </table:table-cell>
          <table:table-cell table:style-name="ce56" office:value-type="string" calcext:value-type="string">
            <text:p>#menu_devtools_connect,</text:p>
            <text:p><text:span text:style-name="T1">.subviewbutton[label='接続...'],</text:span></text:p>
            <text:p><text:span text:style-name="T1">.subviewbutton[label='Connect…']</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6" office:value-type="string" calcext:value-type="string">
            <text:p>MenuShortcut-29</text:p>
          </table:table-cell>
          <table:table-cell table:style-name="ce56" office:value-type="string" calcext:value-type="string">
            <text:p>ツール＞ウェブ開発＞その他のツールを入手</text:p>
          </table:table-cell>
          <table:table-cell table:style-name="ce56" office:value-type="string" calcext:value-type="string">
            <text:p>getMoreDevtools</text:p>
          </table:table-cell>
          <table:table-cell table:style-name="ce56" office:value-type="string" calcext:value-type="string">
            <text:p>-</text:p>
          </table:table-cell>
          <table:table-cell table:style-name="ce56"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6" office:value-type="string" calcext:value-type="string">
            <text:p>MenuShortcut-30</text:p>
          </table:table-cell>
          <table:table-cell table:style-name="ce56" office:value-type="string" calcext:value-type="string">
            <text:p>ヘルプ＞Firefoxヘルプ</text:p>
            <text:p>（旧バージョンでは「ヘルプ」）</text:p>
          </table:table-cell>
          <table:table-cell table:style-name="ce56" office:value-type="string" calcext:value-type="string">
            <text:p>openHelp</text:p>
          </table:table-cell>
          <table:table-cell table:style-name="ce56" office:value-type="string" calcext:value-type="string">
            <text:p>-</text:p>
          </table:table-cell>
          <table:table-cell table:style-name="ce56" office:value-type="string" calcext:value-type="string">
            <text:p>#menu_openHelp,</text:p>
            <text:p>#key_openHelpMac,</text:p>
            <text:p>.subviewbutton[oncommand^='openHelp'][oncommand*='firefox-help']</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2" office:value-type="string" calcext:value-type="string">
            <text:p>false</text:p>
          </table:table-cell>
          <table:table-cell table:style-name="ce63"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6" office:value-type="string" calcext:value-type="string">
            <text:p>MenuShortcut-31</text:p>
          </table:table-cell>
          <table:table-cell table:style-name="ce56" office:value-type="string" calcext:value-type="string">
            <text:p>ヘルプ＞Firefoxツアー</text:p>
          </table:table-cell>
          <table:table-cell table:style-name="ce56" office:value-type="string" calcext:value-type="string">
            <text:p>tour</text:p>
          </table:table-cell>
          <table:table-cell table:style-name="ce56" office:value-type="string" calcext:value-type="string">
            <text:p>-</text:p>
          </table:table-cell>
          <table:table-cell table:style-name="ce56" office:value-type="string" calcext:value-type="string">
            <text:p>#menu_openTour,</text:p>
            <text:p>.subviewbutton[oncommand^='openTour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2"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3"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6" office:value-type="string" calcext:value-type="string">
            <text:p>MenuShortcut-32</text:p>
          </table:table-cell>
          <table:table-cell table:style-name="ce56" office:value-type="string" calcext:value-type="string">
            <text:p>ヘルプ＞キーボードショートカット</text:p>
          </table:table-cell>
          <table:table-cell table:style-name="ce56" office:value-type="string" calcext:value-type="string">
            <text:p>keyboardShortcuts</text:p>
          </table:table-cell>
          <table:table-cell table:style-name="ce56" office:value-type="string" calcext:value-type="string">
            <text:p>-</text:p>
          </table:table-cell>
          <table:table-cell table:style-name="ce56" office:value-type="string" calcext:value-type="string">
            <text:p>#menu_keyboardShortcuts,</text:p>
            <text:p><text:span text:style-name="T5">.subviewbutton[oncommand^='openHelp'][oncommand*='keyboard-shortcuts']</text:span></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2" office:value-type="string" calcext:value-type="string">
            <text:p>true</text:p>
          </table:table-cell>
          <table:table-cell table:style-name="ce6" office:value-type="string" calcext:value-type="string">
            <text:p>no</text:p>
          </table:table-cell>
          <table:table-cell table:style-name="ce6" table:number-columns-repeated="7"/>
          <table:table-cell table:style-name="ce63"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6" office:value-type="string" calcext:value-type="string">
            <text:p>MenuShortcut-33</text:p>
          </table:table-cell>
          <table:table-cell table:style-name="ce56" office:value-type="string" calcext:value-type="string">
            <text:p>ヘルプ＞Firefoxヘルスレポート</text:p>
          </table:table-cell>
          <table:table-cell table:style-name="ce56" office:value-type="string" calcext:value-type="string">
            <text:p>healthReport</text:p>
          </table:table-cell>
          <table:table-cell table:style-name="ce56" office:value-type="string" calcext:value-type="string">
            <text:p>-</text:p>
          </table:table-cell>
          <table:table-cell table:style-name="ce56" office:value-type="string" calcext:value-type="string">
            <text:p>#healthReport,</text:p>
            <text:p>.subviewbutton[oncommand^='openHealthReport']</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2" office:value-type="string" calcext:value-type="string">
            <text:p>false</text:p>
          </table:table-cell>
          <table:table-cell table:style-name="ce63"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6" office:value-type="string" calcext:value-type="string">
            <text:p>MenuShortcut-34（廃止）</text:p>
          </table:table-cell>
          <table:table-cell table:style-name="ce56" office:value-type="string" calcext:value-type="string">
            <text:p>ヘルプ＞使いこなそう</text:p>
          </table:table-cell>
          <table:table-cell table:style-name="ce56" office:value-type="string" calcext:value-type="string">
            <text:p>gettingStarted</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2" office:value-type="string" calcext:value-type="string">
            <text:p>false</text:p>
          </table:table-cell>
          <table:table-cell table:style-name="ce63"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6" office:value-type="string" calcext:value-type="string">
            <text:p>MenuShortcut-35</text:p>
          </table:table-cell>
          <table:table-cell table:style-name="ce56" office:value-type="string" calcext:value-type="string">
            <text:p>ヘルプ＞トラブルシューティング情報</text:p>
          </table:table-cell>
          <table:table-cell table:style-name="ce56" office:value-type="string" calcext:value-type="string">
            <text:p>troubleshootingInfo</text:p>
          </table:table-cell>
          <table:table-cell table:style-name="ce56" office:value-type="string" calcext:value-type="string">
            <text:p>-</text:p>
          </table:table-cell>
          <table:table-cell table:style-name="ce56" office:value-type="string" calcext:value-type="string">
            <text:p>#troubleShooting,</text:p>
            <text:p>.subviewbutton[oncommand^='openTroubleshooting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2" office:value-type="string" calcext:value-type="string">
            <text:p>false</text:p>
          </table:table-cell>
          <table:table-cell table:style-name="ce63"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6" office:value-type="string" calcext:value-type="string">
            <text:p>MenuShortcut-36</text:p>
          </table:table-cell>
          <table:table-cell table:style-name="ce56" office:value-type="string" calcext:value-type="string">
            <text:p>ヘルプ＞フィードバックを送信</text:p>
          </table:table-cell>
          <table:table-cell table:style-name="ce56" office:value-type="string" calcext:value-type="string">
            <text:p>feedbackPage</text:p>
          </table:table-cell>
          <table:table-cell table:style-name="ce56" office:value-type="string" calcext:value-type="string">
            <text:p>-</text:p>
          </table:table-cell>
          <table:table-cell table:style-name="ce56" office:value-type="string" calcext:value-type="string">
            <text:p>#feedbackPage,</text:p>
            <text:p>.subviewbutton[oncommand^='openFeedback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2" office:value-type="string" calcext:value-type="string">
            <text:p>false</text:p>
          </table:table-cell>
          <table:table-cell table:style-name="ce63"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6" office:value-type="string" calcext:value-type="string">
            <text:p>MenuShortcut-37</text:p>
          </table:table-cell>
          <table:table-cell table:style-name="ce56" office:value-type="string" calcext:value-type="string">
            <text:p>ヘルプ＞アドオンを無効にして再起動</text:p>
          </table:table-cell>
          <table:table-cell table:style-name="ce56" office:value-type="string" calcext:value-type="string">
            <text:p>helpSafeMode</text:p>
          </table:table-cell>
          <table:table-cell table:style-name="ce56" office:value-type="string" calcext:value-type="string">
            <text:p>-</text:p>
          </table:table-cell>
          <table:table-cell table:style-name="ce56" office:value-type="string" calcext:value-type="string">
            <text:p>#helpSafeMode,</text:p>
            <text:p>.subviewbutton[oncommand^='safeModeRestart']</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2" office:value-type="string" calcext:value-type="string">
            <text:p>false</text:p>
          </table:table-cell>
          <table:table-cell table:style-name="ce63"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6" office:value-type="string" calcext:value-type="string">
            <text:p>MenuShortcut-38</text:p>
          </table:table-cell>
          <table:table-cell table:style-name="ce56" office:value-type="string" calcext:value-type="string">
            <text:p>ヘルプ＞詐欺サイトを報告</text:p>
          </table:table-cell>
          <table:table-cell table:style-name="ce56" office:value-type="string" calcext:value-type="string">
            <text:p>reportPhishingtoolmenu</text:p>
          </table:table-cell>
          <table:table-cell table:style-name="ce56" office:value-type="string" calcext:value-type="string">
            <text:p>-</text:p>
          </table:table-cell>
          <table:table-cell table:style-name="ce56" office:value-type="string" calcext:value-type="string">
            <text:p>#menu_HelpPopup_reportPhishingtoolmenu,</text:p>
            <text:p>.subviewbutton[oncommand*='getReportURL'][oncommand*='Phish']</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2" office:value-type="string" calcext:value-type="string">
            <text:p>false</text:p>
          </table:table-cell>
          <table:table-cell table:style-name="ce63"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6" office:value-type="string" calcext:value-type="string">
            <text:p>MenuShortcut-39</text:p>
          </table:table-cell>
          <table:table-cell table:style-name="ce56" office:value-type="string" calcext:value-type="string">
            <text:p>ヘルプ＞誤警告を報告</text:p>
          </table:table-cell>
          <table:table-cell table:style-name="ce56" office:value-type="string" calcext:value-type="string">
            <text:p>reportPhishingErrortoolmenu</text:p>
          </table:table-cell>
          <table:table-cell table:style-name="ce56" office:value-type="string" calcext:value-type="string">
            <text:p>-</text:p>
          </table:table-cell>
          <table:table-cell table:style-name="ce56" office:value-type="string" calcext:value-type="string">
            <text:p>#menu_HelpPopup_reportPhishingErrortoolmenu,</text:p>
            <text:p>.subviewbutton[oncommand*='getReportURL'][oncommand*='Error']</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2" office:value-type="string" calcext:value-type="string">
            <text:p>false</text:p>
          </table:table-cell>
          <table:table-cell table:style-name="ce63"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6" office:value-type="string" calcext:value-type="string">
            <text:p>MenuShortcut-40</text:p>
          </table:table-cell>
          <table:table-cell table:style-name="ce56" office:value-type="string" calcext:value-type="string">
            <text:p>ヘルプ＞Firefoxについて のセパレータ</text:p>
          </table:table-cell>
          <table:table-cell table:style-name="ce56" office:value-type="string" calcext:value-type="string">
            <text:p>aboutSeparator</text:p>
          </table:table-cell>
          <table:table-cell table:style-name="ce56" office:value-type="string" calcext:value-type="string">
            <text:p>-</text:p>
          </table:table-cell>
          <table:table-cell table:style-name="ce56" office:value-type="string" calcext:value-type="string">
            <text:p>#about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2" office:value-type="string" calcext:value-type="string">
            <text:p>false</text:p>
          </table:table-cell>
          <table:table-cell table:style-name="ce63"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6" office:value-type="string" calcext:value-type="string">
            <text:p>MenuShortcut-41</text:p>
          </table:table-cell>
          <table:table-cell table:style-name="ce56" office:value-type="string" calcext:value-type="string">
            <text:p>編集＞テキストの記述方向を切り替える</text:p>
          </table:table-cell>
          <table:table-cell table:style-name="ce56" office:value-type="string" calcext:value-type="string">
            <text:p>textfieldDirection</text:p>
          </table:table-cell>
          <table:table-cell table:style-name="ce56" office:value-type="string" calcext:value-type="string">
            <text:p>Ctrl-Shift-X</text:p>
          </table:table-cell>
          <table:table-cell table:style-name="ce56" office:value-type="string" calcext:value-type="string">
            <text:p>#textfieldDirection-separator,</text:p>
            <text:p>#textfieldDirection-swap,</text:p>
            <text:p>#key_switchTextDirection,</text:p>
            <text:p>#context-bidi-text-direction-toggle,</text:p>
            <text:p>#context-sep-bidi</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2" office:value-type="string" calcext:value-type="string">
            <text:p>false</text:p>
          </table:table-cell>
          <table:table-cell table:style-name="ce63"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6" office:value-type="string" calcext:value-type="string">
            <text:p>MenuShortcut-42</text:p>
          </table:table-cell>
          <table:table-cell table:style-name="ce56" office:value-type="string" calcext:value-type="string">
            <text:p>表示＞ページの記述方向を切り替える</text:p>
          </table:table-cell>
          <table:table-cell table:style-name="ce56" office:value-type="string" calcext:value-type="string">
            <text:p>documentDirection</text:p>
          </table:table-cell>
          <table:table-cell table:style-name="ce56" office:value-type="string" calcext:value-type="string">
            <text:p>-</text:p>
          </table:table-cell>
          <table:table-cell table:style-name="ce56"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2" office:value-type="string" calcext:value-type="string">
            <text:p>false</text:p>
          </table:table-cell>
          <table:table-cell table:style-name="ce63"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6" office:value-type="string" calcext:value-type="string">
            <text:p>MenuShortcut-43</text:p>
          </table:table-cell>
          <table:table-cell table:style-name="ce56" office:value-type="string" calcext:value-type="string">
            <text:p>履歴＞（メニュー内のセパレータ）</text:p>
          </table:table-cell>
          <table:table-cell table:style-name="ce56" office:value-type="string" calcext:value-type="string">
            <text:p>historySeparator</text:p>
          </table:table-cell>
          <table:table-cell table:style-name="ce56" office:value-type="string" calcext:value-type="string">
            <text:p>-</text:p>
          </table:table-cell>
          <table:table-cell table:style-name="ce56" office:value-type="string" calcext:value-type="string">
            <text:p>#startHistory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2" office:value-type="string" calcext:value-type="string">
            <text:p>false</text:p>
          </table:table-cell>
          <table:table-cell table:style-name="ce63"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6" office:value-type="string" calcext:value-type="string">
            <text:p>MenuShortcut-44</text:p>
          </table:table-cell>
          <table:table-cell table:style-name="ce56" office:value-type="string" calcext:value-type="string">
            <text:p>ブックマーク＞ブックマークツールバー</text:p>
            <text:p>（およびそれに付随する各項目）</text:p>
          </table:table-cell>
          <table:table-cell table:style-name="ce56" office:value-type="string" calcext:value-type="string">
            <text:p>bookmarksToolbarFolder</text:p>
          </table:table-cell>
          <table:table-cell table:style-name="ce56" office:value-type="string" calcext:value-type="string">
            <text:p>-</text:p>
          </table:table-cell>
          <table:table-cell table:style-name="ce5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2" office:value-type="string" calcext:value-type="string">
            <text:p>false</text:p>
          </table:table-cell>
          <table:table-cell table:style-name="ce63"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6" office:value-type="string" calcext:value-type="string">
            <text:p>MenuShortcut-45（廃止）</text:p>
          </table:table-cell>
          <table:table-cell table:style-name="ce56" office:value-type="string" calcext:value-type="string">
            <text:p>コンテンツ領域のコンテキストメニュー＞リンクを保存する...</text:p>
          </table:table-cell>
          <table:table-cell table:style-name="ce56" office:value-type="string" calcext:value-type="string">
            <text:p>context-marklink</text:p>
          </table:table-cell>
          <table:table-cell table:style-name="ce56" office:value-type="string" calcext:value-type="string">
            <text:p>Firefox 51で廃止</text:p>
          </table:table-cell>
          <table:table-cell table:style-name="ce56" table:number-columns-repeated="2"/>
          <table:table-cell table:style-name="ce62"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2" office:value-type="string" calcext:value-type="string">
            <text:p>false</text:p>
          </table:table-cell>
          <table:table-cell table:style-name="ce63"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6" office:value-type="string" calcext:value-type="string">
            <text:p>MenuShortcut-46</text:p>
          </table:table-cell>
          <table:table-cell table:style-name="ce56" office:value-type="string" calcext:value-type="string">
            <text:p>コンテンツ領域のコンテキストメニュー＞このリンクを共有</text:p>
          </table:table-cell>
          <table:table-cell table:style-name="ce56" office:value-type="string" calcext:value-type="string">
            <text:p>context-sharelink</text:p>
          </table:table-cell>
          <table:table-cell table:style-name="ce56" office:value-type="string" calcext:value-type="string">
            <text:p>-</text:p>
          </table:table-cell>
          <table:table-cell table:style-name="ce56" office:value-type="string" calcext:value-type="string">
            <text:p>#context-sharelink</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2" office:value-type="string" calcext:value-type="string">
            <text:p>false</text:p>
          </table:table-cell>
          <table:table-cell table:style-name="ce63"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6" office:value-type="string" calcext:value-type="string">
            <text:p>MenuShortcut-47</text:p>
          </table:table-cell>
          <table:table-cell table:style-name="ce56" office:value-type="string" calcext:value-type="string">
            <text:p>コンテンツ領域のコンテキストメニュー＞画像のURLをメールで送信</text:p>
          </table:table-cell>
          <table:table-cell table:style-name="ce56" office:value-type="string" calcext:value-type="string">
            <text:p>context-sendimage</text:p>
          </table:table-cell>
          <table:table-cell table:style-name="ce56" office:value-type="string" calcext:value-type="string">
            <text:p>-</text:p>
          </table:table-cell>
          <table:table-cell table:style-name="ce56" office:value-type="string" calcext:value-type="string">
            <text:p>#context-sendim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2" office:value-type="string" calcext:value-type="string">
            <text:p>false</text:p>
          </table:table-cell>
          <table:table-cell table:style-name="ce63"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6" office:value-type="string" calcext:value-type="string">
            <text:p>MenuShortcut-48</text:p>
          </table:table-cell>
          <table:table-cell table:style-name="ce56" office:value-type="string" calcext:value-type="string">
            <text:p>コンテンツ領域のコンテキストメニュー＞この画像を共有</text:p>
          </table:table-cell>
          <table:table-cell table:style-name="ce56" office:value-type="string" calcext:value-type="string">
            <text:p>context-shareimage</text:p>
          </table:table-cell>
          <table:table-cell table:style-name="ce56" office:value-type="string" calcext:value-type="string">
            <text:p>-</text:p>
          </table:table-cell>
          <table:table-cell table:style-name="ce56" office:value-type="string" calcext:value-type="string">
            <text:p>#context-shareim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2" office:value-type="string" calcext:value-type="string">
            <text:p>false</text:p>
          </table:table-cell>
          <table:table-cell table:style-name="ce63"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6" office:value-type="string" calcext:value-type="string">
            <text:p>MenuShortcut-49</text:p>
          </table:table-cell>
          <table:table-cell table:style-name="ce56" office:value-type="string" calcext:value-type="string">
            <text:p>コンテンツ領域のコンテキストメニュー＞動画のURLをメールで送信</text:p>
          </table:table-cell>
          <table:table-cell table:style-name="ce56" office:value-type="string" calcext:value-type="string">
            <text:p>context-sendvideo</text:p>
          </table:table-cell>
          <table:table-cell table:style-name="ce56" office:value-type="string" calcext:value-type="string">
            <text:p>-</text:p>
          </table:table-cell>
          <table:table-cell table:style-name="ce56" office:value-type="string" calcext:value-type="string">
            <text:p>#context-sendvide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2" office:value-type="string" calcext:value-type="string">
            <text:p>false</text:p>
          </table:table-cell>
          <table:table-cell table:style-name="ce63"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6" office:value-type="string" calcext:value-type="string">
            <text:p>MenuShortcut-50</text:p>
          </table:table-cell>
          <table:table-cell table:style-name="ce56" office:value-type="string" calcext:value-type="string">
            <text:p>コンテンツ領域のコンテキストメニュー＞この動画を共有</text:p>
          </table:table-cell>
          <table:table-cell table:style-name="ce56" office:value-type="string" calcext:value-type="string">
            <text:p>context-sharevideo</text:p>
          </table:table-cell>
          <table:table-cell table:style-name="ce56" office:value-type="string" calcext:value-type="string">
            <text:p>-</text:p>
          </table:table-cell>
          <table:table-cell table:style-name="ce56" office:value-type="string" calcext:value-type="string">
            <text:p>#context-sharevide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2" office:value-type="string" calcext:value-type="string">
            <text:p>false</text:p>
          </table:table-cell>
          <table:table-cell table:style-name="ce63"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6" office:value-type="string" calcext:value-type="string">
            <text:p>MenuShortcut-51</text:p>
          </table:table-cell>
          <table:table-cell table:style-name="ce56" office:value-type="string" calcext:value-type="string">
            <text:p>コンテンツ領域のコンテキストメニュー＞オーディオのURLをメールで送信</text:p>
          </table:table-cell>
          <table:table-cell table:style-name="ce56" office:value-type="string" calcext:value-type="string">
            <text:p>context-sendaudio</text:p>
          </table:table-cell>
          <table:table-cell table:style-name="ce56" office:value-type="string" calcext:value-type="string">
            <text:p>-</text:p>
          </table:table-cell>
          <table:table-cell table:style-name="ce56" office:value-type="string" calcext:value-type="string">
            <text:p>#context-sendaudi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2" office:value-type="string" calcext:value-type="string">
            <text:p>false</text:p>
          </table:table-cell>
          <table:table-cell table:style-name="ce63"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6" office:value-type="string" calcext:value-type="string">
            <text:p>MenuShortcut-52</text:p>
          </table:table-cell>
          <table:table-cell table:style-name="ce56" office:value-type="string" calcext:value-type="string">
            <text:p>コンテンツ領域のコンテキストメニュー＞このページを共有</text:p>
          </table:table-cell>
          <table:table-cell table:style-name="ce56" office:value-type="string" calcext:value-type="string">
            <text:p>context-sharepage</text:p>
          </table:table-cell>
          <table:table-cell table:style-name="ce56"/>
          <table:table-cell table:style-name="ce56" office:value-type="string" calcext:value-type="string">
            <text:p>#context-sharep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2" office:value-type="string" calcext:value-type="string">
            <text:p>false</text:p>
          </table:table-cell>
          <table:table-cell table:style-name="ce63"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6" office:value-type="string" calcext:value-type="string">
            <text:p>MenuShortcut-53（廃止）</text:p>
          </table:table-cell>
          <table:table-cell table:style-name="ce56" office:value-type="string" calcext:value-type="string">
            <text:p>コンテンツ領域のコンテキストメニュー＞ページを保存する...</text:p>
          </table:table-cell>
          <table:table-cell table:style-name="ce56" office:value-type="string" calcext:value-type="string">
            <text:p>context-markpageMenu</text:p>
          </table:table-cell>
          <table:table-cell table:style-name="ce56" office:value-type="string" calcext:value-type="string">
            <text:p>Firefox 51で廃止</text:p>
          </table:table-cell>
          <table:table-cell table:style-name="ce56" table:number-columns-repeated="2"/>
          <table:table-cell table:style-name="ce62"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6" office:value-type="string" calcext:value-type="string">
            <text:p>MenuShortcut-54</text:p>
          </table:table-cell>
          <table:table-cell table:style-name="ce56" office:value-type="string" calcext:value-type="string">
            <text:p>コンテンツ領域のコンテキストメニュー＞選択範囲を共有</text:p>
          </table:table-cell>
          <table:table-cell table:style-name="ce56" office:value-type="string" calcext:value-type="string">
            <text:p>context-shareselect</text:p>
          </table:table-cell>
          <table:table-cell table:style-name="ce56" office:value-type="string" calcext:value-type="string">
            <text:p>-</text:p>
          </table:table-cell>
          <table:table-cell table:style-name="ce56" office:value-type="string" calcext:value-type="string">
            <text:p>#context-shareselect</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2" office:value-type="string" calcext:value-type="string">
            <text:p>false</text:p>
          </table:table-cell>
          <table:table-cell table:style-name="ce63"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6" office:value-type="string" calcext:value-type="string">
            <text:p>MenuShortcut-55</text:p>
          </table:table-cell>
          <table:table-cell table:style-name="ce56" office:value-type="string" calcext:value-type="string">
            <text:p>コンテンツ領域のコンテキストメニュー＞デスクトップの背景に設定</text:p>
          </table:table-cell>
          <table:table-cell table:style-name="ce56" office:value-type="string" calcext:value-type="string">
            <text:p>context-setDesktopBackground</text:p>
          </table:table-cell>
          <table:table-cell table:style-name="ce56" office:value-type="string" calcext:value-type="string">
            <text:p>-</text:p>
          </table:table-cell>
          <table:table-cell table:style-name="ce56" office:value-type="string" calcext:value-type="string">
            <text:p>#context-setDesktopBackground</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2" office:value-type="string" calcext:value-type="string">
            <text:p>false</text:p>
          </table:table-cell>
          <table:table-cell table:style-name="ce63"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6" office:value-type="string" calcext:value-type="string">
            <text:p>MenuShortcut-56（廃止）</text:p>
          </table:table-cell>
          <table:table-cell table:style-name="ce56" office:value-type="string" calcext:value-type="string">
            <text:p>コンテンツ領域のコンテキストメニュー＞画像をブロック</text:p>
          </table:table-cell>
          <table:table-cell table:style-name="ce56" office:value-type="string" calcext:value-type="string">
            <text:p>context-blockimage</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2" office:value-type="string" calcext:value-type="string">
            <text:p>false</text:p>
          </table:table-cell>
          <table:table-cell table:style-name="ce63"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6" office:value-type="string" calcext:value-type="string">
            <text:p>MenuShortcut-57</text:p>
          </table:table-cell>
          <table:table-cell table:style-name="ce56" office:value-type="string" calcext:value-type="string">
            <text:p>コンテンツ領域のコンテキストメニュー＞要素を調査</text:p>
          </table:table-cell>
          <table:table-cell table:style-name="ce56" office:value-type="string" calcext:value-type="string">
            <text:p>context-inspect</text:p>
          </table:table-cell>
          <table:table-cell table:style-name="ce56" office:value-type="string" calcext:value-type="string">
            <text:p>-</text:p>
          </table:table-cell>
          <table:table-cell table:style-name="ce56" office:value-type="string" calcext:value-type="string">
            <text:p>#context-inspect,</text:p>
            <text:p>#inspect-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2" office:value-type="string" calcext:value-type="string">
            <text:p>false</text:p>
          </table:table-cell>
          <table:table-cell table:style-name="ce63"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6" office:value-type="string" calcext:value-type="string">
            <text:p>MenuShortcut-58</text:p>
          </table:table-cell>
          <table:table-cell table:style-name="ce56" office:value-type="string" calcext:value-type="string">
            <text:p>ポップアップブロック＞このサイトによるポップアップを許可する</text:p>
          </table:table-cell>
          <table:table-cell table:style-name="ce56" office:value-type="string" calcext:value-type="string">
            <text:p>blockedPopupAllowSite</text:p>
          </table:table-cell>
          <table:table-cell table:style-name="ce56" office:value-type="string" calcext:value-type="string">
            <text:p>-</text:p>
          </table:table-cell>
          <table:table-cell table:style-name="ce56" office:value-type="string" calcext:value-type="string">
            <text:p>#blockedPopupOptions menuitem[observes='blockedPopupAllowSit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2" office:value-type="string" calcext:value-type="string">
            <text:p>false</text:p>
          </table:table-cell>
          <table:table-cell table:style-name="ce63"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6" office:value-type="string" calcext:value-type="string">
            <text:p>MenuShortcut-59</text:p>
          </table:table-cell>
          <table:table-cell table:style-name="ce56" office:value-type="string" calcext:value-type="string">
            <text:p>ポップアップブロック＞ポップアップブロック設定を変更</text:p>
          </table:table-cell>
          <table:table-cell table:style-name="ce56" office:value-type="string" calcext:value-type="string">
            <text:p>blockedPopupEditSettings</text:p>
          </table:table-cell>
          <table:table-cell table:style-name="ce56" office:value-type="string" calcext:value-type="string">
            <text:p>-</text:p>
          </table:table-cell>
          <table:table-cell table:style-name="ce56" office:value-type="string" calcext:value-type="string">
            <text:p>#blockedPopupOptions menuitem[observes='blockedPopupEditSetting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2" office:value-type="string" calcext:value-type="string">
            <text:p>false</text:p>
          </table:table-cell>
          <table:table-cell table:style-name="ce63" table:formula="of:=IFERROR(VLOOKUP([.$H63];[$'verify-targets-to-chapters'.$A$1:.$B$999];2;0);IF([.$A63]=&quot;&quot;;&quot;&quot;;&quot;省略&quot;))">
            <text:p/>
          </table:table-cell>
          <table:table-cell table:number-columns-repeated="995"/>
        </table:table-row>
        <table:table-row table:style-name="ro84">
          <table:table-cell table:style-name="ce6"/>
          <table:table-cell table:style-name="ce6" table:formula="of:=IF(AND([.$A64]&lt;&gt;&quot;&quot;;NOT(ISNUMBER(FIND(&quot;廃止&quot;;[.$C64]))));MAX([.$B$1:.$B63])+1;&quot;&quot;)">
            <text:p/>
          </table:table-cell>
          <table:table-cell table:style-name="ce56" office:value-type="string" calcext:value-type="string">
            <text:p>MenuShortcut-60（廃止）</text:p>
          </table:table-cell>
          <table:table-cell table:style-name="ce56" office:value-type="string" calcext:value-type="string">
            <text:p>ポップアップブロック、アドオンのインストール警告、オフラインデータの許可の編集（Cookie以外の権限に関するサイトごとの権限設定）</text:p>
          </table:table-cell>
          <table:table-cell table:style-name="ce56" office:value-type="string" calcext:value-type="string">
            <text:p>permissions</text:p>
          </table:table-cell>
          <table:table-cell table:style-name="ce56" office:value-type="string" calcext:value-type="string">
            <text:p>-</text:p>
          </table:table-cell>
          <table:table-cell table:style-name="ce56" office:value-type="string" calcext:value-type="string">
            <text:p>Hide-4に移動</text:p>
          </table:table-cell>
          <table:table-cell table:style-name="ce56"/>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2" office:value-type="string" calcext:value-type="string">
            <text:p>true</text:p>
          </table:table-cell>
          <table:table-cell table:style-name="ce63"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6" office:value-type="string" calcext:value-type="string">
            <text:p>MenuShortcut-61（廃止）</text:p>
          </table:table-cell>
          <table:table-cell table:style-name="ce56" office:value-type="string" calcext:value-type="string">
            <text:p>キャレットブラウズモード</text:p>
          </table:table-cell>
          <table:table-cell table:style-name="ce56" office:value-type="string" calcext:value-type="string">
            <text:p>caretbrowse</text:p>
          </table:table-cell>
          <table:table-cell table:style-name="ce56" office:value-type="string" calcext:value-type="string">
            <text:p>-</text:p>
          </table:table-cell>
          <table:table-cell table:style-name="ce56" office:value-type="string" calcext:value-type="string">
            <text:p>Ui-2を参照</text:p>
          </table:table-cell>
          <table:table-cell table:style-name="ce56"/>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3"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7" office:value-type="string" calcext:value-type="string">
            <text:p>MenuShortcut-62</text:p>
          </table:table-cell>
          <table:table-cell table:style-name="ce57" office:value-type="string" calcext:value-type="string">
            <text:p>ファイル＞新しいタブ</text:p>
          </table:table-cell>
          <table:table-cell table:style-name="ce56"/>
          <table:table-cell table:style-name="ce56" office:value-type="string" calcext:value-type="string">
            <text:p>Ctrl-T</text:p>
          </table:table-cell>
          <table:table-cell table:style-name="ce56" office:value-type="string" calcext:value-type="string">
            <text:p>#menu_newNavigatorTab,#key_newNavigatorTab</text:p>
          </table:table-cell>
          <table:table-cell table:style-name="ce56"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3"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7" office:value-type="string" calcext:value-type="string">
            <text:p>MenuShortcut-63</text:p>
          </table:table-cell>
          <table:table-cell table:style-name="ce57" office:value-type="string" calcext:value-type="string">
            <text:p>コンテンツ領域のコンテキストメニュー＞新しいタブで開く</text:p>
          </table:table-cell>
          <table:table-cell table:style-name="ce56"/>
          <table:table-cell table:style-name="ce56" office:value-type="string" calcext:value-type="string">
            <text:p>-</text:p>
          </table:table-cell>
          <table:table-cell table:style-name="ce56" office:value-type="string" calcext:value-type="string">
            <text:p>#context-openlinkintab</text:p>
          </table:table-cell>
          <table:table-cell table:style-name="ce56"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3"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6" office:value-type="string" calcext:value-type="string">
            <text:p>MenuShortcut-64</text:p>
          </table:table-cell>
          <table:table-cell table:style-name="ce56" office:value-type="string" calcext:value-type="string">
            <text:p>ツール＞ウェブ開発＞Service Worker</text:p>
          </table:table-cell>
          <table:table-cell table:style-name="ce56" office:value-type="string" calcext:value-type="string">
            <text:p>devtools_connect</text:p>
          </table:table-cell>
          <table:table-cell table:style-name="ce56" office:value-type="string" calcext:value-type="string">
            <text:p>-</text:p>
          </table:table-cell>
          <table:table-cell table:style-name="ce56"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6"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3"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6" office:value-type="string" calcext:value-type="string">
            <text:p>MenuShortcut-65</text:p>
          </table:table-cell>
          <table:table-cell table:style-name="ce56" office:value-type="string" calcext:value-type="string">
            <text:p>ツール＞ウェブ開発＞ブラウザーコンテンツツールボックス</text:p>
          </table:table-cell>
          <table:table-cell table:style-name="ce56" office:value-type="string" calcext:value-type="string">
            <text:p>devtools_connect</text:p>
          </table:table-cell>
          <table:table-cell table:style-name="ce56" office:value-type="string" calcext:value-type="string">
            <text:p>-</text:p>
          </table:table-cell>
          <table:table-cell table:style-name="ce60"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6"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3"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1]&lt;&gt;&quot;&quot;;MAX([.$B$1:.$B7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2]&lt;&gt;&quot;&quot;;MAX([.$B$1:.$B7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3]&lt;&gt;&quot;&quot;;MAX([.$B$1:.$B7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4]&lt;&gt;&quot;&quot;;MAX([.$B$1:.$B7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5]&lt;&gt;&quot;&quot;;MAX([.$B$1:.$B7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6]&lt;&gt;&quot;&quot;;MAX([.$B$1:.$B7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7]&lt;&gt;&quot;&quot;;MAX([.$B$1:.$B7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8]&lt;&gt;&quot;&quot;;MAX([.$B$1:.$B7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9]&lt;&gt;&quot;&quot;;MAX([.$B$1:.$B7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0]&lt;&gt;&quot;&quot;;MAX([.$B$1:.$B7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1]&lt;&gt;&quot;&quot;;MAX([.$B$1:.$B8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2]&lt;&gt;&quot;&quot;;MAX([.$B$1:.$B8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3]&lt;&gt;&quot;&quot;;MAX([.$B$1:.$B8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4]&lt;&gt;&quot;&quot;;MAX([.$B$1:.$B8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5]&lt;&gt;&quot;&quot;;MAX([.$B$1:.$B8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6]&lt;&gt;&quot;&quot;;MAX([.$B$1:.$B8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7]&lt;&gt;&quot;&quot;;MAX([.$B$1:.$B8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8]&lt;&gt;&quot;&quot;;MAX([.$B$1:.$B8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9]&lt;&gt;&quot;&quot;;MAX([.$B$1:.$B8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0]&lt;&gt;&quot;&quot;;MAX([.$B$1:.$B8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1]&lt;&gt;&quot;&quot;;MAX([.$B$1:.$B9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2]&lt;&gt;&quot;&quot;;MAX([.$B$1:.$B9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3]&lt;&gt;&quot;&quot;;MAX([.$B$1:.$B9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4]&lt;&gt;&quot;&quot;;MAX([.$B$1:.$B9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5]&lt;&gt;&quot;&quot;;MAX([.$B$1:.$B9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6]&lt;&gt;&quot;&quot;;MAX([.$B$1:.$B9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7]&lt;&gt;&quot;&quot;;MAX([.$B$1:.$B9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8]&lt;&gt;&quot;&quot;;MAX([.$B$1:.$B9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9]&lt;&gt;&quot;&quot;;MAX([.$B$1:.$B9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100]&lt;&gt;&quot;&quot;;MAX([.$B$1:.$B99])+1;&quot;&quot;)">
            <text:p/>
          </table:table-cell>
          <table:table-cell table:style-name="ce58" table:number-columns-repeated="6"/>
          <table:table-cell table:number-columns-repeated="20"/>
          <table:table-cell table:style-name="ce64"/>
          <table:table-cell table:number-columns-repeated="995"/>
        </table:table-row>
        <table:table-row table:style-name="ro4" table:number-rows-repeated="899">
          <table:table-cell table:number-columns-repeated="2"/>
          <table:table-cell table:style-name="ce58" table:number-columns-repeated="6"/>
          <table:table-cell table:number-columns-repeated="20"/>
          <table:table-cell table:style-name="ce64"/>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7"/>
        <table:table-column table:style-name="co17" table:visibility="collapse" table:default-cell-style-name="ce67"/>
        <table:table-column table:style-name="co17" table:default-cell-style-name="ce67"/>
        <table:table-column table:style-name="co34" table:default-cell-style-name="ce67"/>
        <table:table-column table:style-name="co35" table:default-cell-style-name="ce67"/>
        <table:table-column table:style-name="co36" table:default-cell-style-name="ce75"/>
        <table:table-column table:style-name="co37" table:default-cell-style-name="ce67"/>
        <table:table-column table:style-name="co36" table:visibility="collapse" table:default-cell-style-name="ce75"/>
        <table:table-column table:style-name="co37" table:visibility="collapse" table:default-cell-style-name="ce67"/>
        <table:table-column table:style-name="co38" table:visibility="collapse" table:default-cell-style-name="ce75"/>
        <table:table-column table:style-name="co39" table:visibility="collapse" table:number-columns-repeated="2" table:default-cell-style-name="ce67"/>
        <table:table-column table:style-name="co17" table:number-columns-repeated="1012" table:default-cell-style-name="ce67"/>
        <table:table-row table:style-name="ro85">
          <table:table-cell table:style-name="ce65" office:value-type="string" calcext:value-type="string">
            <text:p>選択</text:p>
          </table:table-cell>
          <table:table-cell table:style-name="ce68" office:value-type="string" calcext:value-type="string">
            <text:p>検証対象インデックス</text:p>
          </table:table-cell>
          <table:table-cell table:style-name="ce65" office:value-type="string" calcext:value-type="string">
            <text:p>設定項目番号</text:p>
          </table:table-cell>
          <table:table-cell table:style-name="ce65" office:value-type="string" calcext:value-type="string">
            <text:p>非表示にする対象</text:p>
          </table:table-cell>
          <table:table-cell table:style-name="ce65" office:value-type="string" calcext:value-type="string">
            <text:p>設定方法</text:p>
          </table:table-cell>
          <table:table-cell table:style-name="ce65" office:value-type="string" calcext:value-type="string">
            <text:p>設定内容（Firefox 52）</text:p>
          </table:table-cell>
          <table:table-cell table:style-name="ce65" office:value-type="string" calcext:value-type="string">
            <text:p>Firefox 45→52での変更</text:p>
          </table:table-cell>
          <table:table-cell table:style-name="ce65" office:value-type="string" calcext:value-type="string">
            <text:p>設定内容（Firefox 45）</text:p>
          </table:table-cell>
          <table:table-cell table:style-name="ce65" office:value-type="string" calcext:value-type="string">
            <text:p>Firefox 38→45での変更</text:p>
          </table:table-cell>
          <table:table-cell table:style-name="ce65" office:value-type="string" calcext:value-type="string">
            <text:p>設定内容（Firefox 38）</text:p>
          </table:table-cell>
          <table:table-cell table:style-name="ce65" office:value-type="string" calcext:value-type="string">
            <text:p>設定内容（Firefox 31）</text:p>
          </table:table-cell>
          <table:table-cell table:style-name="ce65" office:value-type="string" calcext:value-type="string">
            <text:p>設定内容（Firefox 24）</text:p>
          </table:table-cell>
          <table:table-cell table:style-name="ce65" office:value-type="string" calcext:value-type="string">
            <text:p>検証手順書対応番号</text:p>
          </table:table-cell>
          <table:table-cell table:style-name="ce69" table:number-columns-repeated="1011"/>
        </table:table-row>
        <table:table-row table:style-name="ro39">
          <table:table-cell table:style-name="ce65"/>
          <table:table-cell table:style-name="ce65" table:formula="of:=IF(AND([.$A2]&lt;&gt;&quot;&quot;;NOT(ISNUMBER(FIND(&quot;廃止&quot;;[.$C2]))));MAX([.$B$1:.$B1])+1;&quot;&quot;)">
            <text:p/>
          </table:table-cell>
          <table:table-cell table:style-name="ce70" office:value-type="string" calcext:value-type="string">
            <text:p>Hide-1</text:p>
          </table:table-cell>
          <table:table-cell table:style-name="ce70" office:value-type="string" calcext:value-type="string">
            <text:p>設定画面の「セキュリティ」パネル</text:p>
          </table:table-cell>
          <table:table-cell table:style-name="ce7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table:formula="of:=IF([.F2]=&quot;&quot;;&quot;?&quot;;IF([.F2]=[.H2];&quot;&quot;;IF([.H2]=&quot;&quot;;&quot;新規&quot;;&quot;変更あり&quot;)))">
            <text:p/>
          </table:table-cell>
          <table:table-cell table:style-name="ce6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table:formula="of:=IF([.H2]=&quot;&quot;;&quot;?&quot;;IF([.H2]=[.J2];&quot;&quot;;&quot;○&quot;))">
            <text:p/>
          </table:table-cell>
          <table:table-cell table:style-name="ce6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office:value-type="string" calcext:value-type="string">
            <text:p>変更無し</text:p>
          </table:table-cell>
          <table:table-cell table:style-name="ce65" office:value-type="string" calcext:value-type="string">
            <text:p>lockPref("extensions.hideoptionpane@clear-code.com.browser.paneSecurity.enabled", false);</text:p>
          </table:table-cell>
          <table:table-cell table:style-name="ce77" table:formula="of:=IFERROR(VLOOKUP([.$H2];[$'verify-targets-to-chapters'.$A$1:.$B$999];2;0);IF([.$A2]=&quot;&quot;;&quot;&quot;;&quot;省略&quot;))">
            <text:p/>
          </table:table-cell>
          <table:table-cell table:style-name="ce69" table:number-columns-repeated="1011"/>
        </table:table-row>
        <table:table-row table:style-name="ro7">
          <table:table-cell table:style-name="ce65"/>
          <table:table-cell table:style-name="ce65" table:formula="of:=IF(AND([.$A3]&lt;&gt;&quot;&quot;;NOT(ISNUMBER(FIND(&quot;廃止&quot;;[.$C3]))));MAX([.$B$1:.$B2])+1;&quot;&quot;)">
            <text:p/>
          </table:table-cell>
          <table:table-cell table:style-name="ce70" office:value-type="string" calcext:value-type="string">
            <text:p>Hide-2</text:p>
          </table:table-cell>
          <table:table-cell table:style-name="ce70" office:value-type="string" calcext:value-type="string">
            <text:p>設定画面の「Sync」パネル、サイドバーの「同期タブ」</text:p>
          </table:table-cell>
          <table:table-cell table:style-name="ce70" office:value-type="string" calcext:value-type="string">
            <text:p>アドオン「Disable Sync」を導入する</text:p>
          </table:table-cell>
          <table:table-cell table:style-name="ce70" office:value-type="string" calcext:value-type="string">
            <text:p>-</text:p>
          </table:table-cell>
          <table:table-cell table:style-name="ce65" table:formula="of:=IF([.F3]=&quot;&quot;;&quot;?&quot;;IF([.F3]=[.H3];&quot;&quot;;IF([.H3]=&quot;&quot;;&quot;新規&quot;;&quot;変更あり&quot;)))">
            <text:p/>
          </table:table-cell>
          <table:table-cell table:style-name="ce65" office:value-type="string" calcext:value-type="string">
            <text:p>-</text:p>
          </table:table-cell>
          <table:table-cell table:style-name="ce65" table:formula="of:=IF([.H3]=&quot;&quot;;&quot;?&quot;;IF([.H3]=[.J3];&quot;&quot;;&quot;○&quot;))">
            <text:p/>
          </table:table-cell>
          <table:table-cell table:style-name="ce65" office:value-type="string" calcext:value-type="string">
            <text:p>-</text:p>
          </table:table-cell>
          <table:table-cell table:style-name="ce65" office:value-type="string" calcext:value-type="string">
            <text:p>変更無し</text:p>
          </table:table-cell>
          <table:table-cell table:style-name="ce65" office:value-type="string" calcext:value-type="string">
            <text:p>-</text:p>
          </table:table-cell>
          <table:table-cell table:style-name="ce77" table:formula="of:=IFERROR(VLOOKUP([.$H3];[$'verify-targets-to-chapters'.$A$1:.$B$999];2;0);IF([.$A3]=&quot;&quot;;&quot;&quot;;&quot;省略&quot;))">
            <text:p/>
          </table:table-cell>
          <table:table-cell table:style-name="ce69" table:number-columns-repeated="1011"/>
        </table:table-row>
        <table:table-row table:style-name="ro68">
          <table:table-cell table:style-name="ce65"/>
          <table:table-cell table:style-name="ce65" table:formula="of:=IF(AND([.$A4]&lt;&gt;&quot;&quot;;NOT(ISNUMBER(FIND(&quot;廃止&quot;;[.$C4]))));MAX([.$B$1:.$B3])+1;&quot;&quot;)">
            <text:p/>
          </table:table-cell>
          <table:table-cell table:style-name="ce70" office:value-type="string" calcext:value-type="string">
            <text:p>Hide-3</text:p>
          </table:table-cell>
          <table:table-cell table:style-name="ce70" office:value-type="string" calcext:value-type="string">
            <text:p>設定画面の「ヘルプ」ボタン</text:p>
          </table:table-cell>
          <table:table-cell table:style-name="ce7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table:formula="of:=IF([.F4]=&quot;&quot;;&quot;?&quot;;IF([.F4]=[.H4];&quot;&quot;;IF([.H4]=&quot;&quot;;&quot;新規&quot;;&quot;変更あり&quot;)))" office:value-type="string" office:string-value="変更あり" calcext:value-type="string">
            <text:p>変更あり</text:p>
          </table:table-cell>
          <table:table-cell table:style-name="ce6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table:formula="of:=IF([.H4]=&quot;&quot;;&quot;?&quot;;IF([.H4]=[.J4];&quot;&quot;;&quot;○&quot;))" office:value-type="string" office:string-value="○" calcext:value-type="string">
            <text:p>○</text:p>
          </table:table-cell>
          <table:table-cell table:style-name="ce6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office:value-type="string" calcext:value-type="string">
            <text:p>変更無し</text:p>
          </table:table-cell>
          <table:table-cell table:style-name="ce6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7" table:formula="of:=IFERROR(VLOOKUP([.$H4];[$'verify-targets-to-chapters'.$A$1:.$B$999];2;0);IF([.$A4]=&quot;&quot;;&quot;&quot;;&quot;省略&quot;))">
            <text:p/>
          </table:table-cell>
          <table:table-cell table:style-name="ce69" table:number-columns-repeated="1011"/>
        </table:table-row>
        <table:table-row table:style-name="ro87">
          <table:table-cell table:style-name="ce65"/>
          <table:table-cell table:style-name="ce65" table:formula="of:=IF(AND([.$A5]&lt;&gt;&quot;&quot;;NOT(ISNUMBER(FIND(&quot;廃止&quot;;[.$C5]))));MAX([.$B$1:.$B4])+1;&quot;&quot;)">
            <text:p/>
          </table:table-cell>
          <table:table-cell table:style-name="ce70" office:value-type="string" calcext:value-type="string">
            <text:p>Hide-4</text:p>
          </table:table-cell>
          <table:table-cell table:style-name="ce70" office:value-type="string" calcext:value-type="string">
            <text:p>ポップアップブロック、アドオンのインストール警告、オフラインデータの許可の編集（Cookie以外の権限に関するサイトごとの権限設定）</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table:formula="of:=IF([.F5]=&quot;&quot;;&quot;?&quot;;IF([.F5]=[.H5];&quot;&quot;;IF([.H5]=&quot;&quot;;&quot;新規&quot;;&quot;変更あり&quot;)))">
            <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table:formula="of:=IF([.H5]=&quot;&quot;;&quot;?&quot;;IF([.H5]=[.J5];&quot;&quot;;&quot;○&quot;))">
            <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7" table:formula="of:=IFERROR(VLOOKUP([.$H5];[$'verify-targets-to-chapters'.$A$1:.$B$999];2;0);IF([.$A5]=&quot;&quot;;&quot;&quot;;&quot;省略&quot;))">
            <text:p/>
          </table:table-cell>
          <table:table-cell table:style-name="ce69" table:number-columns-repeated="1011"/>
        </table:table-row>
        <table:table-row table:style-name="ro11">
          <table:table-cell table:style-name="ce65"/>
          <table:table-cell table:style-name="ce65" table:formula="of:=IF(AND([.$A6]&lt;&gt;&quot;&quot;;NOT(ISNUMBER(FIND(&quot;廃止&quot;;[.$C6]))));MAX([.$B$1:.$B5])+1;&quot;&quot;)">
            <text:p/>
          </table:table-cell>
          <table:table-cell table:style-name="ce70" office:value-type="string" calcext:value-type="string">
            <text:p>Hide-5（廃止）</text:p>
          </table:table-cell>
          <table:table-cell table:style-name="ce70" office:value-type="string" calcext:value-type="string">
            <text:p>サイト別設定マネージャにおける、Cookie以外の権限に関する設定項目</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Firefox 45で廃止</text:p>
          </table:table-cell>
          <table:table-cell table:style-name="ce65" table:formula="of:=IF([.F6]=&quot;&quot;;&quot;?&quot;;IF([.F6]=[.H6];&quot;&quot;;IF([.H6]=&quot;&quot;;&quot;新規&quot;;&quot;変更あり&quot;)))" office:value-type="string" office:string-value="変更あり" calcext:value-type="string">
            <text:p>変更あり</text:p>
          </table:table-cell>
          <table:table-cell table:style-name="ce65" office:value-type="string" calcext:value-type="string">
            <text:p>Firefox 45では機能が削除されたため不要</text:p>
          </table:table-cell>
          <table:table-cell table:style-name="ce65" table:formula="of:=IF([.H6]=&quot;&quot;;&quot;?&quot;;IF([.H6]=[.J6];&quot;&quot;;&quot;○&quot;))" office:value-type="string" office:string-value="○" calcext:value-type="string">
            <text:p>○</text:p>
          </table:table-cell>
          <table:table-cell table:style-name="ce6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5" office:value-type="string" calcext:value-type="string">
            <text:p>-</text:p>
          </table:table-cell>
          <table:table-cell table:style-name="ce77" table:formula="of:=IFERROR(VLOOKUP([.$H6];[$'verify-targets-to-chapters'.$A$1:.$B$999];2;0);IF([.$A6]=&quot;&quot;;&quot;&quot;;&quot;省略&quot;))">
            <text:p/>
          </table:table-cell>
          <table:table-cell table:style-name="ce69" table:number-columns-repeated="1011"/>
        </table:table-row>
        <table:table-row table:style-name="ro19">
          <table:table-cell table:style-name="ce65"/>
          <table:table-cell table:style-name="ce65" table:formula="of:=IF(AND([.$A7]&lt;&gt;&quot;&quot;;NOT(ISNUMBER(FIND(&quot;廃止&quot;;[.$C7]))));MAX([.$B$1:.$B6])+1;&quot;&quot;)">
            <text:p/>
          </table:table-cell>
          <table:table-cell table:style-name="ce70" office:value-type="string" calcext:value-type="string">
            <text:p>Hide-6</text:p>
          </table:table-cell>
          <table:table-cell table:style-name="ce70" office:value-type="string" calcext:value-type="string">
            <text:p>新しいタブを開くボタン</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formula="of:=IF([.F7]=&quot;&quot;;&quot;?&quot;;IF([.F7]=[.H7];&quot;&quot;;IF([.H7]=&quot;&quot;;&quot;新規&quot;;&quot;変更あり&quot;)))">
            <text:p/>
          </table:table-cell>
          <table:table-cell table:style-name="ce6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formula="of:=IF([.H7]=&quot;&quot;;&quot;?&quot;;IF([.H7]=[.J7];&quot;&quot;;&quot;○&quot;))">
            <text:p/>
          </table:table-cell>
          <table:table-cell table:style-name="ce6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number-columns-repeated="2"/>
          <table:table-cell table:style-name="ce77" table:formula="of:=IFERROR(VLOOKUP([.$H7];[$'verify-targets-to-chapters'.$A$1:.$B$999];2;0);IF([.$A7]=&quot;&quot;;&quot;&quot;;&quot;省略&quot;))">
            <text:p/>
          </table:table-cell>
          <table:table-cell table:style-name="ce69" table:number-columns-repeated="1011"/>
        </table:table-row>
        <table:table-row table:style-name="ro74">
          <table:table-cell table:style-name="ce65"/>
          <table:table-cell table:style-name="ce65" table:formula="of:=IF(AND([.$A8]&lt;&gt;&quot;&quot;;NOT(ISNUMBER(FIND(&quot;廃止&quot;;[.$C8]))));MAX([.$B$1:.$B7])+1;&quot;&quot;)">
            <text:p/>
          </table:table-cell>
          <table:table-cell table:style-name="ce70" office:value-type="string" calcext:value-type="string">
            <text:p>Hide-7</text:p>
          </table:table-cell>
          <table:table-cell table:style-name="ce70" office:value-type="string" calcext:value-type="string">
            <text:p>設定画面内の「タブグループ」グループにおける「新しいウィンドウではなく新しいタブで開く」</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formula="of:=IF([.F8]=&quot;&quot;;&quot;?&quot;;IF([.F8]=[.H8];&quot;&quot;;IF([.H8]=&quot;&quot;;&quot;新規&quot;;&quot;変更あり&quot;)))" office:value-type="string" office:string-value="変更あり" calcext:value-type="string">
            <text:p>変更あり</text:p>
          </table:table-cell>
          <table:table-cell table:style-name="ce6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formula="of:=IF([.H8]=&quot;&quot;;&quot;?&quot;;IF([.H8]=[.J8];&quot;&quot;;&quot;○&quot;))">
            <text:p/>
          </table:table-cell>
          <table:table-cell table:style-name="ce6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number-columns-repeated="2"/>
          <table:table-cell table:style-name="ce77" table:formula="of:=IFERROR(VLOOKUP([.$H8];[$'verify-targets-to-chapters'.$A$1:.$B$999];2;0);IF([.$A8]=&quot;&quot;;&quot;&quot;;&quot;省略&quot;))">
            <text:p/>
          </table:table-cell>
          <table:table-cell table:style-name="ce69" table:number-columns-repeated="1011"/>
        </table:table-row>
        <table:table-row table:style-name="ro29">
          <table:table-cell table:style-name="ce65"/>
          <table:table-cell table:style-name="ce65" table:formula="of:=IF(AND([.$A9]&lt;&gt;&quot;&quot;;NOT(ISNUMBER(FIND(&quot;廃止&quot;;[.$C9]))));MAX([.$B$1:.$B8])+1;&quot;&quot;)">
            <text:p/>
          </table:table-cell>
          <table:table-cell table:style-name="ce70" office:value-type="string" calcext:value-type="string">
            <text:p>Hide-8（廃止）</text:p>
          </table:table-cell>
          <table:table-cell table:style-name="ce70" office:value-type="string" calcext:value-type="string">
            <text:p>コンテンツ領域のコンテキストメニューおける「デスクトップの背景に設定」</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enuShortcut-55に統合</text:p>
          </table:table-cell>
          <table:table-cell table:style-name="ce65" table:formula="of:=IF([.F9]=&quot;&quot;;&quot;?&quot;;IF([.F9]=[.H9];&quot;&quot;;IF([.H9]=&quot;&quot;;&quot;新規&quot;;&quot;変更あり&quot;)))">
            <text:p/>
          </table:table-cell>
          <table:table-cell table:style-name="ce65" office:value-type="string" calcext:value-type="string">
            <text:p>MenuShortcut-55に統合</text:p>
          </table:table-cell>
          <table:table-cell table:style-name="ce65" table:formula="of:=IF([.H9]=&quot;&quot;;&quot;?&quot;;IF([.H9]=[.J9];&quot;&quot;;&quot;○&quot;))" office:value-type="string" office:string-value="○" calcext:value-type="string">
            <text:p>○</text:p>
          </table:table-cell>
          <table:table-cell table:style-name="ce6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5" table:number-columns-repeated="2"/>
          <table:table-cell table:style-name="ce77" table:formula="of:=IFERROR(VLOOKUP([.$H9];[$'verify-targets-to-chapters'.$A$1:.$B$999];2;0);IF([.$A9]=&quot;&quot;;&quot;&quot;;&quot;省略&quot;))">
            <text:p/>
          </table:table-cell>
          <table:table-cell table:style-name="ce69" table:number-columns-repeated="1011"/>
        </table:table-row>
        <table:table-row table:style-name="ro39">
          <table:table-cell table:style-name="ce66"/>
          <table:table-cell table:style-name="ce65" table:formula="of:=IF(AND([.$A10]&lt;&gt;&quot;&quot;;NOT(ISNUMBER(FIND(&quot;廃止&quot;;[.$C10]))));MAX([.$B$1:.$B9])+1;&quot;&quot;)">
            <text:p/>
          </table:table-cell>
          <table:table-cell table:style-name="ce70" office:value-type="string" calcext:value-type="string">
            <text:p>Hide-9</text:p>
          </table:table-cell>
          <table:table-cell table:style-name="ce72" office:value-type="string" calcext:value-type="string">
            <text:p>設定画面の「ダウンロード」グループ</text:p>
          </table:table-cell>
          <table:table-cell table:style-name="ce72" office:value-type="string" calcext:value-type="string">
            <text:p>1. アドオン「globalChrome.css」を導入する</text:p>
            <text:p>2. globalChrome.cssで設定を反映する</text:p>
          </table:table-cell>
          <table:table-cell table:style-name="ce7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formula="of:=IF([.F10]=&quot;&quot;;&quot;?&quot;;IF([.F10]=[.H10];&quot;&quot;;IF([.H10]=&quot;&quot;;&quot;新規&quot;;&quot;変更あり&quot;)))">
            <text:p/>
          </table:table-cell>
          <table:table-cell table:style-name="ce6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formula="of:=IF([.H10]=&quot;&quot;;&quot;?&quot;;IF([.H10]=[.J10];&quot;&quot;;&quot;○&quot;))">
            <text:p/>
          </table:table-cell>
          <table:table-cell table:style-name="ce7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number-columns-repeated="2"/>
          <table:table-cell table:style-name="ce77" table:formula="of:=IFERROR(VLOOKUP([.$H10];[$'verify-targets-to-chapters'.$A$1:.$B$999];2;0);IF([.$A10]=&quot;&quot;;&quot;&quot;;&quot;省略&quot;))">
            <text:p/>
          </table:table-cell>
          <table:table-cell table:number-columns-repeated="1011"/>
        </table:table-row>
        <table:table-row table:style-name="ro35">
          <table:table-cell table:style-name="ce66"/>
          <table:table-cell table:style-name="ce65" table:formula="of:=IF(AND([.$A11]&lt;&gt;&quot;&quot;;NOT(ISNUMBER(FIND(&quot;廃止&quot;;[.$C11]))));MAX([.$B$1:.$B10])+1;&quot;&quot;)">
            <text:p/>
          </table:table-cell>
          <table:table-cell table:style-name="ce70" office:value-type="string" calcext:value-type="string">
            <text:p>Hide-10</text:p>
          </table:table-cell>
          <table:table-cell table:style-name="ce70" office:value-type="string" calcext:value-type="string">
            <text:p>ロケーションバーのズーム率表示</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5" table:formula="of:=IF([.F11]=&quot;&quot;;&quot;?&quot;;IF([.F11]=[.H11];&quot;&quot;;IF([.H11]=&quot;&quot;;&quot;新規&quot;;&quot;変更あり&quot;)))" office:value-type="string" office:string-value="新規" calcext:value-type="string">
            <text:p>新規</text:p>
          </table:table-cell>
          <table:table-cell table:style-name="ce76"/>
          <table:table-cell table:style-name="ce66"/>
          <table:table-cell table:style-name="ce76"/>
          <table:table-cell table:style-name="ce66" table:number-columns-repeated="2"/>
          <table:table-cell table:style-name="ce77" table:formula="of:=IFERROR(VLOOKUP([.$H11];[$'verify-targets-to-chapters'.$A$1:.$B$999];2;0);IF([.$A11]=&quot;&quot;;&quot;&quot;;&quot;省略&quot;))">
            <text:p/>
          </table:table-cell>
          <table:table-cell table:number-columns-repeated="1011"/>
        </table:table-row>
        <table:table-row table:style-name="ro33">
          <table:table-cell table:style-name="ce66"/>
          <table:table-cell table:style-name="ce65" table:formula="of:=IF(AND([.$A12]&lt;&gt;&quot;&quot;;NOT(ISNUMBER(FIND(&quot;廃止&quot;;[.$C12]))));MAX([.$B$1:.$B11])+1;&quot;&quot;)">
            <text:p/>
          </table:table-cell>
          <table:table-cell table:style-name="ce70" office:value-type="string" calcext:value-type="string">
            <text:p>Hide-11</text:p>
          </table:table-cell>
          <table:table-cell table:style-name="ce70" office:value-type="string" calcext:value-type="string">
            <text:p>プラグインの実行許可確認における「常に実行を許可する」ボタン</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5" table:formula="of:=IF([.F12]=&quot;&quot;;&quot;?&quot;;IF([.F12]=[.H12];&quot;&quot;;IF([.H12]=&quot;&quot;;&quot;新規&quot;;&quot;変更あり&quot;)))" office:value-type="string" office:string-value="新規" calcext:value-type="string">
            <text:p>新規</text:p>
          </table:table-cell>
          <table:table-cell table:style-name="ce76"/>
          <table:table-cell table:style-name="ce66"/>
          <table:table-cell table:style-name="ce76"/>
          <table:table-cell table:style-name="ce66" table:number-columns-repeated="2"/>
          <table:table-cell table:style-name="ce77" table:formula="of:=IFERROR(VLOOKUP([.$H12];[$'verify-targets-to-chapters'.$A$1:.$B$999];2;0);IF([.$A12]=&quot;&quot;;&quot;&quot;;&quot;省略&quot;))">
            <text:p/>
          </table:table-cell>
          <table:table-cell table:number-columns-repeated="1011"/>
        </table:table-row>
        <table:table-row table:style-name="ro19">
          <table:table-cell table:style-name="ce66"/>
          <table:table-cell table:style-name="ce65" table:formula="of:=IF(AND([.$A13]&lt;&gt;&quot;&quot;;NOT(ISNUMBER(FIND(&quot;廃止&quot;;[.$C13]))));MAX([.$B$1:.$B12])+1;&quot;&quot;)">
            <text:p/>
          </table:table-cell>
          <table:table-cell table:style-name="ce70" office:value-type="string" calcext:value-type="string">
            <text:p>Hide-12</text:p>
          </table:table-cell>
          <table:table-cell table:style-name="ce70" office:value-type="string" calcext:value-type="string">
            <text:p>設定画面の「一般」の「Ctrl+Tabで最近使用した順にタブを切り替える」</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5" table:formula="of:=IF([.F13]=&quot;&quot;;&quot;?&quot;;IF([.F13]=[.H13];&quot;&quot;;IF([.H13]=&quot;&quot;;&quot;新規&quot;;&quot;変更あり&quot;)))" office:value-type="string" office:string-value="新規" calcext:value-type="string">
            <text:p>新規</text:p>
          </table:table-cell>
          <table:table-cell table:number-columns-repeated="5"/>
          <table:table-cell table:style-name="ce77" table:formula="of:=IFERROR(VLOOKUP([.$H13];[$'verify-targets-to-chapters'.$A$1:.$B$999];2;0);IF([.$A13]=&quot;&quot;;&quot;&quot;;&quot;省略&quot;))">
            <text:p/>
          </table:table-cell>
          <table:table-cell table:number-columns-repeated="1011"/>
        </table:table-row>
        <table:table-row table:style-name="ro4">
          <table:table-cell/>
          <table:table-cell table:style-name="ce69" table:formula="of:=IF([.$A14]&lt;&gt;&quot;&quot;;MAX([.$B$1:.$B1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5]&lt;&gt;&quot;&quot;;MAX([.$B$1:.$B1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6]&lt;&gt;&quot;&quot;;MAX([.$B$1:.$B1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7]&lt;&gt;&quot;&quot;;MAX([.$B$1:.$B1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8]&lt;&gt;&quot;&quot;;MAX([.$B$1:.$B1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9]&lt;&gt;&quot;&quot;;MAX([.$B$1:.$B1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0]&lt;&gt;&quot;&quot;;MAX([.$B$1:.$B1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1]&lt;&gt;&quot;&quot;;MAX([.$B$1:.$B2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2]&lt;&gt;&quot;&quot;;MAX([.$B$1:.$B2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3]&lt;&gt;&quot;&quot;;MAX([.$B$1:.$B2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4]&lt;&gt;&quot;&quot;;MAX([.$B$1:.$B2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5]&lt;&gt;&quot;&quot;;MAX([.$B$1:.$B2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6]&lt;&gt;&quot;&quot;;MAX([.$B$1:.$B2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7]&lt;&gt;&quot;&quot;;MAX([.$B$1:.$B2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8]&lt;&gt;&quot;&quot;;MAX([.$B$1:.$B2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9]&lt;&gt;&quot;&quot;;MAX([.$B$1:.$B2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0]&lt;&gt;&quot;&quot;;MAX([.$B$1:.$B2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1]&lt;&gt;&quot;&quot;;MAX([.$B$1:.$B3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2]&lt;&gt;&quot;&quot;;MAX([.$B$1:.$B3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3]&lt;&gt;&quot;&quot;;MAX([.$B$1:.$B3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4]&lt;&gt;&quot;&quot;;MAX([.$B$1:.$B3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5]&lt;&gt;&quot;&quot;;MAX([.$B$1:.$B3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6]&lt;&gt;&quot;&quot;;MAX([.$B$1:.$B3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7]&lt;&gt;&quot;&quot;;MAX([.$B$1:.$B3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8]&lt;&gt;&quot;&quot;;MAX([.$B$1:.$B3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9]&lt;&gt;&quot;&quot;;MAX([.$B$1:.$B3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0]&lt;&gt;&quot;&quot;;MAX([.$B$1:.$B3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1]&lt;&gt;&quot;&quot;;MAX([.$B$1:.$B4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2]&lt;&gt;&quot;&quot;;MAX([.$B$1:.$B4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3]&lt;&gt;&quot;&quot;;MAX([.$B$1:.$B4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4]&lt;&gt;&quot;&quot;;MAX([.$B$1:.$B4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5]&lt;&gt;&quot;&quot;;MAX([.$B$1:.$B4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6]&lt;&gt;&quot;&quot;;MAX([.$B$1:.$B4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7]&lt;&gt;&quot;&quot;;MAX([.$B$1:.$B4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8]&lt;&gt;&quot;&quot;;MAX([.$B$1:.$B4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9]&lt;&gt;&quot;&quot;;MAX([.$B$1:.$B4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0]&lt;&gt;&quot;&quot;;MAX([.$B$1:.$B4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1]&lt;&gt;&quot;&quot;;MAX([.$B$1:.$B5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2]&lt;&gt;&quot;&quot;;MAX([.$B$1:.$B5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3]&lt;&gt;&quot;&quot;;MAX([.$B$1:.$B5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4]&lt;&gt;&quot;&quot;;MAX([.$B$1:.$B5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5]&lt;&gt;&quot;&quot;;MAX([.$B$1:.$B5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6]&lt;&gt;&quot;&quot;;MAX([.$B$1:.$B5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7]&lt;&gt;&quot;&quot;;MAX([.$B$1:.$B5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8]&lt;&gt;&quot;&quot;;MAX([.$B$1:.$B5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9]&lt;&gt;&quot;&quot;;MAX([.$B$1:.$B5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0]&lt;&gt;&quot;&quot;;MAX([.$B$1:.$B5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1]&lt;&gt;&quot;&quot;;MAX([.$B$1:.$B6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2]&lt;&gt;&quot;&quot;;MAX([.$B$1:.$B6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3]&lt;&gt;&quot;&quot;;MAX([.$B$1:.$B6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4]&lt;&gt;&quot;&quot;;MAX([.$B$1:.$B6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5]&lt;&gt;&quot;&quot;;MAX([.$B$1:.$B6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6]&lt;&gt;&quot;&quot;;MAX([.$B$1:.$B6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7]&lt;&gt;&quot;&quot;;MAX([.$B$1:.$B6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8]&lt;&gt;&quot;&quot;;MAX([.$B$1:.$B6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9]&lt;&gt;&quot;&quot;;MAX([.$B$1:.$B6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0]&lt;&gt;&quot;&quot;;MAX([.$B$1:.$B6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1]&lt;&gt;&quot;&quot;;MAX([.$B$1:.$B7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2]&lt;&gt;&quot;&quot;;MAX([.$B$1:.$B7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3]&lt;&gt;&quot;&quot;;MAX([.$B$1:.$B7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4]&lt;&gt;&quot;&quot;;MAX([.$B$1:.$B7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5]&lt;&gt;&quot;&quot;;MAX([.$B$1:.$B7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6]&lt;&gt;&quot;&quot;;MAX([.$B$1:.$B7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7]&lt;&gt;&quot;&quot;;MAX([.$B$1:.$B7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8]&lt;&gt;&quot;&quot;;MAX([.$B$1:.$B7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9]&lt;&gt;&quot;&quot;;MAX([.$B$1:.$B7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0]&lt;&gt;&quot;&quot;;MAX([.$B$1:.$B7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1]&lt;&gt;&quot;&quot;;MAX([.$B$1:.$B8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2]&lt;&gt;&quot;&quot;;MAX([.$B$1:.$B8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3]&lt;&gt;&quot;&quot;;MAX([.$B$1:.$B8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4]&lt;&gt;&quot;&quot;;MAX([.$B$1:.$B8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5]&lt;&gt;&quot;&quot;;MAX([.$B$1:.$B8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6]&lt;&gt;&quot;&quot;;MAX([.$B$1:.$B8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7]&lt;&gt;&quot;&quot;;MAX([.$B$1:.$B8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8]&lt;&gt;&quot;&quot;;MAX([.$B$1:.$B8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9]&lt;&gt;&quot;&quot;;MAX([.$B$1:.$B8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0]&lt;&gt;&quot;&quot;;MAX([.$B$1:.$B8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1]&lt;&gt;&quot;&quot;;MAX([.$B$1:.$B9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2]&lt;&gt;&quot;&quot;;MAX([.$B$1:.$B9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3]&lt;&gt;&quot;&quot;;MAX([.$B$1:.$B9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4]&lt;&gt;&quot;&quot;;MAX([.$B$1:.$B9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5]&lt;&gt;&quot;&quot;;MAX([.$B$1:.$B9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6]&lt;&gt;&quot;&quot;;MAX([.$B$1:.$B9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7]&lt;&gt;&quot;&quot;;MAX([.$B$1:.$B9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8]&lt;&gt;&quot;&quot;;MAX([.$B$1:.$B9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9]&lt;&gt;&quot;&quot;;MAX([.$B$1:.$B9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number-rows-repeated="900">
          <table:table-cell table:number-columns-repeated="2"/>
          <table:table-cell table:style-name="ce71" table:number-columns-repeated="3"/>
          <table:table-cell table:style-name="ce74"/>
          <table:table-cell table:number-columns-repeated="6"/>
          <table:table-cell table:style-name="ce78"/>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office:forms form:automatic-focus="false" form:apply-design-mode="false"/>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5:42:14.08575678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02T15:43:46.467475731</dc:date>
    <meta:editing-duration>P7DT16H26M27S</meta:editing-duration>
    <meta:editing-cycles>438</meta:editing-cycles>
    <meta:document-statistic meta:table-count="5" meta:cell-count="8211" meta:object-count="0"/>
  </office:meta>
</office:document-meta>
</file>